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loister Black" svg:font-family="'Cloister Black'" style:font-adornments="Light" style:font-pitch="variable"/>
    <style:font-face style:name="Times VR" svg:font-family="'Times VR'" style:font-adornments="Regular" style:font-pitch="variable"/>
    <style:font-face style:name="Times New Roman" svg:font-family="'Times New Roman'" style:font-family-generic="roman" style:font-pitch="variable"/>
  </office:font-face-decls>
  <office:automatic-styles>
    <style:style style:name="TableParallelH" style:family="table" style:master-page-name="">
      <style:table-properties style:page-number="0" table:align="margins" fo:keep-with-next="always"/>
    </style:style>
    <style:style style:name="TableParallel" style:family="table" style:master-page-name="">
      <style:table-properties style:page-number="0" table:align="margins"/>
    </style:style>
    <style:style style:name="TableParallel.A" style:family="table-column">
      <style:table-column-properties style:rel-column-width="92*"/>
    </style:style>
    <style:style style:name="TableParallel.B" style:family="table-column">
      <style:table-column-properties style:rel-column-width="100*"/>
    </style:style>
    <style:style style:name="TableParallel.A1" style:family="table-cell">
      <style:table-cell-properties fo:background-color="transparent" fo:padding-left="0in" fo:padding-right="0.04in" fo:padding-top="0in" fo:padding-bottom="0in" fo:border="none">
        <style:background-image/>
      </style:table-cell-properties>
    </style:style>
    <style:style style:name="TableParallel.B1" style:family="table-cell">
      <style:table-cell-properties fo:background-color="transparent" fo:padding-left="0.04in" fo:padding-right="0in" fo:padding-top="0in" fo:padding-bottom="0in" fo:border-left="0.0007in solid #000000" fo:border-right="none" fo:border-top="none" fo:border-bottom="none">
        <style:background-image/>
      </style:table-cell-properties>
    </style:style>
    <style:style style:name="TableParallel.B2" style:family="table-cell">
      <style:table-cell-properties fo:background-color="transparent" fo:padding-left="0.04in" fo:padding-right="0in" fo:padding-top="0in" fo:padding-bottom="0in" fo:border-left="none" fo:border-right="none" fo:border-top="none" fo:border-bottom="none">
        <style:background-image/>
      </style:table-cell-properties>
    </style:style>
    <style:style style:name="TableKalendar" style:family="table">
      <style:table-properties table:align="margins"/>
    </style:style>
    <style:style style:name="TableKalendar.A" style:family="table-column">
      <style:table-column-properties style:rel-column-width="3832*"/>
    </style:style>
    <style:style style:name="TableKalendar.B" style:family="table-column">
      <style:table-column-properties style:rel-column-width="61703*"/>
    </style:style>
    <style:style style:name="TableKalendar.1" style:family="table-row">
      <style:table-row-properties style:keep-together="false" fo:keep-together="always"/>
    </style:style>
    <style:style style:name="TableKalendar.A1" style:family="table-cell">
      <style:table-cell-properties fo:padding-left="0.04in" fo:padding-right="0.04in" fo:padding-top="0in" fo:padding-bottom="0in" fo:border="none"/>
    </style:style>
    <style:style style:name="TableOccurrence" style:family="table">
      <style:table-properties style:width="3.4in" table:align="center"/>
    </style:style>
    <style:style style:name="TableOccurrence.A" style:family="table-column">
      <style:table-column-properties style:column-width="0.9236in"/>
    </style:style>
    <style:style style:name="TableOccurrence.B" style:family="table-column">
      <style:table-column-properties style:column-width="0.1549in"/>
    </style:style>
    <style:style style:name="TableOccurrence.G" style:family="table-column">
      <style:table-column-properties style:column-width="0.1542in"/>
    </style:style>
    <style:style style:name="TableOccurrence.A1" style:family="table-cell">
      <style:table-cell-properties fo:padding-left="0.0403in" fo:padding-right="0in" fo:padding-top="0.0403in" fo:padding-bottom="0.0403in" fo:border-left="0.0007in solid #000000" fo:border-right="none" fo:border-top="0.0007in solid #000000" fo:border-bottom="0.0007in solid #000000"/>
    </style:style>
    <style:style style:name="TableOccurrence.B1" style:family="table-cell">
      <style:table-cell-properties fo:padding-left="0in" fo:padding-right="0in" fo:padding-top="0.0403in" fo:padding-bottom="0.0403in" fo:border-left="0.0007in solid #000000" fo:border-right="none" fo:border-top="0.0007in solid #000000" fo:border-bottom="0.0007in solid #000000"/>
    </style:style>
    <style:style style:name="TableOccurrence.Q1" style:family="table-cell">
      <style:table-cell-properties fo:padding-left="0in" fo:padding-right="0in" fo:padding-top="0.0403in" fo:padding-bottom="0.0403in" fo:border="0.0007in solid #000000"/>
    </style:style>
    <style:style style:name="TableOccurrence.A2" style:family="table-cell">
      <style:table-cell-properties fo:padding-left="0.0403in" fo:padding-right="0in" fo:padding-top="0.0403in" fo:padding-bottom="0.0403in" fo:border-left="0.0007in solid #000000" fo:border-right="none" fo:border-top="none" fo:border-bottom="0.0007in solid #000000"/>
    </style:style>
    <style:style style:name="TableOccurrence.B2" style:family="table-cell">
      <style:table-cell-properties fo:padding-left="0in" fo:padding-right="0in" fo:padding-top="0.0403in" fo:padding-bottom="0.0403in" fo:border-left="0.0007in solid #000000" fo:border-right="none" fo:border-top="none" fo:border-bottom="0.0007in solid #000000"/>
    </style:style>
    <style:style style:name="TableOccurrence.Q2" style:family="table-cell">
      <style:table-cell-properties fo:padding-left="0in" fo:padding-right="0in" fo:padding-top="0.0403in" fo:padding-bottom="0.0403in" fo:border-left="0.0007in solid #000000" fo:border-right="0.0007in solid #000000" fo:border-top="none" fo:border-bottom="0.0007in solid #000000"/>
    </style:style>
    <style:style style:name="TableOccurrence.A9" style:family="table-cell">
      <style:table-cell-properties fo:padding="0.0403in" fo:border-left="0.0007in solid #000000" fo:border-right="none" fo:border-top="none" fo:border-bottom="0.0007in solid #000000"/>
    </style:style>
    <style:style style:name="TableOccurrence.B9" style:family="table-cell">
      <style:table-cell-properties fo:padding-left="0in" fo:padding-right="0in" fo:padding-top="0.0403in" fo:padding-bottom="0in" fo:border-left="0.0007in solid #000000" fo:border-right="none" fo:border-top="none" fo:border-bottom="0.0007in solid #000000"/>
    </style:style>
    <style:style style:name="TableOccurrence.Q9" style:family="table-cell">
      <style:table-cell-properties fo:padding-left="0in" fo:padding-right="0in" fo:padding-top="0.0403in" fo:padding-bottom="0in" fo:border-left="0.0007in solid #000000" fo:border-right="0.0007in solid #000000" fo:border-top="none" fo:border-bottom="0.0007in solid #000000"/>
    </style:style>
    <style:style style:name="TableConcurrence" style:family="table">
      <style:table-properties style:width="3.4in" table:align="center"/>
    </style:style>
    <style:style style:name="TableConcurrence.A" style:family="table-column">
      <style:table-column-properties style:column-width="2.9403in"/>
    </style:style>
    <style:style style:name="TableConcurrence.B" style:family="table-column">
      <style:table-column-properties style:column-width="0.1549in"/>
    </style:style>
    <style:style style:name="TableConcurrence.D" style:family="table-column">
      <style:table-column-properties style:column-width="0.15in"/>
    </style:style>
    <style:style style:name="TableConcurrence.A1" style:family="table-cell">
      <style:table-cell-properties fo:padding-left="0.0403in" fo:padding-right="0in" fo:padding-top="0.0403in" fo:padding-bottom="0.0403in" fo:border-left="0.0007in solid #000000" fo:border-right="none" fo:border-top="0.0007in solid #000000" fo:border-bottom="0.0007in solid #000000"/>
    </style:style>
    <style:style style:name="TableConcurrence.B1" style:family="table-cell">
      <style:table-cell-properties fo:padding-left="0in" fo:padding-right="0in" fo:padding-top="0.0403in" fo:padding-bottom="0.0403in" fo:border-left="0.0007in solid #000000" fo:border-right="none" fo:border-top="0.0007in solid #000000" fo:border-bottom="0.0007in solid #000000"/>
    </style:style>
    <style:style style:name="TableConcurrence.D1" style:family="table-cell">
      <style:table-cell-properties fo:padding-left="0in" fo:padding-right="0in" fo:padding-top="0.0403in" fo:padding-bottom="0.0403in" fo:border="0.0007in solid #000000"/>
    </style:style>
    <style:style style:name="TableConcurrence.A2" style:family="table-cell">
      <style:table-cell-properties fo:padding-left="0.0403in" fo:padding-right="0in" fo:padding-top="0.0403in" fo:padding-bottom="0.0403in" fo:border-left="0.0007in solid #000000" fo:border-right="none" fo:border-top="none" fo:border-bottom="0.0007in solid #000000"/>
    </style:style>
    <style:style style:name="TableConcurrence.B2" style:family="table-cell">
      <style:table-cell-properties fo:padding-left="0in" fo:padding-right="0in" fo:padding-top="0.0403in" fo:padding-bottom="0.0403in" fo:border-left="0.0007in solid #000000" fo:border-right="none" fo:border-top="none" fo:border-bottom="0.0007in solid #000000"/>
    </style:style>
    <style:style style:name="TableConcurrence.D2" style:family="table-cell">
      <style:table-cell-properties fo:padding-left="0in" fo:padding-right="0in" fo:padding-top="0.0403in" fo:padding-bottom="0.0403in" fo:border-left="0.0007in solid #000000" fo:border-right="0.0007in solid #000000" fo:border-top="none" fo:border-bottom="0.0007in solid #000000"/>
    </style:style>
    <style:style style:name="TableConcurrence.A11" style:family="table-cell">
      <style:table-cell-properties fo:padding="0.0403in" fo:border-left="0.0007in solid #000000" fo:border-right="none" fo:border-top="none" fo:border-bottom="0.0007in solid #000000"/>
    </style:style>
    <style:style style:name="TableConcurrence.B11" style:family="table-cell">
      <style:table-cell-properties fo:padding-left="0in" fo:padding-right="0in" fo:padding-top="0.0403in" fo:padding-bottom="0in" fo:border-left="0.0007in solid #000000" fo:border-right="none" fo:border-top="none" fo:border-bottom="0.0007in solid #000000"/>
    </style:style>
    <style:style style:name="TableConcurrence.D11" style:family="table-cell">
      <style:table-cell-properties fo:padding-left="0in" fo:padding-right="0in" fo:padding-top="0.0403in" fo:padding-bottom="0in" fo:border-left="0.0007in solid #000000" fo:border-right="0.0007in solid #000000" fo:border-top="none" fo:border-bottom="0.0007in solid #000000"/>
    </style:style>
    <style:style style:name="P1" style:family="paragraph" style:parent-style-name="Spacer">
      <style:paragraph-properties fo:break-before="page"/>
    </style:style>
    <style:style style:name="P4" style:family="paragraph" style:parent-style-name="Rubric"/>
    <style:style style:name="P25" style:family="paragraph" style:parent-style-name="BodySm" style:list-style-name="L1"/>
    <style:style style:name="P159" style:family="paragraph" style:parent-style-name="Body">
      <style:paragraph-properties fo:text-align="center" style:justify-single-word="false"/>
    </style:style>
    <style:style style:name="P160" style:family="paragraph" style:parent-style-name="Body">
      <style:paragraph-properties fo:text-align="center" style:justify-single-word="false" fo:hyphenation-ladder-count="no-limit"/>
      <style:text-properties fo:hyphenate="false" fo:hyphenation-remain-char-count="2" fo:hyphenation-push-char-count="2"/>
    </style:style>
    <style:style style:name="P161" style:family="paragraph" style:parent-style-name="Body">
      <style:paragraph-properties fo:text-align="center" style:justify-single-word="false"/>
      <style:text-properties fo:font-weight="bold" style:font-weight-asian="bold" style:font-weight-complex="bold"/>
    </style:style>
    <style:style style:name="P169" style:family="paragraph" style:parent-style-name="Body" style:master-page-name="">
      <style:paragraph-properties fo:text-align="center" style:justify-single-word="false" fo:hyphenation-ladder-count="no-limit" style:page-number="auto"/>
      <style:text-properties fo:font-weight="bold" style:font-weight-asian="bold" style:font-weight-complex="bold" fo:hyphenate="false" fo:hyphenation-remain-char-count="2" fo:hyphenation-push-char-count="2"/>
    </style:style>
    <style:style style:name="P179" style:family="paragraph" style:parent-style-name="Spacer" style:master-page-name="Intro">
      <style:paragraph-properties style:page-number="auto"/>
    </style:style>
    <style:style style:name="P180" style:family="paragraph" style:parent-style-name="Spacer" style:master-page-name="Header_20_Page">
      <style:paragraph-properties style:page-number="1"/>
    </style:style>
    <style:style style:name="P181" style:family="paragraph" style:parent-style-name="Spacer" style:master-page-name="Body">
      <style:paragraph-properties style:page-number="auto"/>
    </style:style>
    <style:style style:name="P182" style:family="paragraph" style:parent-style-name="Spacer" style:master-page-name="Header_20_Page">
      <style:paragraph-properties style:page-number="auto"/>
    </style:style>
    <style:style style:name="P183" style:family="paragraph" style:parent-style-name="Spacer" style:master-page-name="Standard2">
      <style:paragraph-properties style:page-number="auto"/>
    </style:style>
    <style:style style:name="P191" style:family="paragraph" style:parent-style-name="Spacer">
      <style:paragraph-properties fo:padding="0in" fo:border-left="none" fo:border-right="none" fo:border-top="none" fo:border-bottom="0.0008in solid #000000" style:shadow="none"/>
    </style:style>
    <style:style style:name="P199" style:family="paragraph" style:parent-style-name="BodySm">
      <style:paragraph-properties fo:text-align="center" style:justify-single-word="false"/>
    </style:style>
    <style:style style:name="P201" style:family="paragraph" style:parent-style-name="BodySm">
      <style:paragraph-properties fo:text-align="center" style:justify-single-word="false"/>
      <style:text-properties fo:font-style="italic" style:font-style-asian="italic" style:font-style-complex="italic"/>
    </style:style>
    <style:style style:name="P203" style:family="paragraph" style:parent-style-name="BodySm">
      <style:paragraph-properties fo:text-align="center" style:justify-single-word="false"/>
      <style:text-properties style:text-position="0% 100%" style:text-rotation-angle="270" style:text-rotation-scale="line-height"/>
    </style:style>
    <style:style style:name="P227" style:family="paragraph" style:parent-style-name="RubricH">
      <style:paragraph-properties fo:text-align="center" style:justify-single-word="false"/>
    </style:style>
    <style:style style:name="T2"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vertical-pos="from-top" style:vertical-rel="page-content" style:horizontal-pos="center" style:horizontal-rel="page-content" fo:padding="0in" fo:border="none" style:shadow="none"/>
    </style:style>
    <style:style style:name="fr2" style:family="graphic" style:parent-style-name="Frame">
      <style:graphic-properties fo:margin-left="0in" fo:margin-right="0in" fo:margin-top="0in" fo:margin-bottom="0in" style:vertical-pos="from-top" style:vertical-rel="page-content" style:horizontal-pos="center" style:horizontal-rel="page-content" fo:background-color="transparent" style:background-transparency="100%" fo:padding="0in" fo:border="none" style:shadow="none">
        <style:background-image/>
        <style:columns fo:column-count="1" fo:column-gap="0in"/>
      </style:graphic-properties>
    </style:style>
    <style:style style:name="fr3" style:family="graphic" style:parent-style-name="Frame">
      <style:graphic-properties style:run-through="foreground" style:wrap="parallel" style:number-wrapped-paragraphs="no-limit" style:vertical-pos="middle" style:vertical-rel="page-content" style:horizontal-pos="center" style:horizontal-rel="page-content" fo:background-color="transparent" style:background-transparency="100%" fo:padding="0in" fo:border="none" style:shadow="none">
        <style:background-image/>
      </style:graphic-properties>
    </style:style>
    <style:style style:name="fr4" style:family="graphic" style:parent-style-name="Frame">
      <style:graphic-properties fo:margin-left="0in" fo:margin-right="0in" fo:margin-top="0in" fo:margin-bottom="0in" style:wrap="none"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wrap="none" style:vertical-pos="top" style:vertical-rel="paragraph-content" style:horizontal-pos="center" style:horizontal-rel="paragraph" fo:background-color="transparent" style:background-transparency="100%" fo:padding="0in" fo:border="none" style:shadow="none">
        <style:background-image/>
      </style:graphic-properties>
    </style:style>
    <style:style style:name="fr6" style:family="graphic" style:parent-style-name="Graphics">
      <style:graphic-properties style:vertical-pos="middle" style:vertical-rel="page-content" style:horizontal-pos="center" style:horizontal-rel="page-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2" fo:column-gap="0.10in">
          <style:column-sep style:width="0.001in" style:color="#000000" style:height="100%"/>
          <style:column style:rel-width="4986*" fo:start-indent="0in" fo:end-indent="0.1in"/>
          <style:column style:rel-width="4986*" fo:start-indent="0.1in" fo:end-indent="0in"/>
        </style:columns>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space-before="0.2in" text:min-label-width="0.1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13"/>
      </text:user-field-decls>
      <text:p text:style-name="P182"/>
      <text:p text:style-name="BodySm"/>
      <text:p text:style-name="BodySm"/>
      <text:p text:style-name="BodySm"/>
      <text:p text:style-name="Head5">Filii Sanctissimi Redemptoris</text:p>
      <text:p text:style-name="BodySm"/>
      <text:p text:style-name="BodySm"/>
      <text:p text:style-name="Head3"><draw:frame text:anchor-type="as-char" svg:width="1403" style:rel-width="65%" svg:height="1019" style:rel-height="scale"><draw:image xlink:href="../Images/FSSR/10_TR_Coat_of_Arms.png" xlink:type="simple" xlink:show="embed" xlink:actuate="onLoad"/></draw:frame></text:p>
      <text:p text:style-name="BodySm"/>
      <text:p text:style-name="BodySm"/>
      <text:p text:style-name="Head1NI">Manual</text:p>
      <text:p text:style-name="Head1NI">for the</text:p>
      <text:p text:style-name="Head1NI">Associated Members</text:p>
      <text:p text:style-name="P181"/>
      <text:p text:style-name="BkHidden"><text:bookmark text:name="Prayers"/></text:p>
      <text:p text:style-name="Head5">Orationes</text:p>
      <text:section text:style-name="Sect1" text:name="Section1">
        <text:p text:style-name="BodyEDrop">Most Holy Immaculate Virgin and my Mother Mary, * to thee, who art the Mother of my Lord, the Queen of the world, the Advocate, the Hope, and the refuge of sinners, * I have recourse to-day, I who am the most miserable of all. * I render thee my most humble homages, O great Queen, and I thank thee for all the graces thou hast conferred on me until now, * particularly for having delivered me from hell, which I have so often deserved. * I love thee, O most amiable Lady; and for the love which I bear thee, * I promise to serve thee always and to do all in my power to make others love thee also. * I place in thee all my hopes, I confide my salvation to thy care. * Accept me for thy servant, and receive me under thy mantle, O Mother of Mercy. * And since thou art so powerful with God, deliver me from all temptations, * or rather obtain for me the strength to triumph over them until death. * Of thee I ask a perfect love for Jesus Christ. * From thee I hope to die a good death. * O my Mother, by the love which thou bearest to God, * I beseech thee to help me at all times, * but especially at the last moment of my life. * Leave me not, I beseech thee, until thou seest me safe in heaven, * blessing thee and singing thy mercies for all eternity. * Amen. So I hope. So may it be.</text:p>
        <text:p text:style-name="BodySm"/>
        <text:p text:style-name="BodyE"><text:span text:style-name="Rubric">Then say three Hail Marys in honour of the Immaculate Conception of the Blessed Virgin, adding after each Hail Mary:</text:span></text:p>
        <text:p text:style-name="BodyE">By thy pure and Immaculate Conception, O Mary, make my body pure and my soul holy. My Mother preserve me this day/night from mortal sin.</text:p>
        <text:p text:style-name="BodyE"><text:span text:style-name="Rubric">and an Our Father and a Hail Mary in honour of your Patron for the year.</text:span></text:p>
        <text:p text:style-name="BodySm"/>
        <text:p text:style-name="Head5">Ante divinum Officium</text:p>
        <text:p text:style-name="BodyE"><text:span text:style-name="Rubric">In the beginning, offer to God the praises that you are about to pour forth in his honour, and beseech him to free you from distractions, and to give you light and help to praise him and to pray to him as he deserves; and for this end recite attentively the usual prayer: (St. Alphonsus Liguori)</text:span></text:p>
        <text:p text:style-name="Spacer"/>
        <text:p text:style-name="BodyLDrop">APERI, Dómine, os me­um ad benedicéndum nomen sanctum tu­um: munda quoque cor me­um ab ómnibus vanis, pervérsis et aliénis cogitatiónibus; intelléctum illúmina, afféctum inflámma, ut digne, atténte ac devóte hoc Offícium recitáre váleam, et exaudíri mérear ante conspéctum divínæ Majestátis tuæ. Per Christum, Dóminum nostrum. </text:p>
        <text:p text:style-name="BodyL"><text:span text:style-name="VR">R. </text:span>Amen.</text:p>
        <text:p text:style-name="BodyLIndent">Dómine, in unióne illíus divínæ intentiónis, qua ipse in terris laudes Deo persolvísti, has ti­bi Horas <text:span text:style-name="Rubric">(vel </text:span>hanc ti­bi Horam<text:span text:style-name="Rubric">)</text:span> persólvo.</text:p>
        <text:p text:style-name="BodySm"/>
        <text:p text:style-name="BodyLDrop">PATER noster, qui es in cælis, sanctificétur nomen tu­um. Advéniat regnum tu­um. Fiat volúntas tua, sicut in cælo et in terra. Panem nostrum quotidiánum da nobis hódie. Et dimítte nobis débita nostra, sicut et nos dimíttimus debitóribus nostris. Et ne nos indúcas in tentatiónem: sed líbera nos a malo. Amen.</text:p>
        <text:p text:style-name="BodyLDrop">AVE, María, grátia plena; Dóminus tecum: benedícta tu in muliéribus, et benedíctus fructus ventris tui Jesus. Sancta María, Mater Dei, ora pro nobis peccatóribus, nunc et in hora mortis nostræ. Amen.</text:p>
        <text:p text:style-name="BodyLDrop">CREDO in Deum, Patrem omnipoténtem, Creatórem cæli et terræ. Et in Jesum Christum, Fílium ejus únicum, Dóminum nostrum: qui concéptus est de Spíritu Sancto, natus ex María Vírgine, passus sub Póntio Piláto, crucifíxus, mórtuus, et sepúltus: descéndit ad ínferos; tértia die resurréxit a mórtuis; ascéndit ad cælos; sedet ad déxteram Dei Patris omnipoténtis: inde ventúrus est judicáre vivos et mórtuos. Credo in Spíritum Sanctum, sanctam Ecclésiam cathólicam, Sanctórum communiónem, remissiónem peccatórum, carnis resurrectiónem, vitam ætérnam. Amen.</text:p>
        <text:p text:style-name="Head5">Post divinum Officium</text:p>
        <text:p text:style-name="BodyLDrop">SACROSÁNCTÆ et indivíduæ Trinitáti, crucifíxi Dómini nostri Jesu Christi humanitáti, beatíssimæ et gloriosíssimæ sempérque Vírginis Maríæ fôcúndæ integritáti, et ómnium Sanctórum universitáti sit sempitérna laus, honor, virtus et glória ab omni creatúra, nobísque remíssio ómnium peccatórum, per infiníta sãcula sæculórum.</text:p>
        <text:p text:style-name="BodyL"><text:span text:style-name="VR">R. </text:span>Amen.</text:p>
        <text:p text:style-name="BodyL"><text:span text:style-name="VR">V. </text:span>Beáta víscera Maríæ Vírginis, quæ portavérunt ætérni Patris Fílium. <text:span text:style-name="VR">R. </text:span>Et beáta úbera, quæ lactavérunt Christum Dóminum.</text:p>
        <text:p text:style-name="Rubric">Pater noster. Ave María.</text:p>
        <text:p text:style-name="BodyLDrop">O CLEMENTÍSSIME Jesu, grátias ago ti­bi ex toto corde meo. Propítius esto mi­hi vilíssimo peccatóri. Ego hanc actiónem óffero divíno Cordi tuo emendándam atque perficiéndam, ad laudem et glóriam sanctíssimi nóminis tui et beatíssimæ Matris tuæ, ad salútem ánimæ meæ totiúsque Ecclésiæ tuæ.</text:p>
        <text:p text:style-name="BodyL"><text:span text:style-name="VR">R. </text:span>Amen.</text:p>
        <text:p text:style-name="BkHidden"><text:bookmark text:name="csBVMp"/></text:p>
        <text:h text:style-name="Hidden1" text:outline-level="1">Little Office BVM</text:h>
        <text:h text:style-name="Hidden2" text:outline-level="2"> </text:h>
        <text:p text:style-name="Head5">Officium parvum B. Mariæ Virginis</text:p>
        <text:p text:style-name="BodySm"/>
        <text:p text:style-name="Head3"><draw:frame text:anchor-type="as-char" svg:width="1772" style:rel-width="90%" svg:height="2249" style:rel-height="scale"><draw:image xlink:href="../Images/FSSR/omps_003.png" xlink:type="simple" xlink:show="embed" xlink:actuate="onLoad"/></draw:frame></text:p>
        <text:p text:style-name="RubricH"/>
        <text:p text:style-name="BodySm"/>
        <text:h text:style-name="Hidden1" text:outline-level="1">Little Office BVM</text:h>
        <text:p text:style-name="Head5">I. Extra Tempus Paschale.</text:p>
        <text:p text:style-name="BodyL"><text:span text:style-name="Rubric">Quod dicitur a Matutino diei 3 februarii usque ad Nonam Sabbati sancti inclusive, præterquam in festo Annuntiationis; et a Vesperis sabbati post octavam Pentecostes usque ad Nonam sabbati ante dominicam I Adventus inclusive.</text:span></text:p>
        <text:p text:style-name="BodySm"/>
        <text:p text:style-name="BkHidden"><text:bookmark text:name="BVMp1"/></text:p>
        <text:h text:style-name="Hidden2" text:outline-level="2">Matins</text:h>
        <text:p text:style-name="Head2">ad Matutínum</text:p>
        <text:p text:style-name="BodyL"><text:span text:style-name="VR">V. </text:span>Dómine, + lábia mea apéries.<text:tab/> <text:span text:style-name="VR">R. </text:span>Et os me­um annuntiábit laudem tu­am.</text:p>
        <text:p text:style-name="RubricHidden"><text:tab/>Ps 69:2</text:p>
        <text:p text:style-name="BodyL"><text:span text:style-name="VR">V. </text:span>De­us in adjutórium me­um inténde. <text:span text:style-name="VR">R. </text:span>Dómine ad adjuvándum me festína.</text:p>
        <text:p text:style-name="BodyL"><text:span text:style-name="BoldR">G</text:span>lória Patri, et Fílio, * et Spirítui Sancto. <text:span text:style-name="BoldR">S</text:span>icut erat in princípio, et nunc, et semper, * et in sãcula sæculórum. Amen.</text:p>
        <text:p text:style-name="BodyLSm"><text:span text:style-name="Rubric">(</text:span>Allelúja <text:span text:style-name="Rubric">vel</text:span> Laus ti­bi Dómine, Rex ætérnæ glóriæ.<text:span text:style-name="Rubric">)</text:span></text:p>
        <text:p text:style-name="BodySm"/>
        <text:p text:style-name="BodyL"><text:span text:style-name="Rubric">Invit.</text:span> Ave María, grátia plena; * Dóminus tecum.</text:p>
        <text:p text:style-name="BodyL"><text:span text:style-name="Rubric">Repetit.</text:span> Ave María, grátia plena; * Dóminus tecum.</text:p>
        <text:p text:style-name="Head2Ps">Psalmus 94</text:p>
        <text:p text:style-name="BodyLDrop">VENÍTE, exsultémus Dómino, jubilémus Deo, salutári nostro: præoccupémus fáciem ejus in confessióne, et in psalmis jubilémus ei.<text:tab/><text:line-break/><text:span text:style-name="Bold">A</text:span>ve María, grátia plena; * Dóminus tecum.</text:p>
        <text:p text:style-name="BodyL"><text:span text:style-name="Bold">Q</text:span>uóniam De­us magnus Dóminus, et Rex magnus super omnes deos: quóniam non repéllet Dóminus plebem suam: quia in manu ejus sunt omnes fines terræ, et altitúdines móntium ipse cónspicit.</text:p>
        <text:p text:style-name="BodyL"><text:span text:style-name="Bold">D</text:span>óminus tecum.</text:p>
        <text:p text:style-name="BodyL"><text:span text:style-name="Rubric">Ad verba </text:span>veníte, adorémus, et procidámus ante Deum<text:span text:style-name="Rubric">, genuflectitur.</text:span></text:p>
        <text:p text:style-name="BodyL"><text:span text:style-name="Bold">Q</text:span>uóniam ipsíus est mare, et ipse fecit illud, et áridam fundavérunt manus ejus: VENÍTE, ADORÉMUS, ET PROCIDÁMUS ANTE DEUM: plorémus coram Dómino, qui fecit nos, quia ipse est Dóminus De­us noster; nos autem pópulus ejus, et oves páscuæ ejus.</text:p>
        <text:p text:style-name="BodyL"><text:span text:style-name="Bold">A</text:span>ve María, grátia plena; * Dóminus tecum.</text:p>
        <text:p text:style-name="BodyL"><text:span text:style-name="Bold">H</text:span>ódie, si vocem ejus audiéritis, nolíte obduráre corda vestra, sicut in exacerbatióne, secúndum diem tentatiónis in desérto: ubi tentavérunt me patres vestri, probavérunt et vidérunt ópera mea.</text:p>
        <text:p text:style-name="BodyL"><text:span text:style-name="Bold">D</text:span>óminus tecum.</text:p>
        <text:p text:style-name="BodyL"><text:span text:style-name="Bold">Q</text:span>uadragínta annis próximus fui generatióni huic, et dixi: Semper hi errant corde; ipsi vero non cognovérunt vias meas: quibus jurávi in ira mea: Si introíbunt in réquiem me­am.</text:p>
        <text:p text:style-name="BodyL"><text:span text:style-name="Bold">A</text:span>ve María, grátia plena; * Dóminus tecum.</text:p>
        <text:p text:style-name="BodyL"><text:span text:style-name="Bold">G</text:span>lória Patri, et Fílio, et Spirítui Sancto. Sicut erat in princípio, et nunc, et semper, et in sãcula sæculórum. Amen.</text:p>
        <text:p text:style-name="BodyL"><text:span text:style-name="Bold">D</text:span>óminus tecum.</text:p>
        <text:p text:style-name="BodyL"><text:span text:style-name="Bold">A</text:span>ve María, grátia plena; * Dóminus tecum.</text:p>
        <text:p text:style-name="BodySm"/>
        <text:p text:style-name="Head4">Hymnus</text:p>
        <text:p text:style-name="HymnL1"><text:span text:style-name="HymnR">Q</text:span>uem terra, pontus, sídera</text:p>
        <text:p text:style-name="HymnL">Colunt, adórant, prãdicant,</text:p>
        <text:p text:style-name="HymnL">Trinam regéntem máchinam,</text:p>
        <text:p text:style-name="HymnL">Claustrum Maríæ bájulat.</text:p>
        <text:p text:style-name="HymnS"/>
        <text:p text:style-name="HymnL"><text:span text:style-name="HymnR">C</text:span>ui luna, sol et ómnia</text:p>
        <text:p text:style-name="HymnL">Desérviunt per témpora,</text:p>
        <text:p text:style-name="HymnL">Perfúsa cæli grátia,</text:p>
        <text:p text:style-name="HymnL">Gestant puéllæ víscera.</text:p>
        <text:p text:style-name="HymnS"/>
        <text:p text:style-name="HymnL"><text:span text:style-name="HymnR">B</text:span>eáta Mater múnere,</text:p>
        <text:p text:style-name="HymnL">Cujus, supérnus Artifex</text:p>
        <text:p text:style-name="HymnL">Mundum pugíllo cóntinens,</text:p>
        <text:p text:style-name="HymnL">Ventris sub arca clausus est.</text:p>
        <text:p text:style-name="HymnS"/>
        <text:p text:style-name="HymnL"><text:span text:style-name="HymnR">B</text:span>eáta cæli núntio,</text:p>
        <text:p text:style-name="HymnL">Fôcúnda Sancto Spíritu,</text:p>
        <text:p text:style-name="HymnL">Desiderátus géntibus</text:p>
        <text:p text:style-name="HymnL">Cujus per alvum fusus est.</text:p>
        <text:p text:style-name="HymnS"/>
        <text:p text:style-name="HymnL"><text:span text:style-name="HymnR">J</text:span>esu ti­bi sit glória,</text:p>
        <text:p text:style-name="HymnL">Qui natus es de Vírgine,</text:p>
        <text:p text:style-name="HymnL">Cum Patre, et almo Spíritu,</text:p>
        <text:p text:style-name="HymnL">In sempitérna sãcula. Amen.</text:p>
        <text:p text:style-name="BodySm"><text:span text:style-name="Rubric">Auth. Venantius Fortunatus(?)</text:span></text:p>
        <text:p text:style-name="BodySm"/>
        <text:p text:style-name="Head4">Dominica, Feria II et V:</text:p>
        <text:p text:style-name="Head2">In I Nocturno</text:p>
        <text:p text:style-name="BodyL"><text:span text:style-name="Rubric">Ant 1.</text:span> Benedícta tu * in muliéribus, et benedíctus fructus ventris tui.</text:p>
        <text:p text:style-name="Head2Ps">Psalmus 8</text:p>
        <text:p text:style-name="BodyLDrop">DÓMINE, Dóminus noster, * quam admirábile est nomen tu­um in univérsa terra!<text:tab/><text:line-break/><text:span text:style-name="Bold">Q</text:span>uóniam eleváta est magnificéntia tua, * super cælos.</text:p>
        <text:p text:style-name="BodyL"><text:span text:style-name="Bold">E</text:span>x ore infántium et lacténtium perfecísti laudem propter inimícos tuos, * ut déstruas inimícum et ultórem.</text:p>
        <text:p text:style-name="BodyL"><text:span text:style-name="Bold">Q</text:span>uóniam vidébo cælos tuos, ópera digitórum tuórum: * lunam et stellas, quæ tu fundásti.</text:p>
        <text:p text:style-name="BodyL"><text:span text:style-name="Bold">Q</text:span>uid est homo quod memor es ejus? * aut fílius hóminis, quóniam vísitas eum?</text:p>
        <text:p text:style-name="BodyL"><text:span text:style-name="Bold">M</text:span>inuísti eum paulo minus ab Angelis, glória et honóre coronásti eum: * et constituísti eum super ópera mánuum tuárum.</text:p>
        <text:p text:style-name="BodyL"><text:span text:style-name="Bold">O</text:span>mnia subjecísti sub pédibus ejus, * oves et boves univérsas: ínsuper et pécora campi.</text:p>
        <text:p text:style-name="BodyL"><text:span text:style-name="Bold">V</text:span>ólucres cæli, et pisces maris, * qui perámbulant sémitas maris.</text:p>
        <text:p text:style-name="BodyL"><text:span text:style-name="Bold">D</text:span>ómine, Dóminus noster, * quam admirábile est nomen tu­um in univérsa terra!</text:p>
        <text:p text:style-name="BodyL"><text:span text:style-name="Bold">G</text:span>lória Patri, et Fílio, * et Spirítui Sancto.</text:p>
        <text:p text:style-name="BodyL"><text:span text:style-name="Bold">S</text:span>icut erat in princípio, et nunc, et semper, * et in sãcula sæculórum. Amen.</text:p>
        <text:p text:style-name="Spacer"/>
        <text:p text:style-name="BodyL"><text:span text:style-name="Rubric">Ant.</text:span> Benedícta tu in muliéribus, et benedíctus fructus ventris tui.</text:p>
        <text:p text:style-name="BodyL"><text:span text:style-name="Rubric">Ant 2.</text:span> Sicut myrrha * elécta, odórem dedísti suavitátis, sancta Dei Génitrix.</text:p>
        <text:p text:style-name="Head2Ps">Psalmus 18</text:p>
        <text:p text:style-name="BodyLDrop">CÆLI enárrant glóriam Dei: * et ópera mánuum ejus annúntiat firmaméntum.<text:tab/><text:line-break/><text:span text:style-name="Bold">D</text:span>ies diéi erúctat verbum, * et nox nocti índicat sciéntiam.</text:p>
        <text:p text:style-name="BodyL"><text:span text:style-name="Bold">N</text:span>on sunt loquélæ, neque sermónes, * quorum non audiántur voces eórum.</text:p>
        <text:p text:style-name="BodyL"><text:span text:style-name="Bold">I</text:span>n omnem terram exívit sonus eórum: * et in fines orbis terræ verba eórum.</text:p>
        <text:p text:style-name="BodyL"><text:span text:style-name="Bold">I</text:span>n sole pósuit tabernáculum suum: * et ipse tamquam sponsus procédens de thálamo suo:</text:p>
        <text:p text:style-name="BodyL"><text:span text:style-name="Bold">E</text:span>xsultávit ut gigas ad curréndam viam, * a summo cælo egréssio ejus:</text:p>
        <text:p text:style-name="BodyL"><text:span text:style-name="Bold">E</text:span>t occúrsus ejus usque ad summum ejus: * nec est qui se abscóndat a calóre ejus.</text:p>
        <text:p text:style-name="BodyL"><text:span text:style-name="Bold">L</text:span>ex Dómini immaculáta, convértens ánimas: * testimónium Dómini fidéle, sapiéntiam præstans párvulis.</text:p>
        <text:p text:style-name="BodyL"><text:span text:style-name="Bold">J</text:span>ustítiæ Dómini rectæ, lætificántes corda: * præcéptum Dómini lúcidum; illúminans óculos.</text:p>
        <text:p text:style-name="BodyL"><text:span text:style-name="Bold">T</text:span>imor Dómini sanctus, pérmanens in sãculum sãculi: * judícia Dómini vera, justificáta in semetípsa.</text:p>
        <text:p text:style-name="BodyL"><text:span text:style-name="Bold">D</text:span>esiderabília super aurum et lápidem pretiósum multum: * et dulcióra super mel et favum.</text:p>
        <text:p text:style-name="BodyL"><text:span text:style-name="Bold">E</text:span>tenim servus tuus custódit ea, * in custodiéndis illis retribútio multa.</text:p>
        <text:p text:style-name="BodyL"><text:span text:style-name="Bold">D</text:span>elícta quis intélligit? ab occúltis meis munda me: * et ab aliénis parce servo tuo.</text:p>
        <text:p text:style-name="BodyL"><text:span text:style-name="Bold">S</text:span>i mei non fúerint domináti, tunc immaculátus ero: * et emundábor a delícto máximo.</text:p>
        <text:p text:style-name="BodyL"><text:span text:style-name="Bold">E</text:span>t erunt ut compláceant elóquia oris mei: * et meditátio cordis mei in conspéctu tuo semper.</text:p>
        <text:p text:style-name="BodyL"><text:span text:style-name="Bold">D</text:span>ómine, adjútor me­us, * et redémptor me­us.</text:p>
        <text:p text:style-name="BodyL"><text:span text:style-name="Bold">G</text:span>lória Patri, et Fílio, * et Spirítui Sancto.</text:p>
        <text:p text:style-name="BodyL"><text:span text:style-name="Bold">S</text:span>icut erat in princípio, et nunc, et semper, * et in sãcula sæculórum. Amen.</text:p>
        <text:p text:style-name="Spacer"/>
        <text:p text:style-name="BodyL"><text:span text:style-name="Rubric">Ant.</text:span> Sicut myrrha elécta, odórem dedísti suavitátis, sancta Dei Génitrix.</text:p>
        <text:p text:style-name="BodyL"><text:span text:style-name="Rubric">Ant 3.</text:span> Ante torum * hujus Vírginis frequentáte nobis dúlcia cántica drámatis.</text:p>
        <text:p text:style-name="Head2Ps">Psalmus 23</text:p>
        <text:p text:style-name="BodyLDrop">DÓMINI est terra, et plenitúdo ejus: * orbis terrárum, et univérsi qui hábitant in eo.<text:tab/><text:line-break/><text:span text:style-name="Bold">Q</text:span>uia ipse super mária fundávit eum: * et super flúmina præparávit eum.</text:p>
        <text:p text:style-name="BodyL"><text:span text:style-name="Bold">Q</text:span>uis ascéndet in montem Dómini? * aut quis stabit in loco sancto ejus?</text:p>
        <text:p text:style-name="BodyL"><text:span text:style-name="Bold">I</text:span>nnocens mánibus et mundo corde, * qui non accépit in vano ánimam suam, nec jurávit in dolo próximo suo.</text:p>
        <text:p text:style-name="BodyL"><text:span text:style-name="Bold">H</text:span>ic accípiet benedictiónem a Dómino: * et misericórdiam a Deo, salutári suo.</text:p>
        <text:p text:style-name="BodyL"><text:span text:style-name="Bold">H</text:span>æc est generátio quæréntium eum, * quæréntium fáciem Dei Jacob.</text:p>
        <text:p text:style-name="BodyL"><text:span text:style-name="Bold">A</text:span>ttóllite portas, príncipes, vestras, et elevámini, portæ æternáles: * et introíbit Rex glóriæ.</text:p>
        <text:p text:style-name="BodyL"><text:span text:style-name="Bold">Q</text:span>uis est iste Rex glóriæ? * Dóminus fortis et potens: Dóminus potens in prãlio.</text:p>
        <text:p text:style-name="BodyL"><text:span text:style-name="Bold">A</text:span>ttóllite portas, príncipes, vestras, et elevámini, portæ æternáles: * et introíbit Rex glóriæ.</text:p>
        <text:p text:style-name="BodyL"><text:span text:style-name="Bold">Q</text:span>uis est iste Rex glóriæ? * Dóminus virtútum ipse est Rex glóriæ.</text:p>
        <text:p text:style-name="BodyL"><text:span text:style-name="Bold">G</text:span>lória Patri, et Fílio, * et Spirítui Sancto.</text:p>
        <text:p text:style-name="BodyL"><text:span text:style-name="Bold">S</text:span>icut erat in princípio, et nunc, et semper, * et in sãcula sæculórum. Amen.</text:p>
        <text:p text:style-name="Spacer"/>
        <text:p text:style-name="BodyL"><text:span text:style-name="Rubric">Ant.</text:span> Ante torum hujus Vírginis frequentáte nobis dúlcia cántica drámatis.</text:p>
        <text:p text:style-name="BodySm"/>
        <text:p text:style-name="Head4">Feria III et VI:</text:p>
        <text:p text:style-name="Head2">In II Nocturno</text:p>
        <text:p text:style-name="BodyL"><text:span text:style-name="Rubric">Ant 4.</text:span> Spécie tua * et pulchritúdine tua inténde, próspere procéde, et regna.</text:p>
        <text:p text:style-name="Head2Ps">Psalmus 44</text:p>
        <text:p text:style-name="BodyLDrop">ERUCTÁVIT cor me­um verbum bonum: * dico ego ópera mea Regi.<text:tab/><text:line-break/><text:span text:style-name="Bold">L</text:span>ingua mea cálamus scribæ: * velóciter scribéntis.</text:p>
        <text:p text:style-name="BodyL"><text:span text:style-name="Bold">S</text:span>peciósus forma præ fíliis hóminum, diffúsa est grátia in lábiis tuis: * proptérea benedíxit te De­us in ætérnum.</text:p>
        <text:p text:style-name="BodyL"><text:span text:style-name="Bold">A</text:span>ccíngere gládio tuo super femur tu­um, * potentíssime.</text:p>
        <text:p text:style-name="BodyL"><text:span text:style-name="Bold">S</text:span>pécie tua et pulchritúdine tua: * inténde, próspere procéde, et regna.</text:p>
        <text:p text:style-name="BodyL"><text:span text:style-name="Bold">P</text:span>ropter veritátem, et mansuetúdinem, et justítiam: * et dedúcet te mirabíliter déxtera tua.</text:p>
        <text:p text:style-name="BodyL"><text:span text:style-name="Bold">S</text:span>agíttæ tuæ acútæ, pópuli sub te cadent: * in corda inimicórum Regis.</text:p>
        <text:p text:style-name="BodyL"><text:span text:style-name="Bold">S</text:span>edes tua, De­us, in sãculum sãculi: * virga directiónis virga regni tui.</text:p>
        <text:p text:style-name="BodyL"><text:span text:style-name="Bold">D</text:span>ilexísti justítiam, et odísti iniquitátem: * proptérea unxit te, De­us, De­us tuus, óleo lætítiæ præ consórtibus tuis.</text:p>
        <text:p text:style-name="BodyL"><text:span text:style-name="Bold">M</text:span>yrrha, et gutta, et cásia a vestiméntis tuis, a dómibus ebúrneis: * ex quibus delectavérunt te fíliæ regum in honóre tuo.</text:p>
        <text:p text:style-name="BodyL"><text:span text:style-name="Bold">A</text:span>stitit regína a dextris tuis in vestítu deauráto: * circúmdata varietáte.</text:p>
        <text:p text:style-name="BodyL"><text:span text:style-name="Bold">A</text:span>udi, fília, et vide, et inclína aurem tu­am: * et oblivíscere pópulum tu­um, et domum patris tui.</text:p>
        <text:p text:style-name="BodyL"><text:span text:style-name="Bold">E</text:span>t concupíscet Rex decórem tu­um: * quóniam ipse est Dóminus De­us tuus, et adorábunt eum.</text:p>
        <text:p text:style-name="BodyL"><text:span text:style-name="Bold">E</text:span>t fíliæ Tyri in munéribus * vultum tu­um deprecabúntur: omnes dívites plebis.</text:p>
        <text:p text:style-name="BodyL"><text:span text:style-name="Bold">O</text:span>mnis glória ejus fíliæ Regis ab intus, * in fímbriis áureis circumamícta varietátibus.</text:p>
        <text:p text:style-name="BodyL"><text:span text:style-name="Bold">A</text:span>dducéntur Regi vírgines post eam: * próximæ ejus afferéntur ti­bi.</text:p>
        <text:p text:style-name="BodyL"><text:span text:style-name="Bold">A</text:span>fferéntur in lætítia et exsultatióne: * adducéntur in templum Regis.</text:p>
        <text:p text:style-name="BodyL"><text:span text:style-name="Bold">P</text:span>ro pátribus tuis nati sunt ti­bi fílii: * constítues eos príncipes super omnem terram.</text:p>
        <text:p text:style-name="BodyL"><text:span text:style-name="Bold">M</text:span>émores erunt nóminis tui: * in omni generatióne et generatiónem.</text:p>
        <text:p text:style-name="BodyL"><text:span text:style-name="Bold">P</text:span>roptérea pópuli confitebúntur ti­bi in ætérnum: * et in sãculum sãculi.</text:p>
        <text:p text:style-name="BodyL"><text:span text:style-name="Bold">G</text:span>lória Patri, et Fílio, * et Spirítui Sancto.</text:p>
        <text:p text:style-name="BodyL"><text:span text:style-name="Bold">S</text:span>icut erat in princípio, et nunc, et semper, * et in sãcula sæculórum. Amen.</text:p>
        <text:p text:style-name="Spacer"/>
        <text:p text:style-name="BodyL"><text:span text:style-name="Rubric">Ant.</text:span> Spécie tua et pulchritúdine tua inténde, próspere procéde, et regna.</text:p>
        <text:p text:style-name="BodyL"><text:span text:style-name="Rubric">Ant 5.</text:span> Adjuvábit eam * De­us vultu suo: De­us in médio ejus, non commovébitur.</text:p>
        <text:p text:style-name="Head2Ps">Psalmus 45</text:p>
        <text:p text:style-name="BodyLDrop">DEUS noster refúgium, et virtus: * adjútor in tribulatiónibus, quæ invenérunt nos nimis.<text:tab/><text:line-break/><text:span text:style-name="Bold">P</text:span>roptérea non timébimus dum turbábitur terra: * et transferéntur montes in cor maris.</text:p>
        <text:p text:style-name="BodyL"><text:span text:style-name="Bold">S</text:span>onuérunt, et turbátæ sunt aquæ eórum: * conturbáti sunt montes in fortitúdine ejus.</text:p>
        <text:p text:style-name="BodyL"><text:span text:style-name="Bold">F</text:span>lúminis ímpetus lætíficat civitátem Dei: * sanctificávit tabernáculum suum Altíssimus.</text:p>
        <text:p text:style-name="BodyL"><text:span text:style-name="Bold">D</text:span>eus in médio ejus, non commovébitur: * adjuvábit eam De­us mane dilúculo.</text:p>
        <text:p text:style-name="BodyL"><text:span text:style-name="Bold">C</text:span>onturbátæ sunt Gentes, et inclináta sunt regna: * dedit vocem suam, mota est terra.</text:p>
        <text:p text:style-name="BodyL"><text:span text:style-name="Bold">D</text:span>óminus virtútum nobíscum: * suscéptor noster De­us Jacob.</text:p>
        <text:p text:style-name="BodyL"><text:span text:style-name="Bold">V</text:span>eníte, et vidéte ópera Dómini, quæ pósuit prodígia super terram: * áuferens bella usque ad finem terræ.</text:p>
        <text:p text:style-name="BodyL"><text:span text:style-name="Bold">A</text:span>rcum cónteret, et confrínget arma: * et scuta combúret igni.</text:p>
        <text:p text:style-name="BodyL"><text:span text:style-name="Bold">V</text:span>acáte, et vidéte quóniam ego sum De­us: * exaltábor in Géntibus, et exaltábor in terra.</text:p>
        <text:p text:style-name="BodyL"><text:span text:style-name="Bold">D</text:span>óminus virtútum nobíscum: * suscéptor noster De­us Jacob.</text:p>
        <text:p text:style-name="BodyL"><text:span text:style-name="Bold">G</text:span>lória Patri, et Fílio, * et Spirítui Sancto.</text:p>
        <text:p text:style-name="BodyL"><text:span text:style-name="Bold">S</text:span>icut erat in princípio, et nunc, et semper, * et in sãcula sæculórum. Amen.</text:p>
        <text:p text:style-name="Spacer"/>
        <text:p text:style-name="BodyL"><text:span text:style-name="Rubric">Ant.</text:span> Adjuvábit eam De­us vultu suo: De­us in médio ejus, non commovébitur.</text:p>
        <text:p text:style-name="BodyL"><text:span text:style-name="Rubric">Ant 6.</text:span> Sicut lætántium * ómnium nostrum habitátio est in te, sancta Dei Génitrix.</text:p>
        <text:p text:style-name="Head2Ps">Psalmus 86</text:p>
        <text:p text:style-name="BodyLDrop">FUNDAMÉNTA ejus in móntibus sanctis: * díligit Dóminus portas Sion super ómnia tabernácula Jacob.<text:tab/><text:line-break/><text:span text:style-name="Bold">G</text:span>loriósa dicta sunt de te, * cívitas Dei.</text:p>
        <text:p text:style-name="BodyL"><text:span text:style-name="Bold">M</text:span>emor ero Rahab, et Babylónis * sciéntium me.</text:p>
        <text:p text:style-name="BodyL"><text:span text:style-name="Bold">E</text:span>cce, alienígenæ, et Tyrus, et pópulus Æthíopum, * hi fuérunt illic.</text:p>
        <text:p text:style-name="BodyL"><text:span text:style-name="Bold">N</text:span>umquid Sion dicet: Homo, et homo natus est in ea: * et ipse fundávit eam Altíssimus?</text:p>
        <text:p text:style-name="BodyL"><text:span text:style-name="Bold">D</text:span>óminus narrábit in scriptúris populórum, et príncipum: * horum, qui fuérunt in ea.</text:p>
        <text:p text:style-name="BodyL"><text:span text:style-name="Bold">S</text:span>icut lætántium ómnium * habitátio est in te.</text:p>
        <text:p text:style-name="BodyL"><text:span text:style-name="Bold">G</text:span>lória Patri, et Fílio, * et Spirítui Sancto.</text:p>
        <text:p text:style-name="BodyL"><text:span text:style-name="Bold">S</text:span>icut erat in princípio, et nunc, et semper, * et in sãcula sæculórum. Amen.</text:p>
        <text:p text:style-name="Spacer"/>
        <text:p text:style-name="BodyL"><text:span text:style-name="Rubric">Ant.</text:span> Sicut lætántium ómnium nostrum habitátio est in te, sancta Dei Génitrix.</text:p>
        <text:p text:style-name="BodySm"/>
        <text:p text:style-name="Head4">Feria IV et Sabbato:</text:p>
        <text:p text:style-name="Head2">In III Nocturno</text:p>
        <text:p text:style-name="BodyL"><text:span text:style-name="Rubric">Ant 7.</text:span> Gaude, María Virgo: * cunctas hãreses sola interemísti in univérso mundo.</text:p>
        <text:p text:style-name="Head2Ps">Psalmus 95</text:p>
        <text:p text:style-name="BodyLDrop">CANTÁTE Dómino cánticum novum: * cantáte Dómino, omnis terra.<text:tab/><text:line-break/><text:span text:style-name="Bold">C</text:span>antáte Dómino, et benedícite nómini ejus: * annuntiáte de die in diem salutáre ejus.</text:p>
        <text:p text:style-name="BodyL"><text:span text:style-name="Bold">A</text:span>nnuntiáte inter gentes glóriam ejus, * in ómnibus pópulis mirabília ejus.</text:p>
        <text:p text:style-name="BodyL"><text:span text:style-name="Bold">Q</text:span>uóniam magnus Dóminus, et laudábilis nimis: * terríbilis est super omnes deos.</text:p>
        <text:p text:style-name="BodyL"><text:span text:style-name="Bold">Q</text:span>uóniam omnes dii géntium dæmónia: * Dóminus autem cælos fecit.</text:p>
        <text:p text:style-name="BodyL"><text:span text:style-name="Bold">C</text:span>onféssio, et pulchritúdo in conspéctu ejus: * sanctimónia et magnificéntia in sanctificatióne ejus.</text:p>
        <text:p text:style-name="BodyL"><text:span text:style-name="Bold">A</text:span>fférte Dómino, pátriæ géntium, afférte Dómino glóriam et honórem: * afférte Dómino glóriam nómini ejus.</text:p>
        <text:p text:style-name="BodyL"><text:span text:style-name="Bold">T</text:span>óllite hóstias, et introíte in átria ejus: * adoráte Dóminum in átrio sancto ejus.</text:p>
        <text:p text:style-name="BodyL"><text:span text:style-name="Bold">C</text:span>ommoveátur a fácie ejus univérsa terra: * dícite in géntibus quia Dóminus regnávit.</text:p>
        <text:p text:style-name="BodyL"><text:span text:style-name="Bold">E</text:span>tenim corréxit orbem terræ qui non commovébitur: * judicábit pópulos in æquitáte.</text:p>
        <text:p text:style-name="BodyL"><text:span text:style-name="Bold">L</text:span>æténtur cæli, et exsúltet terra: commoveátur mare, et plenitúdo ejus: * gaudébunt campi, et ómnia quæ in eis sunt.</text:p>
        <text:p text:style-name="BodyL"><text:span text:style-name="Bold">T</text:span>unc exsultábunt ómnia ligna silvárum a fácie Dómini, quia venit: * quóniam venit judicáre terram.</text:p>
        <text:p text:style-name="BodyL"><text:span text:style-name="Bold">J</text:span>udicábit orbem terræ in æquitáte, * et pópulos in veritáte sua.</text:p>
        <text:p text:style-name="BodyL"><text:span text:style-name="Bold">G</text:span>lória Patri, et Fílio, * et Spirítui Sancto.</text:p>
        <text:p text:style-name="BodyL"><text:span text:style-name="Bold">S</text:span>icut erat in princípio, et nunc, et semper, * et in sãcula sæculórum. Amen.</text:p>
        <text:p text:style-name="Spacer"/>
        <text:p text:style-name="BodyL"><text:span text:style-name="Rubric">Ant.</text:span> Gaude, María Virgo: cunctas hãreses sola interemísti in univérso mundo.</text:p>
        <text:p text:style-name="BodyL"><text:span text:style-name="Rubric">Ant 8.</text:span> Dignáre me * laudáre te, Virgo sacráta: da mi­hi virtútem contra hostes tuos.</text:p>
        <text:p text:style-name="Head2Ps">Psalmus 96</text:p>
        <text:p text:style-name="BodyLDrop">DÓMINUS regnávit, exsúltet terra: * læténtur ínsulæ multæ.<text:tab/><text:line-break/><text:span text:style-name="Bold">N</text:span>ubes, et calígo in circúitu ejus: * justítia, et judícium corréctio sedis ejus.</text:p>
        <text:p text:style-name="BodyL"><text:span text:style-name="Bold">I</text:span>gnis ante ipsum præcédet, * et inflammábit in circúitu inimícos ejus.</text:p>
        <text:p text:style-name="BodyL"><text:span text:style-name="Bold">I</text:span>lluxérunt fúlgura ejus orbi terræ: * vidit, et commóta est terra.</text:p>
        <text:p text:style-name="BodyL"><text:span text:style-name="Bold">M</text:span>ontes, sicut cera fluxérunt a fácie Dómini: * a fácie Dómini omnis terra.</text:p>
        <text:p text:style-name="BodyL"><text:span text:style-name="Bold">A</text:span>nnuntiavérunt cæli justítiam ejus: * et vidérunt omnes pópuli glóriam ejus.</text:p>
        <text:p text:style-name="BodyL"><text:span text:style-name="Bold">C</text:span>onfundántur omnes, qui adórant sculptília: * et qui gloriántur in simulácris suis.</text:p>
        <text:p text:style-name="BodyL"><text:span text:style-name="Bold">A</text:span>doráte eum, omnes Angeli ejus: * audívit, et lætáta est Sion.</text:p>
        <text:p text:style-name="BodyL"><text:span text:style-name="Bold">E</text:span>t exsultavérunt fíliæ Judæ, * propter judícia tua, Dómine:</text:p>
        <text:p text:style-name="BodyL"><text:span text:style-name="Bold">Q</text:span>uóniam tu Dóminus Altíssimus super omnem terram: * nimis exaltátus es super omnes deos.</text:p>
        <text:p text:style-name="BodyL"><text:span text:style-name="Bold">Q</text:span>ui dilígitis Dóminum, odíte malum: * custódit Dóminus ánimas sanctórum suórum, de manu peccatóris liberábit eos.</text:p>
        <text:p text:style-name="BodyL"><text:span text:style-name="Bold">L</text:span>ux orta est justo, * et rectis corde lætítia.</text:p>
        <text:p text:style-name="BodyL"><text:span text:style-name="Bold">L</text:span>ætámini, justi, in Dómino: * et confitémini memóriæ sanctificatiónis ejus.</text:p>
        <text:p text:style-name="BodyL"><text:span text:style-name="Bold">G</text:span>lória Patri, et Fílio, * et Spirítui Sancto.</text:p>
        <text:p text:style-name="BodyL"><text:span text:style-name="Bold">S</text:span>icut erat in princípio, et nunc, et semper, * et in sãcula sæculórum. Amen.</text:p>
        <text:p text:style-name="Spacer"/>
        <text:p text:style-name="BodyL"><text:span text:style-name="Rubric">Ant.</text:span> Dignáre me laudáre te, Virgo sacráta: da mi­hi virtútem contra hostes tuos.</text:p>
        <text:p text:style-name="BodyL"><text:span text:style-name="Rubric">Ant 9.</text:span> Post partum, * Virgo, ínvioláta permansísti: Dei Génitrix, intercéde pro nobis.</text:p>
        <text:p text:style-name="BodyLSm"><text:span text:style-name="Rubric">II. In Adventu.</text:span></text:p>
        <text:p text:style-name="BodyL"><text:span text:style-name="Rubric">Ant 9.</text:span> Angelus Dómini * nuntiávit Maríæ, et concépit de Spíritu Sancto.</text:p>
        <text:p text:style-name="Head2Ps">Psalmus 97</text:p>
        <text:p text:style-name="BodyLDrop">CANTÁTE Dómino cánticum novum: * quia mirabília fecit.<text:tab/><text:line-break/><text:span text:style-name="Bold">S</text:span>alvávit sibi déxtera ejus: * et bráchium sanctum ejus.</text:p>
        <text:p text:style-name="BodyL"><text:span text:style-name="Bold">N</text:span>otum fecit Dóminus salutáre suum: * in conspéctu géntium revelávit justítiam suam.</text:p>
        <text:p text:style-name="BodyL"><text:span text:style-name="Bold">R</text:span>ecordátus est misericórdiæ suæ, * et veritátis suæ dómui Israël.</text:p>
        <text:p text:style-name="BodyL"><text:span text:style-name="Bold">V</text:span>idérunt omnes términi terræ * salutáre Dei nostri.</text:p>
        <text:p text:style-name="BodyL"><text:span text:style-name="Bold">J</text:span>ubiláte Deo, omnis terra: * cantáte, et exsultáte, et psállite.</text:p>
        <text:p text:style-name="BodyL"><text:span text:style-name="Bold">P</text:span>sállite Dómino in cíthara, in cíthara et voce psalmi: * in tubis ductílibus, et voce tubæ córneæ.</text:p>
        <text:p text:style-name="BodyL"><text:span text:style-name="Bold">J</text:span>ubiláte in conspéctu regis Dómini: * moveátur mare, et plenitúdo ejus: orbis terrárum, et qui hábitant in eo.</text:p>
        <text:p text:style-name="BodyL"><text:span text:style-name="Bold">F</text:span>lúmina plaudent manu, simul montes exsultábunt a conspéctu Dómini: * quóniam venit judicáre terram.</text:p>
        <text:p text:style-name="BodyL"><text:span text:style-name="Bold">J</text:span>udicábit orbem terrárum in justítia, * et pópulos in æquitáte.</text:p>
        <text:p text:style-name="BodyL"><text:span text:style-name="Bold">G</text:span>lória Patri, et Fílio, * et Spirítui Sancto.</text:p>
        <text:p text:style-name="BodyL"><text:span text:style-name="Bold">S</text:span>icut erat in princípio, et nunc, et semper, * et in sãcula sæculórum. Amen.</text:p>
        <text:p text:style-name="Spacer"/>
        <text:p text:style-name="BodyL"><text:span text:style-name="Rubric">Ant.</text:span> Post partum, Virgo, ínvioláta permansísti: Dei Génitrix, intercéde pro nobis.</text:p>
        <text:p text:style-name="BodyLSm"><text:span text:style-name="Rubric">II. In Adventu.</text:span></text:p>
        <text:p text:style-name="BodyL"><text:span text:style-name="Rubric">Ant.</text:span> Angelus Dómini nuntiávit Maríæ, et concépit de Spíritu Sancto.</text:p>
        <text:p text:style-name="BodySm"/>
        <text:p text:style-name="BodyL"><text:span text:style-name="VR">V. </text:span>Diffúsa est grátia in lábiis tuis.<text:tab/> <text:span text:style-name="VR">R. </text:span>Proptérea benedíxit te De­us in ætérnum.</text:p>
        <text:p text:style-name="BodyL">Pater noster. <text:span text:style-name="Rubric">Secréto usque ad:</text:span></text:p>
        <text:p text:style-name="BodyL"><text:span text:style-name="VR">V. </text:span>Et ne nos indúcas in tentatiónem.<text:tab/> <text:span text:style-name="VR">R. </text:span>Sed líbera nos a malo.</text:p>
        <text:p text:style-name="BodySm"/>
        <text:p text:style-name="Head4">Absolutio.</text:p>
        <text:p text:style-name="BodyL">Précibus et méritis beátæ Maríæ semper Vírginis et ómnium Sanctórum, perdúcat nos Dóminus ad regna cælórum.<text:tab/> <text:span text:style-name="VR">R. </text:span>Amen.</text:p>
        <text:p text:style-name="BodyL"><text:span text:style-name="VR">V. </text:span>Jube, domne <text:span text:style-name="Rubric">(vel</text:span> Dómine<text:span text:style-name="Rubric">)</text:span> benedícere.</text:p>
        <text:p text:style-name="BodyL"><text:span text:style-name="Rubric">Bened:</text:span> Nos cum prole pia benedícat Virgo María.<text:tab/> <text:span text:style-name="VR">R. </text:span>Amen.</text:p>
        <text:p text:style-name="BodyLSm"><text:span text:style-name="Rubric">Lectio i<text:tab/>Ecclus.  24:11-13</text:span></text:p>
        <text:p text:style-name="BodyLDrop">IN ómnibus réquiem quæsívi, et in hereditáte Dómini morábor. Tunc præcépit et dixit mi­hi Creátor ómnium, et qui creávit me, requiévit in tabernáculo meo, et dixit mi­hi: in Jacob inhábita, et in eléctis meis mitte radíces. Tu autem Dómine, miserére nobis.<text:tab/> <text:span text:style-name="VR">R. </text:span><text:span text:style-name="NH">Deo grátias.</text:span></text:p>
        <text:p text:style-name="BodyL"><text:span text:style-name="VR">R. </text:span>Sancta et immaculáta virgínitas, quibus te láudibus éfferam néscio: * Quia quem cæli cápere non póterant, tuo grémio contulísti. <text:span text:style-name="VR">V. </text:span>Benedícta tu in muliéribus, et benedíctus fructus ventris tui. <text:span text:style-name="BoldR">Q</text:span>uia quem cæli cápere non póterant, tuo grémio contulísti. </text:p>
        <text:p text:style-name="BodySm"/>
        <text:p text:style-name="BodyL"><text:span text:style-name="VR">V. </text:span>Jube, domne <text:span text:style-name="Rubric">(vel</text:span> Dómine<text:span text:style-name="Rubric">)</text:span> benedícere.</text:p>
        <text:p text:style-name="BodyL"><text:span text:style-name="Rubric">Bened:</text:span> Ipsa Virgo vírginum intercédat pro nobis ad Dóminum.<text:tab/> <text:span text:style-name="VR">R. </text:span>Amen.</text:p>
        <text:p text:style-name="BodyLSm"><text:span text:style-name="Rubric">Lectio ii<text:tab/>Ecclus.  24:15-16</text:span></text:p>
        <text:p text:style-name="BodyLDrop">ET sic in Sion firmáta sum, et in civitáte sanctificáta simíliter requiévi, et in Jerúsalem potéstas mea. Et radicávi in pópulo honorificáto, et in parte Dei mei heréditas illíus, et in plenitúdine sanctórum deténtio mea. Tu autem Dómine, miserére nobis.<text:tab/> <text:span text:style-name="VR">R. </text:span><text:span text:style-name="NH">Deo grátias.</text:span></text:p>
        <text:p text:style-name="BodyL"><text:span text:style-name="VR">R. </text:span>Beáta es, Virgo María, quæ Dóminum portásti, Creatórem mundi: * Genuísti qui te fecit, et in ætérnum pérmanes virgo. <text:span text:style-name="VR">V. </text:span>Ave, María, grátia plena; Dóminus tecum. <text:span text:style-name="BoldR">G</text:span>enuísti qui te fecit, et in ætérnum pérmanes virgo. </text:p>
        <text:p text:style-name="BodyL"><text:span text:style-name="Rubric">Quando dicitur <text:span text:style-name="NonRubric">Te Deum</text:span>, assumitur in fine hujus Responsorii:</text:span></text:p>
        <text:p text:style-name="BodyL"><text:span text:style-name="VR">V. </text:span>Glória Patri. <text:span text:style-name="BoldR">G</text:span>enuísti qui te fecit, et in ætérnum pérmanes virgo.</text:p>
        <text:p text:style-name="BodySm"/>
        <text:p text:style-name="BodyL"><text:span text:style-name="VR">V. </text:span>Jube, domne <text:span text:style-name="Rubric">(vel</text:span> Dómine<text:span text:style-name="Rubric">)</text:span> benedícere.</text:p>
        <text:p text:style-name="BodyL"><text:span text:style-name="Rubric">Bened:</text:span> Per Vírginem Matrem concédat nobis Dóminus salútem et pacem.<text:tab/> <text:span text:style-name="VR">R. </text:span>Amen.</text:p>
        <text:p text:style-name="BodyLSm"><text:span text:style-name="Rubric">Lectio iii<text:tab/>Ecclus.  24:17-20</text:span></text:p>
        <text:p text:style-name="BodyLDrop">QUASI cedrus exaltáta sum in Líbano, et quasi cypréssus in monte Sion: quasi palma exaltáta sum in Cades, et quasi plantátio rosæ in Jéricho: quasi olíva speciósa in campis, et quasi plátanus exaltáta sum juxta aquam in platéis. Sicut cinnamómum et bálsamum aromatízans odórem dedi; quasi myrrha elécta, dedi suavitátem odóris. Tu autem Dómine, miserére nobis.<text:tab/> <text:span text:style-name="VR">R. </text:span><text:span text:style-name="NH">Deo grátias.</text:span></text:p>
        <text:p text:style-name="BodySm"/>
        <text:p text:style-name="BodyL"><text:span text:style-name="Rubric">Sequens Responsorium omittitur quando dicitur <text:span text:style-name="NonRubric">Te Deum</text:span>.</text:span></text:p>
        <text:p text:style-name="BodyL"><text:span text:style-name="VR">R. </text:span>Felix namque es, sacra Virgo María, et omni laude digníssima: * Quia ex te ortus est sol justítiæ, * Christus, De­us noster. <text:span text:style-name="VR">V. </text:span>Ora pro pópulo, intérveni pro clero, intercéde pro devóto femíneo sexu: séntiant omnes tu­um juvámen, quicúmque célebrant tu­am sanctam commemoratiónem. <text:span text:style-name="BoldR">Q</text:span>uia ex te ortus est sol justítiæ. <text:span text:style-name="VR">V. </text:span>Glória Patri. <text:span text:style-name="BoldR">C</text:span>hristus, De­us noster. </text:p>
        <text:p text:style-name="BodySm"/>
        <text:p text:style-name="BodyL"><text:span text:style-name="Rubric">Sequens Hymnus <text:span text:style-name="NonRubric">Te Deum</text:span> dic. a Nativ. Domini usque ad Septuag., et a Dom. Resurrectionis usque ad Advent., et quando dicitur, omittitur III Responsorium, et in II Responsorio dicitur <text:span text:style-name="NonRubric">Glória Patri</text:span>, ut dictum est supra: in Adventu autem et a Septuag. usque ad Pascha non dic. nisi in Festis B. Mariæ.</text:span></text:p>
        <text:p text:style-name="Head2">Hymnus Ambrosianus</text:p>
        <text:p text:style-name="BodyLDrop">TE Deum laudámus: * te Dóminum confitémur.<text:tab/><text:line-break/><text:span text:style-name="Bold">T</text:span>e ætérnum Patrem * omnis terra venerátur.</text:p>
        <text:p text:style-name="BodyL"><text:span text:style-name="Bold">T</text:span>ibi omnes Angeli, * ti­bi Cæli, et univérsæ Potestátes:</text:p>
        <text:p text:style-name="BodyL"><text:span text:style-name="Bold">T</text:span>ibi Chérubim et Séraphim * incessábili voce proclámant:</text:p>
        <text:p text:style-name="BodyL"><text:span text:style-name="Bold">S</text:span>anctus,</text:p>
        <text:p text:style-name="BodyL"><text:span text:style-name="Bold">S</text:span>anctus,</text:p>
        <text:p text:style-name="BodyL"><text:span text:style-name="Bold">S</text:span>anctus * Dóminus De­us Sábaoth.</text:p>
        <text:p text:style-name="BodyL"><text:span text:style-name="Bold">P</text:span>leni sunt cæli et terra * majestátis glóriæ tuæ.</text:p>
        <text:p text:style-name="BodyL"><text:span text:style-name="Bold">T</text:span>e gloriósus * Apostolórum chorus,</text:p>
        <text:p text:style-name="BodyL"><text:span text:style-name="Bold">T</text:span>e Prophetárum * laudábilis númerus,</text:p>
        <text:p text:style-name="BodyL"><text:span text:style-name="Bold">T</text:span>e Mártyrum candidátus * laudat exércitus.</text:p>
        <text:p text:style-name="BodyL"><text:span text:style-name="Bold">T</text:span>e per orbem terrárum * sancta confitétur Ecclésia,</text:p>
        <text:p text:style-name="BodyL"><text:span text:style-name="Bold">P</text:span>atrem * imménsæ majestátis;</text:p>
        <text:p text:style-name="BodyL"><text:span text:style-name="Bold">V</text:span>enerándum tu­um verum * et únicum Fílium;</text:p>
        <text:p text:style-name="BodyL"><text:span text:style-name="Bold">S</text:span>anctum quoque * Paráclitum Spíritum.</text:p>
        <text:p text:style-name="BodyL"><text:span text:style-name="Bold">T</text:span>u Rex glóriæ, * Christe.</text:p>
        <text:p text:style-name="BodyL"><text:span text:style-name="Bold">T</text:span>u Patris * sempitérnus es Fílius.</text:p>
        <text:p text:style-name="BodyL"><text:span text:style-name="Bold">T</text:span>u, ad liberándum susceptúrus hóminem, * non horruísti Vírginis úterum.</text:p>
        <text:p text:style-name="BodyL"><text:span text:style-name="Bold">T</text:span>u, devícto mortis acúleo, * aperuísti credéntibus regna cælórum.</text:p>
        <text:p text:style-name="BodyL"><text:span text:style-name="Bold">T</text:span>u ad déxteram Dei sedes, * in glória Patris.</text:p>
        <text:p text:style-name="BodyL"><text:span text:style-name="Bold">J</text:span>udex créderis * esse ventúrus.</text:p>
        <text:p text:style-name="BodyL"><text:span text:style-name="Rubric">Sequens versus dicitur flexis genibus</text:span></text:p>
        <text:p text:style-name="BodyL"><text:span text:style-name="Bold">T</text:span>e ergo quãsumus, tuis fámulis súbveni, * quos pretióso sánguine redemísti.</text:p>
        <text:p text:style-name="BodyL"><text:span text:style-name="Bold">Æ</text:span>térna fac cum Sanctis tuis * in glória numerári.</text:p>
        <text:p text:style-name="BodyL"><text:span text:style-name="Bold">S</text:span>alvum fac pópulum tu­um, Dómine, * et bénedic hereditáti tuæ.</text:p>
        <text:p text:style-name="BodyL"><text:span text:style-name="Bold">E</text:span>t rege eos, * et extólle illos usque in ætérnum.</text:p>
        <text:p text:style-name="BodyL"><text:span text:style-name="Bold">P</text:span>er síngulos dies * benedícimus te;</text:p>
        <text:p text:style-name="BodyL"><text:span text:style-name="Bold">E</text:span>t laudámus nomen tu­um in sãculum, * et in sãculum sãculi.</text:p>
        <text:p text:style-name="BodyL"><text:span text:style-name="Bold">D</text:span>ignáre, Dómine, die isto * sine peccáto nos custodíre.</text:p>
        <text:p text:style-name="BodyL"><text:span text:style-name="Bold">M</text:span>iserére nostri, Dómine, * miserére nostri.</text:p>
        <text:p text:style-name="BodyL"><text:span text:style-name="Bold">F</text:span>iat misericórdia tua, Dómine, super nos, * quemádmodum sperávimus in te.</text:p>
        <text:p text:style-name="BodyL"><text:span text:style-name="Bold">I</text:span>n te, Dómine, sperávi: * non confúndar in ætérnum.</text:p>
        <text:p text:style-name="BodySm"/>
        <text:h text:style-name="Hidden2" text:outline-level="2"><text:span text:style-name="Visible">Lauds</text:span></text:h>
        <text:p text:style-name="Head2">ad Laudes</text:p>
        <text:p text:style-name="RubricHidden"><text:tab/>Ps 69:2</text:p>
        <text:p text:style-name="BodyL"><text:span text:style-name="VR">V. </text:span>De­us in adjutórium me­um inténde. <text:span text:style-name="VR">R. </text:span>Dómine ad adjuvándum me festína.</text:p>
        <text:p text:style-name="BodyL"><text:span text:style-name="BoldR">G</text:span>lória Patri, et Fílio, * et Spirítui Sancto. <text:span text:style-name="BoldR">S</text:span>icut erat in princípio, et nunc, et semper, * et in sãcula sæculórum. Amen.</text:p>
        <text:p text:style-name="BodyLSm"><text:span text:style-name="Rubric">(</text:span>Allelúja <text:span text:style-name="Rubric">vel</text:span> Laus ti­bi Dómine, Rex ætérnæ glóriæ.<text:span text:style-name="Rubric">)</text:span></text:p>
        <text:p text:style-name="BodySm"/>
        <text:p text:style-name="BodyL"><text:span text:style-name="Rubric">Ant 1.</text:span> Assúmpta est María in cælum: * gaudent Angeli, laudántes benedícunt Dóminum.</text:p>
        <text:p text:style-name="Head2Ps">Psalmus 92</text:p>
        <text:p text:style-name="BodyLDrop">DÓMINUS regnávit, decórem indútus est: * indútus est Dóminus fortitúdinem, et præcínxit se.<text:tab/><text:line-break/><text:span text:style-name="Bold">E</text:span>tenim firmávit orbem terræ, * qui non commovébitur.</text:p>
        <text:p text:style-name="BodyL"><text:span text:style-name="Bold">P</text:span>aráta sedes tua ex tunc: * a sãculo tu es.</text:p>
        <text:p text:style-name="BodyL"><text:span text:style-name="Bold">E</text:span>levavérunt flúmina, Dómine: * elevavérunt flúmina vocem suam.</text:p>
        <text:p text:style-name="BodyL"><text:span text:style-name="Bold">E</text:span>levavérunt flúmina fluctus suos, * a vócibus aquárum multárum.</text:p>
        <text:p text:style-name="BodyL"><text:span text:style-name="Bold">M</text:span>irábiles elatiónes maris: * mirábilis in altis Dóminus.</text:p>
        <text:p text:style-name="BodyL"><text:span text:style-name="Bold">T</text:span>estimónia tua credibília facta sunt nimis: * domum tu­am decet sanctitúdo, Dómine, in longitúdinem diérum.</text:p>
        <text:p text:style-name="BodyL"><text:span text:style-name="Bold">G</text:span>lória Patri, et Fílio, * et Spirítui Sancto.</text:p>
        <text:p text:style-name="BodyL"><text:span text:style-name="Bold">S</text:span>icut erat in princípio, et nunc, et semper, * et in sãcula sæculórum. Amen.</text:p>
        <text:p text:style-name="Spacer"/>
        <text:p text:style-name="BodyL"><text:span text:style-name="Rubric">Ant.</text:span> Assúmpta est María in cælum: gaudent Angeli, laudántes benedícunt Dóminum.</text:p>
        <text:p text:style-name="BodyL"><text:span text:style-name="Rubric">Ant 2.</text:span> María Virgo assúmpta est * ad æthéreum thálamum, in quo Rex regum stelláto sedet sólio.</text:p>
        <text:p text:style-name="Head2Ps">Psalmus 99</text:p>
        <text:p text:style-name="BodyLDrop">JUBILÁTE Deo, omnis terra: * servíte Dómino in lætítia.<text:tab/><text:line-break/><text:span text:style-name="Bold">I</text:span>ntroíte in conspéctu ejus, * in exsultatióne.</text:p>
        <text:p text:style-name="BodyL"><text:span text:style-name="Bold">S</text:span>citóte quóniam Dóminus ipse est De­us: * ipse fecit nos, et non ipsi nos.</text:p>
        <text:p text:style-name="BodyL"><text:span text:style-name="Bold">P</text:span>ópulus ejus, et oves páscuæ ejus: * introíte portas ejus in confessióne, átria ejus in hymnis: confitémini illi.</text:p>
        <text:p text:style-name="BodyL"><text:span text:style-name="Bold">L</text:span>audáte nomen ejus: quóniam suávis est Dóminus, in ætérnum misericórdia ejus, * et usque in generatiónem et generatiónem véritas ejus.</text:p>
        <text:p text:style-name="BodyL"><text:span text:style-name="Bold">G</text:span>lória Patri, et Fílio, * et Spirítui Sancto.</text:p>
        <text:p text:style-name="BodyL"><text:span text:style-name="Bold">S</text:span>icut erat in princípio, et nunc, et semper, * et in sãcula sæculórum. Amen.</text:p>
        <text:p text:style-name="Spacer"/>
        <text:p text:style-name="BodyL"><text:span text:style-name="Rubric">Ant.</text:span> María Virgo assúmpta est ad æthéreum thálamum, in quo Rex regum stelláto sedet sólio.</text:p>
        <text:p text:style-name="BodyL"><text:span text:style-name="Rubric">Ant 3.</text:span> In odórem * unguentórum tuórum cúrrimus: adolescéntulæ dilexérunt te nimis.</text:p>
        <text:p text:style-name="Head2Ps">Psalmus 62</text:p>
        <text:p text:style-name="BodyLDrop">DEUS, De­us me­us, * ad te de luce vígilo.<text:tab/><text:line-break/><text:span text:style-name="Bold">S</text:span>itívit in te ánima mea, * quam multiplíciter ti­bi caro mea.</text:p>
        <text:p text:style-name="BodyL"><text:span text:style-name="Bold">I</text:span>n terra desérta, et ínvia, et inaquósa: * sic in sancto appárui ti­bi, ut vidérem virtútem tu­am, et glóriam tu­am.</text:p>
        <text:p text:style-name="BodyL"><text:span text:style-name="Bold">Q</text:span>uóniam mélior est misericórdia tua super vitas: * lábia mea laudábunt te.</text:p>
        <text:p text:style-name="BodyL"><text:span text:style-name="Bold">S</text:span>ic benedícam te in vita mea: * et in nómine tuo levábo manus meas.</text:p>
        <text:p text:style-name="BodyL"><text:span text:style-name="Bold">S</text:span>icut ádipe et pinguédine repleátur ánima mea: * et lábiis exsultatiónis laudábit os me­um.</text:p>
        <text:p text:style-name="BodyL"><text:span text:style-name="Bold">S</text:span>i memor fui tui super stratum me­um, in matutínis meditábor in te: * quia fuísti adjútor me­us.</text:p>
        <text:p text:style-name="BodyL"><text:span text:style-name="Bold">E</text:span>t in velaménto alárum tuárum exsultábo, adhãsit ánima mea post te: * me suscépit déxtera tua.</text:p>
        <text:p text:style-name="BodyL"><text:span text:style-name="Bold">I</text:span>psi vero in vanum quæsiérunt ánimam me­am, introíbunt in inferióra terræ: * tradéntur in manus gládii, partes vúlpium erunt.</text:p>
        <text:p text:style-name="BodyL"><text:span text:style-name="Bold">R</text:span>ex vero lætábitur in Deo, laudabúntur omnes qui jurant in eo: * quia obstrúctum est os loquéntium iníqua.</text:p>
        <text:p text:style-name="BodyL"><text:span text:style-name="Bold">G</text:span>lória Patri, et Fílio, * et Spirítui Sancto.</text:p>
        <text:p text:style-name="BodyL"><text:span text:style-name="Bold">S</text:span>icut erat in princípio, et nunc, et semper, * et in sãcula sæculórum. Amen.</text:p>
        <text:p text:style-name="Spacer"/>
        <text:p text:style-name="BodyL"><text:span text:style-name="Rubric">Ant.</text:span> In odórem unguentórum tuórum cúrrimus: adolescéntulæ dilexérunt te nimis.</text:p>
        <text:p text:style-name="BodyL"><text:span text:style-name="Rubric">Ant 4.</text:span> Benedícta * fília tu a Dómino: quia per te fructum vitæ communicávimus.</text:p>
        <text:p text:style-name="Head2Cant">Cant. Trium Puerorum <text:line-break/>(Dan. 3:57-88 &amp; 56)</text:p>
        <text:p text:style-name="BodyLDrop">BENEDÍCITE, ómnia ópera Dómini, Dómino: * laudáte et superexaltáte eum in sãcula.<text:tab/><text:line-break/><text:span text:style-name="Bold">B</text:span>enedícite, Angeli Dómini, Dómino: * benedícite, cæli, Dómino.</text:p>
        <text:p text:style-name="BodyL"><text:span text:style-name="Bold">B</text:span>enedícite, aquæ omnes, quæ super cælos sunt, Dómino: * benedícite, omnes virtútes Dómini, Dómino.</text:p>
        <text:p text:style-name="BodyL"><text:span text:style-name="Bold">B</text:span>enedícite, sol et luna, Dómino: * benedícite, stellæ cæli, Dómino.</text:p>
        <text:p text:style-name="BodyL"><text:span text:style-name="Bold">B</text:span>enedícite, omnis imber et ros, Dómino: * benedícite, omnes spíritus Dei, Dómino.</text:p>
        <text:p text:style-name="BodyL"><text:span text:style-name="Bold">B</text:span>enedícite, ignis et æstus, Dómino: * benedícite, frigus et æstus, Dómino.</text:p>
        <text:p text:style-name="BodyL"><text:span text:style-name="Bold">B</text:span>enedícite, rores et pruína, Dómino: * benedícite, gelu et frigus, Dómino.</text:p>
        <text:p text:style-name="BodyL"><text:span text:style-name="Bold">B</text:span>enedícite, glácies et nives, Dómino: * benedícite, noctes et dies, Dómino.</text:p>
        <text:p text:style-name="BodyL"><text:span text:style-name="Bold">B</text:span>enedícite, lux et ténebræ, Dómino: * benedícite, fúlgura et nubes, Dómino.</text:p>
        <text:p text:style-name="BodyL"><text:span text:style-name="Bold">B</text:span>enedícat terra Dóminum: * laudet et superexáltet eum in sãcula.</text:p>
        <text:p text:style-name="BodyL"><text:span text:style-name="Bold">B</text:span>enedícite, montes et colles, Dómino: * benedícite, univérsa germinántia in terra, Dómino.</text:p>
        <text:p text:style-name="BodyL"><text:span text:style-name="Bold">B</text:span>enedícite, fontes, Dómino: * benedícite, mária et flúmina, Dómino.</text:p>
        <text:p text:style-name="BodyL"><text:span text:style-name="Bold">B</text:span>enedícite, cete, et ómnia, quæ movéntur in aquis, Dómino: * benedícite, omnes vólucres cæli, Dómino.</text:p>
        <text:p text:style-name="BodyL"><text:span text:style-name="Bold">B</text:span>enedícite, omnes béstiæ et pécora, Dómino: * benedícite, fílii hóminum, Dómino.</text:p>
        <text:p text:style-name="BodyL"><text:span text:style-name="Bold">B</text:span>enedícat Israël Dóminum: * laudet et superexáltet eum in sãcula.</text:p>
        <text:p text:style-name="BodyL"><text:span text:style-name="Bold">B</text:span>enedícite, sacerdótes Dómini, Dómino: * benedícite, servi Dómini, Dómino.</text:p>
        <text:p text:style-name="BodyL"><text:span text:style-name="Bold">B</text:span>enedícite, spíritus, et ánimæ justórum, Dómino: * benedícite, sancti, et húmiles corde, Dómino.</text:p>
        <text:p text:style-name="BodyL"><text:span text:style-name="Bold">B</text:span>enedícite, Ananía, Azaría, Mísaël, Dómino: * laudáte et superexaltáte eum in sãcula.</text:p>
        <text:p text:style-name="BodyL"><text:span text:style-name="Rubric">(Fit reveréntia:)</text:span></text:p>
        <text:p text:style-name="BodyL"><text:span text:style-name="Bold">B</text:span>enedicámus Patrem et Fílium cum Sancto Spíritu: * laudémus et superexaltémus eum in sãcula.</text:p>
        <text:p text:style-name="BodyL"><text:span text:style-name="Bold">B</text:span>enedíctus es, Dómine, in firmaménto cæli: * et laudábilis, et gloriósus, et superexaltátus in sãcula.</text:p>
        <text:p text:style-name="BodyL"><text:span text:style-name="Rubric">Hic non dicitur</text:span> Glória Patri, <text:span text:style-name="Rubric">neque</text:span> Amen.</text:p>
        <text:p text:style-name="Spacer"/>
        <text:p text:style-name="BodyL"><text:span text:style-name="Rubric">Ant.</text:span> Benedícta fília tu a Dómino: quia per te fructum vitæ communicávimus.</text:p>
        <text:p text:style-name="BodyL"><text:span text:style-name="Rubric">Ant 5.</text:span> Pulchra es * et decóra, fília Jerúsalem, terríbilis ut castrórum ácies ordináta.</text:p>
        <text:p text:style-name="Head2Ps">Psalmus 148</text:p>
        <text:p text:style-name="BodyLDrop">LAUDÁTE Dóminum de cælis: * laudáte eum in excélsis.<text:tab/><text:line-break/><text:span text:style-name="Bold">L</text:span>audáte eum, omnes Angeli ejus: * laudáte eum, omnes virtútes ejus.</text:p>
        <text:p text:style-name="BodyL"><text:span text:style-name="Bold">L</text:span>audáte eum, sol et luna: * laudáte eum, omnes stellæ et lumen.</text:p>
        <text:p text:style-name="BodyL"><text:span text:style-name="Bold">L</text:span>audáte eum, cæli cælórum: * et aquæ omnes, quæ super cælos sunt, laudent nomen Dómini.</text:p>
        <text:p text:style-name="BodyL"><text:span text:style-name="Bold">Q</text:span>uia ipse dixit, et facta sunt: * ipse mandávit, et creáta sunt.</text:p>
        <text:p text:style-name="BodyL"><text:span text:style-name="Bold">S</text:span>tátuit ea in ætérnum, et in sãculum sãculi: * præcéptum pósuit, et non præteríbit.</text:p>
        <text:p text:style-name="BodyL"><text:span text:style-name="Bold">L</text:span>audáte Dóminum de terra, * dracónes, et omnes abýssi.</text:p>
        <text:p text:style-name="BodyL"><text:span text:style-name="Bold">I</text:span>gnis, grando, nix, glácies, spíritus procellárum: * quæ fáciunt verbum ejus:</text:p>
        <text:p text:style-name="BodyL"><text:span text:style-name="Bold">M</text:span>ontes, et omnes colles: * ligna fructífera, et omnes cedri.</text:p>
        <text:p text:style-name="BodyL"><text:span text:style-name="Bold">B</text:span>éstiæ, et univérsa pécora: * serpéntes, et vólucres pennátæ:</text:p>
        <text:p text:style-name="BodyL"><text:span text:style-name="Bold">R</text:span>eges terræ, et omnes pópuli: * príncipes, et omnes júdices terræ.</text:p>
        <text:p text:style-name="BodyL"><text:span text:style-name="Bold">J</text:span>úvenes, et vírgines: senes cum junióribus laudent nomen Dómini: * quia exaltátum est nomen ejus solíus.</text:p>
        <text:p text:style-name="BodyL"><text:span text:style-name="Bold">C</text:span>onféssio ejus super cælum et terram: * et exaltávit cornu pópuli sui.</text:p>
        <text:p text:style-name="BodyL"><text:span text:style-name="Bold">H</text:span>ymnus ómnibus sanctis ejus: * fíliis Israël, pópulo appropinquánti sibi.</text:p>
        <text:p text:style-name="BodyL"><text:span text:style-name="Bold">G</text:span>lória Patri, et Fílio, * et Spirítui Sancto.</text:p>
        <text:p text:style-name="BodyL"><text:span text:style-name="Bold">S</text:span>icut erat in princípio, et nunc, et semper, * et in sãcula sæculórum. Amen.</text:p>
        <text:p text:style-name="Spacer"/>
        <text:p text:style-name="BodyL"><text:span text:style-name="Rubric">Ant.</text:span> Pulchra es et decóra, fília Jerúsalem, terríbilis ut castrórum ácies ordináta.</text:p>
        <text:p text:style-name="BodySm"/>
        <text:p text:style-name="BodyLSm"><text:span text:style-name="Rubric">Capit.<text:tab/>Cant. 6:8</text:span></text:p>
        <text:p text:style-name="BodyLDrop">VIDÉRUNT eam fíliæ Sion, et beatíssimam prædicavérunt, et regínæ laudavérunt eam.<text:tab/> <text:span text:style-name="VR">R. </text:span><text:span text:style-name="NH">Deo grátias.</text:span></text:p>
        <text:p text:style-name="BodySm"/>
        <text:p text:style-name="Head4">Hymnus</text:p>
        <text:p text:style-name="HymnL1"><text:span text:style-name="HymnR">O</text:span> gloriósa vírginum,</text:p>
        <text:p text:style-name="HymnL">Sublímis inter sídera,</text:p>
        <text:p text:style-name="HymnL">Qui te creávit, párvulum</text:p>
        <text:p text:style-name="HymnL">Lacténte nutris úbere.</text:p>
        <text:p text:style-name="HymnS"/>
        <text:p text:style-name="HymnL"><text:span text:style-name="HymnR">Q</text:span>uod Heva tristis ábstulit,</text:p>
        <text:p text:style-name="HymnL">Tu reddis almo gérmine:</text:p>
        <text:p text:style-name="HymnL">Intrent ut astra flébiles,</text:p>
        <text:p text:style-name="HymnL">Cæli reclúdis cárdines.</text:p>
        <text:p text:style-name="HymnS"/>
        <text:p text:style-name="HymnL"><text:span text:style-name="HymnR">T</text:span>u Regis alti jánua</text:p>
        <text:p text:style-name="HymnL">Et aula lucis fúlgida:</text:p>
        <text:p text:style-name="HymnL">Vitam datam per Vírginem,</text:p>
        <text:p text:style-name="HymnL">Gentes redémptæ, pláudite.</text:p>
        <text:p text:style-name="HymnS"/>
        <text:p text:style-name="HymnL"><text:span text:style-name="HymnR">J</text:span>esu ti­bi sit glória,</text:p>
        <text:p text:style-name="HymnL">Qui natus es de Vírgine,</text:p>
        <text:p text:style-name="HymnL">Cum Patre, et almo Spíritu,</text:p>
        <text:p text:style-name="HymnL">In sempitérna sãcula. Amen.</text:p>
        <text:p text:style-name="BodySm"><text:span text:style-name="Rubric">Auth. Venantius Fortunatus</text:span></text:p>
        <text:p text:style-name="BodyL"><text:span text:style-name="VR">V. </text:span>Benedícta tu in muliéribus.<text:tab/> <text:span text:style-name="VR">R. </text:span>Et benedíctus fructus ventris tui.</text:p>
        <text:p text:style-name="BodySm"/>
        <text:p text:style-name="BodyL"><text:span text:style-name="Rubric">Ad Bened.Ant.</text:span> Beáta Dei Génitrix, María, * Virgo perpétua, templum Dómini, sacrárium Spíritus Sancti, sola sine exémplo placuísti Dómino nostro Jesu Christo: ora pro pópulo, intérveni pro clero, intercéde pro devóto femíneo sexu.</text:p>
        <text:p text:style-name="Head2Cant">Cant. Zachariæ (Luke 1:68-79)</text:p>
        <text:p text:style-name="BodyLDrop">BENEDÍCTUS † Dóminus, De­us Israël: * quia visitávit, et fecit redemptiónem plebis suæ:<text:tab/><text:line-break/><text:span text:style-name="Bold">E</text:span>t eréxit cornu salútis nobis: * in domo David, púeri sui.</text:p>
        <text:p text:style-name="BodyL"><text:span text:style-name="Bold">S</text:span>icut locútus est per os sanctórum, * qui a sãculo sunt, prophetárum ejus:</text:p>
        <text:p text:style-name="BodyL"><text:span text:style-name="Bold">S</text:span>alútem ex inimícis nostris, * et de manu ómnium, qui odérunt nos.</text:p>
        <text:p text:style-name="BodyL"><text:span text:style-name="Bold">A</text:span>d faciéndam misericórdiam cum pátribus nostris: * et memorári testaménti sui sancti.</text:p>
        <text:p text:style-name="BodyL"><text:span text:style-name="Bold">J</text:span>usjurándum, quod jurávit ad Abraham patrem nostrum, * datúrum se nobis:</text:p>
        <text:p text:style-name="BodyL"><text:span text:style-name="Bold">U</text:span>t sine timóre, de manu inimicórum nostrórum liberáti, * serviámus illi.</text:p>
        <text:p text:style-name="BodyL"><text:span text:style-name="Bold">I</text:span>n sanctitáte, et justítia coram ipso, * ómnibus diébus nostris.</text:p>
        <text:p text:style-name="BodyL"><text:span text:style-name="Bold">E</text:span>t tu, puer, Prophéta Altíssimi vocáberis: * præíbis enim ante fáciem Dómini, paráre vias ejus:</text:p>
        <text:p text:style-name="BodyL"><text:span text:style-name="Bold">A</text:span>d dandam sciéntiam salútis plebi ejus: * in remissiónem peccatórum eórum:</text:p>
        <text:p text:style-name="BodyL"><text:span text:style-name="Bold">P</text:span>er víscera misericórdiæ Dei nostri: * in quibus visitávit nos, óriens ex alto:</text:p>
        <text:p text:style-name="BodyL"><text:span text:style-name="Bold">I</text:span>llumináre his, qui in ténebris, et in umbra mortis sedent: * ad dirigéndos pedes nostros in viam pacis.</text:p>
        <text:p text:style-name="BodyL"><text:span text:style-name="Bold">G</text:span>lória Patri, et Fílio, * et Spirítui Sancto.</text:p>
        <text:p text:style-name="BodyL"><text:span text:style-name="Bold">S</text:span>icut erat in princípio, et nunc, et semper, * et in sãcula sæculórum. Amen.</text:p>
        <text:p text:style-name="BodySm"/>
        <text:p text:style-name="BodyL"><text:span text:style-name="Rubric">Ant.</text:span> Beáta Dei Génitrix, María, Virgo perpétua, templum Dómini, sacrárium Spíritus Sancti, sola sine exémplo placuísti Dómino nostro Jesu Christo: ora pro pópulo, intérveni pro clero, intercéde pro devóto femíneo sexu.</text:p>
        <text:p text:style-name="BodySm"/>
        <text:p text:style-name="BodyL"><text:span text:style-name="VR">V. </text:span><text:span text:style-name="VR">(</text:span>Dóminus vobíscum.<text:tab/> <text:span text:style-name="VR">R. </text:span>Et cum spíritu tuo.<text:span text:style-name="VR">)</text:span> <text:span text:style-name="Rubric">*Non dicitur in recitatione a solo facta, ab eo qui non est saltem in ordine Diaconatus; loco dicitur sequens:</text:span></text:p>
        <text:p text:style-name="BodyL"><text:span text:style-name="VR">V. </text:span>Dómine, exáudi oratiónem me­am.<text:tab/> <text:span text:style-name="VR">R. </text:span>Et clamor me­us ad te véniat.</text:p>
        <text:p text:style-name="BodyLIndent">Orémus.</text:p>
        <text:p text:style-name="BodyLDrop">DEUS, qui de beátæ Maríæ Vírginis útero Verbum tu­um, Angelo nuntiánte, carnem suscípere voluísti: præsta supplícibus tuis: ut qui vere eam Genitrícem Dei crédimus, ejus apud te intercessiónibus adjuvémur. Per eúmdem Dóminum nostrum, Jesum Christum, Fílium tu­um, qui tecum vivit et regnat, in unitáte  Spíritus Sancti De­us, per ómnia sãcula sæculórum.<text:tab/> <text:span text:style-name="VR">R.</text:span> Amen.</text:p>
        <text:p text:style-name="BodyL"><text:span text:style-name="Rubric"><text:span text:style-name="VR">V. </text:span><text:span text:style-name="NonRubric">Dóminus vobíscum</text:span> vel <text:span text:style-name="NonRubric">Dómine exáudi</text:span>, ut supra.</text:span></text:p>
        <text:p text:style-name="BodyL"><text:span text:style-name="VR">V. </text:span>Benedicámus Dómino.<text:tab/> <text:span text:style-name="VR">R. </text:span>Deo grátias.</text:p>
        <text:p text:style-name="BodyL"><text:span text:style-name="VR">V. </text:span>Fidélium ánimæ per misericórdiam Dei requiéscant in pace.<text:tab/> <text:span text:style-name="VR">R. </text:span>Amen.</text:p>
        <text:p text:style-name="BodySm"/>
        <text:h text:style-name="Hidden2" text:outline-level="2">Prime</text:h>
        <text:p text:style-name="Head2">ad Primam</text:p>
        <text:p text:style-name="RubricHidden"><text:tab/>Ps 69:2</text:p>
        <text:p text:style-name="BodyL"><text:span text:style-name="VR">V. </text:span>De­us in adjutórium me­um inténde. <text:span text:style-name="VR">R. </text:span>Dómine ad adjuvándum me festína.</text:p>
        <text:p text:style-name="BodyL"><text:span text:style-name="BoldR">G</text:span>lória Patri, et Fílio, * et Spirítui Sancto. <text:span text:style-name="BoldR">S</text:span>icut erat in princípio, et nunc, et semper, * et in sãcula sæculórum. Amen.</text:p>
        <text:p text:style-name="BodyLSm"><text:span text:style-name="Rubric">(</text:span>Allelúja <text:span text:style-name="Rubric">vel</text:span> Laus ti­bi Dómine, Rex ætérnæ glóriæ.<text:span text:style-name="Rubric">)</text:span></text:p>
        <text:p text:style-name="BodySm"/>
        <text:p text:style-name="Head4">Hymnus</text:p>
        <text:p text:style-name="BkHidden"><text:bookmark text:name="memento_rerum_conditor"/></text:p>
        <text:p text:style-name="HymnL1"><text:span text:style-name="HymnR">M</text:span>eménto, rerum Cónditor,</text:p>
        <text:p text:style-name="HymnL">Nostri quod olim córporis,</text:p>
        <text:p text:style-name="HymnL">Sacráta ab alvo Vírginis</text:p>
        <text:p text:style-name="HymnL">Nascéndo, formam súmpseris.</text:p>
        <text:p text:style-name="HymnS"/>
        <text:p text:style-name="HymnL"><text:span text:style-name="HymnR">M</text:span>aría, Mater grátiæ,</text:p>
        <text:p text:style-name="HymnL">Dulcis Parens cleméntiæ,</text:p>
        <text:p text:style-name="HymnL">Tu nos ab hoste prótege,</text:p>
        <text:p text:style-name="HymnL">Et mortis hora súscipe.</text:p>
        <text:p text:style-name="HymnS"/>
        <text:p text:style-name="HymnL"><text:span text:style-name="HymnR">J</text:span>esu ti­bi sit glória,</text:p>
        <text:p text:style-name="HymnL">Qui natus es de Vírgine,</text:p>
        <text:p text:style-name="HymnL">Cum Patre, et almo Spíritu,</text:p>
        <text:p text:style-name="HymnL">In sempitérna sãcula. Amen.</text:p>
        <text:p text:style-name="BodySm"><text:span text:style-name="Rubric">Auth. Venantius Fortunatus et al.</text:span></text:p>
        <text:p text:style-name="BodySm"/>
        <text:p text:style-name="BodyL"><text:span text:style-name="Rubric">Ant.</text:span> Assúmpta est María in cælum: * gaudent Angeli, laudántes benedícunt Dóminum.</text:p>
        <text:p text:style-name="Head2Ps">Psalmus 53</text:p>
        <text:p text:style-name="BodyLDrop">DEUS, in nómine tuo salvum me fac: * et in virtúte tua júdica me.<text:tab/><text:line-break/><text:span text:style-name="Bold">D</text:span>eus, exáudi oratiónem me­am: * áuribus pércipe verba oris mei.</text:p>
        <text:p text:style-name="BodyL"><text:span text:style-name="Bold">Q</text:span>uóniam aliéni insurrexérunt advérsum me, et fortes quæsiérunt ánimam me­am: * et non proposuérunt Deum ante conspéctum suum.</text:p>
        <text:p text:style-name="BodyL"><text:span text:style-name="Bold">E</text:span>cce enim, De­us ádjuvat me: * et Dóminus suscéptor est ánimæ meæ.</text:p>
        <text:p text:style-name="BodyL"><text:span text:style-name="Bold">A</text:span>vérte mala inimícis meis: * et in veritáte tua dispérde illos.</text:p>
        <text:p text:style-name="BodyL"><text:span text:style-name="Bold">V</text:span>oluntárie sacrificábo ti­bi, * et confitébor nómini tuo, Dómine: quóniam bonum est:</text:p>
        <text:p text:style-name="BodyL"><text:span text:style-name="Bold">Q</text:span>uóniam ex omni tribulatióne eripuísti me: * et super inimícos meos despéxit óculus me­us.</text:p>
        <text:p text:style-name="BodyL"><text:span text:style-name="Bold">G</text:span>lória Patri, et Fílio, * et Spirítui Sancto.</text:p>
        <text:p text:style-name="BodyL"><text:span text:style-name="Bold">S</text:span>icut erat in princípio, et nunc, et semper, * et in sãcula sæculórum. Amen.</text:p>
        <text:p text:style-name="Spacer"/>
        <text:p text:style-name="Head2Ps">Psalmus 84</text:p>
        <text:p text:style-name="BodyLDrop">BENEDIXÍSTI, Dómine, terram tu­am: * avertísti captivitátem Jacob.<text:tab/><text:line-break/><text:span text:style-name="Bold">R</text:span>emisísti iniquitátem plebis tuæ: * operuísti ómnia peccáta eórum.</text:p>
        <text:p text:style-name="BodyL"><text:span text:style-name="Bold">M</text:span>itigásti omnem iram tu­am: * avertísti ab ira indignatiónis tuæ.</text:p>
        <text:p text:style-name="BodyL"><text:span text:style-name="Bold">C</text:span>onvérte nos, De­us, salutáris noster: * et avérte iram tu­am a nobis.</text:p>
        <text:p text:style-name="BodyL"><text:span text:style-name="Bold">N</text:span>umquid in ætérnum irascéris nobis? * aut exténdes iram tu­am a generatióne in generatiónem?</text:p>
        <text:p text:style-name="BodyL"><text:span text:style-name="Bold">D</text:span>eus, tu convérsus vivificábis nos: * et plebs tua lætábitur in te.</text:p>
        <text:p text:style-name="BodyL"><text:span text:style-name="Bold">O</text:span>sténde nobis, Dómine, misericórdiam tu­am: * et salutáre tu­um da nobis.</text:p>
        <text:p text:style-name="BodyL"><text:span text:style-name="Bold">A</text:span>udiam quid loquátur in me Dóminus De­us: * quóniam loquétur pacem in plebem suam.</text:p>
        <text:p text:style-name="BodyL"><text:span text:style-name="Bold">E</text:span>t super sanctos suos: * et in eos, qui convertúntur ad cor.</text:p>
        <text:p text:style-name="BodyL"><text:span text:style-name="Bold">V</text:span>erúmtamen prope timéntes eum salutáre ipsíus: * ut inhábitet glória in terra nostra.</text:p>
        <text:p text:style-name="BodyL"><text:span text:style-name="Bold">M</text:span>isericórdia, et véritas obviavérunt sibi: * justítia, et pax osculátæ sunt.</text:p>
        <text:p text:style-name="BodyL"><text:span text:style-name="Bold">V</text:span>éritas de terra orta est: * et justítia de cælo prospéxit.</text:p>
        <text:p text:style-name="BodyL"><text:span text:style-name="Bold">E</text:span>tenim Dóminus dabit benignitátem: * et terra nostra dabit fructum suum.</text:p>
        <text:p text:style-name="BodyL"><text:span text:style-name="Bold">J</text:span>ustítia ante eum ambulábit: * et ponet in via gressus suos.</text:p>
        <text:p text:style-name="BodyL"><text:span text:style-name="Bold">G</text:span>lória Patri, et Fílio, * et Spirítui Sancto.</text:p>
        <text:p text:style-name="BodyL"><text:span text:style-name="Bold">S</text:span>icut erat in princípio, et nunc, et semper, * et in sãcula sæculórum. Amen.</text:p>
        <text:p text:style-name="Spacer"/>
        <text:p text:style-name="Head2Ps">Psalmus 116</text:p>
        <text:p text:style-name="BodyLDrop">LAUDÁTE Dóminum, omnes gentes: * laudáte eum, omnes pópuli:<text:tab/><text:line-break/><text:span text:style-name="Bold">Q</text:span>uóniam confirmáta est super nos misericórdia ejus: * et véritas Dómini manet in ætérnum.</text:p>
        <text:p text:style-name="BodyL"><text:span text:style-name="Bold">G</text:span>lória Patri, et Fílio, * et Spirítui Sancto.</text:p>
        <text:p text:style-name="BodyL"><text:span text:style-name="Bold">S</text:span>icut erat in princípio, et nunc, et semper, * et in sãcula sæculórum. Amen.</text:p>
        <text:p text:style-name="Spacer"/>
        <text:p text:style-name="BodyL"><text:span text:style-name="Rubric">Ant.</text:span> Assúmpta est María in cælum: gaudent Angeli, laudántes benedícunt Dóminum.</text:p>
        <text:p text:style-name="BodySm"/>
        <text:p text:style-name="BodyLSm"><text:span text:style-name="Rubric">Capit.<text:tab/>Cant. 6:9</text:span></text:p>
        <text:p text:style-name="BodyLDrop">QUÆ est ista quæ progréditur quasi auróra consúrgens, pulchra ut luna, elécta ut sol, terríbilis ut castrórum ácies ordináta?<text:tab/> <text:span text:style-name="VR">R. </text:span><text:span text:style-name="NH">Deo grátias.</text:span></text:p>
        <text:p text:style-name="BodySm"/>
        <text:p text:style-name="BodyL"><text:span text:style-name="VR">V. </text:span>Dignáre me laudáre te, Virgo sacráta.<text:tab/> <text:span text:style-name="VR">R. </text:span>Da mi­hi virtútem contra hostes tuos.</text:p>
        <text:p text:style-name="BodySm"/>
        <text:p text:style-name="BodyL"><text:span text:style-name="VR">V. </text:span><text:span text:style-name="VR">(</text:span>Dóminus vobíscum.<text:tab/> <text:span text:style-name="VR">R. </text:span>Et cum spíritu tuo.<text:span text:style-name="VR">)</text:span> <text:span text:style-name="Rubric">*Non dicitur in recitatione a solo facta, ab eo qui non est saltem in ordine Diaconatus; loco dicitur sequens:</text:span></text:p>
        <text:p text:style-name="BodyL"><text:span text:style-name="VR">V. </text:span>Dómine, exáudi oratiónem me­am.<text:tab/> <text:span text:style-name="VR">R. </text:span>Et clamor me­us ad te véniat.</text:p>
        <text:p text:style-name="BodyLIndent">Orémus.</text:p>
        <text:p text:style-name="BodyLDrop">DEUS, qui virginálem aulam beátæ Maríæ, in qua habitáres, elígere dignátus es: da, quãsumus; ut, sua nos defensióne munítos, jucúndos fácias suæ interésse commemoratióni: Qui vivis et regnas cum Deo Patre, in unitáte  Spíritus Sancti De­us, per ómnia sãcula sæculórum.<text:tab/> <text:span text:style-name="VR">R.</text:span> Amen.</text:p>
        <text:p text:style-name="BodyL"><text:span text:style-name="Rubric"><text:span text:style-name="VR">V. </text:span><text:span text:style-name="NonRubric">Dóminus vobíscum</text:span> vel <text:span text:style-name="NonRubric">Dómine exáudi</text:span>, ut supra.</text:span></text:p>
        <text:p text:style-name="BodyL"><text:span text:style-name="VR">V. </text:span>Benedicámus Dómino.<text:tab/> <text:span text:style-name="VR">R. </text:span>Deo grátias.</text:p>
        <text:p text:style-name="BodyL"><text:span text:style-name="VR">V. </text:span>Fidélium ánimæ per misericórdiam Dei requiéscant in pace.<text:tab/> <text:span text:style-name="VR">R. </text:span>Amen.</text:p>
        <text:p text:style-name="BodySm"/>
        <text:h text:style-name="Hidden2" text:outline-level="2">Terce</text:h>
        <text:p text:style-name="Head2">ad Tértiam</text:p>
        <text:p text:style-name="RubricHidden"><text:tab/>Ps 69:2</text:p>
        <text:p text:style-name="BodyL"><text:span text:style-name="VR">V. </text:span>De­us in adjutórium me­um inténde. <text:span text:style-name="VR">R. </text:span>Dómine ad adjuvándum me festína.</text:p>
        <text:p text:style-name="BodyL"><text:span text:style-name="BoldR">G</text:span>lória Patri, et Fílio, * et Spirítui Sancto. <text:span text:style-name="BoldR">S</text:span>icut erat in princípio, et nunc, et semper, * et in sãcula sæculórum. Amen.</text:p>
        <text:p text:style-name="BodyLSm"><text:span text:style-name="Rubric">(</text:span>Allelúja <text:span text:style-name="Rubric">vel</text:span> Laus ti­bi Dómine, Rex ætérnæ glóriæ.<text:span text:style-name="Rubric">)</text:span></text:p>
        <text:p text:style-name="BodySm"/>
        <text:p text:style-name="Head4">Hymnus</text:p>
        <text:p text:style-name="HymnL1"><text:span text:style-name="HymnR">M</text:span>eménto, rerum Cónditor,</text:p>
        <text:p text:style-name="HymnL">Nostri quod olim córporis,</text:p>
        <text:p text:style-name="HymnL">Sacráta ab alvo Vírginis</text:p>
        <text:p text:style-name="HymnL">Nascéndo, formam súmpseris.</text:p>
        <text:p text:style-name="HymnS"/>
        <text:p text:style-name="HymnL"><text:span text:style-name="HymnR">M</text:span>aría, Mater grátiæ,</text:p>
        <text:p text:style-name="HymnL">Dulcis Parens cleméntiæ,</text:p>
        <text:p text:style-name="HymnL">Tu nos ab hoste prótege,</text:p>
        <text:p text:style-name="HymnL">Et mortis hora súscipe.</text:p>
        <text:p text:style-name="HymnS"/>
        <text:p text:style-name="HymnL"><text:span text:style-name="HymnR">J</text:span>esu ti­bi sit glória,</text:p>
        <text:p text:style-name="HymnL">Qui natus es de Vírgine,</text:p>
        <text:p text:style-name="HymnL">Cum Patre, et almo Spíritu,</text:p>
        <text:p text:style-name="HymnL">In sempitérna sãcula. Amen.</text:p>
        <text:p text:style-name="BodySm"><text:span text:style-name="Rubric">Auth. Venantius Fortunatus et al.</text:span></text:p>
        <text:p text:style-name="BodySm"/>
        <text:p text:style-name="BodyL"><text:span text:style-name="Rubric">Ant.</text:span> María Virgo assúmpta est * ad æthéreum thálamum, in quo Rex regum stelláto sedet sólio.</text:p>
        <text:p text:style-name="Head2Ps">Psalmus 119</text:p>
        <text:p text:style-name="BodyLDrop">AD Dóminum cum tribulárer clamávi: * et exaudívit me.<text:tab/><text:line-break/><text:span text:style-name="Bold">D</text:span>ómine, líbera ánimam me­am a lábiis iníquis, * et a lingua dolósa.</text:p>
        <text:p text:style-name="BodyL"><text:span text:style-name="Bold">Q</text:span>uid detur ti­bi, aut quid apponátur ti­bi * ad linguam dolósam?</text:p>
        <text:p text:style-name="BodyL"><text:span text:style-name="Bold">S</text:span>agíttæ poténtis acútæ, * cum carbónibus desolatóriis.</text:p>
        <text:p text:style-name="BodyL"><text:span text:style-name="Bold">H</text:span>eu mi­hi, quia incolátus me­us prolongátus est: habitávi cum habitántibus Cedar: * multum íncola fuit ánima mea.</text:p>
        <text:p text:style-name="BodyL"><text:span text:style-name="Bold">C</text:span>um his, qui odérunt pacem, eram pacíficus: * cum loquébar illis, impugnábant me gratis.</text:p>
        <text:p text:style-name="BodyL"><text:span text:style-name="Bold">G</text:span>lória Patri, et Fílio, * et Spirítui Sancto.</text:p>
        <text:p text:style-name="BodyL"><text:span text:style-name="Bold">S</text:span>icut erat in princípio, et nunc, et semper, * et in sãcula sæculórum. Amen.</text:p>
        <text:p text:style-name="Spacer"/>
        <text:p text:style-name="Head2Ps">Psalmus 120</text:p>
        <text:p text:style-name="BodyLDrop">LEVÁVI óculos meos in montes, * unde véniet auxílium mi­hi.<text:tab/><text:line-break/><text:span text:style-name="Bold">A</text:span>uxílium me­um a Dómino, * qui fecit cælum et terram.</text:p>
        <text:p text:style-name="BodyL"><text:span text:style-name="Bold">N</text:span>on det in commotiónem pedem tu­um: * neque dormítet qui custódit te.</text:p>
        <text:p text:style-name="BodyL"><text:span text:style-name="Bold">E</text:span>cce, non dormitábit neque dórmiet, * qui custódit Israël.</text:p>
        <text:p text:style-name="BodyL"><text:span text:style-name="Bold">D</text:span>óminus custódit te, Dóminus protéctio tua, * super manum déxteram tu­am.</text:p>
        <text:p text:style-name="BodyL"><text:span text:style-name="Bold">P</text:span>er diem sol non uret te: * neque luna per noctem.</text:p>
        <text:p text:style-name="BodyL"><text:span text:style-name="Bold">D</text:span>óminus custódit te ab omni malo: * custódiat ánimam tu­am Dóminus.</text:p>
        <text:p text:style-name="BodyL"><text:span text:style-name="Bold">D</text:span>óminus custódiat intróitum tu­um, et éxitum tu­um: * ex hoc nunc, et usque in sãculum.</text:p>
        <text:p text:style-name="BodyL"><text:span text:style-name="Bold">G</text:span>lória Patri, et Fílio, * et Spirítui Sancto.</text:p>
        <text:p text:style-name="BodyL"><text:span text:style-name="Bold">S</text:span>icut erat in princípio, et nunc, et semper, * et in sãcula sæculórum. Amen.</text:p>
        <text:p text:style-name="Spacer"/>
        <text:p text:style-name="Head2Ps">Psalmus 121</text:p>
        <text:p text:style-name="BodyLDrop">LÆTÁTUS sum in his, quæ dicta sunt mi­hi: * In domum Dómini íbimus.<text:tab/><text:line-break/><text:span text:style-name="Bold">S</text:span>tantes erant pedes nostri, * in átriis tuis, Jerúsalem.</text:p>
        <text:p text:style-name="BodyL"><text:span text:style-name="Bold">J</text:span>erúsalem, quæ ædificátur ut cívitas: * cujus participátio ejus in idípsum.</text:p>
        <text:p text:style-name="BodyL"><text:span text:style-name="Bold">I</text:span>lluc enim ascendérunt tribus, tribus Dómini: * testimónium Israël ad confiténdum nómini Dómini.</text:p>
        <text:p text:style-name="BodyL"><text:span text:style-name="Bold">Q</text:span>uia illic sedérunt sedes in judício, * sedes super domum David.</text:p>
        <text:p text:style-name="BodyL"><text:span text:style-name="Bold">R</text:span>ogáte quæ ad pacem sunt Jerúsalem: * et abundántia diligéntibus te:</text:p>
        <text:p text:style-name="BodyL"><text:span text:style-name="Bold">F</text:span>iat pax in virtúte tua: * et abundántia in túrribus tuis.</text:p>
        <text:p text:style-name="BodyL"><text:span text:style-name="Bold">P</text:span>ropter fratres meos, et próximos meos, * loquébar pacem de te:</text:p>
        <text:p text:style-name="BodyL"><text:span text:style-name="Bold">P</text:span>ropter domum Dómini, Dei nostri, * quæsívi bona ti­bi.</text:p>
        <text:p text:style-name="BodyL"><text:span text:style-name="Bold">G</text:span>lória Patri, et Fílio, * et Spirítui Sancto.</text:p>
        <text:p text:style-name="BodyL"><text:span text:style-name="Bold">S</text:span>icut erat in princípio, et nunc, et semper, * et in sãcula sæculórum. Amen.</text:p>
        <text:p text:style-name="Spacer"/>
        <text:p text:style-name="BodyL"><text:span text:style-name="Rubric">Ant.</text:span> María Virgo assúmpta est ad æthéreum thálamum, in quo Rex regum stelláto sedet sólio.</text:p>
        <text:p text:style-name="BodySm"/>
        <text:p text:style-name="BodyLSm"><text:span text:style-name="Rubric">Capit.<text:tab/>Ecclus.  24:15</text:span></text:p>
        <text:p text:style-name="BodyLDrop">ET sic in Sion firmáta sum, et in civitáte sanctificáta simíliter requiévi, et in Jerúsalem potéstas mea.<text:tab/> <text:span text:style-name="VR">R. </text:span><text:span text:style-name="NH">Deo grátias.</text:span></text:p>
        <text:p text:style-name="BodySm"/>
        <text:p text:style-name="BodyL"><text:span text:style-name="VR">V. </text:span>Diffúsa est grátia in lábiis tuis.<text:tab/> <text:span text:style-name="VR">R. </text:span>Proptérea benedíxit te De­us in ætérnum.</text:p>
        <text:p text:style-name="BodySm"/>
        <text:p text:style-name="BodyL"><text:span text:style-name="VR">V. </text:span><text:span text:style-name="VR">(</text:span>Dóminus vobíscum.<text:tab/> <text:span text:style-name="VR">R. </text:span>Et cum spíritu tuo.<text:span text:style-name="VR">)</text:span> <text:span text:style-name="Rubric">*Non dicitur in recitatione a solo facta, ab eo qui non est saltem in ordine Diaconatus; loco dicitur sequens:</text:span></text:p>
        <text:p text:style-name="BodyL"><text:span text:style-name="VR">V. </text:span>Dómine, exáudi oratiónem me­am.<text:tab/> <text:span text:style-name="VR">R. </text:span>Et clamor me­us ad te véniat.</text:p>
        <text:p text:style-name="BodyLIndent">Orémus.</text:p>
        <text:p text:style-name="BodyLDrop">DEUS, qui salútis ætérnæ, beátæ Maríæ virginitáte fôcúnda, humáno géneri prãmia præstitísti: tríbue, quãsumus; ut ipsam pro nobis intercédere sentiámus, per quam merúimus auctórem vitæ suscípere, Dóminum nostrum Jesum Christum Fílium tu­um: Qui tecum vivit et regnat in unitáte  Spíritus Sancti, De­us per ómnia sãcula sæculórum.<text:tab/> <text:span text:style-name="VR">R.</text:span> Amen.</text:p>
        <text:p text:style-name="BodyL"><text:span text:style-name="Rubric"><text:span text:style-name="VR">V. </text:span><text:span text:style-name="NonRubric">Dóminus vobíscum</text:span> vel <text:span text:style-name="NonRubric">Dómine exáudi</text:span>, ut supra.</text:span></text:p>
        <text:p text:style-name="BodyL"><text:span text:style-name="VR">V. </text:span>Benedicámus Dómino.<text:tab/> <text:span text:style-name="VR">R. </text:span>Deo grátias.</text:p>
        <text:p text:style-name="BodyL"><text:span text:style-name="VR">V. </text:span>Fidélium ánimæ per misericórdiam Dei requiéscant in pace.<text:tab/> <text:span text:style-name="VR">R. </text:span>Amen.</text:p>
        <text:p text:style-name="BodySm"/>
        <text:h text:style-name="Hidden2" text:outline-level="2">Sext</text:h>
        <text:p text:style-name="Head2">ad Sextam</text:p>
        <text:p text:style-name="RubricHidden"><text:tab/>Ps 69:2</text:p>
        <text:p text:style-name="BodyL"><text:span text:style-name="VR">V. </text:span>De­us in adjutórium me­um inténde. <text:span text:style-name="VR">R. </text:span>Dómine ad adjuvándum me festína.</text:p>
        <text:p text:style-name="BodyL"><text:span text:style-name="BoldR">G</text:span>lória Patri, et Fílio, * et Spirítui Sancto. <text:span text:style-name="BoldR">S</text:span>icut erat in princípio, et nunc, et semper, * et in sãcula sæculórum. Amen.</text:p>
        <text:p text:style-name="BodyLSm"><text:span text:style-name="Rubric">(</text:span>Allelúja <text:span text:style-name="Rubric">vel</text:span> Laus ti­bi Dómine, Rex ætérnæ glóriæ.<text:span text:style-name="Rubric">)</text:span></text:p>
        <text:p text:style-name="BodySm"/>
        <text:p text:style-name="Head4">Hymnus</text:p>
        <text:p text:style-name="HymnL1"><text:span text:style-name="HymnR">M</text:span>eménto, rerum Cónditor,</text:p>
        <text:p text:style-name="HymnL">Nostri quod olim córporis,</text:p>
        <text:p text:style-name="HymnL">Sacráta ab alvo Vírginis</text:p>
        <text:p text:style-name="HymnL">Nascéndo, formam súmpseris.</text:p>
        <text:p text:style-name="HymnS"/>
        <text:p text:style-name="HymnL"><text:span text:style-name="HymnR">M</text:span>aría, Mater grátiæ,</text:p>
        <text:p text:style-name="HymnL">Dulcis Parens cleméntiæ,</text:p>
        <text:p text:style-name="HymnL">Tu nos ab hoste prótege,</text:p>
        <text:p text:style-name="HymnL">Et mortis hora súscipe.</text:p>
        <text:p text:style-name="HymnS"/>
        <text:p text:style-name="HymnL"><text:span text:style-name="HymnR">J</text:span>esu ti­bi sit glória,</text:p>
        <text:p text:style-name="HymnL">Qui natus es de Vírgine,</text:p>
        <text:p text:style-name="HymnL">Cum Patre, et almo Spíritu,</text:p>
        <text:p text:style-name="HymnL">In sempitérna sãcula. Amen.</text:p>
        <text:p text:style-name="BodySm"><text:span text:style-name="Rubric">Auth. Venantius Fortunatus et al.</text:span></text:p>
        <text:p text:style-name="BodySm"/>
        <text:p text:style-name="BodyL"><text:span text:style-name="Rubric">Ant.</text:span> In odórem * unguentórum tuórum cúrrimus: adolescéntulæ dilexérunt te nimis.</text:p>
        <text:p text:style-name="Head2Ps">Psalmus 122</text:p>
        <text:p text:style-name="BodyLDrop">AD te levávi óculos meos, * qui hábitas in cælis.<text:tab/><text:line-break/><text:span text:style-name="Bold">E</text:span>cce, sicut óculi servórum * in mánibus dominórum suórum,</text:p>
        <text:p text:style-name="BodyL"><text:span text:style-name="Bold">S</text:span>icut óculi ancíllæ in mánibus dóminæ suæ: * ita óculi nostri ad Dóminum, Deum nostrum, donec misereátur nostri.</text:p>
        <text:p text:style-name="BodyL"><text:span text:style-name="Bold">M</text:span>iserére nostri, Dómine, miserére nostri: * quia multum repléti sumus despectióne:</text:p>
        <text:p text:style-name="BodyL"><text:span text:style-name="Bold">Q</text:span>uia multum repléta est ánima nostra: * oppróbrium abundántibus, et despéctio supérbis.</text:p>
        <text:p text:style-name="BodyL"><text:span text:style-name="Bold">G</text:span>lória Patri, et Fílio, * et Spirítui Sancto.</text:p>
        <text:p text:style-name="BodyL"><text:span text:style-name="Bold">S</text:span>icut erat in princípio, et nunc, et semper, * et in sãcula sæculórum. Amen.</text:p>
        <text:p text:style-name="Spacer"/>
        <text:p text:style-name="Head2Ps">Psalmus 123</text:p>
        <text:p text:style-name="BodyLDrop">NISI quia Dóminus erat in nobis, dicat nunc Israël: * nisi quia Dóminus erat in nobis,<text:tab/><text:line-break/><text:span text:style-name="Bold">C</text:span>um exsúrgerent hómines in nos, * forte vivos deglutíssent nos:</text:p>
        <text:p text:style-name="BodyL"><text:span text:style-name="Bold">C</text:span>um irascerétur furor eórum in nos, * fórsitan aqua absorbuísset nos.</text:p>
        <text:p text:style-name="BodyL"><text:span text:style-name="Bold">T</text:span>orréntem pertransívit ánima nostra: * fórsitan pertransísset ánima nostra aquam intolerábilem.</text:p>
        <text:p text:style-name="BodyL"><text:span text:style-name="Bold">B</text:span>enedíctus Dóminus * qui non dedit nos in captiónem déntibus eórum.</text:p>
        <text:p text:style-name="BodyL"><text:span text:style-name="Bold">A</text:span>nima nostra sicut passer erépta est * de láqueo venántium:</text:p>
        <text:p text:style-name="BodyL"><text:span text:style-name="Bold">L</text:span>áqueus contrítus est, * et nos liberáti sumus.</text:p>
        <text:p text:style-name="BodyL"><text:span text:style-name="Bold">A</text:span>djutórium nostrum in nómine Dómini, * qui fecit cælum et terram.</text:p>
        <text:p text:style-name="BodyL"><text:span text:style-name="Bold">G</text:span>lória Patri, et Fílio, * et Spirítui Sancto.</text:p>
        <text:p text:style-name="BodyL"><text:span text:style-name="Bold">S</text:span>icut erat in princípio, et nunc, et semper, * et in sãcula sæculórum. Amen.</text:p>
        <text:p text:style-name="Spacer"/>
        <text:p text:style-name="Head2Ps">Psalmus 124</text:p>
        <text:p text:style-name="BodyLDrop">QUI confídunt in Dómino, sicut mons Sion: * non commovébitur in ætérnum, qui hábitat in Jerúsalem.<text:tab/><text:line-break/><text:span text:style-name="Bold">M</text:span>ontes in circúitu ejus: * et Dóminus in circúitu pópuli sui, ex hoc nunc et usque in sãculum.</text:p>
        <text:p text:style-name="BodyL"><text:span text:style-name="Bold">Q</text:span>uia non relínquet Dóminus virgam peccatórum super sortem justórum: * ut non exténdant justi ad iniquitátem manus suas.</text:p>
        <text:p text:style-name="BodyL"><text:span text:style-name="Bold">B</text:span>énefac, Dómine, bonis, * et rectis corde.</text:p>
        <text:p text:style-name="BodyL"><text:span text:style-name="Bold">D</text:span>eclinántes autem in obligatiónes addúcet Dóminus cum operántibus iniquitátem: * pax super Israël.</text:p>
        <text:p text:style-name="BodyL"><text:span text:style-name="Bold">G</text:span>lória Patri, et Fílio, * et Spirítui Sancto.</text:p>
        <text:p text:style-name="BodyL"><text:span text:style-name="Bold">S</text:span>icut erat in princípio, et nunc, et semper, * et in sãcula sæculórum. Amen.</text:p>
        <text:p text:style-name="Spacer"/>
        <text:p text:style-name="BodyL"><text:span text:style-name="Rubric">Ant.</text:span> In odórem unguentórum tuórum cúrrimus: adolescéntulæ dilexérunt te nimis.</text:p>
        <text:p text:style-name="BodySm"/>
        <text:p text:style-name="BodyLSm"><text:span text:style-name="Rubric">Capit.<text:tab/>Ecclus.  24:16</text:span></text:p>
        <text:p text:style-name="BodyLDrop">ET radicávi in pópulo honorificáto, et in parte Dei mei heréditas illíus, et in plenitúdine sanctórum deténtio mea.<text:tab/> <text:span text:style-name="VR">R. </text:span><text:span text:style-name="NH">Deo grátias.</text:span></text:p>
        <text:p text:style-name="BodySm"/>
        <text:p text:style-name="BodyL"><text:span text:style-name="VR">V. </text:span>Benedícta tu in muliéribus.<text:tab/> <text:span text:style-name="VR">R. </text:span>Et benedíctus fructus ventris tui.</text:p>
        <text:p text:style-name="BodySm"/>
        <text:p text:style-name="BodyL"><text:span text:style-name="VR">V. </text:span><text:span text:style-name="VR">(</text:span>Dóminus vobíscum.<text:tab/> <text:span text:style-name="VR">R. </text:span>Et cum spíritu tuo.<text:span text:style-name="VR">)</text:span> <text:span text:style-name="Rubric">*Non dicitur in recitatione a solo facta, ab eo qui non est saltem in ordine Diaconatus; loco dicitur sequens:</text:span></text:p>
        <text:p text:style-name="BodyL"><text:span text:style-name="VR">V. </text:span>Dómine, exáudi oratiónem me­am.<text:tab/> <text:span text:style-name="VR">R. </text:span>Et clamor me­us ad te véniat.</text:p>
        <text:p text:style-name="BodyLIndent">Orémus.</text:p>
        <text:p text:style-name="BodyLDrop">CONCÉDE, miséricors De­us, fragilitáti nostræ præsídium: ut, qui sanctæ Dei Genetrícis memóriam ágimus; intercessiónis ejus auxílio, a nostris iniquitátibus resurgámus. Per eúmdem Dóminum nostrum, Jesum Christum, Fílium tu­um, qui tecum vivit et regnat, in unitáte  Spíritus Sancti De­us, per ómnia sãcula sæculórum.<text:tab/> <text:span text:style-name="VR">R.</text:span> Amen.</text:p>
        <text:p text:style-name="BodyL"><text:span text:style-name="Rubric"><text:span text:style-name="VR">V. </text:span><text:span text:style-name="NonRubric">Dóminus vobíscum</text:span> vel <text:span text:style-name="NonRubric">Dómine exáudi</text:span>, ut supra.</text:span></text:p>
        <text:p text:style-name="BodyL"><text:span text:style-name="VR">V. </text:span>Benedicámus Dómino.<text:tab/> <text:span text:style-name="VR">R. </text:span>Deo grátias.</text:p>
        <text:p text:style-name="BodyL"><text:span text:style-name="VR">V. </text:span>Fidélium ánimæ per misericórdiam Dei requiéscant in pace.<text:tab/> <text:span text:style-name="VR">R. </text:span>Amen.</text:p>
        <text:p text:style-name="BodySm"/>
        <text:h text:style-name="Hidden2" text:outline-level="2">None</text:h>
        <text:p text:style-name="Head2">ad Nonam</text:p>
        <text:p text:style-name="RubricHidden"><text:tab/>Ps 69:2</text:p>
        <text:p text:style-name="BodyL"><text:span text:style-name="VR">V. </text:span>De­us in adjutórium me­um inténde. <text:span text:style-name="VR">R. </text:span>Dómine ad adjuvándum me festína.</text:p>
        <text:p text:style-name="BodyL"><text:span text:style-name="BoldR">G</text:span>lória Patri, et Fílio, * et Spirítui Sancto. <text:span text:style-name="BoldR">S</text:span>icut erat in princípio, et nunc, et semper, * et in sãcula sæculórum. Amen.</text:p>
        <text:p text:style-name="BodyLSm"><text:span text:style-name="Rubric">(</text:span>Allelúja <text:span text:style-name="Rubric">vel</text:span> Laus ti­bi Dómine, Rex ætérnæ glóriæ.<text:span text:style-name="Rubric">)</text:span></text:p>
        <text:p text:style-name="BodySm"/>
        <text:p text:style-name="Head4">Hymnus</text:p>
        <text:p text:style-name="HymnL1"><text:span text:style-name="HymnR">M</text:span>eménto, rerum Cónditor,</text:p>
        <text:p text:style-name="HymnL">Nostri quod olim córporis,</text:p>
        <text:p text:style-name="HymnL">Sacráta ab alvo Vírginis</text:p>
        <text:p text:style-name="HymnL">Nascéndo, formam súmpseris.</text:p>
        <text:p text:style-name="HymnS"/>
        <text:p text:style-name="HymnL"><text:span text:style-name="HymnR">M</text:span>aría, Mater grátiæ,</text:p>
        <text:p text:style-name="HymnL">Dulcis Parens cleméntiæ,</text:p>
        <text:p text:style-name="HymnL">Tu nos ab hoste prótege,</text:p>
        <text:p text:style-name="HymnL">Et mortis hora súscipe.</text:p>
        <text:p text:style-name="HymnS"/>
        <text:p text:style-name="HymnL"><text:span text:style-name="HymnR">J</text:span>esu ti­bi sit glória,</text:p>
        <text:p text:style-name="HymnL">Qui natus es de Vírgine,</text:p>
        <text:p text:style-name="HymnL">Cum Patre, et almo Spíritu,</text:p>
        <text:p text:style-name="HymnL">In sempitérna sãcula. Amen.</text:p>
        <text:p text:style-name="BodySm"><text:span text:style-name="Rubric">Auth. Venantius Fortunatus et al.</text:span></text:p>
        <text:p text:style-name="BodySm"/>
        <text:p text:style-name="BodyL"><text:span text:style-name="Rubric">Ant.</text:span> Pulchra es * et decóra, fília Jerúsalem, terríbilis ut castrórum ácies ordináta.</text:p>
        <text:p text:style-name="Head2Ps">Psalmus 125</text:p>
        <text:p text:style-name="BodyLDrop">IN converténdo Dóminus captivitátem Sion: * facti sumus sicut consoláti:<text:tab/><text:line-break/><text:span text:style-name="Bold">T</text:span>unc replétum est gáudio os nostrum: * et lingua nostra exsultatióne.</text:p>
        <text:p text:style-name="BodyL"><text:span text:style-name="Bold">T</text:span>unc dicent inter gentes: * Magnificávit Dóminus fácere cum eis.</text:p>
        <text:p text:style-name="BodyL"><text:span text:style-name="Bold">M</text:span>agnificávit Dóminus fácere nobíscum: * facti sumus lætántes.</text:p>
        <text:p text:style-name="BodyL"><text:span text:style-name="Bold">C</text:span>onvérte, Dómine, captivitátem nostram, * sicut torrens in Austro.</text:p>
        <text:p text:style-name="BodyL"><text:span text:style-name="Bold">Q</text:span>ui séminant in lácrimis, * in exsultatióne metent.</text:p>
        <text:p text:style-name="BodyL"><text:span text:style-name="Bold">E</text:span>úntes ibant et flebant, * mitténtes sémina sua.</text:p>
        <text:p text:style-name="BodyL"><text:span text:style-name="Bold">V</text:span>eniéntes autem vénient cum exsultatióne, * portántes manípulos suos.</text:p>
        <text:p text:style-name="BodyL"><text:span text:style-name="Bold">G</text:span>lória Patri, et Fílio, * et Spirítui Sancto.</text:p>
        <text:p text:style-name="BodyL"><text:span text:style-name="Bold">S</text:span>icut erat in princípio, et nunc, et semper, * et in sãcula sæculórum. Amen.</text:p>
        <text:p text:style-name="Spacer"/>
        <text:p text:style-name="Head2Ps">Psalmus 126</text:p>
        <text:p text:style-name="BodyLDrop">NISI Dóminus ædificáverit domum, * in vanum laboravérunt qui ædíficant eam.<text:tab/><text:line-break/><text:span text:style-name="Bold">N</text:span>isi Dóminus custodíerit civitátem, * frustra vígilat qui custódit eam.</text:p>
        <text:p text:style-name="BodyL"><text:span text:style-name="Bold">V</text:span>anum est vobis ante lucem súrgere: * súrgite postquam sedéritis, qui manducátis panem dolóris.</text:p>
        <text:p text:style-name="BodyL"><text:span text:style-name="Bold">C</text:span>um déderit diléctis suis somnum: * ecce heréditas Dómini fílii: merces, fructus ventris.</text:p>
        <text:p text:style-name="BodyL"><text:span text:style-name="Bold">S</text:span>icut sagíttæ in manu poténtis: * ita fílii excussórum.</text:p>
        <text:p text:style-name="BodyL"><text:span text:style-name="Bold">B</text:span>eátus vir, qui implévit desidérium suum ex ipsis: * non confundétur cum loquétur inimícis suis in porta.</text:p>
        <text:p text:style-name="BodyL"><text:span text:style-name="Bold">G</text:span>lória Patri, et Fílio, * et Spirítui Sancto.</text:p>
        <text:p text:style-name="BodyL"><text:span text:style-name="Bold">S</text:span>icut erat in princípio, et nunc, et semper, * et in sãcula sæculórum. Amen.</text:p>
        <text:p text:style-name="Spacer"/>
        <text:p text:style-name="Head2Ps">Psalmus 127</text:p>
        <text:p text:style-name="BodyLDrop">BEÁTI, omnes, qui timent Dóminum, * qui ámbulant in viis ejus.<text:tab/><text:line-break/><text:span text:style-name="Bold">L</text:span>abóres mánuum tuárum quia manducábis: * beátus es, et bene ti­bi erit.</text:p>
        <text:p text:style-name="BodyL"><text:span text:style-name="Bold">U</text:span>xor tua sicut vitis abúndans, * in latéribus domus tuæ.</text:p>
        <text:p text:style-name="BodyL"><text:span text:style-name="Bold">F</text:span>ílii tui sicut novéllæ olivárum, * in circúitu mensæ tuæ.</text:p>
        <text:p text:style-name="BodyL"><text:span text:style-name="Bold">E</text:span>cce, sic benedicétur homo, * qui timet Dóminum.</text:p>
        <text:p text:style-name="BodyL"><text:span text:style-name="Bold">B</text:span>enedícat ti­bi Dóminus ex Sion: * et vídeas bona Jerúsalem ómnibus diébus vitæ tuæ.</text:p>
        <text:p text:style-name="BodyL"><text:span text:style-name="Bold">E</text:span>t vídeas fílios filiórum tuórum, * pacem super Israël.</text:p>
        <text:p text:style-name="BodyL"><text:span text:style-name="Bold">G</text:span>lória Patri, et Fílio, * et Spirítui Sancto.</text:p>
        <text:p text:style-name="BodyL"><text:span text:style-name="Bold">S</text:span>icut erat in princípio, et nunc, et semper, * et in sãcula sæculórum. Amen.</text:p>
        <text:p text:style-name="Spacer"/>
        <text:p text:style-name="BodyL"><text:span text:style-name="Rubric">Ant.</text:span> Pulchra es et decóra, fília Jerúsalem, terríbilis ut castrórum ácies ordináta.</text:p>
        <text:p text:style-name="BodySm"/>
        <text:p text:style-name="BodyLSm"><text:span text:style-name="Rubric">Capit.<text:tab/>Ecclus.  24:19</text:span></text:p>
        <text:p text:style-name="BodyLDrop">IN platéis sicut cinnamómum et bálsamum aromatízans odórem dedi: quasi myrrha elécta, dedi suavitátem odóris.<text:tab/> <text:span text:style-name="VR">R. </text:span><text:span text:style-name="NH">Deo grátias.</text:span></text:p>
        <text:p text:style-name="BodyL"><text:span text:style-name="VR">V. </text:span>Post partum, Virgo, invioláta permansísti.<text:tab/> <text:span text:style-name="VR">R. </text:span>Dei Génitrix, intercéde pro nobis.</text:p>
        <text:p text:style-name="BodySm"/>
        <text:p text:style-name="BodyL"><text:span text:style-name="VR">V. </text:span><text:span text:style-name="VR">(</text:span>Dóminus vobíscum.<text:tab/> <text:span text:style-name="VR">R. </text:span>Et cum spíritu tuo.<text:span text:style-name="VR">)</text:span> <text:span text:style-name="Rubric">*Non dicitur in recitatione a solo facta, ab eo qui non est saltem in ordine Diaconatus; loco dicitur sequens:</text:span></text:p>
        <text:p text:style-name="BodyL"><text:span text:style-name="VR">V. </text:span>Dómine, exáudi oratiónem me­am.<text:tab/> <text:span text:style-name="VR">R. </text:span>Et clamor me­us ad te véniat.</text:p>
        <text:p text:style-name="BodyLIndent">Orémus.</text:p>
        <text:p text:style-name="BodyLDrop">FAMULÓRUM tuórum, quãsumus Dómine, delíctis ignósce: ut qui ti­bi placére de áctibus nostris non valémus, Genetrícis Fílii tui Dómini nostri intercessióne salvémur: Qui tecum vivit et regnat in unitáte  Spíritus Sancti, De­us per ómnia sãcula sæculórum.<text:tab/> <text:span text:style-name="VR">R.</text:span> Amen.</text:p>
        <text:p text:style-name="BodyL"><text:span text:style-name="Rubric"><text:span text:style-name="VR">V. </text:span><text:span text:style-name="NonRubric">Dóminus vobíscum</text:span> vel <text:span text:style-name="NonRubric">Dómine exáudi</text:span>, ut supra.</text:span></text:p>
        <text:p text:style-name="BodyL"><text:span text:style-name="VR">V. </text:span>Benedicámus Dómino.<text:tab/> <text:span text:style-name="VR">R. </text:span>Deo grátias.</text:p>
        <text:p text:style-name="BodyL"><text:span text:style-name="VR">V. </text:span>Fidélium ánimæ per misericórdiam Dei requiéscant in pace.<text:tab/> <text:span text:style-name="VR">R. </text:span>Amen.</text:p>
        <text:p text:style-name="BodySm"/>
        <text:h text:style-name="Hidden2" text:outline-level="2">Vespers</text:h>
        <text:p text:style-name="Head2">ad Vésperas</text:p>
        <text:p text:style-name="RubricHidden"><text:tab/>Ps 69:2</text:p>
        <text:p text:style-name="BodyL"><text:span text:style-name="VR">V. </text:span>De­us in adjutórium me­um inténde. <text:span text:style-name="VR">R. </text:span>Dómine ad adjuvándum me festína.</text:p>
        <text:p text:style-name="BodyL"><text:span text:style-name="BoldR">G</text:span>lória Patri, et Fílio, * et Spirítui Sancto. <text:span text:style-name="BoldR">S</text:span>icut erat in princípio, et nunc, et semper, * et in sãcula sæculórum. Amen.</text:p>
        <text:p text:style-name="BodyLSm"><text:span text:style-name="Rubric">(</text:span>Allelúja <text:span text:style-name="Rubric">vel</text:span> Laus ti­bi Dómine, Rex ætérnæ glóriæ.<text:span text:style-name="Rubric">)</text:span></text:p>
        <text:p text:style-name="BodySm"/>
        <text:p text:style-name="BodyL"><text:span text:style-name="Rubric">Ant 1.</text:span> Dum esset Rex * in accúbitu suo, nardus mea dedit odórem suavitátis.</text:p>
        <text:p text:style-name="Head2Ps">Psalmus 109</text:p>
        <text:p text:style-name="BodyLDrop">DIXIT Dóminus Dómino meo: * Sede a dextris meis:<text:tab/><text:line-break/><text:span text:style-name="Bold">D</text:span>onec ponam inimícos tuos, * scabéllum pedum tuórum.</text:p>
        <text:p text:style-name="BodyL"><text:span text:style-name="Bold">V</text:span>irgam virtútis tuæ emíttet Dóminus ex Sion: * domináre in médio inimicórum tuórum.</text:p>
        <text:p text:style-name="BodyL"><text:span text:style-name="Bold">T</text:span>ecum princípium in die virtútis tuæ in splendóribus sanctórum: * ex útero ante lucíferum génui te.</text:p>
        <text:p text:style-name="BodyL"><text:span text:style-name="Bold">J</text:span>urávit Dóminus, et non pônitébit eum: * Tu es sacérdos in ætérnum secúndum órdinem Melchísedech.</text:p>
        <text:p text:style-name="BodyL"><text:span text:style-name="Bold">D</text:span>óminus a dextris tuis, * confrégit in die iræ suæ reges.</text:p>
        <text:p text:style-name="BodyL"><text:span text:style-name="Bold">J</text:span>udicábit in natiónibus, implébit ruínas: * conquassábit cápita in terra multórum.</text:p>
        <text:p text:style-name="BodyL"><text:span text:style-name="Bold">D</text:span>e torrénte in via bibet: * proptérea exaltábit caput.</text:p>
        <text:p text:style-name="BodyL"><text:span text:style-name="Bold">G</text:span>lória Patri, et Fílio, * et Spirítui Sancto.</text:p>
        <text:p text:style-name="BodyL"><text:span text:style-name="Bold">S</text:span>icut erat in princípio, et nunc, et semper, * et in sãcula sæculórum. Amen.</text:p>
        <text:p text:style-name="Spacer"/>
        <text:p text:style-name="BodyL"><text:span text:style-name="Rubric">Ant.</text:span> Dum esset Rex in accúbitu suo, nardus mea dedit odórem suavitátis.</text:p>
        <text:p text:style-name="BodyL"><text:span text:style-name="Rubric">Ant 2.</text:span> Læva ejus * sub cápite meo, et déxtera illíus amplexábitur me.</text:p>
        <text:p text:style-name="Head2Ps">Psalmus 112</text:p>
        <text:p text:style-name="BodyLDrop">LAUDÁTE, púeri, Dóminum: * laudáte nomen Dómini.<text:tab/><text:line-break/><text:span text:style-name="Bold">S</text:span>it nomen Dómini benedíctum, * ex hoc nunc, et usque in sãculum.</text:p>
        <text:p text:style-name="BodyL"><text:span text:style-name="Bold">A</text:span> solis ortu usque ad occásum, * laudábile nomen Dómini.</text:p>
        <text:p text:style-name="BodyL"><text:span text:style-name="Bold">E</text:span>xcélsus super omnes gentes Dóminus, * et super cælos glória ejus.</text:p>
        <text:p text:style-name="BodyL"><text:span text:style-name="Bold">Q</text:span>uis sicut Dóminus, De­us noster, qui in altis hábitat, * et humília réspicit in cælo et in terra?</text:p>
        <text:p text:style-name="BodyL"><text:span text:style-name="Bold">S</text:span>úscitans a terra ínopem, * et de stércore érigens páuperem:</text:p>
        <text:p text:style-name="BodyL"><text:span text:style-name="Bold">U</text:span>t cóllocet eum cum princípibus, * cum princípibus pópuli sui.</text:p>
        <text:p text:style-name="BodyL"><text:span text:style-name="Bold">Q</text:span>ui habitáre facit stérilem in domo, * matrem filiórum lætántem.</text:p>
        <text:p text:style-name="BodyL"><text:span text:style-name="Bold">G</text:span>lória Patri, et Fílio, * et Spirítui Sancto.</text:p>
        <text:p text:style-name="BodyL"><text:span text:style-name="Bold">S</text:span>icut erat in princípio, et nunc, et semper, * et in sãcula sæculórum. Amen.</text:p>
        <text:p text:style-name="Spacer"/>
        <text:p text:style-name="BodyL"><text:span text:style-name="Rubric">Ant.</text:span> Læva ejus sub cápite meo, et déxtera illíus amplexábitur me.</text:p>
        <text:p text:style-name="BodyL"><text:span text:style-name="Rubric">Ant 3.</text:span> Nigra sum, * sed formósa, fíliæ Jerúsalem; ídeo diléxit me Rex, et introdúxit me in cubículum suum.</text:p>
        <text:p text:style-name="Head2Ps">Psalmus 121</text:p>
        <text:p text:style-name="BodyLDrop">LÆTÁTUS sum in his, quæ dicta sunt mi­hi: * In domum Dómini íbimus.<text:tab/><text:line-break/><text:span text:style-name="Bold">S</text:span>tantes erant pedes nostri, * in átriis tuis, Jerúsalem.</text:p>
        <text:p text:style-name="BodyL"><text:span text:style-name="Bold">J</text:span>erúsalem, quæ ædificátur ut cívitas: * cujus participátio ejus in idípsum.</text:p>
        <text:p text:style-name="BodyL"><text:span text:style-name="Bold">I</text:span>lluc enim ascendérunt tribus, tribus Dómini: * testimónium Israël ad confiténdum nómini Dómini.</text:p>
        <text:p text:style-name="BodyL"><text:span text:style-name="Bold">Q</text:span>uia illic sedérunt sedes in judício, * sedes super domum David.</text:p>
        <text:p text:style-name="BodyL"><text:span text:style-name="Bold">R</text:span>ogáte quæ ad pacem sunt Jerúsalem: * et abundántia diligéntibus te:</text:p>
        <text:p text:style-name="BodyL"><text:span text:style-name="Bold">F</text:span>iat pax in virtúte tua: * et abundántia in túrribus tuis.</text:p>
        <text:p text:style-name="BodyL"><text:span text:style-name="Bold">P</text:span>ropter fratres meos, et próximos meos, * loquébar pacem de te:</text:p>
        <text:p text:style-name="BodyL"><text:span text:style-name="Bold">P</text:span>ropter domum Dómini, Dei nostri, * quæsívi bona ti­bi.</text:p>
        <text:p text:style-name="BodyL"><text:span text:style-name="Bold">G</text:span>lória Patri, et Fílio, * et Spirítui Sancto.</text:p>
        <text:p text:style-name="BodyL"><text:span text:style-name="Bold">S</text:span>icut erat in princípio, et nunc, et semper, * et in sãcula sæculórum. Amen.</text:p>
        <text:p text:style-name="Spacer"/>
        <text:p text:style-name="BodyL"><text:span text:style-name="Rubric">Ant.</text:span> Nigra sum, sed formósa, fíliæ Jerúsalem; ídeo diléxit me Rex, et introdúxit me in cubículum suum.</text:p>
        <text:p text:style-name="BodyL"><text:span text:style-name="Rubric">Ant 4.</text:span> Jam hiems tránsiit, * imber ábiit et recéssit: surge, amíca mea, et veni.</text:p>
        <text:p text:style-name="Head2Ps">Psalmus 126</text:p>
        <text:p text:style-name="BodyLDrop">NISI Dóminus ædificáverit domum, * in vanum laboravérunt qui ædíficant eam.<text:tab/><text:line-break/><text:span text:style-name="Bold">N</text:span>isi Dóminus custodíerit civitátem, * frustra vígilat qui custódit eam.</text:p>
        <text:p text:style-name="BodyL"><text:span text:style-name="Bold">V</text:span>anum est vobis ante lucem súrgere: * súrgite postquam sedéritis, qui manducátis panem dolóris.</text:p>
        <text:p text:style-name="BodyL"><text:span text:style-name="Bold">C</text:span>um déderit diléctis suis somnum: * ecce heréditas Dómini fílii: merces, fructus ventris.</text:p>
        <text:p text:style-name="BodyL"><text:span text:style-name="Bold">S</text:span>icut sagíttæ in manu poténtis: * ita fílii excussórum.</text:p>
        <text:p text:style-name="BodyL"><text:span text:style-name="Bold">B</text:span>eátus vir, qui implévit desidérium suum ex ipsis: * non confundétur cum loquétur inimícis suis in porta.</text:p>
        <text:p text:style-name="BodyL"><text:span text:style-name="Bold">G</text:span>lória Patri, et Fílio, * et Spirítui Sancto.</text:p>
        <text:p text:style-name="BodyL"><text:span text:style-name="Bold">S</text:span>icut erat in princípio, et nunc, et semper, * et in sãcula sæculórum. Amen.</text:p>
        <text:p text:style-name="Spacer"/>
        <text:p text:style-name="BodyL"><text:span text:style-name="Rubric">Ant.</text:span> Jam hiems tránsiit, imber ábiit et recéssit: surge, amíca mea, et veni.</text:p>
        <text:p text:style-name="BodyL"><text:span text:style-name="Rubric">Ant 5.</text:span> Speciósa * facta es et suávis in delíciis tuis, sancta Dei Génitrix.</text:p>
        <text:p text:style-name="Head2Ps">Psalmus 147</text:p>
        <text:p text:style-name="BodyLDrop">LAUDA, Jerúsalem, Dóminum: * lauda Deum tu­um, Sion.<text:tab/><text:line-break/><text:span text:style-name="Bold">Q</text:span>uóniam confortávit seras portárum tuárum: * benedíxit fíliis tuis in te.</text:p>
        <text:p text:style-name="BodyL"><text:span text:style-name="Bold">Q</text:span>ui pósuit fines tuos pacem: * et ádipe fruménti sátiat te.</text:p>
        <text:p text:style-name="BodyL"><text:span text:style-name="Bold">Q</text:span>ui emíttit elóquium suum terræ: * velóciter currit sermo ejus.</text:p>
        <text:p text:style-name="BodyL"><text:span text:style-name="Bold">Q</text:span>ui dat nivem sicut lanam: * nébulam sicut cínerem spargit.</text:p>
        <text:p text:style-name="BodyL"><text:span text:style-name="Bold">M</text:span>ittit crystállum suam sicut buccéllas: * ante fáciem frígoris, ejus quis sustinébit?</text:p>
        <text:p text:style-name="BodyL"><text:span text:style-name="Bold">E</text:span>míttet verbum suum, et liquefáciet ea: * flabit spíritus ejus, et fluent aquæ.</text:p>
        <text:p text:style-name="BodyL"><text:span text:style-name="Bold">Q</text:span>ui annúntiat verbum suum Jacob: * justítias, et judícia sua Israël.</text:p>
        <text:p text:style-name="BodyL"><text:span text:style-name="Bold">N</text:span>on fecit táliter omni natióni: * et judícia sua non manifestávit eis.</text:p>
        <text:p text:style-name="BodyL"><text:span text:style-name="Bold">G</text:span>lória Patri, et Fílio, * et Spirítui Sancto.</text:p>
        <text:p text:style-name="BodyL"><text:span text:style-name="Bold">S</text:span>icut erat in princípio, et nunc, et semper, * et in sãcula sæculórum. Amen.</text:p>
        <text:p text:style-name="Spacer"/>
        <text:p text:style-name="BodyL"><text:span text:style-name="Rubric">Ant.</text:span> Speciósa facta es et suávis in delíciis tuis, sancta Dei Génitrix.</text:p>
        <text:p text:style-name="BodySm"/>
        <text:p text:style-name="BodyLSm"><text:span text:style-name="Rubric">Capit.<text:tab/>Ecclus.  24:14</text:span></text:p>
        <text:p text:style-name="BodyLDrop">AB inítio et ante sãcula creáta sum, et usque ad futúrum sãculum non désinam, et in habitatióne sancta coram ipso ministrávi.<text:tab/> <text:span text:style-name="VR">R. </text:span><text:span text:style-name="NH">Deo grátias.</text:span></text:p>
        <text:p text:style-name="Head4">Hymnus</text:p>
        <text:p text:style-name="BodyL"><text:span text:style-name="Rubric"><text:span text:style-name="Rubric">Prima stropha sequentis hymni dicitur flexis genibus:</text:span></text:span></text:p>
        <text:p text:style-name="HymnL1"><text:span text:style-name="HymnR">A</text:span>ve, maris stella,</text:p>
        <text:p text:style-name="HymnL">Dei Mater alma,</text:p>
        <text:p text:style-name="HymnL">Atque semper Virgo,</text:p>
        <text:p text:style-name="HymnL">Felix cæli porta.</text:p>
        <text:p text:style-name="HymnS"/>
        <text:p text:style-name="HymnL"><text:span text:style-name="HymnR">S</text:span>umens illud Ave</text:p>
        <text:p text:style-name="HymnL">Gabriélis ore,</text:p>
        <text:p text:style-name="HymnL">Funda nos in pace,</text:p>
        <text:p text:style-name="HymnL">Mutans Hevæ nomen.</text:p>
        <text:p text:style-name="HymnS"/>
        <text:p text:style-name="HymnL"><text:span text:style-name="HymnR">S</text:span>olve vincla reis,</text:p>
        <text:p text:style-name="HymnL">Profer lumen cæcis,</text:p>
        <text:p text:style-name="HymnL">Mala nostra pelle,</text:p>
        <text:p text:style-name="HymnL">Bona cuncta posce.</text:p>
        <text:p text:style-name="HymnS"/>
        <text:p text:style-name="HymnL"><text:span text:style-name="HymnR">M</text:span>onstra te esse matrem,</text:p>
        <text:p text:style-name="HymnL">Sumat per te preces,</text:p>
        <text:p text:style-name="HymnL">Qui pro nobis natus</text:p>
        <text:p text:style-name="HymnL">Tulit esse tuus.</text:p>
        <text:p text:style-name="HymnS"/>
        <text:p text:style-name="HymnL"><text:span text:style-name="HymnR">V</text:span>irgo singuláris,</text:p>
        <text:p text:style-name="HymnL">Inter omnes mitis,</text:p>
        <text:p text:style-name="HymnL">Nos, culpis solútos,</text:p>
        <text:p text:style-name="HymnL">Mites fac et castos.</text:p>
        <text:p text:style-name="HymnS"/>
        <text:p text:style-name="HymnL"><text:span text:style-name="HymnR">V</text:span>itam præsta puram,</text:p>
        <text:p text:style-name="HymnL">Iter para tutum,</text:p>
        <text:p text:style-name="HymnL">Ut, vidéntes Jesum,</text:p>
        <text:p text:style-name="HymnL">Semper collætémur.</text:p>
        <text:p text:style-name="HymnS"/>
        <text:p text:style-name="HymnL"><text:span text:style-name="HymnR">S</text:span>it laus Deo Patri,</text:p>
        <text:p text:style-name="HymnL">Summo Christo decus,</text:p>
        <text:p text:style-name="HymnL">Spirítui Sancto,</text:p>
        <text:p text:style-name="HymnL">Tribus honor unus. Amen.</text:p>
        <text:p text:style-name="BodySm"><text:span text:style-name="Rubric">Auth. Unk. 6-9th c.</text:span></text:p>
        <text:p text:style-name="BodyL"><text:span text:style-name="VR">V. </text:span>Diffúsa est grátia in lábiis tuis.<text:tab/> <text:span text:style-name="VR">R. </text:span>Proptérea benedíxit te De­us in ætérnum.</text:p>
        <text:p text:style-name="BodySm"/>
        <text:p text:style-name="BodyL"><text:span text:style-name="Rubric">Ad Magnif.Ant.</text:span> Beáta Mater, * et intácta Virgo, gloriósa Regína mundi, intercéde pro nobis ad Dóminum.</text:p>
        <text:p text:style-name="Head2Cant">Cant. B. Mariæ Virg. (Luke 1:46-55)</text:p>
        <text:p text:style-name="BodyLDrop">MAGNÍFICAT: †* ánima mea Dóminum.<text:tab/><text:line-break/><text:span text:style-name="Bold">E</text:span>t exsultávit spíritus me­us: * in Deo, salutári meo.</text:p>
        <text:p text:style-name="BodyL"><text:span text:style-name="Bold">Q</text:span>uia respéxit humilitátem ancíllæ suæ: * ecce enim ex hoc beátam me dicent omnes generatiónes.</text:p>
        <text:p text:style-name="BodyL"><text:span text:style-name="Bold">Q</text:span>uia fecit mi­hi magna, qui potens est: * et sanctum nomen ejus.</text:p>
        <text:p text:style-name="BodyL"><text:span text:style-name="Bold">E</text:span>t misericórdia ejus, a progénie in progénies: * timéntibus eum.</text:p>
        <text:p text:style-name="BodyL"><text:span text:style-name="Bold">F</text:span>ecit poténtiam in bráchio suo: * dispérsit supérbos mente cordis sui.</text:p>
        <text:p text:style-name="BodyL"><text:span text:style-name="Bold">D</text:span>epósuit poténtes de sede: * et exaltávit húmiles.</text:p>
        <text:p text:style-name="BodyL"><text:span text:style-name="Bold">E</text:span>suriéntes implévit bonis: * et dívites dimísit inánes.</text:p>
        <text:p text:style-name="BodyL"><text:span text:style-name="Bold">S</text:span>uscépit Israël púerum suum: * recordátus misericórdiæ suæ.</text:p>
        <text:p text:style-name="BodyL"><text:span text:style-name="Bold">S</text:span>icut locútus est ad patres nostros: * Abraham, et sémini ejus in sãcula.</text:p>
        <text:p text:style-name="BodyL"><text:span text:style-name="Bold">G</text:span>lória Patri, et Fílio, * et Spirítui Sancto.</text:p>
        <text:p text:style-name="BodyL"><text:span text:style-name="Bold">S</text:span>icut erat in princípio, et nunc, et semper, * et in sãcula sæculórum. Amen.</text:p>
        <text:p text:style-name="BodySm"/>
        <text:p text:style-name="BodyL"><text:span text:style-name="Rubric">Ant.</text:span> Beáta Mater, et intácta Virgo, gloriósa Regína mundi, intercéde pro nobis ad Dóminum.</text:p>
        <text:p text:style-name="BodySm"/>
        <text:p text:style-name="BodyL"><text:span text:style-name="VR">V. </text:span><text:span text:style-name="VR">(</text:span>Dóminus vobíscum.<text:tab/> <text:span text:style-name="VR">R. </text:span>Et cum spíritu tuo.<text:span text:style-name="VR">)</text:span> <text:span text:style-name="Rubric">*Non dicitur in recitatione a solo facta, ab eo qui non est saltem in ordine Diaconatus; loco dicitur sequens:</text:span></text:p>
        <text:p text:style-name="BodyL"><text:span text:style-name="VR">V. </text:span>Dómine, exáudi oratiónem me­am.<text:tab/> <text:span text:style-name="VR">R. </text:span>Et clamor me­us ad te véniat.</text:p>
        <text:p text:style-name="BodyLIndent">Orémus.</text:p>
        <text:p text:style-name="BodyLDrop">CONCÉDE nos fámulos tuos, quãsumus, Dómine De­us, perpétua mentis et córporis sanitáte gaudére: et, gloriósa beátæ Maríæ semper Vírginis intercessióne, a præsénti liberári tristítia, et ætérna pérfrui lætítia. Per  Dóminum nostrum, Jesum Christum, Fílium tu­um, qui tecum vivit et regnat, in unitáte  Spíritus Sancti De­us, per ómnia sãcula sæculórum.<text:tab/> <text:span text:style-name="VR">R.</text:span> Amen.</text:p>
        <text:p text:style-name="BodyL"><text:span text:style-name="Rubric"><text:span text:style-name="VR">V. </text:span><text:span text:style-name="NonRubric">Dóminus vobíscum</text:span> vel <text:span text:style-name="NonRubric">Dómine exáudi</text:span>, ut supra.</text:span></text:p>
        <text:p text:style-name="BodyL"><text:span text:style-name="VR">V. </text:span>Benedicámus Dómino.<text:tab/> <text:span text:style-name="VR">R. </text:span>Deo grátias.</text:p>
        <text:p text:style-name="BodyL"><text:span text:style-name="VR">V. </text:span>Fidélium ánimæ per misericórdiam Dei requiéscant in pace.<text:tab/> <text:span text:style-name="VR">R. </text:span>Amen.</text:p>
        <text:p text:style-name="BodySm"/>
        <text:h text:style-name="Hidden2" text:outline-level="2">Compline</text:h>
        <text:p text:style-name="Head2">ad Completórium</text:p>
        <text:p text:style-name="BodyL"><text:span text:style-name="VR">V. </text:span>Convérte nos, + De­us salutáris noster.<text:tab/> <text:span text:style-name="VR">R. </text:span>Et avérte iram tu­am a nobis.</text:p>
        <text:p text:style-name="RubricHidden"><text:tab/>Ps 69:2</text:p>
        <text:p text:style-name="BodyL"><text:span text:style-name="VR">V. </text:span>De­us in adjutórium me­um inténde. <text:span text:style-name="VR">R. </text:span>Dómine ad adjuvándum me festína.</text:p>
        <text:p text:style-name="BodyL"><text:span text:style-name="BoldR">G</text:span>lória Patri, et Fílio, * et Spirítui Sancto. <text:span text:style-name="BoldR">S</text:span>icut erat in princípio, et nunc, et semper, * et in sãcula sæculórum. Amen.</text:p>
        <text:p text:style-name="BodyLSm"><text:span text:style-name="Rubric">(</text:span>Allelúja <text:span text:style-name="Rubric">vel</text:span> Laus ti­bi Dómine, Rex ætérnæ glóriæ.<text:span text:style-name="Rubric">)</text:span></text:p>
        <text:p text:style-name="BodySm"/>
        <text:p text:style-name="Head2Ps">Psalmus 128</text:p>
        <text:p text:style-name="BodyLDrop">SÆPE expugnavérunt me a juventúte mea, * dicat nunc Israël:<text:tab/><text:line-break/><text:span text:style-name="Bold">S</text:span>æpe expugnavérunt me a juventúte mea: * étenim non potuérunt mi­hi.</text:p>
        <text:p text:style-name="BodyL"><text:span text:style-name="Bold">S</text:span>upra dorsum me­um fabricavérunt peccatóres: * prolongavérunt iniquitátem suam.</text:p>
        <text:p text:style-name="BodyL"><text:span text:style-name="Bold">D</text:span>óminus justus concídit cervíces peccatórum: * confundántur et convertántur retrórsum omnes, qui odérunt Sion.</text:p>
        <text:p text:style-name="BodyL"><text:span text:style-name="Bold">F</text:span>iant sicut fônum tectórum: * quod priúsquam evellátur, exáruit:</text:p>
        <text:p text:style-name="BodyL"><text:span text:style-name="Bold">D</text:span>e quo non implévit manum suam qui metit, * et sinum suum qui manípulos cólligit.</text:p>
        <text:p text:style-name="BodyL"><text:span text:style-name="Bold">E</text:span>t non dixérunt qui præteríbant: Benedíctio Dómini super vos: * benedíximus vobis in nómine Dómini.</text:p>
        <text:p text:style-name="BodyL"><text:span text:style-name="Bold">G</text:span>lória Patri, et Fílio, * et Spirítui Sancto.</text:p>
        <text:p text:style-name="BodyL"><text:span text:style-name="Bold">S</text:span>icut erat in princípio, et nunc, et semper, * et in sãcula sæculórum. Amen.</text:p>
        <text:p text:style-name="Spacer"/>
        <text:p text:style-name="Head2Ps">Psalmus 129</text:p>
        <text:p text:style-name="BodyLDrop">DE profúndis clamávi ad te, Dómine: * Dómine, exáudi vocem me­am:<text:tab/><text:line-break/><text:span text:style-name="Bold">F</text:span>iant aures tuæ intendéntes, * in vocem deprecatiónis meæ.</text:p>
        <text:p text:style-name="BodyL"><text:span text:style-name="Bold">S</text:span>i iniquitátes observáveris, Dómine: * Dómine, quis sustinébit?</text:p>
        <text:p text:style-name="BodyL"><text:span text:style-name="Bold">Q</text:span>uia apud te propitiátio est: * et propter legem tu­am sustínui te, Dómine.</text:p>
        <text:p text:style-name="BodyL"><text:span text:style-name="Bold">S</text:span>ustínuit ánima mea in verbo ejus: * sperávit ánima mea in Dómino.</text:p>
        <text:p text:style-name="BodyL"><text:span text:style-name="Bold">A</text:span> custódia matutína usque ad noctem: * speret Israël in Dómino.</text:p>
        <text:p text:style-name="BodyL"><text:span text:style-name="Bold">Q</text:span>uia apud Dóminum misericórdia: * et copiósa apud eum redémptio.</text:p>
        <text:p text:style-name="BodyL"><text:span text:style-name="Bold">E</text:span>t ipse rédimet Israël, * ex ómnibus iniquitátibus ejus.</text:p>
        <text:p text:style-name="BodyL"><text:span text:style-name="Bold">G</text:span>lória Patri, et Fílio, * et Spirítui Sancto.</text:p>
        <text:p text:style-name="BodyL"><text:span text:style-name="Bold">S</text:span>icut erat in princípio, et nunc, et semper, * et in sãcula sæculórum. Amen.</text:p>
        <text:p text:style-name="Spacer"/>
        <text:p text:style-name="Head2Ps">Psalmus 130</text:p>
        <text:p text:style-name="BodyLDrop">DÓMINE, non est exaltátum cor me­um: * neque eláti sunt óculi mei.<text:tab/><text:line-break/><text:span text:style-name="Bold">N</text:span>eque ambulávi in magnis: * neque in mirabílibus super me.</text:p>
        <text:p text:style-name="BodyL"><text:span text:style-name="Bold">S</text:span>i non humíliter sentiébam: * sed exaltávi ánimam me­am:</text:p>
        <text:p text:style-name="BodyL"><text:span text:style-name="Bold">S</text:span>icut ablactátus est super matre sua, * ita retribútio in ánima mea.</text:p>
        <text:p text:style-name="BodyL"><text:span text:style-name="Bold">S</text:span>peret Israël in Dómino, * ex hoc nunc et usque in sãculum.</text:p>
        <text:p text:style-name="BodyL"><text:span text:style-name="Bold">G</text:span>lória Patri, et Fílio, * et Spirítui Sancto.</text:p>
        <text:p text:style-name="BodyL"><text:span text:style-name="Bold">S</text:span>icut erat in princípio, et nunc, et semper, * et in sãcula sæculórum. Amen.</text:p>
        <text:p text:style-name="Spacer"/>
        <text:p text:style-name="BodySm"/>
        <text:p text:style-name="Head4">Hymnus</text:p>
        <text:p text:style-name="HymnL1"><text:span text:style-name="HymnR">M</text:span>eménto, rerum Cónditor,</text:p>
        <text:p text:style-name="HymnL">Nostri quod olim córporis,</text:p>
        <text:p text:style-name="HymnL">Sacráta ab alvo Vírginis</text:p>
        <text:p text:style-name="HymnL">Nascéndo, formam súmpseris.</text:p>
        <text:p text:style-name="HymnS"/>
        <text:p text:style-name="HymnL"><text:span text:style-name="HymnR">M</text:span>aría, Mater grátiæ,</text:p>
        <text:p text:style-name="HymnL">Dulcis Parens cleméntiæ,</text:p>
        <text:p text:style-name="HymnL">Tu nos ab hoste prótege,</text:p>
        <text:p text:style-name="HymnL">Et mortis hora súscipe.</text:p>
        <text:p text:style-name="HymnS"/>
        <text:p text:style-name="HymnL"><text:span text:style-name="HymnR">J</text:span>esu ti­bi sit glória,</text:p>
        <text:p text:style-name="HymnL">Qui natus es de Vírgine,</text:p>
        <text:p text:style-name="HymnL">Cum Patre, et almo Spíritu,</text:p>
        <text:p text:style-name="HymnL">In sempitérna sãcula. Amen.</text:p>
        <text:p text:style-name="BodySm"><text:span text:style-name="Rubric">Auth. Venantius Fortunatus et al.</text:span></text:p>
        <text:p text:style-name="BodySm"/>
        <text:p text:style-name="BodyLSm"><text:span text:style-name="Rubric">Capit.<text:tab/>Ecclus.  24:24</text:span></text:p>
        <text:p text:style-name="BodyLDrop">EGO mater pulchræ dilectiónis, et timóris, et agnitiónis, et sanctæ spei.<text:tab/> <text:span text:style-name="VR">R. </text:span><text:span text:style-name="NH">Deo grátias.</text:span></text:p>
        <text:p text:style-name="BodyL"><text:span text:style-name="VR">V. </text:span>Ora pro nobis, sancta Dei Génitrix.<text:tab/> <text:span text:style-name="VR">R. </text:span>Ut digni efficiámur promissiónibus Christi.</text:p>
        <text:p text:style-name="BodySm"/>
        <text:p text:style-name="BodyL"><text:span text:style-name="Rubric">Ant.</text:span> Sub tu­um præsídium * confúgimus, sancta Dei Génetrix: nostras deprecatiónes ne despícias in necessitátibus, sed a perículis cunctis líbera nos semper, Virgo gloriósa et benedícta.</text:p>
        <text:p text:style-name="Head2Cant">Cant. Simeonis (Luke 2:29-32)</text:p>
        <text:p text:style-name="BodyLDrop">NUNC † dimíttis servum tu­um, Dómine, * secúndum verbum tu­um in pace:<text:tab/><text:line-break/><text:span text:style-name="Bold">Q</text:span>uia vidérunt óculi mei * salutáre tu­um,</text:p>
        <text:p text:style-name="BodyL"><text:span text:style-name="Bold">Q</text:span>uod parásti * ante fáciem ómnium populórum,</text:p>
        <text:p text:style-name="BodyL"><text:span text:style-name="Bold">L</text:span>umen ad revelatiónem Géntium, * et glóriam plebis tuæ Israël.</text:p>
        <text:p text:style-name="BodyL"><text:span text:style-name="Bold">G</text:span>lória Patri, et Fílio, * et Spirítui Sancto.</text:p>
        <text:p text:style-name="BodyL"><text:span text:style-name="Bold">S</text:span>icut erat in princípio, et nunc, et semper, * et in sãcula sæculórum. Amen.</text:p>
        <text:p text:style-name="BodySm"/>
        <text:p text:style-name="BodyL"><text:span text:style-name="Rubric">Ant.</text:span> Sub tu­um præsídium confúgimus, sancta Dei Génetrix: nostras deprecatiónes ne despícias in necessitátibus, sed a perículis cunctis líbera nos semper, Virgo gloriósa et benedícta.</text:p>
        <text:p text:style-name="BodySm"/>
        <text:p text:style-name="BodyL"><text:span text:style-name="VR">V. </text:span><text:span text:style-name="VR">(</text:span>Dóminus vobíscum.<text:tab/> <text:span text:style-name="VR">R. </text:span>Et cum spíritu tuo.<text:span text:style-name="VR">)</text:span> <text:span text:style-name="Rubric">*Non dicitur in recitatione a solo facta, ab eo qui non est saltem in ordine Diaconatus; loco dicitur sequens:</text:span></text:p>
        <text:p text:style-name="BodyL"><text:span text:style-name="VR">V. </text:span>Dómine, exáudi oratiónem me­am.<text:tab/> <text:span text:style-name="VR">R. </text:span>Et clamor me­us ad te véniat.</text:p>
        <text:p text:style-name="BodyLIndent">Orémus.</text:p>
        <text:p text:style-name="BodyLDrop">BEÁTÆ et gloriósæ semper Vírginis Maríæ, quãsumus, Dómine, intercéssio gloriósa nos prótegat: et ad vitam perdúcat ætérnam. Per  Dóminum nostrum, Jesum Christum, Fílium tu­um, qui tecum vivit et regnat, in unitáte  Spíritus Sancti De­us, per ómnia sãcula sæculórum.<text:tab/> <text:span text:style-name="VR">R.</text:span> Amen.</text:p>
        <text:p text:style-name="BodyL"><text:span text:style-name="Rubric"><text:span text:style-name="VR">V. </text:span><text:span text:style-name="NonRubric">Dóminus vobíscum</text:span> vel <text:span text:style-name="NonRubric">Dómine exáudi</text:span>, ut supra.</text:span></text:p>
        <text:p text:style-name="BodyL"><text:span text:style-name="VR">V. </text:span>Benedicámus Dómino.<text:tab/> <text:span text:style-name="VR">R. </text:span>Deo grátias.</text:p>
        <text:p text:style-name="RubricH">Bened:</text:p>
        <text:p text:style-name="BodyLDrop">BENEDÍCAT et custódiat nos omnípotens et miséricors Dóminus, Pater, et Fílius, et Spíritus Sanctus.<text:tab/> <text:span text:style-name="VR">R. </text:span>Amen.</text:p>
        <text:p text:style-name="BodySm"/>
        <text:h text:style-name="Hidden2" text:outline-level="2">Final Ant. Bl. V. Mary</text:h>
        <text:p text:style-name="Head2">Antiphonæ Finales B. Mariæ Virg.</text:p>
        <text:p text:style-name="BodySm"/>
        <text:p text:style-name="Head2">I</text:p>
        <text:p text:style-name="BodyL"><text:span text:style-name="Rubric">A sabbato ante dominicam I Adventus usque ad diem 1 februarii inclusive:</text:span></text:p>
        <text:p text:style-name="BodyLDrop">ALMA Redemptóris Mater, quæ pérvia cæli<text:tab/><text:line-break/><text:span text:style-name="Bold">P</text:span>orta manes, et stella maris, succúrre cadénti,</text:p>
        <text:p text:style-name="BodyL"><text:span text:style-name="Bold">S</text:span>úrgere qui curat, pópulo: tu quæ genuísti,</text:p>
        <text:p text:style-name="BodyL"><text:span text:style-name="Bold">N</text:span>atúra miránte, tu­um sanctum Genitórem,</text:p>
        <text:p text:style-name="BodyL"><text:span text:style-name="Bold">V</text:span>irgo prius ac postérius, Gabriélis ab ore</text:p>
        <text:p text:style-name="BodyL"><text:span text:style-name="Bold">S</text:span>umens illud Ave, peccatórum miserére.</text:p>
        <text:p text:style-name="BodySm"/>
        <text:p text:style-name="BodyL"><text:span text:style-name="Rubric">Usque ad diem 23 decembris:</text:span></text:p>
        <text:p text:style-name="BodyL"><text:span text:style-name="VR">V. </text:span>Angelus Dómini nuntiávit Maríæ.<text:tab/> <text:span text:style-name="VR">R. </text:span>Et concépit de Spíritu Sancto.</text:p>
        <text:p text:style-name="BodyLIndent">Orémus.</text:p>
        <text:p text:style-name="BodyLDrop">GRÁTIAM tu­am, quãsumus Dómine, méntibus nostris infúnde; ut, qui, Angelo nuntiánte, Christi Fílii tui incarnatiónem cognóvimus; per passiónem ejus et crucem, ad resurrectiónis glóriam perducámur. Per eúmdem Christum Dóminum nostrum.<text:tab/> <text:span text:style-name="VR">R.</text:span> Amen.</text:p>
        <text:p text:style-name="BodySm"/>
        <text:p text:style-name="BodyL"><text:span text:style-name="Rubric">A die 24 decembris:</text:span></text:p>
        <text:p text:style-name="BodyL"><text:span text:style-name="VR">V. </text:span>Post partum, Virgo, invioláta permansísti.<text:tab/> <text:span text:style-name="VR">R. </text:span>Dei Génitrix, intercéde pro nobis.</text:p>
        <text:p text:style-name="BodyLIndent">Orémus.</text:p>
        <text:p text:style-name="BodyLDrop">DEUS, qui salútis ætérnæ, beátæ Maríæ virginitáte fôcúnda, humáno géneri prãmia præstitísti: tríbue, quãsumus; ut ipsam pro nobis intercédere sentiámus, per quam merúimus auctórem vitæ suscípere, Dóminum nostrum Jesum Christum Fílium tu­um.<text:tab/> <text:span text:style-name="VR">R.</text:span> Amen.</text:p>
        <text:p text:style-name="BodySm"/>
        <text:p text:style-name="Head2">II</text:p>
        <text:p text:style-name="BodyL"><text:span text:style-name="Rubric">A die 2 februarii usque ad feriam IV Hebdomadæ sanctæ inclusive:</text:span></text:p>
        <text:p text:style-name="BodyLDrop">AVE, Regína cælórum,<text:tab/><text:line-break/><text:span text:style-name="Bold">A</text:span>ve, Dómina Angelórum:</text:p>
        <text:p text:style-name="BodyL"><text:span text:style-name="Bold">S</text:span>alve, radix, salve, porta,</text:p>
        <text:p text:style-name="BodyL"><text:span text:style-name="Bold">E</text:span>x qua mundo lux est orta:</text:p>
        <text:p text:style-name="BodyL"><text:span text:style-name="Bold">G</text:span>aude Virgo gloriósa,</text:p>
        <text:p text:style-name="BodyL"><text:span text:style-name="Bold">S</text:span>uper omnes speciósa,</text:p>
        <text:p text:style-name="BodyL"><text:span text:style-name="Bold">V</text:span>ale, o valde decóra,</text:p>
        <text:p text:style-name="BodyL"><text:span text:style-name="Bold">E</text:span>t pro nobis Christum exóra.</text:p>
        <text:p text:style-name="BodyL"><text:span text:style-name="VR">V. </text:span>Dignáre me laudáre te, Virgo sacráta.<text:tab/> <text:span text:style-name="VR">R. </text:span>Da mi­hi virtútem contra hostes tuos.</text:p>
        <text:p text:style-name="BodyLIndent">Orémus.</text:p>
        <text:p text:style-name="BodyLDrop">CONCÉDE, miséricors De­us, fragilitáti nostræ præsídium; ut, qui sanctæ Dei Genitrícis memóriam ágimus; intercessiónis ejus auxílio, a nostris iniquitátibus resurgámus. Per eúmdem Christum Dóminum nostrum.<text:tab/> <text:span text:style-name="VR">R.</text:span> Amen.</text:p>
        <text:p text:style-name="BodySm"/>
        <text:p text:style-name="Head2">III</text:p>
        <text:p text:style-name="BodyL"><text:span text:style-name="Rubric">A dominica Paschatis usque ad feriam VI infra octavam Pentecostes inclusive:</text:span></text:p>
        <text:p text:style-name="BodyLDrop">REGÍNA cæli, lætáre, allelúja;<text:tab/><text:line-break/><text:span text:style-name="Bold">Q</text:span>uia quem meruísti portáre, allelúja,</text:p>
        <text:p text:style-name="BodyL"><text:span text:style-name="Bold">R</text:span>esurréxit, sicut dixit, allelúja:</text:p>
        <text:p text:style-name="BodyL"><text:span text:style-name="Bold">O</text:span>ra pro nobis Deum, allelúja.</text:p>
        <text:p text:style-name="BodyL"><text:span text:style-name="VR">V. </text:span>Gaude et lætáre, Virgo María. Allelúja.<text:tab/> <text:span text:style-name="VR">R. </text:span>Quia surréxit Dóminus vere. Allelúja.</text:p>
        <text:p text:style-name="BodyLIndent">Orémus.</text:p>
        <text:p text:style-name="BodyLDrop">DEUS, qui per resurrectiónem Fílii tui, Dómini nostri Jesu Christi, mundum lætificáre dignátus es; præsta, quãsumus; ut, per ejus Genitrícem Vírginem Maríam, perpétuæ capiámus gáudia vitæ. Per eúmdem Christum Dóminum nostrum.<text:tab/> <text:span text:style-name="VR">R.</text:span> Amen.</text:p>
        <text:p text:style-name="BodySm"/>
        <text:p text:style-name="Head2">IV</text:p>
        <text:p text:style-name="BodyL"><text:span text:style-name="Rubric">A sabbato post octavam Pentecostes usque ad feriam VI ante dominicam I Adventus inclusive:</text:span></text:p>
        <text:p text:style-name="BodyLDrop">SALVE, Regína, mater misericórdiæ; vita, dulcédo et spes nostra, salve. Ad te clamámus éxsules fílii Hevæ. Ad te suspirámus geméntes et flentes in hac lacrimárum valle. Eja ergo, advocáta nostra, illos tuos misericórdes óculos ad nos convérte. Et Jesum, benedíctum fructum ventris tui nobis post hoc exsílium osténde. O clemens, o pia, o dulcis Virgo María.</text:p>
        <text:p text:style-name="BodyL"><text:span text:style-name="VR">V. </text:span>Ora pro nobis, sancta Dei Génitrix.<text:tab/> <text:span text:style-name="VR">R. </text:span>Ut digni efficiámur promissiónibus Christi.</text:p>
        <text:p text:style-name="BodyLIndent">Orémus.</text:p>
        <text:p text:style-name="BodyLDrop">OMNÍPOTENS sempitérne De­us, qui gloriósæ Vírginis Matris Maríæ corpus et ánimam, ut dignum Fílii tui habitáculum éffici mererétur, Spíritu Sancto cooperánte præparásti: da, ut cujus commemoratióne lætámur; ejus pia intercessióne, ab instántibus malis, et a morte perpétua liberémur. Per eúmdem Christum Dóminum nostrum.<text:tab/> <text:span text:style-name="VR">R.</text:span> Amen.</text:p>
        <text:p text:style-name="BodySm"/>
        <text:p text:style-name="BodyL"><text:span text:style-name="Rubric">Absoluta vero antiphona finali cum suis versu et oratione, concluditur:</text:span></text:p>
        <text:p text:style-name="BodyL"><text:span text:style-name="VR">V. </text:span>Divínum auxílium máneat semper nobíscum.<text:tab/> <text:span text:style-name="VR">R. </text:span>Amen.</text:p>
        <text:h text:style-name="Hidden2" text:outline-level="2">II. Advent</text:h>
        <text:p text:style-name="BodySm"/>
        <text:p text:style-name="Head5">II. In Adventu.</text:p>
        <text:p text:style-name="BodyL"><text:span text:style-name="Rubric">Quod dicitur a I Vesperis dominicæ I Adventus usque ad Nonam vigiliæ Nativitatis Domini inclusive, et in festo Annuntiationis.</text:span></text:p>
        <text:p text:style-name="BodyL"><text:span text:style-name="Rubric">Omnia dicuntur ut supra extra tempus paschale notatur <text:span text:style-name="NonRubric">p. <text:bookmark-ref text:reference-format="page" text:ref-name="BVMp1">1</text:bookmark-ref></text:span>, præter sequentia.</text:span></text:p>
        <text:p text:style-name="BodySm"/>
        <text:p text:style-name="Head2">ad Matutínum</text:p>
        <text:p text:style-name="BodyL"><text:span text:style-name="Rubric">Ant 9.</text:span> Angelus Dómini * nuntiávit Maríæ, et concépit de Spíritu Sancto.</text:p>
        <text:p text:style-name="BodySm"/>
        <text:p text:style-name="BodyL"><text:span text:style-name="VR">V. </text:span>Diffúsa est grátia in lábiis tuis.<text:tab/> <text:span text:style-name="VR">R. </text:span>Proptérea benedíxit te De­us in ætérnum.</text:p>
        <text:p text:style-name="BodyL">Pater noster. <text:span text:style-name="Rubric">Secréto usque ad:</text:span></text:p>
        <text:p text:style-name="BodyL"><text:span text:style-name="VR">V. </text:span>Et ne nos indúcas in tentatiónem.<text:tab/> <text:span text:style-name="VR">R. </text:span>Sed líbera nos a malo.</text:p>
        <text:p text:style-name="BodySm"/>
        <text:p text:style-name="Head4">Absolutio.</text:p>
        <text:p text:style-name="BodyL">Précibus et méritis beátæ Maríæ semper Vírginis et ómnium Sanctórum, perdúcat nos Dóminus ad regna cælórum.<text:tab/> <text:span text:style-name="VR">R. </text:span>Amen.</text:p>
        <text:p text:style-name="BodyL"><text:span text:style-name="VR">V. </text:span>Jube, domne <text:span text:style-name="Rubric">(vel</text:span> Dómine<text:span text:style-name="Rubric">)</text:span> benedícere.</text:p>
        <text:p text:style-name="BodyL"><text:span text:style-name="Rubric">Bened:</text:span> Nos cum prole pia benedícat Virgo María.<text:tab/> <text:span text:style-name="VR">R. </text:span>Amen.</text:p>
        <text:p text:style-name="BodyLSm"><text:span text:style-name="Rubric">Lectio i<text:tab/>Luke 1:26-28</text:span></text:p>
        <text:p text:style-name="BodyLDrop">MISSUS est Angelus Gábriel a Deo in civitátem Galilãæ, cui nomen Názareth, ad vírginem desponsátam viro, cui nomen erat Joseph, de domo David, et nomen vírginis María. Et ingréssus Angelus ad eam, dixit: Ave, grátia plena; Dóminus tecum: benedícta tu in muliéribus. Tu autem Dómine, miserére nobis.<text:tab/> <text:span text:style-name="VR">R. </text:span><text:span text:style-name="NH">Deo grátias.</text:span></text:p>
        <text:p text:style-name="BodyL"><text:span text:style-name="VR">R. </text:span>Missus est Gábriel Angelus ad Maríam Vírginem desponsátam Joseph, núntians ei verbum; et expavéscit Virgo de lúmine: ne tímeas, María; invenísti enim grátiam apud Dóminum: * Ecce concípies et páries, et vocábitur Altíssimi Fílius. <text:span text:style-name="VR">V. </text:span>Dabit ei Dóminus De­us sedem David, patris ejus; et regnábit in domo Jacob in ætérnum. <text:span text:style-name="BoldR">E</text:span>cce concípies et páries, et vocábitur Altíssimi Fílius. </text:p>
        <text:p text:style-name="BodySm"/>
        <text:p text:style-name="BodyL"><text:span text:style-name="VR">V. </text:span>Jube, domne <text:span text:style-name="Rubric">(vel</text:span> Dómine<text:span text:style-name="Rubric">)</text:span> benedícere.</text:p>
        <text:p text:style-name="BodyL"><text:span text:style-name="Rubric">Bened:</text:span> Ipsa Virgo vírginum intercédat pro nobis ad Dóminum.<text:tab/> <text:span text:style-name="VR">R. </text:span>Amen.</text:p>
        <text:p text:style-name="BodyLSm"><text:span text:style-name="Rubric">Lectio ii<text:tab/>Luke 1:29-33</text:span></text:p>
        <text:p text:style-name="BodyLDrop">QUÆ cum audísset, turbáta est in sermóne ejus, et cogitábat qualis esset ista salutátio. Et ait Angelus ei: Ne tímeas, María; invenísti enim grátiam apud Deum: ecce concípies in útero, et páries fílium, et vocábis nomen ejus Jesum. Hic erit magnus, et Fílius Altíssimi vocábitur; et dabit illi Dóminus De­us sedem David, patris ejus; et regnábit in domo Jacob in ætérnum, et regni ejus non erit finis. Tu autem Dómine, miserére nobis.<text:tab/> <text:span text:style-name="VR">R. </text:span><text:span text:style-name="NH">Deo grátias.</text:span></text:p>
        <text:p text:style-name="BodyL"><text:span text:style-name="VR">R. </text:span>Ave, María, grátia plena; Dóminus tecum: * Spíritus Sanctus supervéniet in te, et virtus Altíssimi obumbrábit ti­bi: quod enim ex te nascétur Sanctum, vocábitur Fílius Dei. <text:span text:style-name="VR">V. </text:span>Quómodo fiet istud, quóniam virum non cognósco? Et respóndens Angelus dixit ei. <text:span text:style-name="BoldR">S</text:span>píritus Sanctus supervéniet in te, et virtus Altíssimi obumbrábit ti­bi: quod enim ex te nascétur Sanctum, vocábitur Fílius Dei. </text:p>
        <text:p text:style-name="BodySm"/>
        <text:p text:style-name="BodyL"><text:span text:style-name="VR">V. </text:span>Jube, domne <text:span text:style-name="Rubric">(vel</text:span> Dómine<text:span text:style-name="Rubric">)</text:span> benedícere.</text:p>
        <text:p text:style-name="BodyL"><text:span text:style-name="Rubric">Bened:</text:span> Per Vírginem Matrem concédat nobis Dóminus salútem et pacem.<text:tab/> <text:span text:style-name="VR">R. </text:span>Amen.</text:p>
        <text:p text:style-name="BodyLSm"><text:span text:style-name="Rubric">Lectio iii<text:tab/>Luke 1:34-38</text:span></text:p>
        <text:p text:style-name="BodyLDrop">DIXIT autem María ad Angelum: Quómodo fiet istud, quóniam virum non cognósco? Et respóndens Angelus dixit ei: Spíritus Sanctus supervéniet in te, et virtus Altíssimi obumbrábit ti­bi. Ideóque et quod nascétur ex te Sanctum, vocábitur Fílius Dei. Et ecce Elísabeth cognáta tua, et ipsa concépit fílium in senectúte sua, et hic mensis sextus est illi, quæ vocátur stérilis; quia non erit impossíbile apud Deum omne verbum. Dixit autem María: Ecce ancílla Dómini: fiat mi­hi secúndum verbum tu­um. Tu autem Dómine, miserére nobis.<text:tab/> <text:span text:style-name="VR">R. </text:span><text:span text:style-name="NH">Deo grátias.</text:span></text:p>
        <text:p text:style-name="BodyL"><text:span text:style-name="VR">R. </text:span>Súscipe verbum, Virgo María, quod ti­bi a Dómino per Angelum transmíssum est: concípies et páries Deum páriter et hóminem, * Ut benedícta dicáris inter omnes mulíeres. <text:span text:style-name="VR">V. </text:span>Páries quidem fílium, et virginitátis non patiéris detriméntum: efficiéris grávida, et eris mater semper intácta. <text:span text:style-name="BoldR">U</text:span>t benedícta dicáris inter omnes mulíeres. <text:span text:style-name="VR">V. </text:span>Glória Patri. <text:span text:style-name="BoldR">U</text:span>t benedícta dicáris inter omnes mulíeres. </text:p>
        <text:p text:style-name="BodySm"/>
        <text:p text:style-name="Head2">ad Laudes</text:p>
        <text:p text:style-name="BodyL"><text:span text:style-name="Rubric">Ant 1.</text:span> Missus est * Gábriel Angelus ad Maríam Vírginem desponsátam Joseph.</text:p>
        <text:p text:style-name="BodyL"><text:span text:style-name="Rubric">Ant 2.</text:span> Ave, María, * grátia plena; Dóminus tecum: benedícta tu in muliéribus <text:span text:style-name="Rubric">(</text:span>allelúja<text:span text:style-name="Rubric">)</text:span>.</text:p>
        <text:p text:style-name="BodyL"><text:span text:style-name="Rubric">Ant 3.</text:span> Ne tímeas, María, * invenísti grátiam apud Dóminum: ecce concípies et páries fílium <text:span text:style-name="Rubric">(</text:span>allelúja<text:span text:style-name="Rubric">)</text:span>.</text:p>
        <text:p text:style-name="BodyL"><text:span text:style-name="Rubric">Ant 4.</text:span> Dabit ei Dóminus * sedem David, patris ejus, et regnábit in ætérnum.</text:p>
        <text:p text:style-name="BodyL"><text:span text:style-name="Rubric">Ant 5.</text:span> Ecce ancílla Dómini: * fiat mi­hi secúndum verbum tu­um.</text:p>
        <text:p text:style-name="BodyLSm"><text:span text:style-name="Rubric">Capit.<text:tab/>Is. 11:1-2</text:span></text:p>
        <text:p text:style-name="BodyLDrop">EGREDIÉTUR virga de radíce Jesse, et flos de radíce ejus ascéndet. Et requiéscet super eum Spíritus Dómini.<text:tab/> <text:span text:style-name="VR">R. </text:span><text:span text:style-name="NH">Deo grátias.</text:span></text:p>
        <text:p text:style-name="BodyL"><text:span text:style-name="Rubric">Ad Bened.Ant.</text:span> Spíritus Sanctus * in te descéndet, María: ne tímeas, habébis in útero Fílium Dei <text:span text:style-name="Rubric">(</text:span>allelúja<text:span text:style-name="Rubric">)</text:span>.</text:p>
        <text:p text:style-name="Head4">Oratio</text:p>
        <text:p text:style-name="BodyLDrop">DEUS, qui de beátæ Maríæ Vírginis útero Verbum tu­um, Angelo nuntiánte, carnem suscípere voluísti: præsta supplícibus tuis: ut qui vere eam Genitrícem Dei crédimus, ejus apud te intercessiónibus adjuvémur. Per eúmdem Dóminum nostrum, Jesum Christum, Fílium tu­um, qui tecum vivit et regnat, in unitáte  Spíritus Sancti De­us, per ómnia sãcula sæculórum.<text:tab/> <text:span text:style-name="VR">R.</text:span> Amen.</text:p>
        <text:p text:style-name="BodyL"><text:span text:style-name="Rubric">Quæ oratio dicitur ad omnes Horas.</text:span></text:p>
        <text:p text:style-name="BodySm"/>
        <text:p text:style-name="Head2">ad Primam</text:p>
        <text:p text:style-name="BodyL"><text:span text:style-name="Rubric">Ant.</text:span> Missus est * Gábriel Angelus ad Maríam Vírginem desponsátam Joseph.</text:p>
        <text:p text:style-name="BodyLSm"><text:span text:style-name="Rubric">Capit.<text:tab/>Is. 7:14-15</text:span></text:p>
        <text:p text:style-name="BodyLDrop">ECCE virgo concípiet, et páriet fílium, et vocábitur nomen ejus Emmánuel. Butýrum et mel cómedet, ut sciat reprobáre malum, et elígere bonum.<text:tab/> <text:span text:style-name="VR">R. </text:span><text:span text:style-name="NH">Deo grátias.</text:span></text:p>
        <text:p text:style-name="BodyL"><text:span text:style-name="VR">V. </text:span>Dignáre me laudáre te, Virgo sacráta.<text:tab/> <text:span text:style-name="VR">R. </text:span>Da mi­hi virtútem contra hostes tuos.</text:p>
        <text:p text:style-name="BodySm"/>
        <text:p text:style-name="Head2">ad Tértiam</text:p>
        <text:p text:style-name="BodyL"><text:span text:style-name="Rubric">Ant.</text:span> Ave, María, * grátia plena; Dóminus tecum: benedícta tu in muliéribus <text:span text:style-name="Rubric">(</text:span>allelúja<text:span text:style-name="Rubric">)</text:span>.</text:p>
        <text:p text:style-name="BodyLSm"><text:span text:style-name="Rubric">Capit.<text:tab/>Is. 11:1-2</text:span></text:p>
        <text:p text:style-name="BodyLDrop">EGREDIÉTUR virga de radíce Jesse, et flos de radíce ejus ascéndet. Et requiéscet super eum Spíritus Dómini.<text:tab/> <text:span text:style-name="VR">R. </text:span><text:span text:style-name="NH">Deo grátias.</text:span></text:p>
        <text:p text:style-name="BodyL"><text:span text:style-name="VR">V. </text:span>Diffúsa est grátia in lábiis tuis.<text:tab/> <text:span text:style-name="VR">R. </text:span>Proptérea benedíxit te De­us in ætérnum.</text:p>
        <text:p text:style-name="BodySm"/>
        <text:p text:style-name="Head2">ad Sextam</text:p>
        <text:p text:style-name="BodyL"><text:span text:style-name="Rubric">Ant.</text:span> Ne tímeas, María, * invenísti grátiam apud Dóminum: ecce concípies et páries fílium <text:span text:style-name="Rubric">(</text:span>allelúja<text:span text:style-name="Rubric">)</text:span>.</text:p>
        <text:p text:style-name="BodyLSm"><text:span text:style-name="Rubric">Capit.<text:tab/>Luke 1:32-33</text:span></text:p>
        <text:p text:style-name="BodyLDrop">DABIT illi Dóminus De­us sedem David, patris ejus, et regnábit in domo Jacob in ætérnum, et regni ejus non erit finis.<text:tab/> <text:span text:style-name="VR">R. </text:span><text:span text:style-name="NH">Deo grátias.</text:span></text:p>
        <text:p text:style-name="BodyL"><text:span text:style-name="VR">V. </text:span>Benedícta tu in muliéribus.<text:tab/> <text:span text:style-name="VR">R. </text:span>Et benedíctus fructus ventris tui.</text:p>
        <text:p text:style-name="BodySm"/>
        <text:p text:style-name="Head2">ad Nonam</text:p>
        <text:p text:style-name="BodyL"><text:span text:style-name="Rubric">Ant.</text:span> Ecce ancílla Dómini: * fiat mi­hi secúndum verbum tu­um.</text:p>
        <text:p text:style-name="BodyLSm"><text:span text:style-name="Rubric">Capit.<text:tab/>Is. 7:14-15</text:span></text:p>
        <text:p text:style-name="BodyLDrop">ECCE virgo concípiet, et páriet fílium, et vocábitur nomen ejus Emmánuel. Butýrum et mel cómedet, ut sciat reprobáre malum, et elígere bonum.<text:tab/> <text:span text:style-name="VR">R. </text:span><text:span text:style-name="NH">Deo grátias.</text:span></text:p>
        <text:p text:style-name="BodyL"><text:span text:style-name="VR">V. </text:span>Angelus Dómini nuntiávit Maríæ.<text:tab/> <text:span text:style-name="VR">R. </text:span>Et concépit de Spíritu Sancto.</text:p>
        <text:p text:style-name="BodySm"/>
        <text:p text:style-name="Head2">ad Vésperas</text:p>
        <text:p text:style-name="BodyL"><text:span text:style-name="Rubric">Ant. et capit. de Laud..</text:span></text:p>
        <text:p text:style-name="BodyL"><text:span text:style-name="Rubric">Ad Magnif.Ant.</text:span> Spíritus Sanctus * in te descéndet, María: ne tímeas, habébis in útero Fílium Dei <text:span text:style-name="Rubric">(</text:span>allelúja<text:span text:style-name="Rubric">)</text:span>.</text:p>
        <text:p text:style-name="BodySm"/>
        <text:p text:style-name="Head2">ad Completórium</text:p>
        <text:p text:style-name="BodyLSm"><text:span text:style-name="Rubric">Capit.<text:tab/>Is. 7:14-15</text:span></text:p>
        <text:p text:style-name="BodyLDrop">ECCE virgo concípiet, et páriet fílium, et vocábitur nomen ejus Emmánuel. Butýrum et mel cómedet, ut sciat reprobáre malum, et elígere bonum.<text:tab/> <text:span text:style-name="VR">R. </text:span><text:span text:style-name="NH">Deo grátias.</text:span></text:p>
        <text:p text:style-name="BodyL"><text:span text:style-name="VR">V. </text:span>Angelus Dómini nuntiávit Maríæ.<text:tab/> <text:span text:style-name="VR">R. </text:span>Et concépit de Spíritu Sancto.</text:p>
        <text:p text:style-name="BodyL"><text:span text:style-name="Rubric">Ad Nunc dimittis Ant.</text:span> Spíritus Sanctus * in te descéndet, María: ne tímeas, habébis in útero Fílium Dei <text:span text:style-name="Rubric">(</text:span>allelúja<text:span text:style-name="Rubric">)</text:span>.</text:p>
        <text:p text:style-name="BodySm"/>
        <text:h text:style-name="Hidden2" text:outline-level="2">III. Christmastide</text:h>
        <text:p text:style-name="BodySm"/>
        <text:p text:style-name="Head5">III. Post Adventum.</text:p>
        <text:p text:style-name="BodyL"><text:span text:style-name="Rubric">Quod dicitur a Vesperis diei 24 decembris usque ad Completorium diei 2 februarii inclusive.</text:span></text:p>
        <text:p text:style-name="BodyL"><text:span text:style-name="Rubric">Omnia dicuntur ut supra extra tempus paschale notatur <text:span text:style-name="NonRubric">p. <text:bookmark-ref text:reference-format="page" text:ref-name="BVMp1">1</text:bookmark-ref></text:span>, præter sequentia.</text:span></text:p>
        <text:p text:style-name="BodySm"/>
        <text:p text:style-name="Head2">ad Laudes</text:p>
        <text:p text:style-name="BodyL"><text:span text:style-name="Rubric">Ant 1.</text:span> Missus est * Gábriel Angelus ad Maríam Vírginem desponsátam Joseph.</text:p>
        <text:p text:style-name="BodyL"><text:span text:style-name="Rubric">Ant 2.</text:span> Ave, María, * grátia plena; Dóminus tecum: benedícta tu in muliéribus <text:span text:style-name="Rubric">(</text:span>allelúja<text:span text:style-name="Rubric">)</text:span>.</text:p>
        <text:p text:style-name="BodyL"><text:span text:style-name="Rubric">Ant 3.</text:span> Ne tímeas, María, * invenísti grátiam apud Dóminum: ecce concípies et páries fílium <text:span text:style-name="Rubric">(</text:span>allelúja<text:span text:style-name="Rubric">)</text:span>.</text:p>
        <text:p text:style-name="BodyL"><text:span text:style-name="Rubric">Ant 4.</text:span> Dabit ei Dóminus * sedem David, patris ejus, et regnábit in ætérnum.</text:p>
        <text:p text:style-name="BodyL"><text:span text:style-name="Rubric">Ant 5.</text:span> Ecce ancílla Dómini: * fiat mi­hi secúndum verbum tu­um.</text:p>
        <text:p text:style-name="BodySm"/>
        <text:p text:style-name="BodyL"><text:span text:style-name="Rubric">Ad Bened.Ant.</text:span> Mirábile mystérium * declarátur hódie: innovántur natúræ, De­us homo factus est: id quod fuit permánsit, et quod non erat assúmpsit non commixtiónem passus, neque divisiónem.</text:p>
        <text:p text:style-name="Head4">Oratio</text:p>
        <text:p text:style-name="BodyLDrop">DEUS, qui de beátæ Maríæ Vírginis útero Verbum tu­um, Angelo nuntiánte, carnem suscípere voluísti: præsta supplícibus tuis: ut qui vere eam Genitrícem Dei crédimus, ejus apud te intercessiónibus adjuvémur. Per eúmdem Dóminum nostrum, Jesum Christum, Fílium tu­um, qui tecum vivit et regnat, in unitáte  Spíritus Sancti De­us, per ómnia sãcula sæculórum.<text:tab/> <text:span text:style-name="VR">R.</text:span> Amen.</text:p>
        <text:p text:style-name="BodyL"><text:span text:style-name="Rubric">Quæ oratio dicitur ad omnes Horas.</text:span></text:p>
        <text:p text:style-name="BodySm"/>
        <text:p text:style-name="Head2">ad Vésperas</text:p>
        <text:p text:style-name="BodyL"><text:span text:style-name="Rubric">Antiphona ut ad Laudes.</text:span></text:p>
        <text:p text:style-name="BodyL"><text:span text:style-name="Rubric">Ad Magnif.Ant.</text:span> Magnum * hereditátis mystérium: templum Dei factus est úterus nesciéntis virum: non est pollútus ex ea carnem assúmens; omnes gentes vénient, dicéntes: Glória ti­bi, Dómine.</text:p>
        <text:p text:style-name="BodySm"/>
        <text:p text:style-name="BodyL"><text:span text:style-name="Rubric">Ad Completorium ad <text:span text:style-name="NonRubric">Nunc dimíttis</text:span> antiphona <text:span text:style-name="NonRubric">Magnum hereditátis</text:span>, ut supra ad Vesperas.</text:span></text:p>
        <text:p text:style-name="BodySm"/>
        <text:h text:style-name="Hidden2" text:outline-level="2">IV. Paschaltide</text:h>
        <text:p text:style-name="BodySm"/>
        <text:p text:style-name="Head5">IV. Tempore Paschali.</text:p>
        <text:p text:style-name="BodyL"><text:span text:style-name="Rubric">Quod dicitur a Matutino dominicæ Resurrectionis usque ad Nonam sabbati Quatuor Temporum Pentecostes inclusive.</text:span></text:p>
        <text:p text:style-name="BodyL"><text:span text:style-name="Rubric">Officium fit ut supra extra tempus paschale <text:span text:style-name="NonRubric">p. <text:bookmark-ref text:reference-format="page" text:ref-name="BVMp1">1</text:bookmark-ref></text:span>, sed ad <text:span text:style-name="NonRubric">Benedíctus</text:span>, <text:span text:style-name="NonRubric">Magníficat</text:span>, et <text:span text:style-name="NonRubric">Nunc Dimíttis</text:span>, dicitur sequens:</text:span></text:p>
        <text:p text:style-name="BodyL"><text:span text:style-name="Rubric">Ant.</text:span> Regína cæli,* lætáre, allelúja; quia quem meruísti portáre, allelúja; resurréxit, sicut dixit, allelúja: ora pro nobis Deum, allelúja.</text:p>
        <text:p text:style-name="BodySm"/>
        <text:p text:style-name="BodyL"><text:span text:style-name="Rubric">Aliis autem antiphonis, invitatorio, versibus et responsoriis non additur <text:span text:style-name="NonRubric">Allelúja</text:span>.</text:span></text:p>
        <text:p text:style-name="BodySm"/>
        <text:p text:style-name="BodySm"/>
        <text:p text:style-name="BodySm"/>
        <text:p text:style-name="Head3"><draw:frame text:anchor-type="as-char" svg:width="1335" style:rel-width="100%" svg:height="416" style:rel-height="scale"><draw:image xlink:href="../Images/sanctus.png" xlink:type="simple" xlink:show="embed" xlink:actuate="onLoad"/></draw:frame></text:p>
        <text:p text:style-name="RubricH"/>
        <text:p text:style-name="BkHidden"><text:bookmark text:name="offDef"/></text:p>
        <text:h text:style-name="Hidden1" text:outline-level="1">Office of the Dead</text:h>
        <text:p text:style-name="Head5">Officium Defunctorum</text:p>
        <text:p text:style-name="BodyL"><text:span text:style-name="Rubric">Dicitur in choro in die depositionis et aliis diebus pro temporis opportunitate et ecclesiarum consuetudine: Matutinum cum Laudibus post Laudes diei; Vesperæ post Vesperas diei, immediate post versum <text:span text:style-name="NonRubric">Benedicámus Dómino,</text:span> et <text:span text:style-name="NonRubric">Deo grátias</text:span>.</text:span></text:p>
        <text:p text:style-name="BodyL"><text:span text:style-name="Rubric">In fine vero omnium psalmorum semper dicitur:</text:span></text:p>
        <text:p text:style-name="BodyL"><text:span text:style-name="Bold">R</text:span>équiem ætérnam * dona eis, Dómine.</text:p>
        <text:p text:style-name="BodyL"><text:span text:style-name="Bold">E</text:span>t lux perpétua * lúceat eis.</text:p>
        <text:p text:style-name="BodyL"><text:span text:style-name="Rubric">Etiam si pro uno tantum fiat Officium.</text:span></text:p>
        <text:p text:style-name="BodySm"/>
        <text:h text:style-name="Hidden2" text:outline-level="2">Matins</text:h>
        <text:p text:style-name="Head2">ad Matutínum</text:p>
        <text:p text:style-name="BkHidden"><text:bookmark text:name="offDefM"/></text:p>
        <text:p text:style-name="BodyL"><text:span text:style-name="Rubric">Absolute incipitur ab Invitatorio.</text:span></text:p>
        <text:p text:style-name="Head2Ps">Psalmus 94</text:p>
        <text:p text:style-name="BodyLDrop">VENÍTE, exsultémus Dómino, jubilémus Deo, salutári nostro: præoccupémus fáciem ejus in confessióne, et in psalmis jubilémus ei.<text:tab/><text:line-break/><text:span text:style-name="Bold">R</text:span>egem, cui ómnia vivunt, * Veníte adorémus.</text:p>
        <text:p text:style-name="BodyL"><text:span text:style-name="Bold">Q</text:span>uóniam De­us magnus Dóminus, et Rex magnus super omnes deos: quóniam non repéllet Dóminus plebem suam: quia in manu ejus sunt omnes fines terræ, et altitúdines móntium ipse cónspicit.</text:p>
        <text:p text:style-name="BodyL"><text:span text:style-name="Bold">V</text:span>eníte adorémus.</text:p>
        <text:p text:style-name="BodyL"><text:span text:style-name="Rubric">Ad verba </text:span>veníte, adorémus, et procidámus ante Deum<text:span text:style-name="Rubric">, genuflectitur.</text:span></text:p>
        <text:p text:style-name="BodyL"><text:span text:style-name="Bold">Q</text:span>uóniam ipsíus est mare, et ipse fecit illud, et áridam fundavérunt manus ejus: VENÍTE, ADORÉMUS, ET PROCIDÁMUS ANTE DEUM: plorémus coram Dómino, qui fecit nos, quia ipse est Dóminus De­us noster; nos autem pópulus ejus, et oves páscuæ ejus.</text:p>
        <text:p text:style-name="BodyL"><text:span text:style-name="Bold">R</text:span>egem, cui ómnia vivunt, * Veníte adorémus.</text:p>
        <text:p text:style-name="BodyL"><text:span text:style-name="Bold">H</text:span>ódie, si vocem ejus audiéritis, nolíte obduráre corda vestra, sicut in exacerbatióne, secúndum diem tentatiónis in desérto: ubi tentavérunt me patres vestri, probavérunt et vidérunt ópera mea.</text:p>
        <text:p text:style-name="BodyL"><text:span text:style-name="Bold">V</text:span>eníte adorémus.</text:p>
        <text:p text:style-name="BodyL"><text:span text:style-name="Bold">Q</text:span>uadragínta annis próximus fui generatióni huic, et dixi: Semper hi errant corde; ipsi vero non cognovérunt vias meas: quibus jurávi in ira mea: Si introíbunt in réquiem me­am.</text:p>
        <text:p text:style-name="BodyL"><text:span text:style-name="Bold">R</text:span>egem, cui ómnia vivunt, * Veníte adorémus.</text:p>
        <text:p text:style-name="BodyL"><text:span text:style-name="Bold">R</text:span>équiem ætérnam dona eis, Dómine. Et lux perpétua lúceat eis.</text:p>
        <text:p text:style-name="BodyL"><text:span text:style-name="Bold">V</text:span>eníte adorémus.</text:p>
        <text:p text:style-name="BodyL"><text:span text:style-name="Bold">R</text:span>egem, cui ómnia vivunt, * Veníte adorémus.</text:p>
        <text:p text:style-name="BodySm"/>
        <text:p text:style-name="BodyL"><text:span text:style-name="Rubric">Nocturni enim inferius positi omnes dici possunt vel etiam unus tantum, ita tamen, ut extra diem depositionis, in qua semper dicitur primus Nocturnus: Dominica, Feria II et V dicatur primus, Feria III et VI secundus, <text:span text:style-name="NonRubric">p. <text:bookmark-ref text:reference-format="page" text:ref-name="offDefMn2">1</text:bookmark-ref></text:span>, et Feria IV et Sabbato tertius Nocturnus, <text:span text:style-name="NonRubric">p. <text:bookmark-ref text:reference-format="page" text:ref-name="offDefMn3">1</text:bookmark-ref></text:span>.</text:span></text:p>
        <text:p text:style-name="BkHidden"><text:bookmark text:name="offDefMn1"/></text:p>
        <text:p text:style-name="BodySm"/>
        <text:p text:style-name="Head2">In I Nocturno</text:p>
        <text:p text:style-name="BodyL"><text:span text:style-name="Rubric">Ant 1.</text:span> Dírige, * Dómine, De­us me­us, in conspéctu tuo viam me­am.</text:p>
        <text:p text:style-name="Head2Ps">Psalmus 5</text:p>
        <text:p text:style-name="BodyLDrop">VERBA mea áuribus pércipe, Dómine, * intéllige clamórem me­um.<text:tab/><text:line-break/><text:span text:style-name="Bold">I</text:span>nténde voci oratiónis meæ, * Rex me­us et De­us me­us.</text:p>
        <text:p text:style-name="BodyL"><text:span text:style-name="Bold">Q</text:span>uóniam ad te orábo: * Dómine, mane exáudies vocem me­am.</text:p>
        <text:p text:style-name="BodyL"><text:span text:style-name="Bold">M</text:span>ane astábo ti­bi et vidébo: * quóniam non De­us volens iniquitátem tu es.</text:p>
        <text:p text:style-name="BodyL"><text:span text:style-name="Bold">N</text:span>eque habitábit juxta te malígnus: * neque permanébunt injústi ante óculos tuos.</text:p>
        <text:p text:style-name="BodyL"><text:span text:style-name="Bold">O</text:span>dísti omnes, qui operántur iniquitátem: * perdes omnes, qui loquúntur mendácium.</text:p>
        <text:p text:style-name="BodyL"><text:span text:style-name="Bold">V</text:span>irum sánguinum et dolósum abominábitur Dóminus: * ego autem in multitúdine misericórdiæ tuæ.</text:p>
        <text:p text:style-name="BodyL"><text:span text:style-name="Bold">I</text:span>ntroíbo in domum tu­am: * adorábo ad templum sanctum tu­um in timóre tuo.</text:p>
        <text:p text:style-name="BodyL"><text:span text:style-name="Bold">D</text:span>ómine, deduc me in justítia tua: * propter inimícos meos dírige in conspéctu tuo viam me­am.</text:p>
        <text:p text:style-name="BodyL"><text:span text:style-name="Bold">Q</text:span>uóniam non est in ore eórum véritas: * cor eórum vanum est.</text:p>
        <text:p text:style-name="BodyL"><text:span text:style-name="Bold">S</text:span>epúlcrum patens est guttur eórum, linguis suis dolóse agébant, * júdica illos, De­us.</text:p>
        <text:p text:style-name="BodyL"><text:span text:style-name="Bold">D</text:span>écidant a cogitatiónibus suis, secúndum multitúdinem impietátum eórum expélle eos, * quóniam irritavérunt te, Dómine.</text:p>
        <text:p text:style-name="BodyL"><text:span text:style-name="Bold">E</text:span>t læténtur omnes, qui sperant in te, * in ætérnum exsultábunt: et habitábis in eis.</text:p>
        <text:p text:style-name="BodyL"><text:span text:style-name="Bold">E</text:span>t gloriabúntur in te omnes, qui díligunt nomen tu­um, * quóniam tu benedíces justo.</text:p>
        <text:p text:style-name="BodyL"><text:span text:style-name="Bold">D</text:span>ómine, ut scuto bonæ voluntátis tuæ * coronásti nos.</text:p>
        <text:p text:style-name="BodyL"><text:span text:style-name="Bold">R</text:span>équiem ætérnam * dona eis, Dómine.</text:p>
        <text:p text:style-name="BodyL"><text:span text:style-name="Bold">E</text:span>t lux perpétua * lúceat eis.</text:p>
        <text:p text:style-name="Spacer"/>
        <text:p text:style-name="BodyL"><text:span text:style-name="Rubric">Ant.</text:span> Dírige, Dómine, De­us me­us, in conspéctu tuo viam me­am.</text:p>
        <text:p text:style-name="BodyL"><text:span text:style-name="Rubric">Ant 2.</text:span> Convértere, * Dómine, et éripe ánimam me­am: quóniam non est in morte, qui memor sit tui.</text:p>
        <text:p text:style-name="Head2Ps">Psalmus 6</text:p>
        <text:p text:style-name="BodyLDrop">DÓMINE, ne in furóre tuo árguas me, * neque in ira tua corrípias me.<text:tab/><text:line-break/><text:span text:style-name="Bold">M</text:span>iserére mei, Dómine, quóniam infírmus sum: * sana me, Dómine, quóniam conturbáta sunt ossa mea.</text:p>
        <text:p text:style-name="BodyL"><text:span text:style-name="Bold">E</text:span>t ánima mea turbáta est valde: * sed tu, Dómine, úsquequo?</text:p>
        <text:p text:style-name="BodyL"><text:span text:style-name="Bold">C</text:span>onvértere, Dómine, et éripe ánimam me­am: * salvum me fac propter misericórdiam tu­am.</text:p>
        <text:p text:style-name="BodyL"><text:span text:style-name="Bold">Q</text:span>uóniam non est in morte qui memor sit tui: * in inférno autem quis confitébitur ti­bi?</text:p>
        <text:p text:style-name="BodyL"><text:span text:style-name="Bold">L</text:span>aborávi in gémitu meo, lavábo per síngulas noctes lectum me­um: * lácrimis meis stratum me­um rigábo.</text:p>
        <text:p text:style-name="BodyL"><text:span text:style-name="Bold">T</text:span>urbátus est a furóre óculus me­us: * inveterávi inter omnes inimícos meos.</text:p>
        <text:p text:style-name="BodyL"><text:span text:style-name="Bold">D</text:span>iscédite a me, omnes, qui operámini iniquitátem: * quóniam exaudívit Dóminus vocem fletus mei.</text:p>
        <text:p text:style-name="BodyL"><text:span text:style-name="Bold">E</text:span>xaudívit Dóminus deprecatiónem me­am, * Dóminus oratiónem me­am suscépit.</text:p>
        <text:p text:style-name="BodyL"><text:span text:style-name="Bold">E</text:span>rubéscant, et conturbéntur veheménter omnes inimíci mei: * convertántur et erubéscant valde velóciter.</text:p>
        <text:p text:style-name="BodyL"><text:span text:style-name="Bold">R</text:span>équiem ætérnam * dona eis, Dómine.</text:p>
        <text:p text:style-name="BodyL"><text:span text:style-name="Bold">E</text:span>t lux perpétua * lúceat eis.</text:p>
        <text:p text:style-name="Spacer"/>
        <text:p text:style-name="BodyL"><text:span text:style-name="Rubric">Ant.</text:span> Convértere, Dómine, et éripe ánimam me­am: quóniam non est in morte, qui memor sit tui.</text:p>
        <text:p text:style-name="BodyL"><text:span text:style-name="Rubric">Ant 3.</text:span> Nequándo rápiat * ut leo ánimam me­am, dum non est qui rédimat, neque qui salvum fáciat.</text:p>
        <text:p text:style-name="Head2Ps">Psalmus 7</text:p>
        <text:p text:style-name="BodyLDrop">DÓMINE, De­us me­us, in te sperávi: * salvum me fac ex ómnibus persequéntibus me, et líbera me.<text:tab/><text:line-break/><text:span text:style-name="Bold">N</text:span>equándo rápiat ut leo ánimam me­am, * dum non est qui rédimat, neque qui salvum fáciat.</text:p>
        <text:p text:style-name="BodyL"><text:span text:style-name="Bold">D</text:span>ómine, De­us me­us, si feci istud, * si est iníquitas in mánibus meis:</text:p>
        <text:p text:style-name="BodyL"><text:span text:style-name="Bold">S</text:span>i réddidi retribuéntibus mi­hi mala, * décidam mérito ab inimícis meis inánis.</text:p>
        <text:p text:style-name="BodyL"><text:span text:style-name="Bold">P</text:span>ersequátur inimícus ánimam me­am, et comprehéndat, et concúlcet in terra vitam me­am, * et glóriam me­am in púlverem dedúcat.</text:p>
        <text:p text:style-name="BodyL"><text:span text:style-name="Bold">E</text:span>xsúrge, Dómine, in ira tua: * et exaltáre in fínibus inimicórum meórum.</text:p>
        <text:p text:style-name="BodyL"><text:span text:style-name="Bold">E</text:span>t exsúrge, Dómine, De­us me­us, in præcépto quod mandásti: * et synagóga populórum circúmdabit te.</text:p>
        <text:p text:style-name="BodyL"><text:span text:style-name="Bold">E</text:span>t propter hanc in altum regrédere: * Dóminus júdicat pópulos.</text:p>
        <text:p text:style-name="BodyL"><text:span text:style-name="Bold">J</text:span>údica me, Dómine, secúndum justítiam me­am, * et secúndum innocéntiam me­am super me.</text:p>
        <text:p text:style-name="BodyL"><text:span text:style-name="Bold">C</text:span>onsumétur nequítia peccatórum, et díriges justum, * scrutans corda et renes, De­us.</text:p>
        <text:p text:style-name="BodyL"><text:span text:style-name="Bold">J</text:span>ustum adjutórium me­um a Dómino, * qui salvos facit rectos corde.</text:p>
        <text:p text:style-name="BodyL"><text:span text:style-name="Bold">D</text:span>eus judex justus, fortis, et pátiens: * numquid iráscitur per síngulos dies?</text:p>
        <text:p text:style-name="BodyL"><text:span text:style-name="Bold">N</text:span>isi convérsi fuéritis, gládium suum vibrábit: * arcum suum teténdit, et parávit illum.</text:p>
        <text:p text:style-name="BodyL"><text:span text:style-name="Bold">E</text:span>t in eo parávit vasa mortis: * sagíttas suas ardéntibus effécit.</text:p>
        <text:p text:style-name="BodyL"><text:span text:style-name="Bold">E</text:span>cce, partúriit injustítiam: * concépit dolórem, et péperit iniquitátem.</text:p>
        <text:p text:style-name="BodyL"><text:span text:style-name="Bold">L</text:span>acum apéruit, et effódit eum: * et íncidit in fóveam quam fecit.</text:p>
        <text:p text:style-name="BodyL"><text:span text:style-name="Bold">C</text:span>onvertétur dolor ejus in caput ejus: * et in vérticem ipsíus iníquitas ejus descéndet.</text:p>
        <text:p text:style-name="BodyL"><text:span text:style-name="Bold">C</text:span>onfitébor Dómino secúndum justítiam ejus: * et psallam nómini Dómini altíssimi.</text:p>
        <text:p text:style-name="BodyL"><text:span text:style-name="Bold">R</text:span>équiem ætérnam * dona eis, Dómine.</text:p>
        <text:p text:style-name="BodyL"><text:span text:style-name="Bold">E</text:span>t lux perpétua * lúceat eis.</text:p>
        <text:p text:style-name="Spacer"/>
        <text:p text:style-name="BodyL"><text:span text:style-name="Rubric">Ant.</text:span> Nequándo rápiat ut leo ánimam me­am, dum non est qui rédimat, neque qui salvum fáciat.</text:p>
        <text:p text:style-name="BodySm"/>
        <text:p text:style-name="BodyL"><text:span text:style-name="VR">V. </text:span>A porta ínferi.<text:tab/> <text:span text:style-name="VR">R. </text:span>Erue, Dómine, ánimas eórum.</text:p>
        <text:p text:style-name="BodyL"><text:span text:style-name="Rubric"><text:span text:style-name="NonRubric">Pater noster</text:span>, totum secreto.</text:span></text:p>
        <text:p text:style-name="BodySm"/>
        <text:p text:style-name="BodyL"><text:span text:style-name="Rubric">Lectiones leguntur sine Absolutione, Benedictionibus et Titulo.</text:span></text:p>
        <text:p text:style-name="BodyLSm"><text:span text:style-name="Rubric">Lectio i<text:tab/>Job 7:16-21</text:span></text:p>
        <text:p text:style-name="BodyLDrop">PARCE mi­hi, Dómine; nihil enim sunt dies mei. Quid est homo, quia magníficas eum? aut quid appónis erga eum cor tu­um? Vísitas eum dilúculo, et súbito probas illum. Usquequo non parcis mi­hi, nec dimíttis me, ut glútiam salívam me­am? Peccávi, quid fáciam ti­bi, o custos hóminum? quare posuísti me contrárium ti­bi, et factus sum mi­himetípsi gravis? Cur non tollis peccátum me­um, et quare non aufers iniquitátem me­am? Ecce nunc in púlvere dórmiam: et, si mane me quæsíeris, non subsístam.</text:p>
        <text:p text:style-name="BodyL"><text:span text:style-name="Rubric">Lectiones terminatur sine <text:span text:style-name="NonRubric">Tu autem</text:span>, vel alia conclusione.</text:span></text:p>
        <text:p text:style-name="BodyL"><text:span text:style-name="VR">R. </text:span>Credo quod Redémptor me­us vivit, et in novíssimo die de terra surrectúrus sum, * Et in carne mea vidébo Deum Salvatórem me­um. <text:span text:style-name="VR">V. </text:span>Quem visúrus sum ego ipse, et non álius; et óculi mei conspectúri sunt. <text:span text:style-name="BoldR">E</text:span>t in carne mea vidébo Deum Salvatórem me­um. </text:p>
        <text:p text:style-name="BodySm"/>
        <text:p text:style-name="BodyLSm"><text:span text:style-name="Rubric">Lectio ii<text:tab/>Job 10:1-7</text:span></text:p>
        <text:p text:style-name="BodyLDrop">TÆDET ánimam me­am vitæ meæ, dimíttam advérsum me elóquium me­um, loquar in amaritúdine ánimæ meæ. Dicam Deo: Noli me condemnáre: índica mi­hi cur me ita júdices. Numquid bonum ti­bi vidétur, si calumniéris me, et ópprimas me, opus mánuum tuárum, et consílium impiórum ádjuves? Numquid óculi cárnei ti­bi sunt; aut, sicut videt homo, et tu vidébis? Numquid sicut dies hóminis dies tui, et anni tui sicut humána sunt témpora, ut quæras iniquitátem me­am, et peccátum me­um scrutéris? Et scias quia nihil ímpium fécerim, cum sit nemo qui de manu tua possit erúere.</text:p>
        <text:p text:style-name="BodyL"><text:span text:style-name="VR">R. </text:span>Qui Lázarum resuscitásti a monuménto fõtidum, * Tu eis, Dómine, dona réquiem, et locum indulgéntiæ. <text:span text:style-name="VR">V. </text:span>Qui ventúrus es judicáre vivos et mórtuos, et sãculum per ignem. <text:span text:style-name="BoldR">T</text:span>u eis, Dómine, dona réquiem, et locum indulgéntiæ. </text:p>
        <text:p text:style-name="BodySm"/>
        <text:p text:style-name="BodyLSm"><text:span text:style-name="Rubric">Lectio iii<text:tab/>Job 10:8-12</text:span></text:p>
        <text:p text:style-name="BodyLDrop">MANUS tuæ fecérunt me, et plasmavérunt me totum in circúitu: et sic repénte præcípitas me? Meménto, quæso, quod sicut lutum féceris me, et in púlverem redúces me. Nonne sicut lac mulsísti me, et sicut cáseum me coagulásti? Pelle et cárnibus vestísti me, óssibus et nervis compegísti me. Vitam et misericórdiam tribuísti mi­hi, et visitátio tua custodívit spíritum me­um.</text:p>
        <text:p text:style-name="BodyL"><text:span text:style-name="VR">R. </text:span>Dómine, quando véneris judicáre terram, ubi me abscóndam a vultu iræ tuæ? * Quia peccávi nimis in vita mea. <text:span text:style-name="VR">V. </text:span>Commíssa mea pavésco, et ante te erubésco: dum véneris judicáre, noli me condemnáre. <text:span text:style-name="BoldR">Q</text:span>uia peccávi nimis in vita mea. <text:span text:style-name="VR">V. </text:span>Réquiem ætérnam dona eis, Dómine: Et lux perpétua lúceat eis. <text:span text:style-name="BoldR">Q</text:span>uia peccávi nimis in vita mea. </text:p>
        <text:p text:style-name="BodyL"><text:span text:style-name="Rubric">Postea ad Laudes, ut infra <text:span text:style-name="NonRubric">p. <text:bookmark-ref text:reference-format="page" text:ref-name="offDefL">1</text:bookmark-ref></text:span>, quando dicitur unum tantum Nocturnum.</text:span></text:p>
        <text:p text:style-name="BodySm"/>
        <text:p text:style-name="BkHidden"><text:bookmark text:name="offDefMn2"/></text:p>
        <text:p text:style-name="Head2">In II Nocturno</text:p>
        <text:p text:style-name="BodyL"><text:span text:style-name="Rubric">Ant 4.</text:span> In loco páscuæ * ibi me collocávit.</text:p>
        <text:p text:style-name="Head2Ps">Psalmus 22</text:p>
        <text:p text:style-name="BodyLDrop">DÓMINUS regit me, et nihil mi­hi déerit: * in loco páscuæ ibi me collocávit.<text:tab/><text:line-break/><text:span text:style-name="Bold">S</text:span>uper aquam refectiónis educávit me: * ánimam me­am convértit.</text:p>
        <text:p text:style-name="BodyL"><text:span text:style-name="Bold">D</text:span>edúxit me super sémitas justítiæ, * propter nomen suum.</text:p>
        <text:p text:style-name="BodyL"><text:span text:style-name="Bold">N</text:span>am, et si ambulávero in médio umbræ mortis, non timébo mala: * quóniam tu mecum es.</text:p>
        <text:p text:style-name="BodyL"><text:span text:style-name="Bold">V</text:span>irga tua, et báculus tuus: * ipsa me consoláta sunt.</text:p>
        <text:p text:style-name="BodyL"><text:span text:style-name="Bold">P</text:span>arásti in conspéctu meo mensam, * advérsus eos, qui tríbulant me.</text:p>
        <text:p text:style-name="BodyL"><text:span text:style-name="Bold">I</text:span>mpinguásti in óleo caput me­um: * et calix me­us inébrians quam præclárus est!</text:p>
        <text:p text:style-name="BodyL"><text:span text:style-name="Bold">E</text:span>t misericórdia tua subsequétur me * ómnibus diébus vitæ meæ:</text:p>
        <text:p text:style-name="BodyL"><text:span text:style-name="Bold">E</text:span>t ut inhábitem in domo Dómini, * in longitúdinem diérum.</text:p>
        <text:p text:style-name="BodyL"><text:span text:style-name="Bold">R</text:span>équiem ætérnam * dona eis, Dómine.</text:p>
        <text:p text:style-name="BodyL"><text:span text:style-name="Bold">E</text:span>t lux perpétua * lúceat eis.</text:p>
        <text:p text:style-name="Spacer"/>
        <text:p text:style-name="BodyL"><text:span text:style-name="Rubric">Ant.</text:span> In loco páscuæ ibi me collocávit.</text:p>
        <text:p text:style-name="BodyL"><text:span text:style-name="Rubric">Ant 5.</text:span> Delícta * juventútis meæ, et ignorántias meas ne memíneris, Dómine.</text:p>
        <text:p text:style-name="Head2Ps">Psalmus 24</text:p>
        <text:p text:style-name="BodyLDrop">AD te, Dómine, levávi ánimam me­am: * De­us me­us, in te confído, non erubéscam.<text:tab/><text:line-break/><text:span text:style-name="Bold">N</text:span>eque irrídeant me inimíci mei: * étenim univérsi, qui sústinent te, non confundéntur.</text:p>
        <text:p text:style-name="BodyL"><text:span text:style-name="Bold">C</text:span>onfundántur omnes iníqua agéntes * supervácue.</text:p>
        <text:p text:style-name="BodyL"><text:span text:style-name="Bold">V</text:span>ias tuas, Dómine, demónstra mi­hi: * et sémitas tuas édoce me.</text:p>
        <text:p text:style-name="BodyL"><text:span text:style-name="Bold">D</text:span>írige me in veritáte tua, et doce me: * quia tu es, De­us, salvátor me­us, et te sustínui tota die.</text:p>
        <text:p text:style-name="BodyL"><text:span text:style-name="Bold">R</text:span>eminíscere miseratiónum tuárum, Dómine, * et misericordiárum tuárum, quæ a sãculo sunt.</text:p>
        <text:p text:style-name="BodyL"><text:span text:style-name="Bold">D</text:span>elícta juventútis meæ, * et ignorántias meas ne memíneris.</text:p>
        <text:p text:style-name="BodyL"><text:span text:style-name="Bold">S</text:span>ecúndum misericórdiam tu­am meménto mei tu: * propter bonitátem tu­am, Dómine.</text:p>
        <text:p text:style-name="BodyL"><text:span text:style-name="Bold">D</text:span>ulcis et rectus Dóminus: * propter hoc legem dabit delinquéntibus in via.</text:p>
        <text:p text:style-name="BodyL"><text:span text:style-name="Bold">D</text:span>íriget mansuétos in judício: * docébit mites vias suas.</text:p>
        <text:p text:style-name="BodyL"><text:span text:style-name="Bold">U</text:span>nivérsæ viæ Dómini, misericórdia et véritas, * requiréntibus testaméntum ejus et testimónia ejus.</text:p>
        <text:p text:style-name="BodyL"><text:span text:style-name="Bold">P</text:span>ropter nomen tu­um, Dómine, propitiáberis peccáto meo: * multum est enim.</text:p>
        <text:p text:style-name="BodyL"><text:span text:style-name="Bold">Q</text:span>uis est homo qui timet Dóminum? * legem státuit ei in via, quam elégit.</text:p>
        <text:p text:style-name="BodyL"><text:span text:style-name="Bold">A</text:span>nima ejus in bonis demorábitur: * et semen ejus hereditábit terram.</text:p>
        <text:p text:style-name="BodyL"><text:span text:style-name="Bold">F</text:span>irmaméntum est Dóminus timéntibus eum: * et testaméntum ipsíus ut manifestétur illis.</text:p>
        <text:p text:style-name="BodyL"><text:span text:style-name="Bold">O</text:span>culi mei semper ad Dóminum: * quóniam ipse evéllet de láqueo pedes meos.</text:p>
        <text:p text:style-name="BodyL"><text:span text:style-name="Bold">R</text:span>éspice in me, et miserére mei: * quia únicus et pauper sum ego.</text:p>
        <text:p text:style-name="BodyL"><text:span text:style-name="Bold">T</text:span>ribulatiónes cordis mei multiplicátæ sunt: * de necessitátibus meis érue me.</text:p>
        <text:p text:style-name="BodyL"><text:span text:style-name="Bold">V</text:span>ide humilitátem me­am, et labórem me­um: * et dimítte univérsa delícta mea.</text:p>
        <text:p text:style-name="BodyL"><text:span text:style-name="Bold">R</text:span>éspice inimícos meos quóniam multiplicáti sunt, * et ódio iníquo odérunt me.</text:p>
        <text:p text:style-name="BodyL"><text:span text:style-name="Bold">C</text:span>ustódi ánimam me­am, et érue me: * non erubéscam quóniam sperávi in te.</text:p>
        <text:p text:style-name="BodyL"><text:span text:style-name="Bold">I</text:span>nnocéntes et recti adhæsérunt mi­hi: * quia sustínui te.</text:p>
        <text:p text:style-name="BodyL"><text:span text:style-name="Bold">L</text:span>íbera, De­us, Israël, * ex ómnibus tribulatiónibus suis.</text:p>
        <text:p text:style-name="BodyL"><text:span text:style-name="Bold">R</text:span>équiem ætérnam * dona eis, Dómine.</text:p>
        <text:p text:style-name="BodyL"><text:span text:style-name="Bold">E</text:span>t lux perpétua * lúceat eis.</text:p>
        <text:p text:style-name="Spacer"/>
        <text:p text:style-name="BodyL"><text:span text:style-name="Rubric">Ant.</text:span> Delícta juventútis meæ, et ignorántias meas ne memíneris, Dómine.</text:p>
        <text:p text:style-name="BodyL"><text:span text:style-name="Rubric">Ant 6.</text:span> Credo vidére * bona Dómini in terra vivéntium.</text:p>
        <text:p text:style-name="Head2Ps">Psalmus 26</text:p>
        <text:p text:style-name="BodyLDrop">DÓMINUS illuminátio mea, et salus mea, * quem timébo?<text:tab/><text:line-break/><text:span text:style-name="Bold">D</text:span>óminus protéctor vitæ meæ, * a quo trepidábo?</text:p>
        <text:p text:style-name="BodyL"><text:span text:style-name="Bold">D</text:span>um apprópiant super me nocéntes, * ut edant carnes meas:</text:p>
        <text:p text:style-name="BodyL"><text:span text:style-name="Bold">Q</text:span>ui tríbulant me inimíci mei, * ipsi infirmáti sunt, et cecidérunt.</text:p>
        <text:p text:style-name="BodyL"><text:span text:style-name="Bold">S</text:span>i consístant advérsum me castra, * non timébit cor me­um.</text:p>
        <text:p text:style-name="BodyL"><text:span text:style-name="Bold">S</text:span>i exsúrgat advérsum me prãlium, * in hoc ego sperábo.</text:p>
        <text:p text:style-name="BodyL"><text:span text:style-name="Bold">U</text:span>nam pétii a Dómino, hanc requíram, * ut inhábitem in domo Dómini ómnibus diébus vitæ meæ:</text:p>
        <text:p text:style-name="BodyL"><text:span text:style-name="Bold">U</text:span>t vídeam voluptátem Dómini, * et vísitem templum ejus.</text:p>
        <text:p text:style-name="BodyL"><text:span text:style-name="Bold">Q</text:span>uóniam abscóndit me in tabernáculo suo: * in die malórum protéxit me in abscóndito tabernáculi sui.</text:p>
        <text:p text:style-name="BodyL"><text:span text:style-name="Bold">I</text:span>n petra exaltávit me: * et nunc exaltávit caput me­um super inimícos meos.</text:p>
        <text:p text:style-name="BodyL"><text:span text:style-name="Bold">C</text:span>ircuívi, et immolávi in tabernáculo ejus hóstiam vociferatiónis: * cantábo, et psalmum dicam Dómino.</text:p>
        <text:p text:style-name="BodyL"><text:span text:style-name="Bold">E</text:span>xáudi, Dómine, vocem me­am, qua clamávi ad te: * miserére mei, et exáudi me.</text:p>
        <text:p text:style-name="BodyL"><text:span text:style-name="Bold">T</text:span>ibi dixit cor me­um, exquisívit te fácies mea: * fáciem tu­am, Dómine, requíram.</text:p>
        <text:p text:style-name="BodyL"><text:span text:style-name="Bold">N</text:span>e avértas fáciem tu­am a me: * ne declínes in ira a servo tuo.</text:p>
        <text:p text:style-name="BodyL"><text:span text:style-name="Bold">A</text:span>djútor me­us esto: * ne derelínquas me, neque despícias me, De­us, salutáris me­us.</text:p>
        <text:p text:style-name="BodyL"><text:span text:style-name="Bold">Q</text:span>uóniam pater me­us, et mater mea dereliquérunt me: * Dóminus autem assúmpsit me.</text:p>
        <text:p text:style-name="BodyL"><text:span text:style-name="Bold">L</text:span>egem pone mi­hi, Dómine, in via tua: * et dírige me in sémitam rectam propter inimícos meos.</text:p>
        <text:p text:style-name="BodyL"><text:span text:style-name="Bold">N</text:span>e tradíderis me in ánimas tribulántium me: * quóniam insurrexérunt in me testes iníqui, et mentíta est iníquitas sibi.</text:p>
        <text:p text:style-name="BodyL"><text:span text:style-name="Bold">C</text:span>redo vidére bona Dómini * in terra vivéntium.</text:p>
        <text:p text:style-name="BodyL"><text:span text:style-name="Bold">E</text:span>xspécta Dóminum, viríliter age: * et confortétur cor tu­um, et sústine Dóminum.</text:p>
        <text:p text:style-name="BodyL"><text:span text:style-name="Bold">R</text:span>équiem ætérnam * dona eis, Dómine.</text:p>
        <text:p text:style-name="BodyL"><text:span text:style-name="Bold">E</text:span>t lux perpétua * lúceat eis.</text:p>
        <text:p text:style-name="Spacer"/>
        <text:p text:style-name="BodyL"><text:span text:style-name="Rubric">Ant.</text:span> Credo vidére bona Dómini in terra vivéntium.</text:p>
        <text:p text:style-name="BodySm"/>
        <text:p text:style-name="BodyL"><text:span text:style-name="VR">V. </text:span>A porta ínferi.<text:tab/> <text:span text:style-name="VR">R. </text:span>Erue, Dómine, ánimas eórum.</text:p>
        <text:p text:style-name="BodyL"><text:span text:style-name="Rubric"><text:span text:style-name="NonRubric">Pater noster</text:span>, totum secreto.</text:span></text:p>
        <text:p text:style-name="BodySm"/>
        <text:p text:style-name="BodyL"><text:span text:style-name="Rubric">Lectiones leguntur sine Absolutione, Benedictionibus et Titulo.</text:span></text:p>
        <text:p text:style-name="BodyLSm"><text:span text:style-name="Rubric">Lectio iv<text:tab/>Job 13:22-28</text:span></text:p>
        <text:p text:style-name="BodyLDrop">RESPÓNDE mi­hi: Quantas hábeo iniquitátes et peccáta, scélera mea et delícta osténde mi­hi. Cur fáciem tu­am abscóndis, et arbitráris me inimícum tu­um? Contra fólium, quod vento rápitur, osténdis poténtiam tu­am, et stípulam siccam perséqueris. Scribis enim contra me amaritúdines, et consúmere me vis peccátis adolescéntiæ meæ. Posuísti in nervo pedem me­um, et observásti omnes sémitas meas, et vestígia pedum meórum considerásti; qui quasi putrédo consuméndus sum, et quasi vestiméntum quod coméditur a tínea.</text:p>
        <text:p text:style-name="BodyL"><text:span text:style-name="Rubric">Lectiones terminatur sine <text:span text:style-name="NonRubric">Tu autem</text:span>, vel alia conclusione.</text:span></text:p>
        <text:p text:style-name="BodyL"><text:span text:style-name="VR">R. </text:span>Meménto mei, De­us, quia ventus est vita mea, * Nec aspíciat me visus hóminis. <text:span text:style-name="VR">V. </text:span>De profúndis clamávi ad te, Dómine: Dómine, exáudi vocem me­am. <text:span text:style-name="BoldR">N</text:span>ec aspíciat me visus hóminis. </text:p>
        <text:p text:style-name="BodySm"/>
        <text:p text:style-name="BodyLSm"><text:span text:style-name="Rubric">Lectio v<text:tab/>Job 14:1-6</text:span></text:p>
        <text:p text:style-name="BodyLDrop">HOMO natus de mulíere, brevi vivens témpore, replétur multis misériis. Qui quasi flos egréditur et contéritur, et fugit velut umbra, et numquam in eódem statu pérmanet. Et dignum ducis super hujuscémodi aperíre óculos tuos, et addúcere eum tecum in judícium? Quis potest fácere mundum de immúndo concéptum sémine? Nonne tu qui solus es? Breves dies hóminis sunt, númerus ménsium ejus apud te est: constituísti términos ejus, qui præteríri non póterunt. Recéde páululum ab eo, ut quiéscat, donec optáta véniat, sicut mercenárii, dies ejus.</text:p>
        <text:p text:style-name="BodyL"><text:span text:style-name="VR">R. </text:span>Hei mi­hi, Dómine, quia peccávi nimis in vita mea: Quid fáciam, miser? ubi fúgiam, nisi ad te, De­us me­us? * Miserére mei, dum véneris in novíssimo die. <text:span text:style-name="VR">V. </text:span>Anima mea turbáta est valde, sed tu, Dómine, succúrre ei. <text:span text:style-name="BoldR">M</text:span>iserére mei, dum véneris in novíssimo die. </text:p>
        <text:p text:style-name="BodySm"/>
        <text:p text:style-name="BodyLSm"><text:span text:style-name="Rubric">Lectio vi<text:tab/>Job 14:13-16</text:span></text:p>
        <text:p text:style-name="BodyLDrop">QUIS mi­hi hoc tríbuat, ut in inférno prótegas me et abscóndas me, donec pertránseat furor tuus, et constítuas mi­hi tempus in quo recordéris mei? Putásne mórtuus homo rursum vivat? Cunctis diébus quibus nunc mílito, exspécto donec véniat immutátio mea. Vocábis me, et ego respondébo ti­bi; óperi mánuum tuárum pórriges déxteram. Tu quidem gressus meos dinumerásti, sed parce peccátis meis.</text:p>
        <text:p text:style-name="BodyL"><text:span text:style-name="VR">R. </text:span>Ne recordéris peccáta mea, Dómine, * Dum véneris judicáre sãculum per ignem. <text:span text:style-name="VR">V. </text:span>Dírige, Dómine, De­us me­us, in conspéctu tuo viam me­am. <text:span text:style-name="BoldR">D</text:span>um véneris judicáre sãculum per ignem. <text:span text:style-name="VR">V. </text:span>Réquiem ætérnam dona eis, Dómine: Et lux perpétua lúceat eis. <text:span text:style-name="BoldR">D</text:span>um véneris judicáre sãculum per ignem. </text:p>
        <text:p text:style-name="BodyL"><text:span text:style-name="Rubric">Postea ad Laudes, ut infra <text:span text:style-name="NonRubric">p. <text:bookmark-ref text:reference-format="page" text:ref-name="offDefL">1</text:bookmark-ref></text:span>, quando dicitur unum tantum Nocturnum.</text:span></text:p>
        <text:p text:style-name="BodySm"/>
        <text:p text:style-name="BkHidden"><text:bookmark text:name="offDefMn3"/></text:p>
        <text:p text:style-name="Head2">In III Nocturno</text:p>
        <text:p text:style-name="BodyL"><text:span text:style-name="Rubric">Ant 7.</text:span> Compláceat * ti­bi, Dómine, ut erípias me: Dómine, ad adjuvándum me réspice.</text:p>
        <text:p text:style-name="Head2Ps">Psalmus 39</text:p>
        <text:p text:style-name="BodyLDrop">EXSPÉCTANS exspectávi Dóminum, * et inténdit mi­hi.<text:tab/><text:line-break/><text:span text:style-name="Bold">E</text:span>t exaudívit preces meas: * et edúxit me de lacu misériæ, et de luto fæcis.</text:p>
        <text:p text:style-name="BodyL"><text:span text:style-name="Bold">E</text:span>t státuit super petram pedes meos: * et diréxit gressus meos.</text:p>
        <text:p text:style-name="BodyL"><text:span text:style-name="Bold">E</text:span>t immísit in os me­um cánticum novum, * carmen Deo nostro.</text:p>
        <text:p text:style-name="BodyL"><text:span text:style-name="Bold">V</text:span>idébunt multi, et timébunt: * et sperábunt in Dómino.</text:p>
        <text:p text:style-name="BodyL"><text:span text:style-name="Bold">B</text:span>eátus vir, cujus est nomen Dómini spes ejus: * et non respéxit in vanitátes et insánias falsas.</text:p>
        <text:p text:style-name="BodyL"><text:span text:style-name="Bold">M</text:span>ulta fecísti tu, Dómine, De­us me­us, mirabília tua: * et cogitatiónibus tuis non est qui símilis sit ti­bi.</text:p>
        <text:p text:style-name="BodyL"><text:span text:style-name="Bold">A</text:span>nnuntiávi et locútus sum: * multiplicáti sunt super númerum.</text:p>
        <text:p text:style-name="BodyL"><text:span text:style-name="Bold">S</text:span>acrifícium et oblatiónem noluísti: * aures autem perfecísti mi­hi.</text:p>
        <text:p text:style-name="BodyL"><text:span text:style-name="Bold">H</text:span>olocáustum et pro peccáto non postulásti: * tunc dixi: Ecce, vénio.</text:p>
        <text:p text:style-name="BodyL"><text:span text:style-name="Bold">I</text:span>n cápite libri scriptum est de me ut fácerem voluntátem tu­am: * De­us me­us, vólui, et legem tu­am in médio cordis mei.</text:p>
        <text:p text:style-name="BodyL"><text:span text:style-name="Bold">A</text:span>nnuntiávi justítiam tu­am in ecclésia magna, * ecce, lábia mea non prohibébo: Dómine, tu scisti.</text:p>
        <text:p text:style-name="BodyL"><text:span text:style-name="Bold">J</text:span>ustítiam tu­am non abscóndi in corde meo: * veritátem tu­am et salutáre tu­um dixi.</text:p>
        <text:p text:style-name="BodyL"><text:span text:style-name="Bold">N</text:span>on abscóndi misericórdiam tu­am et veritátem tu­am * a concílio multo.</text:p>
        <text:p text:style-name="BodyL"><text:span text:style-name="Bold">T</text:span>u autem, Dómine, ne longe fácias miseratiónes tuas a me: * misericórdia tua et véritas tua semper suscepérunt me.</text:p>
        <text:p text:style-name="BodyL"><text:span text:style-name="Bold">Q</text:span>uóniam circumdedérunt me mala, quorum non est númerus: * comprehendérunt me iniquitátes meæ, et non pótui ut vidérem.</text:p>
        <text:p text:style-name="BodyL"><text:span text:style-name="Bold">M</text:span>ultiplicátæ sunt super capíllos cápitis mei: * et cor me­um derelíquit me.</text:p>
        <text:p text:style-name="BodyL"><text:span text:style-name="Bold">C</text:span>ompláceat ti­bi, Dómine, ut éruas me: * Dómine, ad adjuvándum me réspice.</text:p>
        <text:p text:style-name="BodyL"><text:span text:style-name="Bold">C</text:span>onfundántur et revereántur simul, qui quærunt ánimam me­am, * ut áuferant eam.</text:p>
        <text:p text:style-name="BodyL"><text:span text:style-name="Bold">C</text:span>onvertántur retrórsum, et revereántur, * qui volunt mi­hi mala.</text:p>
        <text:p text:style-name="BodyL"><text:span text:style-name="Bold">F</text:span>erant conféstim confusiónem suam, * qui dicunt mi­hi: Euge, euge.</text:p>
        <text:p text:style-name="BodyL"><text:span text:style-name="Bold">E</text:span>xsúltent et læténtur super te omnes quæréntes te: * et dicant semper: Magnificétur Dóminus: qui díligunt salutáre tu­um.</text:p>
        <text:p text:style-name="BodyL"><text:span text:style-name="Bold">E</text:span>go autem mendícus sum, et pauper: * Dóminus sollícitus est mei.</text:p>
        <text:p text:style-name="BodyL"><text:span text:style-name="Bold">A</text:span>djútor me­us, et protéctor me­us tu es: * De­us me­us, ne tardáveris.</text:p>
        <text:p text:style-name="BodyL"><text:span text:style-name="Bold">R</text:span>équiem ætérnam * dona eis, Dómine.</text:p>
        <text:p text:style-name="BodyL"><text:span text:style-name="Bold">E</text:span>t lux perpétua * lúceat eis.</text:p>
        <text:p text:style-name="Spacer"/>
        <text:p text:style-name="BodyL"><text:span text:style-name="Rubric">Ant.</text:span> Compláceat ti­bi, Dómine, ut erípias me: Dómine, ad adjuvándum me réspice.</text:p>
        <text:p text:style-name="BodyL"><text:span text:style-name="Rubric">Ant 8.</text:span> Sana, Dómine, * ánimam me­am, quia peccávi ti­bi.</text:p>
        <text:p text:style-name="Head2Ps">Psalmus 40</text:p>
        <text:p text:style-name="BodyLDrop">BEÁTUS qui intélligit super egénum, et páuperem: * in die mala liberábit eum Dóminus.<text:tab/><text:line-break/><text:span text:style-name="Bold">D</text:span>óminus consérvet eum, et vivíficet eum, et beátum fáciat eum in terra: * et non tradat eum in ánimam inimicórum ejus.</text:p>
        <text:p text:style-name="BodyL"><text:span text:style-name="Bold">D</text:span>óminus opem ferat illi super lectum dolóris ejus: * univérsum stratum ejus versásti in infirmitáte ejus.</text:p>
        <text:p text:style-name="BodyL"><text:span text:style-name="Bold">E</text:span>go dixi: Dómine, miserére mei: * sana ánimam me­am, quia peccávi ti­bi.</text:p>
        <text:p text:style-name="BodyL"><text:span text:style-name="Bold">I</text:span>nimíci mei dixérunt mala mi­hi: * Quando moriétur, et períbit nomen ejus?</text:p>
        <text:p text:style-name="BodyL"><text:span text:style-name="Bold">E</text:span>t si ingrediebátur ut vidéret, vana loquebátur: * cor ejus congregávit iniquitátem sibi.</text:p>
        <text:p text:style-name="BodyL"><text:span text:style-name="Bold">E</text:span>grediebátur foras, * et loquebátur in idípsum.</text:p>
        <text:p text:style-name="BodyL"><text:span text:style-name="Bold">A</text:span>dvérsum me susurrábant omnes inimíci mei: * advérsum me cogitábant mala mi­hi.</text:p>
        <text:p text:style-name="BodyL"><text:span text:style-name="Bold">V</text:span>erbum iníquum constituérunt advérsum me: * Numquid qui dormit non adjíciet ut resúrgat?</text:p>
        <text:p text:style-name="BodyL"><text:span text:style-name="Bold">E</text:span>tenim homo pacis meæ, in quo sperávi: * qui edébat panes meos, magnificávit super me supplantatiónem.</text:p>
        <text:p text:style-name="BodyL"><text:span text:style-name="Bold">T</text:span>u autem, Dómine, miserére mei, et resúscita me: * et retríbuam eis.</text:p>
        <text:p text:style-name="BodyL"><text:span text:style-name="Bold">I</text:span>n hoc cognóvi quóniam voluísti me: * quóniam non gaudébit inimícus me­us super me.</text:p>
        <text:p text:style-name="BodyL"><text:span text:style-name="Bold">M</text:span>e autem propter innocéntiam suscepísti: * et confirmásti me in conspéctu tuo in ætérnum.</text:p>
        <text:p text:style-name="BodyL"><text:span text:style-name="Bold">B</text:span>enedíctus Dóminus, De­us Israël, a sãculo et usque in sãculum: * fiat, fiat.</text:p>
        <text:p text:style-name="Spacer"/>
        <text:p text:style-name="BodyL"><text:span text:style-name="Rubric">Ant.</text:span> Sana, Dómine, ánimam me­am, quia peccávi ti­bi.</text:p>
        <text:p text:style-name="BodyL"><text:span text:style-name="Rubric">Ant 9.</text:span> Sitívit * ánima mea ad Deum vivum: quando véniam, et apparébo ante fáciem Dómini?</text:p>
        <text:p text:style-name="Head2Ps">Psalmus 41</text:p>
        <text:p text:style-name="BodyLDrop">QUEMÁDMODUM desíderat cervus ad fontes aquárum: * ita desíderat ánima mea ad te, De­us.<text:tab/><text:line-break/><text:span text:style-name="Bold">S</text:span>itívit ánima mea ad Deum fortem vivum: * quando véniam, et apparébo ante fáciem Dei?</text:p>
        <text:p text:style-name="BodyL"><text:span text:style-name="Bold">F</text:span>uérunt mi­hi lácrimæ meæ panes die ac nocte: * dum dícitur mi­hi quotídie: Ubi est De­us tuus?</text:p>
        <text:p text:style-name="BodyL"><text:span text:style-name="Bold">H</text:span>æc recordátus sum, et effúdi in me ánimam me­am: * quóniam transíbo in locum tabernáculi admirábilis, usque ad domum Dei.</text:p>
        <text:p text:style-name="BodyL"><text:span text:style-name="Bold">I</text:span>n voce exsultatiónis, et confessiónis: * sonus epulántis.</text:p>
        <text:p text:style-name="BodyL"><text:span text:style-name="Bold">Q</text:span>uare tristis es, ánima mea? * et quare contúrbas me?</text:p>
        <text:p text:style-name="BodyL"><text:span text:style-name="Bold">S</text:span>pera in Deo, quóniam adhuc confitébor illi: * salutáre vultus mei, et De­us me­us.</text:p>
        <text:p text:style-name="BodyL"><text:span text:style-name="Bold">A</text:span>d meípsum ánima mea conturbáta est: * proptérea memor ero tui de terra Jordánis, et Hermóniim a monte módico.</text:p>
        <text:p text:style-name="BodyL"><text:span text:style-name="Bold">A</text:span>býssus abýssum ínvocat, * in voce cataractárum tuárum.</text:p>
        <text:p text:style-name="BodyL"><text:span text:style-name="Bold">O</text:span>mnia excélsa tua, et fluctus tui * super me transiérunt.</text:p>
        <text:p text:style-name="BodyL"><text:span text:style-name="Bold">I</text:span>n die mandávit Dóminus misericórdiam suam: * et nocte cánticum ejus.</text:p>
        <text:p text:style-name="BodyL"><text:span text:style-name="Bold">A</text:span>pud me orátio Deo vitæ meæ, * dicam Deo: Suscéptor me­us es.</text:p>
        <text:p text:style-name="BodyL"><text:span text:style-name="Bold">Q</text:span>uare oblítus es mei? * et quare contristátus incédo, dum afflígit me inimícus?</text:p>
        <text:p text:style-name="BodyL"><text:span text:style-name="Bold">D</text:span>um confringúntur ossa mea, * exprobravérunt mi­hi qui tríbulant me inimíci mei.</text:p>
        <text:p text:style-name="BodyL"><text:span text:style-name="Bold">D</text:span>um dicunt mi­hi per síngulos dies: Ubi est De­us tuus? * quare tristis es, ánima mea? et quare contúrbas me?</text:p>
        <text:p text:style-name="BodyL"><text:span text:style-name="Bold">S</text:span>pera in Deo, quóniam adhuc confitébor illi: * salutáre vultus mei, et De­us me­us.</text:p>
        <text:p text:style-name="Spacer"/>
        <text:p text:style-name="BodyL"><text:span text:style-name="Rubric">Ant.</text:span> Sitívit ánima mea ad Deum vivum: quando véniam, et apparébo ante fáciem Dómini?</text:p>
        <text:p text:style-name="BodySm"/>
        <text:p text:style-name="BodyL"><text:span text:style-name="VR">V. </text:span>A porta ínferi.<text:tab/> <text:span text:style-name="VR">R. </text:span>Erue, Dómine, ánimas eórum.</text:p>
        <text:p text:style-name="BodyL"><text:span text:style-name="Rubric"><text:span text:style-name="NonRubric">Pater noster</text:span>, totum secreto.</text:span></text:p>
        <text:p text:style-name="BodySm"/>
        <text:p text:style-name="BodyL"><text:span text:style-name="Rubric">Lectiones leguntur sine Absolutione, Benedictionibus et Titulo.</text:span></text:p>
        <text:p text:style-name="BodyLSm"><text:span text:style-name="Rubric">Lectio vii<text:tab/>Job 17:1-3,11-15</text:span></text:p>
        <text:p text:style-name="BodyLDrop">SPÍRITUS me­us attenuábitur, dies mei breviabúntur, et solum mi­hi súperest sepúlcrum. Non peccávi, et in amaritudínibus morátur óculus me­us. Líbera me, Dómine, et pone me juxta te, et cujúsvis manus pugnet contra me.</text:p>
        <text:p text:style-name="BodyLIndent">Dies mei transiérunt, cogitatiónes meæ dissipátæ sunt, torquéntes cor me­um. Noctem vertérunt in diem, et rursum post ténebras spero lucem. Si sustinúero, inférnus domus mea est, et in ténebris stravi léctulum me­um. Putrédini dixi: Pater me­us es; mater mea est soror mea, vérmibus. Ubi est ergo nunc præstolátio mea, et patiéntiam me­am quis consíderat?</text:p>
        <text:p text:style-name="BodyL"><text:span text:style-name="Rubric">Lectiones terminatur sine <text:span text:style-name="NonRubric">Tu autem</text:span>, vel alia conclusione.</text:span></text:p>
        <text:p text:style-name="BodyL"><text:span text:style-name="VR">R. </text:span>Peccántem me quotídie, et non me pæniténtem, timor mortis contúrbat me: * Quia in inférno nulla est redémptio, miserére mei, De­us, et salva me. <text:span text:style-name="VR">V. </text:span>De­us, in nómine tuo salvum me fac, et in virtúte tua líbera me. <text:span text:style-name="BoldR">Q</text:span>uia in inférno nulla est redémptio, miserére mei, De­us, et salva me. </text:p>
        <text:p text:style-name="BodySm"/>
        <text:p text:style-name="BodyLSm"><text:span text:style-name="Rubric">Lectio viii<text:tab/>Job 19:20-27</text:span></text:p>
        <text:p text:style-name="BodyLDrop">PELLI meæ, consúmptis cárnibus, adhãsit os me­um, et derelícta sunt tantúmmodo lábia circa dentes meos. Miserémini mei, miserémini mei, saltem vos, amíci mei, quia manus Dómini tétigit me. Quare persequímini me sicut De­us, et cárnibus meis saturámini? Quis mi­hi tríbuat ut scribántur sermónes mei? quis mi­hi det ut exaréntur in libro, stylo férreo et plumbi lámina, vel celte sculpántur in sílice? Scio enim quod redémptor me­us vivit, et in novíssimo die de terra surrectúrus sum: et rursum circúmdabor pelle mea, et in carne mea vidébo Deum me­um. Quem visúrus sum ego ipse, et óculi mei conspectúri sunt, et non álius: repósita est hæc spes mea in sinu meo.</text:p>
        <text:p text:style-name="BodyL"><text:span text:style-name="VR">R. </text:span>Dómine, secúndum actum me­um noli me judicáre: nihil dignum in conspéctu tuo egi; ídeo déprecor majestátem tu­am, * Ut tu, De­us, déleas iniquitátem me­am. <text:span text:style-name="VR">V. </text:span>Amplius lava me, Dómine, ab injustítia mea, et a delícto meo munda me. <text:span text:style-name="BoldR">U</text:span>t tu, De­us, déleas iniquitátem me­am. </text:p>
        <text:p text:style-name="BodySm"/>
        <text:p text:style-name="BodyLSm"><text:span text:style-name="Rubric">Lectio ix<text:tab/>Job 10:18-22</text:span></text:p>
        <text:p text:style-name="BodyLDrop">QUARE de vulva eduxísti me? qui útinam consúmptus essem ne óculus me vidéret. Fuíssem quasi non essem, de útero translátus ad túmulum. Numquid non páucitas diérum meórum finiétur brevi? Dimítte ergo me, ut plangam páululum dolórem me­um, ántequam vadam, et non revértar, ad terram tenebrósam et opértam mortis calígine; terram misériæ et tenebrárum, ubi umbra mortis et nullus ordo, sed sempitérnus horror inhábitat.</text:p>
        <text:p text:style-name="BodySm"/>
        <text:p text:style-name="BodyL"><text:span text:style-name="Rubric">Sequens Responsorium tunc ponitur, quando dictus fuerit tertius tantum Nocturnus pro Defunctis.</text:span></text:p>
        <text:p text:style-name="BodyL"><text:span text:style-name="VR">R. </text:span>Líbera me, Dómine, de viis inférni, qui portas ãreas confregísti, et visitásti inférnum, et dedísti eis lumen, ut vidérent te * Qui erant in pônis tenebrárum. <text:span text:style-name="VR">V. </text:span>Clamántes et dicéntes: Advenísti, Redémptor noster. <text:span text:style-name="BoldR">Q</text:span>ui erant in pônis tenebrárum. <text:span text:style-name="VR">V. </text:span>Réquiem ætérnam dona eis, Dómine: Et lux perpétua lúceat eis. <text:span text:style-name="BoldR">Q</text:span>ui erant in pônis tenebrárum. </text:p>
        <text:p text:style-name="BodySm"/>
        <text:p text:style-name="BodyL"><text:span text:style-name="Rubric">Sequens Responsorium ponitur loco præcedentis, quando tres Nocturni dicti fuerint pro Defunctis.</text:span></text:p>
        <text:p text:style-name="BodyL"><text:span text:style-name="VR">R. </text:span>Líbera me, Dómine, de morte ætérna in die illa treménda, * Quando cæli movéndi sunt et terra, * Dum véneris judicáre sãculum per ignem. <text:span text:style-name="VR">V. </text:span>Tremens factus sum ego et tímeo, dum discússio vénerit atque ventúra ira. <text:span text:style-name="BoldR">Q</text:span>uando cæli movéndi sunt et terra. <text:span text:style-name="VR">V. </text:span>Dies illa, dies iræ, calamitátis et misériæ, dies magna et amára valde. <text:span text:style-name="BoldR">D</text:span>um véneris judicáre sãculum per ignem. <text:span text:style-name="VR">V. </text:span>Réquiem ætérnam dona eis, Dómine: Et lux perpétua lúceat eis. <text:span text:style-name="BoldR">Q</text:span>uando cæli movéndi sunt et terra, Dum véneris judicáre sãculum per ignem.</text:p>
        <text:p text:style-name="BodySm"/>
        <text:p text:style-name="BodyL"><text:span text:style-name="Rubric">Si Matutinum, cum unico vel tribus Nocturnis, in privata recitatione a Laudibus separetur, post ultimum Responsorium subjungitur:</text:span></text:p>
        <text:p text:style-name="BodyL"><text:span text:style-name="VR">V. </text:span><text:span text:style-name="VR">(</text:span>Dóminus vobíscum.<text:tab/> <text:span text:style-name="VR">R. </text:span>Et cum spíritu tuo.<text:span text:style-name="VR">)</text:span> <text:span text:style-name="Rubric">*Non dicitur in recitatione a solo facta, ab eo qui non est saltem in ordine Diaconatus; loco dicitur sequens:</text:span></text:p>
        <text:p text:style-name="BodyL"><text:span text:style-name="VR">V. </text:span>Dómine, exáudi oratiónem me­am.<text:tab/> <text:span text:style-name="VR">R. </text:span>Et clamor me­us ad te véniat.</text:p>
        <text:p text:style-name="BodyLIndent">Orémus.</text:p>
        <text:p text:style-name="BodyL"><text:span text:style-name="Rubric">Deinde dicitur Oratio, ut infra ad Laudes, <text:span text:style-name="NonRubric">p. <text:bookmark-ref text:reference-format="page" text:ref-name="offDefPrayer">1</text:bookmark-ref></text:span>, additis sequentibus:</text:span></text:p>
        <text:p text:style-name="BodyL"><text:span text:style-name="VR">V. </text:span>Réquiem ætérnam dona eis, Dómine.<text:tab/> <text:span text:style-name="VR">R. </text:span>Et lux perpétua lúceat eis.</text:p>
        <text:p text:style-name="BodyL"><text:span text:style-name="VR">V. </text:span>Requiéscant in pace.<text:tab/> <text:span text:style-name="VR">R. </text:span>Amen.</text:p>
        <text:p text:style-name="BodySm"/>
        <text:h text:style-name="Hidden2" text:outline-level="2">Lauds</text:h>
        <text:p text:style-name="Head2">ad Laudes</text:p>
        <text:p text:style-name="BkHidden"><text:bookmark text:name="offDefL"/></text:p>
        <text:p text:style-name="BodyL"><text:span text:style-name="Rubric">Absolute incipiuntur ab</text:span></text:p>
        <text:p text:style-name="BodyL"><text:span text:style-name="Rubric">Ant 1.</text:span> Exsultábunt Dómino * ossa humiliáta.</text:p>
        <text:p text:style-name="Head2Ps">Psalmus 50</text:p>
        <text:p text:style-name="BodyLDrop">MISERÉRE mei, De­us, * secúndum magnam misericórdiam tu­am.<text:tab/><text:line-break/><text:span text:style-name="Bold">E</text:span>t secúndum multitúdinem miseratiónum tuárum, * dele iniquitátem me­am.</text:p>
        <text:p text:style-name="BodyL"><text:span text:style-name="Bold">A</text:span>mplius lava me ab iniquitáte mea: * et a peccáto meo munda me.</text:p>
        <text:p text:style-name="BodyL"><text:span text:style-name="Bold">Q</text:span>uóniam iniquitátem me­am ego cognósco: * et peccátum me­um contra me est semper.</text:p>
        <text:p text:style-name="BodyL"><text:span text:style-name="Bold">T</text:span>ibi soli peccávi, et malum coram te feci: * ut justificéris in sermónibus tuis, et vincas cum judicáris.</text:p>
        <text:p text:style-name="BodyL"><text:span text:style-name="Bold">E</text:span>cce enim, in iniquitátibus concéptus sum: * et in peccátis concépit me mater mea.</text:p>
        <text:p text:style-name="BodyL"><text:span text:style-name="Bold">E</text:span>cce enim, veritátem dilexísti: * incérta et occúlta sapiéntiæ tuæ manifestásti mi­hi.</text:p>
        <text:p text:style-name="BodyL"><text:span text:style-name="Bold">A</text:span>spérges me hyssópo, et mundábor: * lavábis me, et super nivem dealbábor.</text:p>
        <text:p text:style-name="BodyL"><text:span text:style-name="Bold">A</text:span>udítui meo dabis gáudium et lætítiam: * et exsultábunt ossa humiliáta.</text:p>
        <text:p text:style-name="BodyL"><text:span text:style-name="Bold">A</text:span>vérte fáciem tu­am a peccátis meis: * et omnes iniquitátes meas dele.</text:p>
        <text:p text:style-name="BodyL"><text:span text:style-name="Bold">C</text:span>or mundum crea in me, De­us: * et spíritum rectum ínnova in viscéribus meis.</text:p>
        <text:p text:style-name="BodyL"><text:span text:style-name="Bold">N</text:span>e projícias me a fácie tua: * et spíritum sanctum tu­um ne áuferas a me.</text:p>
        <text:p text:style-name="BodyL"><text:span text:style-name="Bold">R</text:span>edde mi­hi lætítiam salutáris tui: * et spíritu principáli confírma me.</text:p>
        <text:p text:style-name="BodyL"><text:span text:style-name="Bold">D</text:span>océbo iníquos vias tuas: * et ímpii ad te converténtur.</text:p>
        <text:p text:style-name="BodyL"><text:span text:style-name="Bold">L</text:span>íbera me de sanguínibus, De­us, De­us salútis meæ: * et exsultábit lingua mea justítiam tu­am.</text:p>
        <text:p text:style-name="BodyL"><text:span text:style-name="Bold">D</text:span>ómine, lábia mea apéries: * et os me­um annuntiábit laudem tu­am.</text:p>
        <text:p text:style-name="BodyL"><text:span text:style-name="Bold">Q</text:span>uóniam si voluísses sacrifícium, dedíssem útique: * holocáustis non delectáberis.</text:p>
        <text:p text:style-name="BodyL"><text:span text:style-name="Bold">S</text:span>acrifícium Deo spíritus contribulátus: * cor contrítum, et humiliátum, De­us, non despícies.</text:p>
        <text:p text:style-name="BodyL"><text:span text:style-name="Bold">B</text:span>enígne fac, Dómine, in bona voluntáte tua Sion: * ut ædificéntur muri Jerúsalem.</text:p>
        <text:p text:style-name="BodyL"><text:span text:style-name="Bold">T</text:span>unc acceptábis sacrifícium justítiæ, oblatiónes, et holocáusta: * tunc impónent super altáre tu­um vítulos.</text:p>
        <text:p text:style-name="BodyL"><text:span text:style-name="Bold">R</text:span>équiem ætérnam * dona eis, Dómine.</text:p>
        <text:p text:style-name="BodyL"><text:span text:style-name="Bold">E</text:span>t lux perpétua * lúceat eis.</text:p>
        <text:p text:style-name="Spacer"/>
        <text:p text:style-name="BodyL"><text:span text:style-name="Rubric">Ant.</text:span> Exsultábunt Dómino ossa humiliáta.</text:p>
        <text:p text:style-name="BodyL"><text:span text:style-name="Rubric">Ant 2.</text:span> Exáudi, Dómine, * oratiónem me­am: ad te omnis caro véniet.</text:p>
        <text:p text:style-name="Head2Ps">Psalmus 64</text:p>
        <text:p text:style-name="BodyLDrop">TE decet hymnus, De­us, in Sion: * et ti­bi reddétur votum in Jerúsalem.<text:tab/><text:line-break/><text:span text:style-name="Bold">E</text:span>xáudi oratiónem me­am: * ad te omnis caro véniet.</text:p>
        <text:p text:style-name="BodyL"><text:span text:style-name="Bold">V</text:span>erba iniquórum prævaluérunt super nos: * et impietátibus nostris tu propitiáberis.</text:p>
        <text:p text:style-name="BodyL"><text:span text:style-name="Bold">B</text:span>eátus, quem elegísti, et assumpsísti: * inhabitábit in átriis tuis.</text:p>
        <text:p text:style-name="BodyL"><text:span text:style-name="Bold">R</text:span>eplébimur in bonis domus tuæ: * sanctum est templum tu­um, mirábile in æquitáte.</text:p>
        <text:p text:style-name="BodyL"><text:span text:style-name="Bold">E</text:span>xáudi nos, De­us, salutáris noster, * spes ómnium fínium terræ, et in mari longe.</text:p>
        <text:p text:style-name="BodyL"><text:span text:style-name="Bold">P</text:span>rãparans montes in virtúte tua, accínctus poténtia: * qui contúrbas profúndum maris sonum flúctu­um ejus.</text:p>
        <text:p text:style-name="BodyL"><text:span text:style-name="Bold">T</text:span>urbabúntur gentes, et timébunt qui hábitant términos a signis tuis: * éxitus matutíni, et véspere delectábis.</text:p>
        <text:p text:style-name="BodyL"><text:span text:style-name="Bold">V</text:span>isitásti terram, et inebriásti eam: * multiplicásti locupletáre eam.</text:p>
        <text:p text:style-name="BodyL"><text:span text:style-name="Bold">F</text:span>lumen Dei replétum est aquis, parásti cibum illórum: * quóniam ita est præparátio ejus.</text:p>
        <text:p text:style-name="BodyL"><text:span text:style-name="Bold">R</text:span>ivos ejus inébria, multíplica genímina ejus: * in stillicídiis ejus lætábitur gérminans.</text:p>
        <text:p text:style-name="BodyL"><text:span text:style-name="Bold">B</text:span>enedíces corónæ anni benignitátis tuæ: * et campi tui replebúntur ubertáte.</text:p>
        <text:p text:style-name="BodyL"><text:span text:style-name="Bold">P</text:span>inguéscent speciósa desérti: * et exsultatióne colles accingéntur.</text:p>
        <text:p text:style-name="BodyL"><text:span text:style-name="Bold">I</text:span>ndúti sunt aríetes óvium, et valles abundábunt fruménto: * clamábunt, étenim hymnum dicent.</text:p>
        <text:p text:style-name="BodyL"><text:span text:style-name="Bold">R</text:span>équiem ætérnam * dona eis, Dómine.</text:p>
        <text:p text:style-name="BodyL"><text:span text:style-name="Bold">E</text:span>t lux perpétua * lúceat eis.</text:p>
        <text:p text:style-name="Spacer"/>
        <text:p text:style-name="BodyL"><text:span text:style-name="Rubric">Ant.</text:span> Exáudi, Dómine, oratiónem me­am: ad te omnis caro véniet.</text:p>
        <text:p text:style-name="BodyL"><text:span text:style-name="Rubric">Ant 3.</text:span> Me suscépit * déxtera tua, Dómine.</text:p>
        <text:p text:style-name="Head2Ps">Psalmus 62</text:p>
        <text:p text:style-name="BodyLDrop">DEUS, De­us me­us, * ad te de luce vígilo.<text:tab/><text:line-break/><text:span text:style-name="Bold">S</text:span>itívit in te ánima mea, * quam multiplíciter ti­bi caro mea.</text:p>
        <text:p text:style-name="BodyL"><text:span text:style-name="Bold">I</text:span>n terra desérta, et ínvia, et inaquósa: * sic in sancto appárui ti­bi, ut vidérem virtútem tu­am, et glóriam tu­am.</text:p>
        <text:p text:style-name="BodyL"><text:span text:style-name="Bold">Q</text:span>uóniam mélior est misericórdia tua super vitas: * lábia mea laudábunt te.</text:p>
        <text:p text:style-name="BodyL"><text:span text:style-name="Bold">S</text:span>ic benedícam te in vita mea: * et in nómine tuo levábo manus meas.</text:p>
        <text:p text:style-name="BodyL"><text:span text:style-name="Bold">S</text:span>icut ádipe et pinguédine repleátur ánima mea: * et lábiis exsultatiónis laudábit os me­um.</text:p>
        <text:p text:style-name="BodyL"><text:span text:style-name="Bold">S</text:span>i memor fui tui super stratum me­um, in matutínis meditábor in te: * quia fuísti adjútor me­us.</text:p>
        <text:p text:style-name="BodyL"><text:span text:style-name="Bold">E</text:span>t in velaménto alárum tuárum exsultábo, adhãsit ánima mea post te: * me suscépit déxtera tua.</text:p>
        <text:p text:style-name="BodyL"><text:span text:style-name="Bold">I</text:span>psi vero in vanum quæsiérunt ánimam me­am, introíbunt in inferióra terræ: * tradéntur in manus gládii, partes vúlpium erunt.</text:p>
        <text:p text:style-name="BodyL"><text:span text:style-name="Bold">R</text:span>ex vero lætábitur in Deo, laudabúntur omnes qui jurant in eo: * quia obstrúctum est os loquéntium iníqua.</text:p>
        <text:p text:style-name="BodyL"><text:span text:style-name="Bold">R</text:span>équiem ætérnam * dona eis, Dómine.</text:p>
        <text:p text:style-name="BodyL"><text:span text:style-name="Bold">E</text:span>t lux perpétua * lúceat eis.</text:p>
        <text:p text:style-name="Spacer"/>
        <text:p text:style-name="BodyL"><text:span text:style-name="Rubric">Ant.</text:span> Me suscépit déxtera tua, Dómine.</text:p>
        <text:p text:style-name="BodyL"><text:span text:style-name="Rubric">Ant 4.</text:span> A porta ínferi * érue, Dómine, ánimam me­am.</text:p>
        <text:p text:style-name="Head2Cant">Cant. Ezechiæ (Is. 38:10)</text:p>
        <text:p text:style-name="BodyLDrop">EGO dixi: In dimídio diérum meórum * vadam ad portas ínferi.<text:tab/><text:line-break/><text:span text:style-name="Bold">Q</text:span>uæsívi resíduum annórum meórum. * Dixi: Non vidébo Dóminum Deum in terra vivéntium.</text:p>
        <text:p text:style-name="BodyL"><text:span text:style-name="Bold">N</text:span>on aspíciam hóminem ultra, * et habitatórem quiétis.</text:p>
        <text:p text:style-name="BodyL"><text:span text:style-name="Bold">G</text:span>enerátio mea abláta est, et convolúta est a me, * quasi tabernáculum pastórum.</text:p>
        <text:p text:style-name="BodyL"><text:span text:style-name="Bold">P</text:span>ræcísa est velut a texénte, vita mea: dum adhuc ordírer, succídit me: * de mane usque ad vésperam fínies me.</text:p>
        <text:p text:style-name="BodyL"><text:span text:style-name="Bold">S</text:span>perábam usque ad mane, * quasi leo sic contrívit ómnia ossa mea:</text:p>
        <text:p text:style-name="BodyL"><text:span text:style-name="Bold">D</text:span>e mane usque ad vésperam fínies me: * sicut pullus hirúndinis sic clamábo, meditábor ut colúmba:</text:p>
        <text:p text:style-name="BodyL"><text:span text:style-name="Bold">A</text:span>ttenuáti sunt óculi mei, * suspiciéntes in excélsum.</text:p>
        <text:p text:style-name="BodyL"><text:span text:style-name="Bold">D</text:span>ómine, vim pátior, respónde pro me. * Quid dicam, aut quid respondébit mi­hi, cum ipse fécerit?</text:p>
        <text:p text:style-name="BodyL"><text:span text:style-name="Bold">R</text:span>ecogitábo ti­bi omnes annos meos * in amaritúdine ánimæ meæ.</text:p>
        <text:p text:style-name="BodyL"><text:span text:style-name="Bold">D</text:span>ómine, si sic vívitur, et in tálibus vita spíritus mei, corrípies me, et vivificábis me. * Ecce, in pace amaritúdo mea amaríssima:</text:p>
        <text:p text:style-name="BodyL"><text:span text:style-name="Bold">T</text:span>u autem eruísti ánimam me­am ut non períret: * projecísti post tergum tu­um ómnia peccáta mea.</text:p>
        <text:p text:style-name="BodyL"><text:span text:style-name="Bold">Q</text:span>uia non inférnus confitébitur ti­bi, neque mors laudábit te: * non exspectábunt qui descéndunt in lacum, veritátem tu­am.</text:p>
        <text:p text:style-name="BodyL"><text:span text:style-name="Bold">V</text:span>ivens vivens ipse confitébitur ti­bi, sicut et ego hódie: * pater fíliis notam fáciet veritátem tu­am.</text:p>
        <text:p text:style-name="BodyL"><text:span text:style-name="Bold">D</text:span>ómine, salvum me fac, * et psalmos nostros cantábimus cunctis diébus vitæ nostræ in domo Dómini.</text:p>
        <text:p text:style-name="BodyL"><text:span text:style-name="Bold">R</text:span>équiem ætérnam * dona eis, Dómine.</text:p>
        <text:p text:style-name="BodyL"><text:span text:style-name="Bold">E</text:span>t lux perpétua * lúceat eis.</text:p>
        <text:p text:style-name="Spacer"/>
        <text:p text:style-name="BodyL"><text:span text:style-name="Rubric">Ant.</text:span> A porta ínferi érue, Dómine, ánimam me­am.</text:p>
        <text:p text:style-name="BodyL"><text:span text:style-name="Rubric">Ant 5.</text:span> Omnis spíritus * laudet Dóminum.</text:p>
        <text:p text:style-name="Head2Ps">Psalmus 150</text:p>
        <text:p text:style-name="BodyLDrop">LAUDÁTE Dóminum in sanctis ejus: * laudáte eum in firmaménto virtútis ejus.<text:tab/><text:line-break/><text:span text:style-name="Bold">L</text:span>audáte eum in virtútibus ejus: * laudáte eum secúndum multitúdinem magnitúdinis ejus.</text:p>
        <text:p text:style-name="BodyL"><text:span text:style-name="Bold">L</text:span>audáte eum in sono tubæ: * laudáte eum in psaltério, et cíthara.</text:p>
        <text:p text:style-name="BodyL"><text:span text:style-name="Bold">L</text:span>audáte eum in týmpano, et choro: * laudáte eum in chordis, et órgano.</text:p>
        <text:p text:style-name="BodyL"><text:span text:style-name="Bold">L</text:span>audáte eum in cýmbalis benesonántibus: laudáte eum in cýmbalis jubilatiónis: * omnis spíritus laudet Dóminum.</text:p>
        <text:p text:style-name="BodyL"><text:span text:style-name="Bold">R</text:span>équiem ætérnam * dona eis, Dómine.</text:p>
        <text:p text:style-name="BodyL"><text:span text:style-name="Bold">E</text:span>t lux perpétua * lúceat eis.</text:p>
        <text:p text:style-name="Spacer"/>
        <text:p text:style-name="BodyL"><text:span text:style-name="Rubric">Ant.</text:span> Omnis spíritus laudet Dóminum.</text:p>
        <text:p text:style-name="BodySm"/>
        <text:p text:style-name="BodyL"><text:span text:style-name="VR">V. </text:span>Audívi vocem de cælo dicéntem mi­hi.<text:tab/> <text:span text:style-name="VR">R. </text:span>Beáti mórtui qui in Dómino moriúntur.</text:p>
        <text:p text:style-name="BodySm"/>
        <text:p text:style-name="BodyL"><text:span text:style-name="Rubric">Ad Bened.Ant.</text:span> Ego sum * resurréctio et vita: qui credit in me, étiam si mórtuus fúerit, vivet; et omnis qui vivit et credit in me, non moriétur in ætérnum.</text:p>
        <text:p text:style-name="Head2Cant">Cant. Zachariæ (Luke 1:68-79)</text:p>
        <text:p text:style-name="BodyLDrop">BENEDÍCTUS † Dóminus, De­us Israël: * quia visitávit, et fecit redemptiónem plebis suæ:<text:tab/><text:line-break/><text:span text:style-name="Bold">E</text:span>t eréxit cornu salútis nobis: * in domo David, púeri sui.</text:p>
        <text:p text:style-name="BodyL"><text:span text:style-name="Bold">S</text:span>icut locútus est per os sanctórum, * qui a sãculo sunt, prophetárum ejus:</text:p>
        <text:p text:style-name="BodyL"><text:span text:style-name="Bold">S</text:span>alútem ex inimícis nostris, * et de manu ómnium, qui odérunt nos.</text:p>
        <text:p text:style-name="BodyL"><text:span text:style-name="Bold">A</text:span>d faciéndam misericórdiam cum pátribus nostris: * et memorári testaménti sui sancti.</text:p>
        <text:p text:style-name="BodyL"><text:span text:style-name="Bold">J</text:span>usjurándum, quod jurávit ad Abraham patrem nostrum, * datúrum se nobis:</text:p>
        <text:p text:style-name="BodyL"><text:span text:style-name="Bold">U</text:span>t sine timóre, de manu inimicórum nostrórum liberáti, * serviámus illi.</text:p>
        <text:p text:style-name="BodyL"><text:span text:style-name="Bold">I</text:span>n sanctitáte, et justítia coram ipso, * ómnibus diébus nostris.</text:p>
        <text:p text:style-name="BodyL"><text:span text:style-name="Bold">E</text:span>t tu, puer, Prophéta Altíssimi vocáberis: * præíbis enim ante fáciem Dómini, paráre vias ejus:</text:p>
        <text:p text:style-name="BodyL"><text:span text:style-name="Bold">A</text:span>d dandam sciéntiam salútis plebi ejus: * in remissiónem peccatórum eórum:</text:p>
        <text:p text:style-name="BodyL"><text:span text:style-name="Bold">P</text:span>er víscera misericórdiæ Dei nostri: * in quibus visitávit nos, óriens ex alto:</text:p>
        <text:p text:style-name="BodyL"><text:span text:style-name="Bold">I</text:span>llumináre his, qui in ténebris, et in umbra mortis sedent: * ad dirigéndos pedes nostros in viam pacis.</text:p>
        <text:p text:style-name="BodyL"><text:span text:style-name="Bold">R</text:span>équiem ætérnam * dona eis, Dómine.</text:p>
        <text:p text:style-name="BodyL"><text:span text:style-name="Bold">E</text:span>t lux perpétua * lúceat eis.</text:p>
        <text:p text:style-name="Spacer"/>
        <text:p text:style-name="BodyL"><text:span text:style-name="Rubric">Ant.</text:span> Ego sum resurréctio et vita: qui credit in me, étiam si mórtuus fúerit, vivet; et omnis qui vivit et credit in me, non moriétur in ætérnum.</text:p>
        <text:p text:style-name="BodySm"/>
        <text:p text:style-name="BkHidden"><text:bookmark text:name="offDefLpr"/></text:p>
        <text:p text:style-name="BodyL"><text:span text:style-name="Rubric">Preces infrascriptæ dicuntur flexis genibus:</text:span></text:p>
        <text:p text:style-name="BodyL">Pater noster. <text:span text:style-name="Rubric">Secréto usque ad:</text:span></text:p>
        <text:p text:style-name="BodyL"><text:span text:style-name="VR">V. </text:span>Et ne nos indúcas in tentatiónem.<text:tab/> <text:span text:style-name="VR">R. </text:span>Sed líbera nos a malo.</text:p>
        <text:p text:style-name="BkHidden"><text:bookmark text:name="offDefPreces"/></text:p>
        <text:p text:style-name="BodyL"><text:span text:style-name="VR">V. </text:span>A porta ínferi.<text:tab/> <text:span text:style-name="VR">R. </text:span>Erue, Dómine, ánimam ejus <text:span text:style-name="Rubric">(vel</text:span> ánimas eórum.<text:span text:style-name="Rubric">)</text:span></text:p>
        <text:p text:style-name="BodyL"><text:span text:style-name="VR">V. </text:span>Requiéscat <text:span text:style-name="Rubric">(vel</text:span> Requiéscant<text:span text:style-name="Rubric">)</text:span> in pace.<text:tab/> <text:span text:style-name="VR">R. </text:span>Amen.</text:p>
        <text:p text:style-name="BodyL"><text:span text:style-name="VR">V. </text:span>Dómine, exáudi oratiónem me­am.<text:tab/> <text:span text:style-name="VR">R. </text:span>Et clamor me­us ad te véniat.</text:p>
        <text:p text:style-name="BodyL"><text:span text:style-name="VR">V. </text:span><text:span text:style-name="VR">(</text:span>Dóminus vobíscum.<text:tab/> <text:span text:style-name="VR">R. </text:span>Et cum spíritu tuo.<text:span text:style-name="VR">)</text:span> <text:span text:style-name="Rubric">*Non dicitur ab eo qui non est saltem in ordine Diaconatus.</text:span></text:p>
        <text:p text:style-name="BodyLIndent">Orémus.</text:p>
        <text:p text:style-name="BkHidden"><text:bookmark text:name="offDefPrayer"/></text:p>
        <text:p text:style-name="BodyLDrop">DEUS, véniæ largítor et humánæ salútis amátor: quãsumus cleméntiam tu­am; ut nostræ congregatiónis fratres, propínquos et benefactóres, qui ex hoc sãculo transiérunt, beáta María semper Vírgine intercedénte cum ómnibus Sanctis tuis, ad perpétuæ beatitúdinis consórtium perveníre concédas.</text:p>
        <text:p text:style-name="BodyLDrop">FIDÉLIUM, De­us, ómnium cónditor et redémptor, animábus famulórum famularúmque tuárum remissiónem cunctórum tríbue peccatórum: ut indulgéntiam, quam semper optavérunt, piis supplicatiónibus consequántur: Qui vivis et regnas cum Deo Patre, in unitáte  Spíritus Sancti De­us, per ómnia sãcula sæculórum.<text:tab/> <text:span text:style-name="VR">R.</text:span> Amen.</text:p>
        <text:p text:style-name="BodySm"/>
        <text:p text:style-name="BodyL"><text:span text:style-name="Rubric">Post orationem dicitur (semper plurali numero):</text:span></text:p>
        <text:p text:style-name="BodyL"><text:span text:style-name="VR">V. </text:span>Réquiem ætérnam dona eis, Dómine.<text:tab/> <text:span text:style-name="VR">R. </text:span>Et lux perpétua lúceat eis.</text:p>
        <text:p text:style-name="BodyL"><text:span text:style-name="VR">V. </text:span>Requiéscant in pace.<text:tab/> <text:span text:style-name="VR">R. </text:span>Amen.</text:p>
        <text:p text:style-name="BodySm"/>
        <text:h text:style-name="Hidden2" text:outline-level="2">Vespers</text:h>
        <text:p text:style-name="Head2">ad Vésperas</text:p>
        <text:p text:style-name="BkHidden"><text:bookmark text:name="offDefV"/></text:p>
        <text:p text:style-name="BodyL"><text:span text:style-name="Rubric">Absolute incipiuntur ab</text:span></text:p>
        <text:p text:style-name="BodyL"><text:span text:style-name="Rubric">Ant 1.</text:span> Placébo Dómino * in regióne vivórum.</text:p>
        <text:p text:style-name="Head2Ps">Psalmus 114</text:p>
        <text:p text:style-name="BodyLDrop">DILÉXI, quóniam exáudiet Dóminus * vocem oratiónis meæ.<text:tab/><text:line-break/><text:span text:style-name="Bold">Q</text:span>uia inclinávit aurem suam mi­hi: * et in diébus meis invocábo.</text:p>
        <text:p text:style-name="BodyL"><text:span text:style-name="Bold">C</text:span>ircumdedérunt me dolóres mortis: * et perícula inférni invenérunt me.</text:p>
        <text:p text:style-name="BodyL"><text:span text:style-name="Bold">T</text:span>ribulatiónem et dolórem invéni: * et nomen Dómini invocávi.</text:p>
        <text:p text:style-name="BodyL"><text:span text:style-name="Bold">O</text:span> Dómine, líbera ánimam me­am: * miséricors Dóminus, et justus, et De­us noster miserétur.</text:p>
        <text:p text:style-name="BodyL"><text:span text:style-name="Bold">C</text:span>ustódiens párvulos Dóminus: * humiliátus sum, et liberávit me.</text:p>
        <text:p text:style-name="BodyL"><text:span text:style-name="Bold">C</text:span>onvértere, ánima mea, in réquiem tu­am: * quia Dóminus benefécit ti­bi.</text:p>
        <text:p text:style-name="BodyL"><text:span text:style-name="Bold">Q</text:span>uia erípuit ánimam me­am de morte: * óculos meos a lácrimis, pedes meos a lapsu.</text:p>
        <text:p text:style-name="BodyL"><text:span text:style-name="Bold">P</text:span>lacébo Dómino * in regióne vivórum.</text:p>
        <text:p text:style-name="BodyL"><text:span text:style-name="Bold">R</text:span>équiem ætérnam * dona eis, Dómine.</text:p>
        <text:p text:style-name="BodyL"><text:span text:style-name="Bold">E</text:span>t lux perpétua * lúceat eis.</text:p>
        <text:p text:style-name="Spacer"/>
        <text:p text:style-name="BodyL"><text:span text:style-name="Rubric">Ant.</text:span> Placébo Dómino in regióne vivórum.</text:p>
        <text:p text:style-name="BodyL"><text:span text:style-name="Rubric">Ant 2.</text:span> Hei mi­hi, Dómine, * quia incolátus me­us prolongátus est.</text:p>
        <text:p text:style-name="Head2Ps">Psalmus 119</text:p>
        <text:p text:style-name="BodyLDrop">AD Dóminum cum tribulárer clamávi: * et exaudívit me.<text:tab/><text:line-break/><text:span text:style-name="Bold">D</text:span>ómine, líbera ánimam me­am a lábiis iníquis, * et a lingua dolósa.</text:p>
        <text:p text:style-name="BodyL"><text:span text:style-name="Bold">Q</text:span>uid detur ti­bi, aut quid apponátur ti­bi * ad linguam dolósam?</text:p>
        <text:p text:style-name="BodyL"><text:span text:style-name="Bold">S</text:span>agíttæ poténtis acútæ, * cum carbónibus desolatóriis.</text:p>
        <text:p text:style-name="BodyL"><text:span text:style-name="Bold">H</text:span>eu mi­hi, quia incolátus me­us prolongátus est: habitávi cum habitántibus Cedar: * multum íncola fuit ánima mea.</text:p>
        <text:p text:style-name="BodyL"><text:span text:style-name="Bold">C</text:span>um his, qui odérunt pacem, eram pacíficus: * cum loquébar illis, impugnábant me gratis.</text:p>
        <text:p text:style-name="BodyL"><text:span text:style-name="Bold">R</text:span>équiem ætérnam * dona eis, Dómine.</text:p>
        <text:p text:style-name="BodyL"><text:span text:style-name="Bold">E</text:span>t lux perpétua * lúceat eis.</text:p>
        <text:p text:style-name="Spacer"/>
        <text:p text:style-name="BodyL"><text:span text:style-name="Rubric">Ant.</text:span> Hei mi­hi, Dómine, quia incolátus me­us prolongátus est.</text:p>
        <text:p text:style-name="BodyL"><text:span text:style-name="Rubric">Ant 3.</text:span> Dóminus custódit te * ab omni malo: custódiat ánimam tu­am Dóminus.</text:p>
        <text:p text:style-name="Head2Ps">Psalmus 120</text:p>
        <text:p text:style-name="BodyLDrop">LEVÁVI óculos meos in montes, * unde véniet auxílium mi­hi.<text:tab/><text:line-break/><text:span text:style-name="Bold">A</text:span>uxílium me­um a Dómino, * qui fecit cælum et terram.</text:p>
        <text:p text:style-name="BodyL"><text:span text:style-name="Bold">N</text:span>on det in commotiónem pedem tu­um: * neque dormítet qui custódit te.</text:p>
        <text:p text:style-name="BodyL"><text:span text:style-name="Bold">E</text:span>cce, non dormitábit neque dórmiet, * qui custódit Israël.</text:p>
        <text:p text:style-name="BodyL"><text:span text:style-name="Bold">D</text:span>óminus custódit te, Dóminus protéctio tua, * super manum déxteram tu­am.</text:p>
        <text:p text:style-name="BodyL"><text:span text:style-name="Bold">P</text:span>er diem sol non uret te: * neque luna per noctem.</text:p>
        <text:p text:style-name="BodyL"><text:span text:style-name="Bold">D</text:span>óminus custódit te ab omni malo: * custódiat ánimam tu­am Dóminus.</text:p>
        <text:p text:style-name="BodyL"><text:span text:style-name="Bold">D</text:span>óminus custódiat intróitum tu­um, et éxitum tu­um: * ex hoc nunc, et usque in sãculum.</text:p>
        <text:p text:style-name="BodyL"><text:span text:style-name="Bold">R</text:span>équiem ætérnam * dona eis, Dómine.</text:p>
        <text:p text:style-name="BodyL"><text:span text:style-name="Bold">E</text:span>t lux perpétua * lúceat eis.</text:p>
        <text:p text:style-name="Spacer"/>
        <text:p text:style-name="BodyL"><text:span text:style-name="Rubric">Ant.</text:span> Dóminus custódit te ab omni malo: custódiat ánimam tu­am Dóminus.</text:p>
        <text:p text:style-name="BodyL"><text:span text:style-name="Rubric">Ant 4.</text:span> Si iniquitátes * observáveris, Dómine: Dómine, quis sustinébit?</text:p>
        <text:p text:style-name="Head2Ps">Psalmus 129</text:p>
        <text:p text:style-name="BodyLDrop">DE profúndis clamávi ad te, Dómine: * Dómine, exáudi vocem me­am:<text:tab/><text:line-break/><text:span text:style-name="Bold">F</text:span>iant aures tuæ intendéntes, * in vocem deprecatiónis meæ.</text:p>
        <text:p text:style-name="BodyL"><text:span text:style-name="Bold">S</text:span>i iniquitátes observáveris, Dómine: * Dómine, quis sustinébit?</text:p>
        <text:p text:style-name="BodyL"><text:span text:style-name="Bold">Q</text:span>uia apud te propitiátio est: * et propter legem tu­am sustínui te, Dómine.</text:p>
        <text:p text:style-name="BodyL"><text:span text:style-name="Bold">S</text:span>ustínuit ánima mea in verbo ejus: * sperávit ánima mea in Dómino.</text:p>
        <text:p text:style-name="BodyL"><text:span text:style-name="Bold">A</text:span> custódia matutína usque ad noctem: * speret Israël in Dómino.</text:p>
        <text:p text:style-name="BodyL"><text:span text:style-name="Bold">Q</text:span>uia apud Dóminum misericórdia: * et copiósa apud eum redémptio.</text:p>
        <text:p text:style-name="BodyL"><text:span text:style-name="Bold">E</text:span>t ipse rédimet Israël, * ex ómnibus iniquitátibus ejus.</text:p>
        <text:p text:style-name="BodyL"><text:span text:style-name="Bold">R</text:span>équiem ætérnam * dona eis, Dómine.</text:p>
        <text:p text:style-name="BodyL"><text:span text:style-name="Bold">E</text:span>t lux perpétua * lúceat eis.</text:p>
        <text:p text:style-name="Spacer"/>
        <text:p text:style-name="BodyL"><text:span text:style-name="Rubric">Ant.</text:span> Si iniquitátes observáveris, Dómine: Dómine, quis sustinébit?</text:p>
        <text:p text:style-name="BodyL"><text:span text:style-name="Rubric">Ant 5.</text:span> Opera * mánuum tuárum, Dómine, ne despícias.</text:p>
        <text:p text:style-name="Head2Ps">Psalmus 137</text:p>
        <text:p text:style-name="BodyLDrop">CONFITÉBOR ti­bi, Dómine, in toto corde meo: * quóniam audísti verba oris mei.<text:tab/><text:line-break/><text:span text:style-name="Bold">I</text:span>n conspéctu Angelórum psallam ti­bi: * adorábo ad templum sanctum tu­um, et confitébor nómini tuo.</text:p>
        <text:p text:style-name="BodyL"><text:span text:style-name="Bold">S</text:span>uper misericórdia tua, et veritáte tua: * quóniam magnificásti super omne, nomen sanctum tu­um.</text:p>
        <text:p text:style-name="BodyL"><text:span text:style-name="Bold">I</text:span>n quacúmque die invocávero te, exáudi me: * multiplicábis in ánima mea virtútem.</text:p>
        <text:p text:style-name="BodyL"><text:span text:style-name="Bold">C</text:span>onfiteántur ti­bi, Dómine, omnes reges terræ: * quia audiérunt ómnia verba oris tui:</text:p>
        <text:p text:style-name="BodyL"><text:span text:style-name="Bold">E</text:span>t cantent in viis Dómini: * quóniam magna est glória Dómini.</text:p>
        <text:p text:style-name="BodyL"><text:span text:style-name="Bold">Q</text:span>uóniam excélsus Dóminus, et humília réspicit: * et alta a longe cognóscit.</text:p>
        <text:p text:style-name="BodyL"><text:span text:style-name="Bold">S</text:span>i ambulávero in médio tribulatiónis, vivificábis me: * et super iram inimicórum meórum extendísti manum tu­am, et salvum me fecit déxtera tua.</text:p>
        <text:p text:style-name="BodyL"><text:span text:style-name="Bold">D</text:span>óminus retríbuet pro me: * Dómine, misericórdia tua in sãculum: ópera mánuum tuárum ne despícias.</text:p>
        <text:p text:style-name="BodyL"><text:span text:style-name="Bold">R</text:span>équiem ætérnam * dona eis, Dómine.</text:p>
        <text:p text:style-name="BodyL"><text:span text:style-name="Bold">E</text:span>t lux perpétua * lúceat eis.</text:p>
        <text:p text:style-name="Spacer"/>
        <text:p text:style-name="BodyL"><text:span text:style-name="Rubric">Ant.</text:span> Opera mánuum tuárum, Dómine, ne despícias.</text:p>
        <text:p text:style-name="BodySm"/>
        <text:p text:style-name="BodyL"><text:span text:style-name="VR">V. </text:span>Audívi vocem de cælo dicéntem mi­hi.<text:tab/> <text:span text:style-name="VR">R. </text:span>Beáti mórtui qui in Dómino moriúntur.</text:p>
        <text:p text:style-name="BodySm"/>
        <text:p text:style-name="BodyL"><text:span text:style-name="Rubric">Ad Magnif.Ant.</text:span> Omne * quod dat mi­hi Pater, ad me véniet; et eum qui venit ad me, non ejíciam foras.</text:p>
        <text:p text:style-name="Head2Cant">Cant. B. Mariæ Virg. (Luke 1:46-55)</text:p>
        <text:p text:style-name="BodyLDrop">MAGNÍFICAT: †* ánima mea Dóminum.<text:tab/><text:line-break/><text:span text:style-name="Bold">E</text:span>t exsultávit spíritus me­us: * in Deo, salutári meo.</text:p>
        <text:p text:style-name="BodyL"><text:span text:style-name="Bold">Q</text:span>uia respéxit humilitátem ancíllæ suæ: * ecce enim ex hoc beátam me dicent omnes generatiónes.</text:p>
        <text:p text:style-name="BodyL"><text:span text:style-name="Bold">Q</text:span>uia fecit mi­hi magna, qui potens est: * et sanctum nomen ejus.</text:p>
        <text:p text:style-name="BodyL"><text:span text:style-name="Bold">E</text:span>t misericórdia ejus, a progénie in progénies: * timéntibus eum.</text:p>
        <text:p text:style-name="BodyL"><text:span text:style-name="Bold">F</text:span>ecit poténtiam in bráchio suo: * dispérsit supérbos mente cordis sui.</text:p>
        <text:p text:style-name="BodyL"><text:span text:style-name="Bold">D</text:span>epósuit poténtes de sede: * et exaltávit húmiles.</text:p>
        <text:p text:style-name="BodyL"><text:span text:style-name="Bold">E</text:span>suriéntes implévit bonis: * et dívites dimísit inánes.</text:p>
        <text:p text:style-name="BodyL"><text:span text:style-name="Bold">S</text:span>uscépit Israël púerum suum: * recordátus misericórdiæ suæ.</text:p>
        <text:p text:style-name="BodyL"><text:span text:style-name="Bold">S</text:span>icut locútus est ad patres nostros: * Abraham, et sémini ejus in sãcula.</text:p>
        <text:p text:style-name="BodyL"><text:span text:style-name="Bold">R</text:span>équiem ætérnam * dona eis, Dómine.</text:p>
        <text:p text:style-name="BodyL"><text:span text:style-name="Bold">E</text:span>t lux perpétua * lúceat eis.</text:p>
        <text:p text:style-name="Spacer"/>
        <text:p text:style-name="BodyL"><text:span text:style-name="Rubric">Ant.</text:span> Omne quod dat mi­hi Pater, ad me véniet; et eum qui venit ad me, non ejíciam foras.</text:p>
        <text:p text:style-name="BodySm"/>
        <text:p text:style-name="BodyL"><text:span text:style-name="Rubric">Preces infrascriptæ dicuntur flexis genibus:</text:span></text:p>
        <text:p text:style-name="BodyL">Pater noster. <text:span text:style-name="Rubric">Secréto usque ad:</text:span></text:p>
        <text:p text:style-name="BodyL"><text:span text:style-name="VR">V. </text:span>Et ne nos indúcas in tentatiónem.<text:tab/> <text:span text:style-name="VR">R. </text:span>Sed líbera nos a malo.</text:p>
        <text:p text:style-name="BkHidden"><text:bookmark text:name="offDefPreces"/></text:p>
        <text:p text:style-name="BodyL"><text:span text:style-name="VR">V. </text:span>A porta ínferi.<text:tab/> <text:span text:style-name="VR">R. </text:span>Erue, Dómine, ánimam ejus <text:span text:style-name="Rubric">(vel</text:span> ánimas eórum.<text:span text:style-name="Rubric">)</text:span></text:p>
        <text:p text:style-name="BodyL"><text:span text:style-name="VR">V. </text:span>Requiéscat <text:span text:style-name="Rubric">(vel</text:span> Requiéscant<text:span text:style-name="Rubric">)</text:span> in pace.<text:tab/> <text:span text:style-name="VR">R. </text:span>Amen.</text:p>
        <text:p text:style-name="BodyL"><text:span text:style-name="VR">V. </text:span>Dómine, exáudi oratiónem me­am.<text:tab/> <text:span text:style-name="VR">R. </text:span>Et clamor me­us ad te véniat.</text:p>
        <text:p text:style-name="BodyL"><text:span text:style-name="VR">V. </text:span><text:span text:style-name="VR">(</text:span>Dóminus vobíscum.<text:tab/> <text:span text:style-name="VR">R. </text:span>Et cum spíritu tuo.<text:span text:style-name="VR">)</text:span> <text:span text:style-name="Rubric">*Non dicitur ab eo qui non est saltem in ordine Diaconatus.</text:span></text:p>
        <text:p text:style-name="BodyLIndent">Orémus.</text:p>
        <text:p text:style-name="BodyLDrop">DEUS, véniæ largítor et humánæ salútis amátor: quãsumus cleméntiam tu­am; ut nostræ congregatiónis fratres, propínquos et benefactóres, qui ex hoc sãculo transiérunt, beáta María semper Vírgine intercedénte cum ómnibus Sanctis tuis, ad perpétuæ beatitúdinis consórtium perveníre concédas.</text:p>
        <text:p text:style-name="BodyLDrop">FIDÉLIUM, De­us, ómnium cónditor et redémptor, animábus famulórum famularúmque tuárum remissiónem cunctórum tríbue peccatórum: ut indulgéntiam, quam semper optavérunt, piis supplicatiónibus consequántur: Qui vivis et regnas cum Deo Patre, in unitáte  Spíritus Sancti De­us, per ómnia sãcula sæculórum.<text:tab/> <text:span text:style-name="VR">R.</text:span> Amen.</text:p>
        <text:p text:style-name="BodySm"/>
        <text:p text:style-name="BodyL"><text:span text:style-name="Rubric">Post orationem dicitur (semper plurali numero):</text:span></text:p>
        <text:p text:style-name="BodyL"><text:span text:style-name="VR">V. </text:span>Réquiem ætérnam dona eis, Dómine.<text:tab/> <text:span text:style-name="VR">R. </text:span>Et lux perpétua lúceat eis.</text:p>
        <text:p text:style-name="BodyL"><text:span text:style-name="VR">V. </text:span>Requiéscant in pace.<text:tab/> <text:span text:style-name="VR">R. </text:span>Amen.</text:p>
        <text:p text:style-name="BodySm"/>
        <text:p text:style-name="BodySm"/>
        <text:p text:style-name="BkHidden"><text:bookmark text:name="Rule"/></text:p>
        <text:h text:style-name="Hidden1" text:outline-level="1">Rule</text:h>
        <text:p text:style-name="Head5">Regulae Membrorum Sociorum</text:p>
        <text:p text:style-name="BodyE">1. Following St Alphonsus, they make the Three Hail Mary’s in the morning upon rising, and in the evening before retiring, together with the Alphonsian prayer: Most Holy Immaculate to which they add an Our Father and a Hail Mary in honour of their patron for the year.</text:p>
        <text:p text:style-name="BodyE">2. They begin each year by reading the Eternal Maxims of St Alphonsus for meditation taking one point a day. When these have been read they take up, in the same way, other works of the holy Doctor (The Passion and Death of Jesus Christ, The Holy Eucharist, The Way of Salvation etc). Every day they also read a short extract from his Glories of Mary.</text:p>
        <text:p text:style-name="BodyE">3. According to their possibilities, they pray the Little Office of the Blessed Virgin Mary, assuring this Office, in Latin or English to help complete the prayer of the Congregation.</text:p>
        <text:p text:style-name="BodyE">4. Once a week they also pray, or replace the Little Office of the Blessed Virgin, with the Office for the Dead.</text:p>
        <text:p text:style-name="BodyE">5. They faithfully receive Holy Communion only on the tongue.</text:p>
        <text:p text:style-name="BodyE">6. Women Members also continue the Apostolic tradition of covering their heads in Church.</text:p>
        <text:p text:style-name="BodyE">7. They keep the image of Our Mother of Perpetual Succour in a place of honour in their homes. Following the example of St Alphonsus they wear the scapular of Our Lady of Mount Carmel.</text:p>
        <text:p text:style-name="BodyE">8. Following St Alphonsus and the Redemptorist saints, they are lovers of ejaculatory prayer.</text:p>
        <text:p text:style-name="BodyE">9. They write an email or letter to the Rector Major every month to keep contact with the Congregation.</text:p>
        <text:p text:style-name="BodyE">10. They offer a decade of the Holy Rosary every day for the intentions of the Congregation and for the salvation of the most abandoned souls.</text:p>
        <text:p text:style-name="BodyE">11. The Associated Members make their commitment for one year at a time. After five years it may become permanent or continue on an annual basis. An Associated Member may freely terminate his or her Associated Membership by a letter to the Rector Major. Likewise, the Rector Major may freely terminate an Associated Member’s Membership by writing a letter to him or her.</text:p>
        <text:p text:style-name="BodyE">12. The Associated Members as private individuals do not undertake any projects or works in the name of the Congregation. If a group of Associated Members is formed it remains on the level of the fraternal support and friendships of the individual Associated Members; it does not become a moral body and may not engage in any works in the name of the Congregation or in the name of a group of Associate Member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ld London" svg:font-family="'Old London'" style:font-adornments="Regular" style:font-pitch="variable"/>
    <style:font-face style:name="Times VR" svg:font-family="'Times VR'" style:font-adornments="Regular" style:font-pitch="variable"/>
    <style:font-face style:name="TimesLT" svg:font-family="TimesLT" style:font-family-generic="roman" style:font-pitch="variable"/>
    <style:font-face style:name="Times New Roman" svg:font-family="'Times New Roman'" style:font-family-generic="roman" style:font-pitch="variable"/>
  </office:font-face-decls>
  <office:styles>
    <style:style style:name="Standard" style:family="paragraph" style:class="text">
      <style:text-properties style:font-name="TimesLT"/>
    </style:style>
    <style:style style:name="Body" style:family="paragraph" style:parent-style-name="Standard" style:master-page-name="">
      <style:paragraph-properties fo:text-align="start" style:justify-single-word="false" fo:hyphenation-ladder-count="no-limit" style:page-number="auto" fo:background-color="transparent" style:shadow="none">
        <style:tab-stops>
          <style:tab-stop style:position="10in" style:type="right"/>
        </style:tab-stops>
      </style:paragraph-properties>
      <style:text-properties fo:font-size="9pt" style:text-scale="95%" fo:hyphenate="true" fo:hyphenation-remain-char-count="2" fo:hyphenation-push-char-count="2" fo:language="en" fo:country="GB"/>
    </style:style>
    <style:style style:name="BodyE" style:family="paragraph" style:parent-style-name="Body">
      <style:paragraph-properties fo:text-align="justify" style:justify-single-word="false"/>
    </style:style>
    <style:style style:name="BodyL" style:family="paragraph" style:parent-style-name="BodyE">
      <style:text-properties fo:language="la" fo:country="VA"/>
    </style:style>
    <style:style style:name="BodySm" style:family="paragraph" style:parent-style-name="Body" style:master-page-name="">
      <style:paragraph-properties style:page-number="auto"/>
      <style:text-properties fo:font-size="8pt"/>
    </style:style>
    <style:style style:name="BodyESm" style:family="paragraph" style:parent-style-name="BodySm">
      <style:paragraph-properties fo:text-align="justify" style:justify-single-word="false"/>
    </style:style>
    <style:style style:name="Footnote" style:family="paragraph" style:parent-style-name="BodyESm" style:class="extra">
      <style:paragraph-properties fo:margin-left="0in" fo:margin-right="0in" fo:text-indent="0.07in" style:auto-text-indent="false" text:number-lines="false" text:line-number="0"/>
    </style:style>
    <style:style style:name="BodyLSm" style:family="paragraph" style:parent-style-name="BodyESm">
      <style:text-properties fo:language="la" fo:country="VA"/>
    </style:style>
    <style:style style:name="BodyEDrop" style:family="paragraph" style:parent-style-name="BodyE" style:class="extra" style:master-page-name="">
      <style:paragraph-properties style:page-number="auto">
        <style:drop-cap style:lines="2" style:distance="0.02in" style:style-name="DropCap"/>
      </style:paragraph-properties>
    </style:style>
    <style:style style:name="BodyLDrop" style:family="paragraph" style:parent-style-name="BodyEDrop">
      <style:text-properties fo:language="la" fo:country="VA"/>
    </style:style>
    <style:style style:name="BodyEIndent" style:family="paragraph" style:parent-style-name="BodyE">
      <style:paragraph-properties fo:margin-left="0in" fo:margin-right="0in" fo:text-indent="0.1in" style:auto-text-indent="false"/>
    </style:style>
    <style:style style:name="BodyLIndent" style:family="paragraph" style:parent-style-name="BodyEIndent">
      <style:text-properties fo:language="la" fo:country="VA"/>
    </style:style>
    <style:style style:name="Rubric" style:family="paragraph" style:parent-style-name="BodyE" style:class="extra" style:master-page-name="">
      <style:text-properties fo:color="#ff0000" fo:font-style="italic"/>
    </style:style>
    <style:style style:name="RubricH" style:family="paragraph" style:parent-style-name="Rubric" style:master-page-name="">
      <style:paragraph-properties style:page-number="auto" fo:keep-with-next="always"/>
    </style:style>
    <style:style style:name="RubricHSm" style:family="paragraph" style:parent-style-name="RubricH">
      <style:text-properties fo:font-size="7.5pt"/>
    </style:style>
    <style:style style:name="RubricHidden" style:family="paragraph" style:parent-style-name="Body">
      <style:paragraph-properties fo:keep-with-next="always"/>
      <style:text-properties text:display="true"/>
    </style:style>
    <style:style style:name="BkHidden" style:family="paragraph" style:parent-style-name="RubricHidden"/>
    <style:style style:name="HymnE" style:family="paragraph" style:parent-style-name="Body">
      <style:paragraph-properties fo:margin-left="0.1in" fo:margin-right="0in" fo:text-indent="-0.1in" style:auto-text-indent="false"/>
    </style:style>
    <style:style style:name="HymnE1" style:family="paragraph" style:parent-style-name="HymnE"/>
    <style:style style:name="HymnL" style:family="paragraph" style:parent-style-name="HymnE">
      <style:text-properties fo:language="la" fo:country="VA"/>
    </style:style>
    <style:style style:name="HymnL1" style:family="paragraph" style:parent-style-name="HymnL"/>
    <style:style style:name="HymnS" style:family="paragraph" style:parent-style-name="Body">
      <style:text-properties fo:font-size="4pt"/>
    </style:style>
    <style:style style:name="HymnR" style:family="text">
      <style:text-properties fo:color="#ff0000" fo:font-weight="bold" fo:font-size="10pt"/>
    </style:style>
    <style:style style:name="Head0" style:family="paragraph" style:parent-style-name="Standard">
      <style:paragraph-properties fo:margin-top="0.00in" fo:margin-bottom="0.00in" fo:text-align="center" fo:keep-with-next="always"/>
      <style:text-properties style:font-name="Old London" fo:font-size="19.1pt"/>
    </style:style>
    <style:style style:name="Head0L" style:family="paragraph" style:parent-style-name="Head0">
      <style:text-properties text:display="true"/>
    </style:style>
    <style:style style:name="Head1" style:family="paragraph" style:parent-style-name="Head0">
      <style:text-properties fo:font-size="17.1pt"/>
    </style:style>
    <style:style style:name="Head1L" style:family="paragraph" style:parent-style-name="Head1">
      <style:text-properties text:display="true"/>
    </style:style>
    <style:style style:name="Head1NI" style:family="paragraph" style:parent-style-name="Head1"/>
    <style:style style:name="Head1NIL" style:family="paragraph" style:parent-style-name="Head1NI">
      <style:text-properties text:display="true"/>
    </style:style>
    <style:style style:name="Head2" style:family="paragraph" style:parent-style-name="Head1" style:next-style-name="Rubric" style:master-page-name="">
      <style:paragraph-properties fo:margin-top="0.02in" fo:margin-bottom="0.02in"/>
      <style:text-properties style:font-name="TimesLT" fo:font-size="9.9pt" fo:font-weight="bold"/>
    </style:style>
    <style:style style:name="Head2L" style:family="paragraph" style:parent-style-name="Head2">
      <style:text-properties text:display="true"/>
    </style:style>
    <style:style style:name="Head2Ps" style:family="paragraph" style:parent-style-name="Head4"/>
    <style:style style:name="Head2Cant" style:family="paragraph" style:parent-style-name="Head4"/>
    <style:style style:name="Head3" style:family="paragraph" style:parent-style-name="Head2">
      <style:text-properties fo:font-size="9.9pt" fo:font-style="italic" fo:font-weight="normal"/>
    </style:style>
    <style:style style:name="Head3L" style:family="paragraph" style:parent-style-name="Head3">
      <style:text-properties text:display="true"/>
    </style:style>
    <style:style style:name="Head4" style:family="paragraph" style:parent-style-name="RubricH">
      <style:paragraph-properties fo:text-align="center" style:justify-single-word="false"/>
    </style:style>
    <style:style style:name="Head5" style:family="paragraph" style:parent-style-name="RubricHSm">
      <style:paragraph-properties fo:text-align="center" style:justify-single-word="false"/>
    </style:style>
    <style:style style:name="IndexCaps" style:family="paragraph" style:parent-style-name="Body" style:master-page-name="">
      <style:paragraph-properties fo:margin-top="0.04in" fo:margin-bottom="0.04in"/>
      <style:text-properties fo:text-transform="uppercase" fo:font-weight="bold" text:display="false"/>
    </style:style>
    <style:style style:name="IndexBody" style:family="paragraph" style:parent-style-name="Body" style:master-page-name="">
      <style:text-properties fo:font-weight="bold" text:display="false"/>
    </style:style>
    <style:style style:name="Spacer" style:family="paragraph" style:parent-style-name="Body" style:master-page-name="">
      <style:text-properties fo:font-size="2pt"/>
    </style:style>
    <style:style style:name="Line" style:family="paragraph" style:parent-style-name="Spacer">
      <style:paragraph-properties fo:padding="0in" fo:border-left="none" fo:border-right="none" fo:border-top="none" fo:border-bottom="0.0008in solid #000000" style:shadow="none"/>
    </style:style>
    <style:style style:name="PageHeader" style:family="paragraph" style:parent-style-name="BodySm">
      <style:paragraph-properties fo:padding="0in" fo:border-left="none" fo:border-right="none" fo:border-top="none" fo:border-bottom="0.0008in solid #000000" style:shadow="none">
   </style:paragraph-properties>
    </style:style>
    <style:style style:name="Hidden1" style:family="paragraph" style:parent-style-name="Body" style:list-style-name="Outline" style:master-page-name="" style:default-outline-level="1">
      <style:paragraph-properties fo:keep-with-next="always"/>
      <style:text-properties text:display="true"/>
    </style:style>
    <style:style style:name="Hidden2" style:family="paragraph" style:parent-style-name="Hidden1" style:list-style-name="Outline" style:master-page-name="" style:default-outline-level="2"/>
    <style:style style:name="Rubric" style:family="text">
      <style:text-properties fo:color="#ff0000" fo:font-style="italic"/>
    </style:style>
    <style:style style:name="RubricH" style:family="text" style:parent-style-name="Rubric">
      <style:text-properties style:text-position="10% 70%"/>
    </style:style>
    <style:style style:name="NonRubric" style:family="text" style:parent-style-name="Rubric">
      <style:text-properties fo:color="#000000" fo:font-style="normal" fo:font-weight="normal"/>
    </style:style>
    <style:style style:name="Red" style:family="text">
      <style:text-properties fo:color="#ff0000" style:font-name="TimesLT" style:text-position="1% 60%"/>
    </style:style>
    <style:style style:name="Italic" style:family="text">
      <style:text-properties fo:font-style="italic"/>
    </style:style>
    <style:style style:name="Bold" style:family="text">
      <style:text-properties fo:font-weight="bold"/>
    </style:style>
    <style:style style:name="BoldR" style:family="text">
      <style:text-properties fo:color="#ff0000" fo:font-weight="bold"/>
    </style:style>
    <style:style style:name="BoldRC" style:family="text">
      <style:text-properties fo:color="#ff0000" fo:font-weight="bold" fo:text-transform="uppercase"/>
    </style:style>
    <style:style style:name="AllCaps" style:family="text">
      <style:text-properties fo:text-transform="uppercase"/>
    </style:style>
    <style:style style:name="SmCaps" style:family="text">
      <style:text-properties fo:font-variant="small-caps"/>
    </style:style>
    <style:style style:name="Super" style:family="text">
      <style:text-properties style:text-position="super 58%"/>
    </style:style>
    <style:style style:name="DropCap" style:family="text">
      <style:text-properties style:font-name="Old London" fo:font-weight="250"/>
    </style:style>
    <style:style style:name="VR" style:family="text">
      <style:text-properties fo:color="#ff0000" style:font-name="Times VR"/>
    </style:style>
    <style:style style:name="NH" style:family="text">
      <style:text-properties fo:language="zu" fo:country="ZA"/>
    </style:style>
    <style:style style:name="L" style:family="text">
      <style:text-properties fo:language="la" fo:country="VA" fo:font-style="italic"/>
    </style:style>
    <style:style style:name="Visible" style:family="text">
      <style:text-properties text:display="fals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otnote_20_Symbol" style:display-name="Footnote Symbol" style:family="text"/>
    <style:style style:name="Footnote_20_anchor" style:display-name="Footnote anchor" style:family="text">
      <style:text-properties style:text-position="super 58%"/>
    </style: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style:num-format="i" text:start-value="0"/>
  </office:styles>
  <office:automatic-styles>
    <style:style style:name="frC" style:family="graphic" style:parent-style-name="Frame">
      <style:graphic-properties fo:margin-left="0in" fo:margin-right="0in" fo:margin-top="0in" fo:margin-bottom="0in" style:flow-with-text="false" style:vertical-pos="from-top" style:vertical-rel="page-content" style:horizontal-pos="center" style:horizontal-rel="page-content" fo:padding="0in" fo:border="none" style:shadow="none"/>
    </style:style>
    <style:style style:name="frL" style:family="graphic" style:parent-style-name="Frame">
      <style:graphic-properties fo:margin-left="0in" fo:margin-right="0in" fo:margin-top="0in" fo:margin-bottom="0in" style:flow-with-text="false" style:vertical-pos="from-top" style:vertical-rel="page-content" style:horizontal-pos="left" style:horizontal-rel="page-content" fo:padding="0in" fo:border="none" style:shadow="none"/>
    </style:style>
    <style:style style:name="frR" style:family="graphic" style:parent-style-name="Frame">
      <style:graphic-properties fo:margin-left="0in" fo:margin-right="0in" fo:margin-top="0in" fo:margin-bottom="0in" style:flow-with-text="false" style:vertical-pos="from-top" style:vertical-rel="page-content" style:horizontal-pos="right" style:horizontal-rel="page-content" fo:padding="0in" fo:border="none" style:shadow="non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mirrored">
      <style:page-layout-properties fo:page-width="4.25in" fo:page-height="7in" style:num-format="1" style:print-orientation="portrait" fo:margin-top="0.25in" fo:margin-bottom="0.25in" fo:margin-left="0.25in" fo:margin-right="0.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0902in" fo:margin-left="0in" fo:margin-right="0in" fo:margin-bottom="0.05in" style:dynamic-spacing="false"/>
      </style:header-style>
      <style:footer-style>
        <style:header-footer-properties fo:min-height="0.0402in" fo:margin-left="0in" fo:margin-right="0in" fo:margin-top="0in" style:dynamic-spacing="false"/>
      </style:footer-style>
    </style:page-layout>
    <style:page-layout style:name="pm3" style:page-usage="mirrored">
      <style:page-layout-properties fo:page-width="4.25in" fo:page-height="7in" style:num-format="i" style:print-orientation="portrait" fo:margin-top="0.25in" fo:margin-bottom="0.25in" fo:margin-left="0.25in" fo:margin-right="0.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0902in" fo:margin-left="0in" fo:margin-right="0in" fo:margin-bottom="0.05in" style:dynamic-spacing="false"/>
      </style:header-style>
      <style:footer-style/>
    </style:page-layout>
    <style:page-layout style:name="pm4" style:page-usage="right">
      <style:page-layout-properties fo:page-width="4.25in" fo:page-height="7in" style:num-format="1" style:print-orientation="portrait" fo:margin-top="0.25in" fo:margin-bottom="0.25in" fo:margin-left="0.25in" fo:margin-right="0.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style:master-page style:name="Standard2" style:page-layout-name="pm2"/>
    <style:master-page style:name="Body" style:page-layout-name="pm2">
      <style:header>
        <text:p text:style-name="PageHeader"><text:tab/><text:page-number text:select-page="current">1</text:page-number></text:p>
      </style:header>
      <style:header-left>
        <text:p text:style-name="PageHeader"><text:page-number text:select-page="current">1</text:page-number></text:p>
      </style:header-left>
      <style:footer>
        <text:p text:style-name="Spacer">
<draw:frame draw:style-name="frC" draw:name="FrLeft" text:anchor-type="paragraph" svg:y="-0.2in" fo:min-width="0.1in" draw:z-index="39">
      <draw:text-box fo:min-height="0.02in">
       <text:p text:style-name="BodySm"><text:chapter text:display="name" text:outline-level="2">x</text:chapter></text:p>
      </draw:text-box>
   </draw:frame>
<draw:frame draw:style-name="frL" draw:name="FrLeft" text:anchor-type="paragraph" svg:y="-0.2in" fo:min-width="0.1in" draw:z-index="39">
      <draw:text-box fo:min-height="0.02in">
       <text:p text:style-name="BodySm"><text:chapter text:display="name" text:outline-level="1">x</text:chapter></text:p>
      </draw:text-box>
   </draw:frame>
</text:p>
      </style:footer>
      <style:footer-left>
        <text:p text:style-name="Spacer">
<draw:frame draw:style-name="frC" draw:name="FrLeft" text:anchor-type="paragraph" svg:y="-0.2in" fo:min-width="0.1in" draw:z-index="39">
      <draw:text-box fo:min-height="0.02in">
       <text:p text:style-name="BodySm"><text:chapter text:display="name" text:outline-level="2">x</text:chapter></text:p>
      </draw:text-box>
   </draw:frame>
</text:p>
      </style:footer-left>
    </style:master-page>
    <style:master-page style:name="Intro" style:page-layout-name="pm3">
      <style:header>
        <text:p text:style-name="PageHeader"><text:tab/><text:page-number text:select-page="current">1</text:page-number></text:p>
      </style:header>
      <style:header-left>
        <text:p text:style-name="PageHeader"><text:page-number text:select-page="current">1</text:page-number></text:p>
      </style:header-left>
    </style:master-page>
    <style:master-page style:name="Header_20_Page" style:display-name="Header Pag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
  </meta:generator>
    <meta:initial-creator>David Siefker</meta:initial-creator>
    <meta:creation-date>2007-12-09T19:37:48</meta:creation-date>
    <dc:creator>David Siefker</dc:creator>
    <dc:date>2008-07-12T13:25:12</dc:date>
    <meta:printed-by>David Siefker</meta:printed-by>
    <meta:print-date>2008-03-21T01:26:28</meta:print-date>
    <meta:editing-cycles>217</meta:editing-cycles>
    <meta:editing-duration>P2DT13H8M45S</meta:editing-duration>
    <meta:user-defined meta:name="Info 1"/>
    <meta:user-defined meta:name="Info 2"/>
    <meta:user-defined meta:name="Info 3"/>
    <meta:user-defined meta:name="Info 4"/>
    <meta:document-statistic meta:table-count="2501" meta:image-count="315" meta:object-count="1" meta:page-count="68" meta:paragraph-count="24678" meta:word-count="252601" meta:character-count="14584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236in"/>
    </style:style>
    <style:style style:name="co2"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5000" number:language="la" number:country="VA">
      <number:number number:min-integer-digits="1"/>
    </number:number-style>
    <style:style style:name="ce1" style:family="table-cell" style:parent-style-name="Default" style:data-style-name="N5000">
      <style:table-cell-properties style:text-align-source="fix" style:repeat-content="false"/>
      <style:paragraph-properties fo:text-align="center" fo:margin-left="0in"/>
      <style:text-properties style:font-name="Times New Roman" fo:font-size="8.5pt" style:font-size-asian="8.5pt" style:font-size-complex="8.5pt"/>
    </style:style>
    <style:style style:name="ce2"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 style:family="table-cell" style:parent-style-name="Default">
      <style:text-properties style:font-name="Times New Roman" fo:font-size="8.5pt"/>
    </style:style>
  </office:automatic-styles>
  <office:body>
    <office:spreadsheet>
      <table:table table:name="Sheet1" table:style-name="ta1" table:print="false">
        <table:table-column table:style-name="co1" table:default-cell-style-name="ce3"/>
        <table:table-row table:style-name="ro1">
          <table:table-cell table:style-name="ce1" table:formula="oooc:=ROMAN(DAY(NOW()))&amp;&quot; &quot;&amp;OFFSET([.A1];MONTH(NOW());0;1)&amp;&quot; &quot;&amp;ROMAN(YEAR(NOW()))" office:value-type="string" office:string-value="IX IUNI MMVIII">
            <text:p>IX IUNI MMVIII</text:p>
          </table:table-cell>
        </table:table-row>
        <table:table-row table:style-name="ro1">
          <table:table-cell table:style-name="ce2" office:value-type="string">
            <text:p>IANUARII</text:p>
          </table:table-cell>
        </table:table-row>
        <table:table-row table:style-name="ro1">
          <table:table-cell table:style-name="Default" office:value-type="string">
            <text:p>FEBRUARII</text:p>
          </table:table-cell>
        </table:table-row>
        <table:table-row table:style-name="ro1">
          <table:table-cell office:value-type="string">
            <text:p>MARTII</text:p>
          </table:table-cell>
        </table:table-row>
        <table:table-row table:style-name="ro1">
          <table:table-cell office:value-type="string">
            <text:p>APRILIS</text:p>
          </table:table-cell>
        </table:table-row>
        <table:table-row table:style-name="ro1">
          <table:table-cell office:value-type="string">
            <text:p>MAII</text:p>
          </table:table-cell>
        </table:table-row>
        <table:table-row table:style-name="ro1">
          <table:table-cell office:value-type="string">
            <text:p>IUNI</text:p>
          </table:table-cell>
        </table:table-row>
        <table:table-row table:style-name="ro1">
          <table:table-cell office:value-type="string">
            <text:p>IULII</text:p>
          </table:table-cell>
        </table:table-row>
        <table:table-row table:style-name="ro1">
          <table:table-cell office:value-type="string">
            <text:p>AUGUSTI</text:p>
          </table:table-cell>
        </table:table-row>
        <table:table-row table:style-name="ro1">
          <table:table-cell office:value-type="string">
            <text:p>SEPTEMBRIS</text:p>
          </table:table-cell>
        </table:table-row>
        <table:table-row table:style-name="ro1">
          <table:table-cell office:value-type="string">
            <text:p>OCTOBRIS</text:p>
          </table:table-cell>
        </table:table-row>
        <table:table-row table:style-name="ro1">
          <table:table-cell office:value-type="string">
            <text:p>NOVEMBRIS</text:p>
          </table:table-cell>
        </table:table-row>
        <table:table-row table:style-name="ro1">
          <table:table-cell office:value-type="string">
            <text:p>DECEMBRIS</text:p>
          </table:table-cell>
        </table:table-row>
        <table:table-row table:style-name="ro1" table:number-rows-repeated="65522">
          <table:table-cell/>
        </table:table-row>
        <table:table-row table:style-name="ro1">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6-09">06/09/2008</text:date>, <text:time>14:43: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5in"/>
    </style:style>
    <style:style style:name="co2" style:family="table-column">
      <style:table-column-properties fo:break-before="auto" style:column-width="0.45in"/>
    </style:style>
    <style:style style:name="co3" style:family="table-column">
      <style:table-column-properties fo:break-before="auto" style:column-width="0.2in"/>
    </style:style>
    <style:style style:name="co4" style:family="table-column">
      <style:table-column-properties fo:break-before="auto" style:column-width="0.6in"/>
    </style:style>
    <style:style style:name="co5" style:family="table-column">
      <style:table-column-properties fo:break-before="auto" style:column-width="0.3571in"/>
    </style:style>
    <style:style style:name="co6" style:family="table-column">
      <style:table-column-properties fo:break-before="auto" style:column-width="0.3929in"/>
    </style:style>
    <style:style style:name="co7" style:family="table-column">
      <style:table-column-properties fo:break-before="auto" style:column-width="0.3602in"/>
    </style:style>
    <style:style style:name="co8" style:family="table-column">
      <style:table-column-properties fo:break-before="auto" style:column-width="0.8925in"/>
    </style:style>
    <style:style style:name="ro1" style:family="table-row">
      <style:table-row-properties style:row-height="1.111in" fo:break-before="auto" style:use-optimal-row-height="fals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fo:border="0.0008in solid #000000" style:rotation-angle="90" style:vertical-align="middle"/>
      <style:paragraph-properties fo:text-align="center" fo:margin-left="0in"/>
      <style:text-properties style:font-name="Times New Roman" fo:font-size="8.5pt" style:font-size-asian="8.5pt" style:font-size-complex="8.5pt"/>
    </style:style>
    <style:style style:name="ce2" style:family="table-cell" style:parent-style-name="Default">
      <style:table-cell-properties fo:border-bottom="none" style:text-align-source="fix" style:repeat-content="false" fo:border-left="0.0008in solid #000000" fo:border-right="0.0008in solid #000000" fo:border-top="0.0008in solid #000000"/>
      <style:paragraph-properties fo:text-align="center" fo:margin-left="0in"/>
      <style:text-properties style:font-name="Times New Roman" fo:font-size="8.5pt" style:font-size-asian="8.5pt" style:font-size-complex="8.5pt"/>
    </style:style>
    <style:style style:name="ce3"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text-properties style:font-name="Times New Roman" fo:font-size="8.5pt" style:font-size-asian="8.5pt" style:font-size-complex="8.5pt"/>
    </style:style>
    <style:style style:name="ce4" style:family="table-cell" style:parent-style-name="Default">
      <style:table-cell-properties fo:border-bottom="0.0008in solid #000000" style:text-align-source="fix" style:repeat-content="false" fo:border-left="0.0008in solid #000000" fo:border-right="0.0008in solid #000000" fo:border-top="none"/>
      <style:paragraph-properties fo:text-align="center" fo:margin-left="0in"/>
      <style:text-properties style:font-name="Times New Roman" fo:font-size="8.5pt" style:font-size-asian="8.5pt" style:font-size-complex="8.5pt"/>
    </style:style>
    <style:style style:name="ce5" style:family="table-cell" style:parent-style-name="Default">
      <style:text-properties style:font-name="Times New Roman" fo:font-size="8.5pt" style:font-size-asian="8.5pt" style:font-size-complex="8.5pt"/>
    </style:style>
    <style:style style:name="ce6" style:family="table-cell" style:parent-style-name="Default" style:data-style-name="N124">
      <style:table-cell-properties style:text-align-source="fix" style:repeat-content="false" fo:border="0.0008in solid #000000" style:rotation-angle="90" style:vertical-align="middle"/>
      <style:paragraph-properties fo:text-align="center" fo:margin-left="0in"/>
      <style:text-properties style:font-name="Times New Roman" fo:font-size="8.5pt" style:font-size-asian="8.5pt" style:font-size-complex="8.5pt"/>
    </style:style>
    <style:style style:name="ce7" style:family="table-cell" style:parent-style-name="Default" style:data-style-name="N124">
      <style:table-cell-properties fo:border-bottom="none" style:text-align-source="fix" style:repeat-content="false" fo:border-left="0.0008in solid #000000" fo:border-right="0.0008in solid #000000" fo:border-top="0.0008in solid #000000"/>
      <style:paragraph-properties fo:text-align="center" fo:margin-left="0in"/>
      <style:text-properties style:font-name="Times New Roman" fo:font-size="8.5pt" style:font-size-asian="8.5pt" style:font-size-complex="8.5pt"/>
    </style:style>
    <style:style style:name="ce8" style:family="table-cell" style:parent-style-name="Default" style:data-style-name="N124">
      <style:table-cell-properties fo:border-bottom="none" style:text-align-source="fix" style:repeat-content="false" fo:border-left="0.0008in solid #000000" fo:border-right="0.0008in solid #000000" fo:border-top="none"/>
      <style:paragraph-properties fo:text-align="center" fo:margin-left="0in"/>
      <style:text-properties style:font-name="Times New Roman" fo:font-size="8.5pt" style:font-size-asian="8.5pt" style:font-size-complex="8.5pt"/>
    </style:style>
    <style:style style:name="ce9" style:family="table-cell" style:parent-style-name="Default" style:data-style-name="N124">
      <style:table-cell-properties fo:border-bottom="0.0008in solid #000000" style:text-align-source="fix" style:repeat-content="false" fo:border-left="0.0008in solid #000000" fo:border-right="0.0008in solid #000000" fo:border-top="none"/>
      <style:paragraph-properties fo:text-align="center" fo:margin-left="0in"/>
      <style:text-properties style:font-name="Times New Roman" fo:font-size="8.5pt" style:font-size-asian="8.5pt" style:font-size-complex="8.5pt"/>
    </style:style>
    <style:style style:name="ce10" style:family="table-cell" style:parent-style-name="Default" style:data-style-name="N124">
      <style:text-properties style:font-name="Times New Roman" fo:font-size="8.5pt" style:font-size-asian="8.5pt" style:font-size-complex="8.5pt"/>
    </style:style>
    <style:style style:name="ce11" style:family="table-cell" style:parent-style-name="Default" style:data-style-name="N37">
      <style:table-cell-properties style:text-align-source="fix" style:repeat-content="false" fo:border="0.0008in solid #000000" style:rotation-angle="90" style:vertical-align="middle"/>
      <style:paragraph-properties fo:text-align="center" fo:margin-left="0in"/>
      <style:text-properties style:font-name="Times New Roman" fo:font-size="8.5pt" style:font-size-asian="8.5pt" style:font-size-complex="8.5pt"/>
    </style:style>
    <style:style style:name="ce12" style:family="table-cell" style:parent-style-name="Default" style:data-style-name="N0">
      <style:table-cell-properties fo:border-bottom="none" style:text-align-source="fix" style:repeat-content="false" fo:border-left="0.0008in solid #000000" fo:border-right="0.0008in solid #000000" fo:border-top="0.0008in solid #000000"/>
      <style:paragraph-properties fo:text-align="center" fo:margin-left="0in"/>
      <style:text-properties style:font-name="Times New Roman" fo:font-size="8.5pt" style:font-size-asian="8.5pt" style:font-size-complex="8.5pt"/>
    </style:style>
    <style:style style:name="ce13" style:family="table-cell" style:parent-style-name="Default" style:data-style-name="N0">
      <style:table-cell-properties fo:border-bottom="none" style:text-align-source="fix" style:repeat-content="false" fo:border-left="0.0008in solid #000000" fo:border-right="0.0008in solid #000000" fo:border-top="none"/>
      <style:paragraph-properties fo:text-align="center" fo:margin-left="0in"/>
      <style:text-properties style:font-name="Times New Roman" fo:font-size="8.5pt" style:font-size-asian="8.5pt" style:font-size-complex="8.5pt"/>
    </style:style>
    <style:style style:name="ce14" style:family="table-cell" style:parent-style-name="Default" style:data-style-name="N0">
      <style:table-cell-properties fo:border-bottom="0.0008in solid #000000" style:text-align-source="fix" style:repeat-content="false" fo:border-left="0.0008in solid #000000" fo:border-right="0.0008in solid #000000" fo:border-top="none"/>
      <style:paragraph-properties fo:text-align="center" fo:margin-left="0in"/>
      <style:text-properties style:font-name="Times New Roman" fo:font-size="8.5pt" style:font-size-asian="8.5pt" style:font-size-complex="8.5pt"/>
    </style:style>
    <style:style style:name="ce15" style:family="table-cell" style:parent-style-name="Default" style:data-style-name="N37">
      <style:table-cell-properties style:text-align-source="fix" style:repeat-content="false" fo:border="none" style:rotation-angle="90" style:vertical-align="middle"/>
      <style:paragraph-properties fo:text-align="center" fo:margin-left="0in"/>
      <style:text-properties style:font-name="Times New Roman" fo:font-size="8.5pt" style:font-size-asian="8.5pt" style:font-size-complex="8.5pt"/>
    </style:style>
    <style:style style:name="ce16" style:family="table-cell" style:parent-style-name="Default" style:data-style-name="N0">
      <style:table-cell-properties style:text-align-source="fix" style:repeat-content="false" fo:border="none"/>
      <style:paragraph-properties fo:text-align="center" fo:margin-left="0in"/>
      <style:text-properties style:font-name="Times New Roman" fo:font-size="8.5pt" style:font-size-asian="8.5pt" style:font-size-complex="8.5pt"/>
    </style:style>
    <style:style style:name="ce17" style:family="table-cell" style:parent-style-name="Default" style:data-style-name="N37">
      <style:text-properties style:font-name="Times New Roman" fo:font-size="8.5pt" style:font-size-asian="8.5pt" style:font-size-complex="8.5pt"/>
    </style:style>
    <style:style style:name="ce18" style:family="table-cell" style:parent-style-name="Default" style:data-style-name="N0">
      <style:table-cell-properties style:text-align-source="fix" style:repeat-content="false"/>
      <style:paragraph-properties fo:text-align="center" fo:margin-left="0in"/>
      <style:text-properties style:font-name="Times New Roman" fo:font-size="8.5pt" style:font-size-asian="8.5pt" style:font-size-complex="8.5pt"/>
    </style:style>
    <style:style style:name="ce19" style:family="table-cell" style:parent-style-name="Default" style:data-style-name="N122">
      <style:table-cell-properties style:text-align-source="fix" style:repeat-content="false"/>
      <style:paragraph-properties fo:text-align="center" fo:margin-left="0in"/>
      <style:text-properties style:font-name="Times New Roman" fo:font-size="8.5pt" style:font-size-asian="8.5pt" style:font-size-complex="8.5pt"/>
    </style:style>
    <style:style style:name="ce20" style:family="table-cell" style:parent-style-name="Default" style:data-style-name="N121"/>
    <style:style style:name="ce21" style:family="table-cell" style:parent-style-name="Default" style:data-style-name="N0"/>
  </office:automatic-styles>
  <office:body>
    <office:spreadsheet>
      <table:table table:name="Sheet1" table:style-name="ta1" table:print-ranges="Sheet1.A1:Sheet1.K41">
        <office:forms form:automatic-focus="false" form:apply-design-mode="false"/>
        <table:table-column table:style-name="co1" table:default-cell-style-name="ce5"/>
        <table:table-column table:style-name="co2" table:number-columns-repeated="5" table:default-cell-style-name="ce10"/>
        <table:table-column table:style-name="co1" table:default-cell-style-name="ce5"/>
        <table:table-column table:style-name="co2" table:default-cell-style-name="ce10"/>
        <table:table-column table:style-name="co1" table:default-cell-style-name="ce5"/>
        <table:table-column table:style-name="co3" table:default-cell-style-name="ce5"/>
        <table:table-column table:style-name="co4" table:default-cell-style-name="ce5"/>
        <table:table-column table:style-name="co5" table:default-cell-style-name="Default"/>
        <table:table-column table:style-name="co5" table:number-columns-repeated="2" table:default-cell-style-name="ce5"/>
        <table:table-column table:style-name="co6" table:default-cell-style-name="ce5"/>
        <table:table-column table:style-name="co7" table:default-cell-style-name="ce5"/>
        <table:table-column table:style-name="co8" table:number-columns-repeated="243" table:default-cell-style-name="ce5"/>
        <table:table-row table:style-name="ro1">
          <table:table-cell table:style-name="ce1" office:value-type="string">
            <text:p>Year of</text:p>
            <text:p>our Lord</text:p>
          </table:table-cell>
          <table:table-cell table:style-name="ce6" office:value-type="string">
            <text:p>Septuagesima</text:p>
            <text:p>Sunday</text:p>
          </table:table-cell>
          <table:table-cell table:style-name="ce6" office:value-type="string">
            <text:p>Ash</text:p>
            <text:p>Wednesday</text:p>
          </table:table-cell>
          <table:table-cell table:style-name="ce6" office:value-type="string">
            <text:p>Easter</text:p>
            <text:p>Sunday</text:p>
          </table:table-cell>
          <table:table-cell table:style-name="ce6" office:value-type="string">
            <text:p>Ascension</text:p>
            <text:p>Thursday</text:p>
          </table:table-cell>
          <table:table-cell table:style-name="ce6" office:value-type="string">
            <text:p>Pentecost</text:p>
            <text:p>(Whit-Sunday)</text:p>
          </table:table-cell>
          <table:table-cell table:style-name="ce11" office:value-type="string">
            <text:p># of Sundays</text:p>
            <text:p>after Pentecost</text:p>
          </table:table-cell>
          <table:table-cell table:style-name="ce6" office:value-type="string">
            <text:p>1st Sunday</text:p>
            <text:p>of Advent</text:p>
          </table:table-cell>
          <table:table-cell table:style-name="ce11" office:value-type="string">
            <text:p>Letters denoting</text:p>
            <text:p>Sundays</text:p>
          </table:table-cell>
          <table:table-cell table:style-name="ce11" office:value-type="string">
            <text:p>Golden Number</text:p>
          </table:table-cell>
          <table:table-cell table:style-name="ce11" office:value-type="string">
            <text:p>Epact</text:p>
          </table:table-cell>
          <table:table-cell/>
          <table:table-cell table:style-name="ce15" table:number-columns-repeated="2"/>
          <table:table-cell table:style-name="Default" table:number-columns-repeated="2"/>
          <table:table-cell table:style-name="ce17"/>
          <table:table-cell office:value-type="string">
            <text:p>Christmas</text:p>
          </table:table-cell>
          <table:table-cell office:value-type="string">
            <text:p>Sundays</text:p>
          </table:table-cell>
          <table:table-cell office:value-type="string">
            <text:p>Epacts</text:p>
          </table:table-cell>
          <table:table-cell/>
          <table:table-cell office:value-type="string">
            <text:p>Epacts</text:p>
          </table:table-cell>
          <table:table-cell table:number-columns-repeated="237"/>
        </table:table-row>
        <table:table-row table:style-name="ro2">
          <table:table-cell table:style-name="ce2" table:formula="of:=[Sheet2.A1]" office:value-type="float" office:value="2008">
            <text:p>2008</text:p>
          </table:table-cell>
          <table:table-cell table:style-name="ce7" table:formula="of:=[.D2]-63" office:value-type="date" office:date-value="2008-01-20">
            <text:p>20 Jan</text:p>
          </table:table-cell>
          <table:table-cell table:style-name="ce7" table:formula="of:=[.D2]-46" office:value-type="date" office:date-value="2008-02-06">
            <text:p>6 Feb</text:p>
          </table:table-cell>
          <table:table-cell table:style-name="ce7" table:formula="of:=[Sheet2.B1]" office:value-type="date" office:date-value="2008-03-23">
            <text:p>23 Mar</text:p>
          </table:table-cell>
          <table:table-cell table:style-name="ce7" table:formula="of:=[.D2]+39" office:value-type="date" office:date-value="2008-05-01">
            <text:p>1 May</text:p>
          </table:table-cell>
          <table:table-cell table:style-name="ce7" table:formula="of:=[.D2]+49" office:value-type="date" office:date-value="2008-05-11">
            <text:p>11 May</text:p>
          </table:table-cell>
          <table:table-cell table:style-name="ce12" table:formula="of:=INT(([.Q2]-1)/7)-4" office:value-type="float" office:value="28">
            <text:p>28</text:p>
          </table:table-cell>
          <table:table-cell table:style-name="ce7" table:formula="of:=[.F2]+[.G2]*7+7" office:value-type="date" office:date-value="2008-11-30">
            <text:p>30 Nov</text:p>
          </table:table-cell>
          <table:table-cell table:style-name="ce12" table:formula="of:=OFFSET([.$S$1];[.N2];0) &amp; IF([.M2];&quot; &quot; &amp; OFFSET([.$S$1];[.N2]+1;0);&quot;&quot;)" office:value-type="string" office:string-value="f e">
            <text:p>f e</text:p>
          </table:table-cell>
          <table:table-cell table:style-name="ce12" table:formula="of:=MOD([.A2];19)+1" office:value-type="float" office:value="14">
            <text:p>14</text:p>
          </table:table-cell>
          <table:table-cell table:style-name="ce12" table:formula="of:=OFFSET([.$T$1];[.J2];0)" office:value-type="string" office:string-value="XXII (C)">
            <text:p>XXII (C)</text:p>
          </table:table-cell>
          <table:table-cell/>
          <table:table-cell table:style-name="ce16" table:formula="of:=ORG.OPENOFFICE.ISLEAPYEAR([.D2])" office:value-type="float" office:value="1">
            <text:p>1</text:p>
          </table:table-cell>
          <table:table-cell table:style-name="ce16" table:formula="of:=WEEKDAY(DATE([.A2];1;1))" office:value-type="float" office:value="3">
            <text:p>3</text:p>
          </table:table-cell>
          <table:table-cell table:style-name="Default" table:number-columns-repeated="2"/>
          <table:table-cell table:style-name="ce18" table:formula="of:=[.R2]-[.F2]" office:value-type="float" office:value="228">
            <text:p>228</text:p>
          </table:table-cell>
          <table:table-cell table:style-name="ce19" table:formula="of:=DATE([.A2];12;25)" office:value-type="date" office:date-value="2008-12-25">
            <text:p>25 Dec</text:p>
          </table:table-cell>
          <table:table-cell office:value-type="string">
            <text:p>A</text:p>
          </table:table-cell>
          <table:table-cell table:formula="of:=[.W2] &amp; &quot; (&quot; &amp; [.V2] &amp; &quot;)&quot;" office:value-type="string" office:string-value="XXIX (N)">
            <text:p>XXIX (N)</text:p>
          </table:table-cell>
          <table:table-cell office:value-type="string">
            <text:p>a</text:p>
          </table:table-cell>
          <table:table-cell office:value-type="string">
            <text:p>N</text:p>
          </table:table-cell>
          <table:table-cell office:value-type="string">
            <text:p>XXIX</text:p>
          </table:table-cell>
          <table:table-cell office:value-type="float" office:value="1">
            <text:p>1</text:p>
          </table:table-cell>
          <table:table-cell table:number-columns-repeated="235"/>
        </table:table-row>
        <table:table-row table:style-name="ro2">
          <table:table-cell table:style-name="ce3" table:formula="of:=[Sheet2.A2]" office:value-type="float" office:value="2009">
            <text:p>2009</text:p>
          </table:table-cell>
          <table:table-cell table:style-name="ce8" table:formula="of:=[.D3]-63" office:value-type="date" office:date-value="2009-02-08">
            <text:p>8 Feb</text:p>
          </table:table-cell>
          <table:table-cell table:style-name="ce8" table:formula="of:=[.D3]-46" office:value-type="date" office:date-value="2009-02-25">
            <text:p>25 Feb</text:p>
          </table:table-cell>
          <table:table-cell table:style-name="ce8" table:formula="of:=[Sheet2.B2]" office:value-type="date" office:date-value="2009-04-12">
            <text:p>12 Apr</text:p>
          </table:table-cell>
          <table:table-cell table:style-name="ce8" table:formula="of:=[.D3]+39" office:value-type="date" office:date-value="2009-05-21">
            <text:p>21 May</text:p>
          </table:table-cell>
          <table:table-cell table:style-name="ce8" table:formula="of:=[.D3]+49" office:value-type="date" office:date-value="2009-05-31">
            <text:p>31 May</text:p>
          </table:table-cell>
          <table:table-cell table:style-name="ce13" table:formula="of:=INT(([.Q3]-1)/7)-4" office:value-type="float" office:value="25">
            <text:p>25</text:p>
          </table:table-cell>
          <table:table-cell table:style-name="ce8" table:formula="of:=[.F3]+[.G3]*7+7" office:value-type="date" office:date-value="2009-11-29">
            <text:p>29 Nov</text:p>
          </table:table-cell>
          <table:table-cell table:style-name="ce13" table:formula="of:=OFFSET([.$S$1];[.N3];0) &amp; IF([.M3];&quot; &quot; &amp; OFFSET([.$S$1];[.N3]+1;0);&quot;&quot;)" office:value-type="string" office:string-value="d">
            <text:p>d</text:p>
          </table:table-cell>
          <table:table-cell table:style-name="ce13" table:formula="of:=MOD([.A3];19)+1" office:value-type="float" office:value="15">
            <text:p>15</text:p>
          </table:table-cell>
          <table:table-cell table:style-name="ce13" table:formula="of:=OFFSET([.$T$1];[.J3];0)" office:value-type="string" office:string-value="III (c)">
            <text:p>III (c)</text:p>
          </table:table-cell>
          <table:table-cell/>
          <table:table-cell table:style-name="ce16" table:formula="of:=ORG.OPENOFFICE.ISLEAPYEAR([.D3])" office:value-type="float" office:value="0">
            <text:p>0</text:p>
          </table:table-cell>
          <table:table-cell table:style-name="ce16" table:formula="of:=WEEKDAY(DATE([.A3];1;1))" office:value-type="float" office:value="5">
            <text:p>5</text:p>
          </table:table-cell>
          <table:table-cell table:style-name="Default" table:number-columns-repeated="2"/>
          <table:table-cell table:style-name="ce18" table:formula="of:=[.R3]-[.F3]" office:value-type="float" office:value="208">
            <text:p>208</text:p>
          </table:table-cell>
          <table:table-cell table:style-name="ce19" table:formula="of:=DATE([.A3];12;25)" office:value-type="date" office:date-value="2009-12-25">
            <text:p>25 Dec</text:p>
          </table:table-cell>
          <table:table-cell office:value-type="string">
            <text:p>g</text:p>
          </table:table-cell>
          <table:table-cell table:formula="of:=[.W3] &amp; &quot; (&quot; &amp; [.V3] &amp; &quot;)&quot;" office:value-type="string" office:string-value="X (k)">
            <text:p>X (k)</text:p>
          </table:table-cell>
          <table:table-cell office:value-type="string">
            <text:p>b</text:p>
          </table:table-cell>
          <table:table-cell office:value-type="string">
            <text:p>k</text:p>
          </table:table-cell>
          <table:table-cell office:value-type="string">
            <text:p>X</text:p>
          </table:table-cell>
          <table:table-cell table:formula="of:=[.X2]+1" office:value-type="float" office:value="2">
            <text:p>2</text:p>
          </table:table-cell>
          <table:table-cell table:number-columns-repeated="235"/>
        </table:table-row>
        <table:table-row table:style-name="ro2">
          <table:table-cell table:style-name="ce3" table:formula="of:=[Sheet2.A3]" office:value-type="float" office:value="2010">
            <text:p>2010</text:p>
          </table:table-cell>
          <table:table-cell table:style-name="ce8" table:formula="of:=[.D4]-63" office:value-type="date" office:date-value="2010-01-31">
            <text:p>31 Jan</text:p>
          </table:table-cell>
          <table:table-cell table:style-name="ce8" table:formula="of:=[.D4]-46" office:value-type="date" office:date-value="2010-02-17">
            <text:p>17 Feb</text:p>
          </table:table-cell>
          <table:table-cell table:style-name="ce8" table:formula="of:=[Sheet2.B3]" office:value-type="date" office:date-value="2010-04-04">
            <text:p>4 Apr</text:p>
          </table:table-cell>
          <table:table-cell table:style-name="ce8" table:formula="of:=[.D4]+39" office:value-type="date" office:date-value="2010-05-13">
            <text:p>13 May</text:p>
          </table:table-cell>
          <table:table-cell table:style-name="ce8" table:formula="of:=[.D4]+49" office:value-type="date" office:date-value="2010-05-23">
            <text:p>23 May</text:p>
          </table:table-cell>
          <table:table-cell table:style-name="ce13" table:formula="of:=INT(([.Q4]-1)/7)-4" office:value-type="float" office:value="26">
            <text:p>26</text:p>
          </table:table-cell>
          <table:table-cell table:style-name="ce8" table:formula="of:=[.F4]+[.G4]*7+7" office:value-type="date" office:date-value="2010-11-28">
            <text:p>28 Nov</text:p>
          </table:table-cell>
          <table:table-cell table:style-name="ce13" table:formula="of:=OFFSET([.$S$1];[.N4];0) &amp; IF([.M4];&quot; &quot; &amp; OFFSET([.$S$1];[.N4]+1;0);&quot;&quot;)" office:value-type="string" office:string-value="c">
            <text:p>c</text:p>
          </table:table-cell>
          <table:table-cell table:style-name="ce13" table:formula="of:=MOD([.A4];19)+1" office:value-type="float" office:value="16">
            <text:p>16</text:p>
          </table:table-cell>
          <table:table-cell table:style-name="ce13" table:formula="of:=OFFSET([.$T$1];[.J4];0)" office:value-type="string" office:string-value="XIV (p)">
            <text:p>XIV (p)</text:p>
          </table:table-cell>
          <table:table-cell/>
          <table:table-cell table:style-name="ce16" table:formula="of:=ORG.OPENOFFICE.ISLEAPYEAR([.D4])" office:value-type="float" office:value="0">
            <text:p>0</text:p>
          </table:table-cell>
          <table:table-cell table:style-name="ce16" table:formula="of:=WEEKDAY(DATE([.A4];1;1))" office:value-type="float" office:value="6">
            <text:p>6</text:p>
          </table:table-cell>
          <table:table-cell table:style-name="Default" table:number-columns-repeated="2"/>
          <table:table-cell table:style-name="ce18" table:formula="of:=[.R4]-[.F4]" office:value-type="float" office:value="216">
            <text:p>216</text:p>
          </table:table-cell>
          <table:table-cell table:style-name="ce19" table:formula="of:=DATE([.A4];12;25)" office:value-type="date" office:date-value="2010-12-25">
            <text:p>25 Dec</text:p>
          </table:table-cell>
          <table:table-cell office:value-type="string">
            <text:p>f</text:p>
          </table:table-cell>
          <table:table-cell table:formula="of:=[.W4] &amp; &quot; (&quot; &amp; [.V4] &amp; &quot;)&quot;" office:value-type="string" office:string-value="XXI (B)">
            <text:p>XXI (B)</text:p>
          </table:table-cell>
          <table:table-cell office:value-type="string">
            <text:p>c</text:p>
          </table:table-cell>
          <table:table-cell office:value-type="string">
            <text:p>B</text:p>
          </table:table-cell>
          <table:table-cell office:value-type="string">
            <text:p>XXI</text:p>
          </table:table-cell>
          <table:table-cell table:formula="of:=[.X3]+1" office:value-type="float" office:value="3">
            <text:p>3</text:p>
          </table:table-cell>
          <table:table-cell table:number-columns-repeated="235"/>
        </table:table-row>
        <table:table-row table:style-name="ro2">
          <table:table-cell table:style-name="ce4" table:formula="of:=[Sheet2.A4]" office:value-type="float" office:value="2011">
            <text:p>2011</text:p>
          </table:table-cell>
          <table:table-cell table:style-name="ce9" table:formula="of:=[.D5]-63" office:value-type="date" office:date-value="2011-02-20">
            <text:p>20 Feb</text:p>
          </table:table-cell>
          <table:table-cell table:style-name="ce9" table:formula="of:=[.D5]-46" office:value-type="date" office:date-value="2011-03-09">
            <text:p>9 Mar</text:p>
          </table:table-cell>
          <table:table-cell table:style-name="ce9" table:formula="of:=[Sheet2.B4]" office:value-type="date" office:date-value="2011-04-24">
            <text:p>24 Apr</text:p>
          </table:table-cell>
          <table:table-cell table:style-name="ce9" table:formula="of:=[.D5]+39" office:value-type="date" office:date-value="2011-06-02">
            <text:p>2 Jun</text:p>
          </table:table-cell>
          <table:table-cell table:style-name="ce9" table:formula="of:=[.D5]+49" office:value-type="date" office:date-value="2011-06-12">
            <text:p>12 Jun</text:p>
          </table:table-cell>
          <table:table-cell table:style-name="ce14" table:formula="of:=INT(([.Q5]-1)/7)-4" office:value-type="float" office:value="23">
            <text:p>23</text:p>
          </table:table-cell>
          <table:table-cell table:style-name="ce9" table:formula="of:=[.F5]+[.G5]*7+7" office:value-type="date" office:date-value="2011-11-27">
            <text:p>27 Nov</text:p>
          </table:table-cell>
          <table:table-cell table:style-name="ce14" table:formula="of:=OFFSET([.$S$1];[.N5];0) &amp; IF([.M5];&quot; &quot; &amp; OFFSET([.$S$1];[.N5]+1;0);&quot;&quot;)" office:value-type="string" office:string-value="b">
            <text:p>b</text:p>
          </table:table-cell>
          <table:table-cell table:style-name="ce14" table:formula="of:=MOD([.A5];19)+1" office:value-type="float" office:value="17">
            <text:p>17</text:p>
          </table:table-cell>
          <table:table-cell table:style-name="ce14" table:formula="of:=OFFSET([.$T$1];[.J5];0)" office:value-type="string" office:string-value="25 (F)">
            <text:p>25 (F)</text:p>
          </table:table-cell>
          <table:table-cell/>
          <table:table-cell table:style-name="ce16" table:formula="of:=ORG.OPENOFFICE.ISLEAPYEAR([.D5])" office:value-type="float" office:value="0">
            <text:p>0</text:p>
          </table:table-cell>
          <table:table-cell table:style-name="ce16" table:formula="of:=WEEKDAY(DATE([.A5];1;1))" office:value-type="float" office:value="7">
            <text:p>7</text:p>
          </table:table-cell>
          <table:table-cell table:style-name="Default" table:number-columns-repeated="2"/>
          <table:table-cell table:style-name="ce18" table:formula="of:=[.R5]-[.F5]" office:value-type="float" office:value="196">
            <text:p>196</text:p>
          </table:table-cell>
          <table:table-cell table:style-name="ce19" table:formula="of:=DATE([.A5];12;25)" office:value-type="date" office:date-value="2011-12-25">
            <text:p>25 Dec</text:p>
          </table:table-cell>
          <table:table-cell office:value-type="string">
            <text:p>e</text:p>
          </table:table-cell>
          <table:table-cell table:formula="of:=[.W5] &amp; &quot; (&quot; &amp; [.V5] &amp; &quot;)&quot;" office:value-type="string" office:string-value="II (b)">
            <text:p>II (b)</text:p>
          </table:table-cell>
          <table:table-cell office:value-type="string">
            <text:p>d</text:p>
          </table:table-cell>
          <table:table-cell office:value-type="string">
            <text:p>b</text:p>
          </table:table-cell>
          <table:table-cell office:value-type="string">
            <text:p>II</text:p>
          </table:table-cell>
          <table:table-cell table:formula="of:=[.X4]+1" office:value-type="float" office:value="4">
            <text:p>4</text:p>
          </table:table-cell>
          <table:table-cell table:number-columns-repeated="235"/>
        </table:table-row>
        <table:table-row table:style-name="ro2">
          <table:table-cell table:style-name="ce2" table:formula="of:=[Sheet2.A5]" office:value-type="float" office:value="2012">
            <text:p>2012</text:p>
          </table:table-cell>
          <table:table-cell table:style-name="ce7" table:formula="of:=[.D6]-63" office:value-type="date" office:date-value="2012-02-05">
            <text:p>5 Feb</text:p>
          </table:table-cell>
          <table:table-cell table:style-name="ce7" table:formula="of:=[.D6]-46" office:value-type="date" office:date-value="2012-02-22">
            <text:p>22 Feb</text:p>
          </table:table-cell>
          <table:table-cell table:style-name="ce7" table:formula="of:=[Sheet2.B5]" office:value-type="date" office:date-value="2012-04-08">
            <text:p>8 Apr</text:p>
          </table:table-cell>
          <table:table-cell table:style-name="ce7" table:formula="of:=[.D6]+39" office:value-type="date" office:date-value="2012-05-17">
            <text:p>17 May</text:p>
          </table:table-cell>
          <table:table-cell table:style-name="ce7" table:formula="of:=[.D6]+49" office:value-type="date" office:date-value="2012-05-27">
            <text:p>27 May</text:p>
          </table:table-cell>
          <table:table-cell table:style-name="ce12" table:formula="of:=INT(([.Q6]-1)/7)-4" office:value-type="float" office:value="26">
            <text:p>26</text:p>
          </table:table-cell>
          <table:table-cell table:style-name="ce7" table:formula="of:=[.F6]+[.G6]*7+7" office:value-type="date" office:date-value="2012-12-02">
            <text:p>2 Dec</text:p>
          </table:table-cell>
          <table:table-cell table:style-name="ce13" table:formula="of:=OFFSET([.$S$1];[.N6];0) &amp; IF([.M6];&quot; &quot; &amp; OFFSET([.$S$1];[.N6]+1;0);&quot;&quot;)" office:value-type="string" office:string-value="A g">
            <text:p>A g</text:p>
          </table:table-cell>
          <table:table-cell table:style-name="ce12" table:formula="of:=MOD([.A6];19)+1" office:value-type="float" office:value="18">
            <text:p>18</text:p>
          </table:table-cell>
          <table:table-cell table:style-name="ce12" table:formula="of:=OFFSET([.$T$1];[.J6];0)" office:value-type="string" office:string-value="VI (f)">
            <text:p>VI (f)</text:p>
          </table:table-cell>
          <table:table-cell/>
          <table:table-cell table:style-name="ce16" table:formula="of:=ORG.OPENOFFICE.ISLEAPYEAR([.D6])" office:value-type="float" office:value="1">
            <text:p>1</text:p>
          </table:table-cell>
          <table:table-cell table:style-name="ce16" table:formula="of:=WEEKDAY(DATE([.A6];1;1))" office:value-type="float" office:value="1">
            <text:p>1</text:p>
          </table:table-cell>
          <table:table-cell table:style-name="Default" table:number-columns-repeated="2"/>
          <table:table-cell table:style-name="ce18" table:formula="of:=[.R6]-[.F6]" office:value-type="float" office:value="212">
            <text:p>212</text:p>
          </table:table-cell>
          <table:table-cell table:style-name="ce19" table:formula="of:=DATE([.A6];12;25)" office:value-type="date" office:date-value="2012-12-25">
            <text:p>25 Dec</text:p>
          </table:table-cell>
          <table:table-cell office:value-type="string">
            <text:p>d</text:p>
          </table:table-cell>
          <table:table-cell table:formula="of:=[.W6] &amp; &quot; (&quot; &amp; [.V6] &amp; &quot;)&quot;" office:value-type="string" office:string-value="XIII (n)">
            <text:p>XIII (n)</text:p>
          </table:table-cell>
          <table:table-cell office:value-type="string">
            <text:p>e</text:p>
          </table:table-cell>
          <table:table-cell office:value-type="string">
            <text:p>n</text:p>
          </table:table-cell>
          <table:table-cell office:value-type="string">
            <text:p>XIII</text:p>
          </table:table-cell>
          <table:table-cell table:formula="of:=[.X5]+1" office:value-type="float" office:value="5">
            <text:p>5</text:p>
          </table:table-cell>
          <table:table-cell table:number-columns-repeated="235"/>
        </table:table-row>
        <table:table-row table:style-name="ro2">
          <table:table-cell table:style-name="ce3" table:formula="of:=[Sheet2.A6]" office:value-type="float" office:value="2013">
            <text:p>2013</text:p>
          </table:table-cell>
          <table:table-cell table:style-name="ce8" table:formula="of:=[.D7]-63" office:value-type="date" office:date-value="2013-01-27">
            <text:p>27 Jan</text:p>
          </table:table-cell>
          <table:table-cell table:style-name="ce8" table:formula="of:=[.D7]-46" office:value-type="date" office:date-value="2013-02-13">
            <text:p>13 Feb</text:p>
          </table:table-cell>
          <table:table-cell table:style-name="ce8" table:formula="of:=[Sheet2.B6]" office:value-type="date" office:date-value="2013-03-31">
            <text:p>31 Mar</text:p>
          </table:table-cell>
          <table:table-cell table:style-name="ce8" table:formula="of:=[.D7]+39" office:value-type="date" office:date-value="2013-05-09">
            <text:p>9 May</text:p>
          </table:table-cell>
          <table:table-cell table:style-name="ce8" table:formula="of:=[.D7]+49" office:value-type="date" office:date-value="2013-05-19">
            <text:p>19 May</text:p>
          </table:table-cell>
          <table:table-cell table:style-name="ce13" table:formula="of:=INT(([.Q7]-1)/7)-4" office:value-type="float" office:value="27">
            <text:p>27</text:p>
          </table:table-cell>
          <table:table-cell table:style-name="ce8" table:formula="of:=[.F7]+[.G7]*7+7" office:value-type="date" office:date-value="2013-12-01">
            <text:p>1 Dec</text:p>
          </table:table-cell>
          <table:table-cell table:style-name="ce13" table:formula="of:=OFFSET([.$S$1];[.N7];0) &amp; IF([.M7];&quot; &quot; &amp; OFFSET([.$S$1];[.N7]+1;0);&quot;&quot;)" office:value-type="string" office:string-value="f">
            <text:p>f</text:p>
          </table:table-cell>
          <table:table-cell table:style-name="ce13" table:formula="of:=MOD([.A7];19)+1" office:value-type="float" office:value="19">
            <text:p>19</text:p>
          </table:table-cell>
          <table:table-cell table:style-name="ce13" table:formula="of:=OFFSET([.$T$1];[.J7];0)" office:value-type="string" office:string-value="XVII (s)">
            <text:p>XVII (s)</text:p>
          </table:table-cell>
          <table:table-cell/>
          <table:table-cell table:style-name="ce16" table:formula="of:=ORG.OPENOFFICE.ISLEAPYEAR([.D7])" office:value-type="float" office:value="0">
            <text:p>0</text:p>
          </table:table-cell>
          <table:table-cell table:style-name="ce16" table:formula="of:=WEEKDAY(DATE([.A7];1;1))" office:value-type="float" office:value="3">
            <text:p>3</text:p>
          </table:table-cell>
          <table:table-cell table:style-name="Default" table:number-columns-repeated="2"/>
          <table:table-cell table:style-name="ce18" table:formula="of:=[.R7]-[.F7]" office:value-type="float" office:value="220">
            <text:p>220</text:p>
          </table:table-cell>
          <table:table-cell table:style-name="ce19" table:formula="of:=DATE([.A7];12;25)" office:value-type="date" office:date-value="2013-12-25">
            <text:p>25 Dec</text:p>
          </table:table-cell>
          <table:table-cell office:value-type="string">
            <text:p>c</text:p>
          </table:table-cell>
          <table:table-cell table:formula="of:=[.W7] &amp; &quot; (&quot; &amp; [.V7] &amp; &quot;)&quot;" office:value-type="string" office:string-value="XXIV (E)">
            <text:p>XXIV (E)</text:p>
          </table:table-cell>
          <table:table-cell office:value-type="string">
            <text:p>f</text:p>
          </table:table-cell>
          <table:table-cell office:value-type="string">
            <text:p>E</text:p>
          </table:table-cell>
          <table:table-cell office:value-type="string">
            <text:p>XXIV</text:p>
          </table:table-cell>
          <table:table-cell table:formula="of:=[.X6]+1" office:value-type="float" office:value="6">
            <text:p>6</text:p>
          </table:table-cell>
          <table:table-cell table:number-columns-repeated="235"/>
        </table:table-row>
        <table:table-row table:style-name="ro2">
          <table:table-cell table:style-name="ce3" table:formula="of:=[Sheet2.A7]" office:value-type="float" office:value="2014">
            <text:p>2014</text:p>
          </table:table-cell>
          <table:table-cell table:style-name="ce8" table:formula="of:=[.D8]-63" office:value-type="date" office:date-value="2014-02-16">
            <text:p>16 Feb</text:p>
          </table:table-cell>
          <table:table-cell table:style-name="ce8" table:formula="of:=[.D8]-46" office:value-type="date" office:date-value="2014-03-05">
            <text:p>5 Mar</text:p>
          </table:table-cell>
          <table:table-cell table:style-name="ce8" table:formula="of:=[Sheet2.B7]" office:value-type="date" office:date-value="2014-04-20">
            <text:p>20 Apr</text:p>
          </table:table-cell>
          <table:table-cell table:style-name="ce8" table:formula="of:=[.D8]+39" office:value-type="date" office:date-value="2014-05-29">
            <text:p>29 May</text:p>
          </table:table-cell>
          <table:table-cell table:style-name="ce8" table:formula="of:=[.D8]+49" office:value-type="date" office:date-value="2014-06-08">
            <text:p>8 Jun</text:p>
          </table:table-cell>
          <table:table-cell table:style-name="ce13" table:formula="of:=INT(([.Q8]-1)/7)-4" office:value-type="float" office:value="24">
            <text:p>24</text:p>
          </table:table-cell>
          <table:table-cell table:style-name="ce8" table:formula="of:=[.F8]+[.G8]*7+7" office:value-type="date" office:date-value="2014-11-30">
            <text:p>30 Nov</text:p>
          </table:table-cell>
          <table:table-cell table:style-name="ce13" table:formula="of:=OFFSET([.$S$1];[.N8];0) &amp; IF([.M8];&quot; &quot; &amp; OFFSET([.$S$1];[.N8]+1;0);&quot;&quot;)" office:value-type="string" office:string-value="e">
            <text:p>e</text:p>
          </table:table-cell>
          <table:table-cell table:style-name="ce13" table:formula="of:=MOD([.A8];19)+1" office:value-type="float" office:value="1">
            <text:p>1</text:p>
          </table:table-cell>
          <table:table-cell table:style-name="ce13" table:formula="of:=OFFSET([.$T$1];[.J8];0)" office:value-type="string" office:string-value="XXIX (N)">
            <text:p>XXIX (N)</text:p>
          </table:table-cell>
          <table:table-cell/>
          <table:table-cell table:style-name="ce16" table:formula="of:=ORG.OPENOFFICE.ISLEAPYEAR([.D8])" office:value-type="float" office:value="0">
            <text:p>0</text:p>
          </table:table-cell>
          <table:table-cell table:style-name="ce16" table:formula="of:=WEEKDAY(DATE([.A8];1;1))" office:value-type="float" office:value="4">
            <text:p>4</text:p>
          </table:table-cell>
          <table:table-cell table:style-name="Default" table:number-columns-repeated="2"/>
          <table:table-cell table:style-name="ce18" table:formula="of:=[.R8]-[.F8]" office:value-type="float" office:value="200">
            <text:p>200</text:p>
          </table:table-cell>
          <table:table-cell table:style-name="ce19" table:formula="of:=DATE([.A8];12;25)" office:value-type="date" office:date-value="2014-12-25">
            <text:p>25 Dec</text:p>
          </table:table-cell>
          <table:table-cell office:value-type="string">
            <text:p>b</text:p>
          </table:table-cell>
          <table:table-cell table:formula="of:=[.W8] &amp; &quot; (&quot; &amp; [.V8] &amp; &quot;)&quot;" office:value-type="string" office:string-value="V (e)">
            <text:p>V (e)</text:p>
          </table:table-cell>
          <table:table-cell office:value-type="string">
            <text:p>g</text:p>
          </table:table-cell>
          <table:table-cell office:value-type="string">
            <text:p>e</text:p>
          </table:table-cell>
          <table:table-cell office:value-type="string">
            <text:p>V</text:p>
          </table:table-cell>
          <table:table-cell table:formula="of:=[.X7]+1" office:value-type="float" office:value="7">
            <text:p>7</text:p>
          </table:table-cell>
          <table:table-cell table:number-columns-repeated="235"/>
        </table:table-row>
        <table:table-row table:style-name="ro2">
          <table:table-cell table:style-name="ce4" table:formula="of:=[Sheet2.A8]" office:value-type="float" office:value="2015">
            <text:p>2015</text:p>
          </table:table-cell>
          <table:table-cell table:style-name="ce9" table:formula="of:=[.D9]-63" office:value-type="date" office:date-value="2015-02-01">
            <text:p>1 Feb</text:p>
          </table:table-cell>
          <table:table-cell table:style-name="ce9" table:formula="of:=[.D9]-46" office:value-type="date" office:date-value="2015-02-18">
            <text:p>18 Feb</text:p>
          </table:table-cell>
          <table:table-cell table:style-name="ce9" table:formula="of:=[Sheet2.B8]" office:value-type="date" office:date-value="2015-04-05">
            <text:p>5 Apr</text:p>
          </table:table-cell>
          <table:table-cell table:style-name="ce9" table:formula="of:=[.D9]+39" office:value-type="date" office:date-value="2015-05-14">
            <text:p>14 May</text:p>
          </table:table-cell>
          <table:table-cell table:style-name="ce9" table:formula="of:=[.D9]+49" office:value-type="date" office:date-value="2015-05-24">
            <text:p>24 May</text:p>
          </table:table-cell>
          <table:table-cell table:style-name="ce14" table:formula="of:=INT(([.Q9]-1)/7)-4" office:value-type="float" office:value="26">
            <text:p>26</text:p>
          </table:table-cell>
          <table:table-cell table:style-name="ce9" table:formula="of:=[.F9]+[.G9]*7+7" office:value-type="date" office:date-value="2015-11-29">
            <text:p>29 Nov</text:p>
          </table:table-cell>
          <table:table-cell table:style-name="ce14" table:formula="of:=OFFSET([.$S$1];[.N9];0) &amp; IF([.M9];&quot; &quot; &amp; OFFSET([.$S$1];[.N9]+1;0);&quot;&quot;)" office:value-type="string" office:string-value="d">
            <text:p>d</text:p>
          </table:table-cell>
          <table:table-cell table:style-name="ce14" table:formula="of:=MOD([.A9];19)+1" office:value-type="float" office:value="2">
            <text:p>2</text:p>
          </table:table-cell>
          <table:table-cell table:style-name="ce14" table:formula="of:=OFFSET([.$T$1];[.J9];0)" office:value-type="string" office:string-value="X (k)">
            <text:p>X (k)</text:p>
          </table:table-cell>
          <table:table-cell/>
          <table:table-cell table:style-name="ce16" table:formula="of:=ORG.OPENOFFICE.ISLEAPYEAR([.D9])" office:value-type="float" office:value="0">
            <text:p>0</text:p>
          </table:table-cell>
          <table:table-cell table:style-name="ce16" table:formula="of:=WEEKDAY(DATE([.A9];1;1))" office:value-type="float" office:value="5">
            <text:p>5</text:p>
          </table:table-cell>
          <table:table-cell table:style-name="Default" table:number-columns-repeated="2"/>
          <table:table-cell table:style-name="ce18" table:formula="of:=[.R9]-[.F9]" office:value-type="float" office:value="215">
            <text:p>215</text:p>
          </table:table-cell>
          <table:table-cell table:style-name="ce19" table:formula="of:=DATE([.A9];12;25)" office:value-type="date" office:date-value="2015-12-25">
            <text:p>25 Dec</text:p>
          </table:table-cell>
          <table:table-cell office:value-type="string">
            <text:p>A</text:p>
          </table:table-cell>
          <table:table-cell table:formula="of:=[.W9] &amp; &quot; (&quot; &amp; [.V9] &amp; &quot;)&quot;" office:value-type="string" office:string-value="XVI (r)">
            <text:p>XVI (r)</text:p>
          </table:table-cell>
          <table:table-cell office:value-type="string">
            <text:p>h</text:p>
          </table:table-cell>
          <table:table-cell office:value-type="string">
            <text:p>r</text:p>
          </table:table-cell>
          <table:table-cell office:value-type="string">
            <text:p>XVI</text:p>
          </table:table-cell>
          <table:table-cell table:formula="of:=[.X8]+1" office:value-type="float" office:value="8">
            <text:p>8</text:p>
          </table:table-cell>
          <table:table-cell table:number-columns-repeated="235"/>
        </table:table-row>
        <table:table-row table:style-name="ro2">
          <table:table-cell table:style-name="ce2" table:formula="of:=[Sheet2.A9]" office:value-type="float" office:value="2016">
            <text:p>2016</text:p>
          </table:table-cell>
          <table:table-cell table:style-name="ce7" table:formula="of:=[.D10]-63" office:value-type="date" office:date-value="2016-01-24">
            <text:p>24 Jan</text:p>
          </table:table-cell>
          <table:table-cell table:style-name="ce7" table:formula="of:=[.D10]-46" office:value-type="date" office:date-value="2016-02-10">
            <text:p>10 Feb</text:p>
          </table:table-cell>
          <table:table-cell table:style-name="ce7" table:formula="of:=[Sheet2.B9]" office:value-type="date" office:date-value="2016-03-27">
            <text:p>27 Mar</text:p>
          </table:table-cell>
          <table:table-cell table:style-name="ce7" table:formula="of:=[.D10]+39" office:value-type="date" office:date-value="2016-05-05">
            <text:p>5 May</text:p>
          </table:table-cell>
          <table:table-cell table:style-name="ce7" table:formula="of:=[.D10]+49" office:value-type="date" office:date-value="2016-05-15">
            <text:p>15 May</text:p>
          </table:table-cell>
          <table:table-cell table:style-name="ce12" table:formula="of:=INT(([.Q10]-1)/7)-4" office:value-type="float" office:value="27">
            <text:p>27</text:p>
          </table:table-cell>
          <table:table-cell table:style-name="ce7" table:formula="of:=[.F10]+[.G10]*7+7" office:value-type="date" office:date-value="2016-11-27">
            <text:p>27 Nov</text:p>
          </table:table-cell>
          <table:table-cell table:style-name="ce13" table:formula="of:=OFFSET([.$S$1];[.N10];0) &amp; IF([.M10];&quot; &quot; &amp; OFFSET([.$S$1];[.N10]+1;0);&quot;&quot;)" office:value-type="string" office:string-value="c b">
            <text:p>c b</text:p>
          </table:table-cell>
          <table:table-cell table:style-name="ce12" table:formula="of:=MOD([.A10];19)+1" office:value-type="float" office:value="3">
            <text:p>3</text:p>
          </table:table-cell>
          <table:table-cell table:style-name="ce12" table:formula="of:=OFFSET([.$T$1];[.J10];0)" office:value-type="string" office:string-value="XXI (B)">
            <text:p>XXI (B)</text:p>
          </table:table-cell>
          <table:table-cell/>
          <table:table-cell table:style-name="ce16" table:formula="of:=ORG.OPENOFFICE.ISLEAPYEAR([.D10])" office:value-type="float" office:value="1">
            <text:p>1</text:p>
          </table:table-cell>
          <table:table-cell table:style-name="ce16" table:formula="of:=WEEKDAY(DATE([.A10];1;1))" office:value-type="float" office:value="6">
            <text:p>6</text:p>
          </table:table-cell>
          <table:table-cell table:style-name="Default" table:number-columns-repeated="2"/>
          <table:table-cell table:style-name="ce18" table:formula="of:=[.R10]-[.F10]" office:value-type="float" office:value="224">
            <text:p>224</text:p>
          </table:table-cell>
          <table:table-cell table:style-name="ce19" table:formula="of:=DATE([.A10];12;25)" office:value-type="date" office:date-value="2016-12-25">
            <text:p>25 Dec</text:p>
          </table:table-cell>
          <table:table-cell/>
          <table:table-cell table:formula="of:=[.W10] &amp; &quot; (&quot; &amp; [.V10] &amp; &quot;)&quot;" office:value-type="string" office:string-value="XXVII (H)">
            <text:p>XXVII (H)</text:p>
          </table:table-cell>
          <table:table-cell office:value-type="string">
            <text:p>i</text:p>
          </table:table-cell>
          <table:table-cell office:value-type="string">
            <text:p>H</text:p>
          </table:table-cell>
          <table:table-cell office:value-type="string">
            <text:p>XXVII</text:p>
          </table:table-cell>
          <table:table-cell table:formula="of:=[.X9]+1" office:value-type="float" office:value="9">
            <text:p>9</text:p>
          </table:table-cell>
          <table:table-cell table:number-columns-repeated="235"/>
        </table:table-row>
        <table:table-row table:style-name="ro2">
          <table:table-cell table:style-name="ce3" table:formula="of:=[Sheet2.A10]" office:value-type="float" office:value="2017">
            <text:p>2017</text:p>
          </table:table-cell>
          <table:table-cell table:style-name="ce8" table:formula="of:=[.D11]-63" office:value-type="date" office:date-value="2017-02-12">
            <text:p>12 Feb</text:p>
          </table:table-cell>
          <table:table-cell table:style-name="ce8" table:formula="of:=[.D11]-46" office:value-type="date" office:date-value="2017-03-01">
            <text:p>1 Mar</text:p>
          </table:table-cell>
          <table:table-cell table:style-name="ce8" table:formula="of:=[Sheet2.B10]" office:value-type="date" office:date-value="2017-04-16">
            <text:p>16 Apr</text:p>
          </table:table-cell>
          <table:table-cell table:style-name="ce8" table:formula="of:=[.D11]+39" office:value-type="date" office:date-value="2017-05-25">
            <text:p>25 May</text:p>
          </table:table-cell>
          <table:table-cell table:style-name="ce8" table:formula="of:=[.D11]+49" office:value-type="date" office:date-value="2017-06-04">
            <text:p>4 Jun</text:p>
          </table:table-cell>
          <table:table-cell table:style-name="ce13" table:formula="of:=INT(([.Q11]-1)/7)-4" office:value-type="float" office:value="25">
            <text:p>25</text:p>
          </table:table-cell>
          <table:table-cell table:style-name="ce8" table:formula="of:=[.F11]+[.G11]*7+7" office:value-type="date" office:date-value="2017-12-03">
            <text:p>3 Dec</text:p>
          </table:table-cell>
          <table:table-cell table:style-name="ce13" table:formula="of:=OFFSET([.$S$1];[.N11];0) &amp; IF([.M11];&quot; &quot; &amp; OFFSET([.$S$1];[.N11]+1;0);&quot;&quot;)" office:value-type="string" office:string-value="A">
            <text:p>A</text:p>
          </table:table-cell>
          <table:table-cell table:style-name="ce13" table:formula="of:=MOD([.A11];19)+1" office:value-type="float" office:value="4">
            <text:p>4</text:p>
          </table:table-cell>
          <table:table-cell table:style-name="ce13" table:formula="of:=OFFSET([.$T$1];[.J11];0)" office:value-type="string" office:string-value="II (b)">
            <text:p>II (b)</text:p>
          </table:table-cell>
          <table:table-cell/>
          <table:table-cell table:style-name="ce16" table:formula="of:=ORG.OPENOFFICE.ISLEAPYEAR([.D11])" office:value-type="float" office:value="0">
            <text:p>0</text:p>
          </table:table-cell>
          <table:table-cell table:style-name="ce16" table:formula="of:=WEEKDAY(DATE([.A11];1;1))" office:value-type="float" office:value="1">
            <text:p>1</text:p>
          </table:table-cell>
          <table:table-cell table:style-name="Default" table:number-columns-repeated="2"/>
          <table:table-cell table:style-name="ce18" table:formula="of:=[.R11]-[.F11]" office:value-type="float" office:value="204">
            <text:p>204</text:p>
          </table:table-cell>
          <table:table-cell table:style-name="ce19" table:formula="of:=DATE([.A11];12;25)" office:value-type="date" office:date-value="2017-12-25">
            <text:p>25 Dec</text:p>
          </table:table-cell>
          <table:table-cell/>
          <table:table-cell table:formula="of:=[.W11] &amp; &quot; (&quot; &amp; [.V11] &amp; &quot;)&quot;" office:value-type="string" office:string-value="VIII (h)">
            <text:p>VIII (h)</text:p>
          </table:table-cell>
          <table:table-cell office:value-type="string">
            <text:p>j</text:p>
          </table:table-cell>
          <table:table-cell office:value-type="string">
            <text:p>h</text:p>
          </table:table-cell>
          <table:table-cell office:value-type="string">
            <text:p>VIII</text:p>
          </table:table-cell>
          <table:table-cell table:formula="of:=[.X10]+1" office:value-type="float" office:value="10">
            <text:p>10</text:p>
          </table:table-cell>
          <table:table-cell table:number-columns-repeated="235"/>
        </table:table-row>
        <table:table-row table:style-name="ro2">
          <table:table-cell table:style-name="ce3" table:formula="of:=[Sheet2.A11]" office:value-type="float" office:value="2018">
            <text:p>2018</text:p>
          </table:table-cell>
          <table:table-cell table:style-name="ce8" table:formula="of:=[.D12]-63" office:value-type="date" office:date-value="2018-01-28">
            <text:p>28 Jan</text:p>
          </table:table-cell>
          <table:table-cell table:style-name="ce8" table:formula="of:=[.D12]-46" office:value-type="date" office:date-value="2018-02-14">
            <text:p>14 Feb</text:p>
          </table:table-cell>
          <table:table-cell table:style-name="ce8" table:formula="of:=[Sheet2.B11]" office:value-type="date" office:date-value="2018-04-01">
            <text:p>1 Apr</text:p>
          </table:table-cell>
          <table:table-cell table:style-name="ce8" table:formula="of:=[.D12]+39" office:value-type="date" office:date-value="2018-05-10">
            <text:p>10 May</text:p>
          </table:table-cell>
          <table:table-cell table:style-name="ce8" table:formula="of:=[.D12]+49" office:value-type="date" office:date-value="2018-05-20">
            <text:p>20 May</text:p>
          </table:table-cell>
          <table:table-cell table:style-name="ce13" table:formula="of:=INT(([.Q12]-1)/7)-4" office:value-type="float" office:value="27">
            <text:p>27</text:p>
          </table:table-cell>
          <table:table-cell table:style-name="ce8" table:formula="of:=[.F12]+[.G12]*7+7" office:value-type="date" office:date-value="2018-12-02">
            <text:p>2 Dec</text:p>
          </table:table-cell>
          <table:table-cell table:style-name="ce13" table:formula="of:=OFFSET([.$S$1];[.N12];0) &amp; IF([.M12];&quot; &quot; &amp; OFFSET([.$S$1];[.N12]+1;0);&quot;&quot;)" office:value-type="string" office:string-value="g">
            <text:p>g</text:p>
          </table:table-cell>
          <table:table-cell table:style-name="ce13" table:formula="of:=MOD([.A12];19)+1" office:value-type="float" office:value="5">
            <text:p>5</text:p>
          </table:table-cell>
          <table:table-cell table:style-name="ce13" table:formula="of:=OFFSET([.$T$1];[.J12];0)" office:value-type="string" office:string-value="XIII (n)">
            <text:p>XIII (n)</text:p>
          </table:table-cell>
          <table:table-cell/>
          <table:table-cell table:style-name="ce16" table:formula="of:=ORG.OPENOFFICE.ISLEAPYEAR([.D12])" office:value-type="float" office:value="0">
            <text:p>0</text:p>
          </table:table-cell>
          <table:table-cell table:style-name="ce16" table:formula="of:=WEEKDAY(DATE([.A12];1;1))" office:value-type="float" office:value="2">
            <text:p>2</text:p>
          </table:table-cell>
          <table:table-cell table:style-name="Default" table:number-columns-repeated="2"/>
          <table:table-cell table:style-name="ce18" table:formula="of:=[.R12]-[.F12]" office:value-type="float" office:value="219">
            <text:p>219</text:p>
          </table:table-cell>
          <table:table-cell table:style-name="ce19" table:formula="of:=DATE([.A12];12;25)" office:value-type="date" office:date-value="2018-12-25">
            <text:p>25 Dec</text:p>
          </table:table-cell>
          <table:table-cell/>
          <table:table-cell table:formula="of:=[.W12] &amp; &quot; (&quot; &amp; [.V12] &amp; &quot;)&quot;" office:value-type="string" office:string-value="XIX (u)">
            <text:p>XIX (u)</text:p>
          </table:table-cell>
          <table:table-cell office:value-type="string">
            <text:p>k</text:p>
          </table:table-cell>
          <table:table-cell office:value-type="string">
            <text:p>u</text:p>
          </table:table-cell>
          <table:table-cell office:value-type="string">
            <text:p>XIX</text:p>
          </table:table-cell>
          <table:table-cell table:formula="of:=[.X11]+1" office:value-type="float" office:value="11">
            <text:p>11</text:p>
          </table:table-cell>
          <table:table-cell table:number-columns-repeated="235"/>
        </table:table-row>
        <table:table-row table:style-name="ro2">
          <table:table-cell table:style-name="ce4" table:formula="of:=[Sheet2.A12]" office:value-type="float" office:value="2019">
            <text:p>2019</text:p>
          </table:table-cell>
          <table:table-cell table:style-name="ce9" table:formula="of:=[.D13]-63" office:value-type="date" office:date-value="2019-02-17">
            <text:p>17 Feb</text:p>
          </table:table-cell>
          <table:table-cell table:style-name="ce9" table:formula="of:=[.D13]-46" office:value-type="date" office:date-value="2019-03-06">
            <text:p>6 Mar</text:p>
          </table:table-cell>
          <table:table-cell table:style-name="ce9" table:formula="of:=[Sheet2.B12]" office:value-type="date" office:date-value="2019-04-21">
            <text:p>21 Apr</text:p>
          </table:table-cell>
          <table:table-cell table:style-name="ce9" table:formula="of:=[.D13]+39" office:value-type="date" office:date-value="2019-05-30">
            <text:p>30 May</text:p>
          </table:table-cell>
          <table:table-cell table:style-name="ce9" table:formula="of:=[.D13]+49" office:value-type="date" office:date-value="2019-06-09">
            <text:p>9 Jun</text:p>
          </table:table-cell>
          <table:table-cell table:style-name="ce14" table:formula="of:=INT(([.Q13]-1)/7)-4" office:value-type="float" office:value="24">
            <text:p>24</text:p>
          </table:table-cell>
          <table:table-cell table:style-name="ce9" table:formula="of:=[.F13]+[.G13]*7+7" office:value-type="date" office:date-value="2019-12-01">
            <text:p>1 Dec</text:p>
          </table:table-cell>
          <table:table-cell table:style-name="ce14" table:formula="of:=OFFSET([.$S$1];[.N13];0) &amp; IF([.M13];&quot; &quot; &amp; OFFSET([.$S$1];[.N13]+1;0);&quot;&quot;)" office:value-type="string" office:string-value="f">
            <text:p>f</text:p>
          </table:table-cell>
          <table:table-cell table:style-name="ce14" table:formula="of:=MOD([.A13];19)+1" office:value-type="float" office:value="6">
            <text:p>6</text:p>
          </table:table-cell>
          <table:table-cell table:style-name="ce14" table:formula="of:=OFFSET([.$T$1];[.J13];0)" office:value-type="string" office:string-value="XXIV (E)">
            <text:p>XXIV (E)</text:p>
          </table:table-cell>
          <table:table-cell/>
          <table:table-cell table:style-name="ce16" table:formula="of:=ORG.OPENOFFICE.ISLEAPYEAR([.D13])" office:value-type="float" office:value="0">
            <text:p>0</text:p>
          </table:table-cell>
          <table:table-cell table:style-name="ce16" table:formula="of:=WEEKDAY(DATE([.A13];1;1))" office:value-type="float" office:value="3">
            <text:p>3</text:p>
          </table:table-cell>
          <table:table-cell table:style-name="Default" table:number-columns-repeated="2"/>
          <table:table-cell table:style-name="ce18" table:formula="of:=[.R13]-[.F13]" office:value-type="float" office:value="199">
            <text:p>199</text:p>
          </table:table-cell>
          <table:table-cell table:style-name="ce19" table:formula="of:=DATE([.A13];12;25)" office:value-type="date" office:date-value="2019-12-25">
            <text:p>25 Dec</text:p>
          </table:table-cell>
          <table:table-cell/>
          <table:table-cell table:formula="of:=[.W13] &amp; &quot; (&quot; &amp; [.V13] &amp; &quot;)&quot;" office:value-type="string" office:string-value="* (P)">
            <text:p>* (P)</text:p>
          </table:table-cell>
          <table:table-cell office:value-type="string">
            <text:p>l</text:p>
          </table:table-cell>
          <table:table-cell office:value-type="string">
            <text:p>P</text:p>
          </table:table-cell>
          <table:table-cell office:value-type="string">
            <text:p>*</text:p>
          </table:table-cell>
          <table:table-cell table:formula="of:=[.X12]+1" office:value-type="float" office:value="12">
            <text:p>12</text:p>
          </table:table-cell>
          <table:table-cell table:number-columns-repeated="235"/>
        </table:table-row>
        <table:table-row table:style-name="ro2">
          <table:table-cell table:style-name="ce2" table:formula="of:=[Sheet2.A13]" office:value-type="float" office:value="2020">
            <text:p>2020</text:p>
          </table:table-cell>
          <table:table-cell table:style-name="ce7" table:formula="of:=[.D14]-63" office:value-type="date" office:date-value="2020-02-09">
            <text:p>9 Feb</text:p>
          </table:table-cell>
          <table:table-cell table:style-name="ce7" table:formula="of:=[.D14]-46" office:value-type="date" office:date-value="2020-02-26">
            <text:p>26 Feb</text:p>
          </table:table-cell>
          <table:table-cell table:style-name="ce7" table:formula="of:=[Sheet2.B13]" office:value-type="date" office:date-value="2020-04-12">
            <text:p>12 Apr</text:p>
          </table:table-cell>
          <table:table-cell table:style-name="ce7" table:formula="of:=[.D14]+39" office:value-type="date" office:date-value="2020-05-21">
            <text:p>21 May</text:p>
          </table:table-cell>
          <table:table-cell table:style-name="ce7" table:formula="of:=[.D14]+49" office:value-type="date" office:date-value="2020-05-31">
            <text:p>31 May</text:p>
          </table:table-cell>
          <table:table-cell table:style-name="ce12" table:formula="of:=INT(([.Q14]-1)/7)-4" office:value-type="float" office:value="25">
            <text:p>25</text:p>
          </table:table-cell>
          <table:table-cell table:style-name="ce7" table:formula="of:=[.F14]+[.G14]*7+7" office:value-type="date" office:date-value="2020-11-29">
            <text:p>29 Nov</text:p>
          </table:table-cell>
          <table:table-cell table:style-name="ce13" table:formula="of:=OFFSET([.$S$1];[.N14];0) &amp; IF([.M14];&quot; &quot; &amp; OFFSET([.$S$1];[.N14]+1;0);&quot;&quot;)" office:value-type="string" office:string-value="e d">
            <text:p>e d</text:p>
          </table:table-cell>
          <table:table-cell table:style-name="ce12" table:formula="of:=MOD([.A14];19)+1" office:value-type="float" office:value="7">
            <text:p>7</text:p>
          </table:table-cell>
          <table:table-cell table:style-name="ce12" table:formula="of:=OFFSET([.$T$1];[.J14];0)" office:value-type="string" office:string-value="V (e)">
            <text:p>V (e)</text:p>
          </table:table-cell>
          <table:table-cell/>
          <table:table-cell table:style-name="ce16" table:formula="of:=ORG.OPENOFFICE.ISLEAPYEAR([.D14])" office:value-type="float" office:value="1">
            <text:p>1</text:p>
          </table:table-cell>
          <table:table-cell table:style-name="ce16" table:formula="of:=WEEKDAY(DATE([.A14];1;1))" office:value-type="float" office:value="4">
            <text:p>4</text:p>
          </table:table-cell>
          <table:table-cell table:style-name="Default" table:number-columns-repeated="2"/>
          <table:table-cell table:style-name="ce18" table:formula="of:=[.R14]-[.F14]" office:value-type="float" office:value="208">
            <text:p>208</text:p>
          </table:table-cell>
          <table:table-cell table:style-name="ce19" table:formula="of:=DATE([.A14];12;25)" office:value-type="date" office:date-value="2020-12-25">
            <text:p>25 Dec</text:p>
          </table:table-cell>
          <table:table-cell/>
          <table:table-cell table:formula="of:=[.W14] &amp; &quot; (&quot; &amp; [.V14] &amp; &quot;)&quot;" office:value-type="string" office:string-value="XI (l)">
            <text:p>XI (l)</text:p>
          </table:table-cell>
          <table:table-cell office:value-type="string">
            <text:p>m</text:p>
          </table:table-cell>
          <table:table-cell office:value-type="string">
            <text:p>l</text:p>
          </table:table-cell>
          <table:table-cell office:value-type="string">
            <text:p>XI</text:p>
          </table:table-cell>
          <table:table-cell table:formula="of:=[.X13]+1" office:value-type="float" office:value="13">
            <text:p>13</text:p>
          </table:table-cell>
          <table:table-cell table:number-columns-repeated="235"/>
        </table:table-row>
        <table:table-row table:style-name="ro2">
          <table:table-cell table:style-name="ce3" table:formula="of:=[Sheet2.A14]" office:value-type="float" office:value="2021">
            <text:p>2021</text:p>
          </table:table-cell>
          <table:table-cell table:style-name="ce8" table:formula="of:=[.D15]-63" office:value-type="date" office:date-value="2021-01-31">
            <text:p>31 Jan</text:p>
          </table:table-cell>
          <table:table-cell table:style-name="ce8" table:formula="of:=[.D15]-46" office:value-type="date" office:date-value="2021-02-17">
            <text:p>17 Feb</text:p>
          </table:table-cell>
          <table:table-cell table:style-name="ce8" table:formula="of:=[Sheet2.B14]" office:value-type="date" office:date-value="2021-04-04">
            <text:p>4 Apr</text:p>
          </table:table-cell>
          <table:table-cell table:style-name="ce8" table:formula="of:=[.D15]+39" office:value-type="date" office:date-value="2021-05-13">
            <text:p>13 May</text:p>
          </table:table-cell>
          <table:table-cell table:style-name="ce8" table:formula="of:=[.D15]+49" office:value-type="date" office:date-value="2021-05-23">
            <text:p>23 May</text:p>
          </table:table-cell>
          <table:table-cell table:style-name="ce13" table:formula="of:=INT(([.Q15]-1)/7)-4" office:value-type="float" office:value="26">
            <text:p>26</text:p>
          </table:table-cell>
          <table:table-cell table:style-name="ce8" table:formula="of:=[.F15]+[.G15]*7+7" office:value-type="date" office:date-value="2021-11-28">
            <text:p>28 Nov</text:p>
          </table:table-cell>
          <table:table-cell table:style-name="ce13" table:formula="of:=OFFSET([.$S$1];[.N15];0) &amp; IF([.M15];&quot; &quot; &amp; OFFSET([.$S$1];[.N15]+1;0);&quot;&quot;)" office:value-type="string" office:string-value="c">
            <text:p>c</text:p>
          </table:table-cell>
          <table:table-cell table:style-name="ce13" table:formula="of:=MOD([.A15];19)+1" office:value-type="float" office:value="8">
            <text:p>8</text:p>
          </table:table-cell>
          <table:table-cell table:style-name="ce13" table:formula="of:=OFFSET([.$T$1];[.J15];0)" office:value-type="string" office:string-value="XVI (r)">
            <text:p>XVI (r)</text:p>
          </table:table-cell>
          <table:table-cell/>
          <table:table-cell table:style-name="ce16" table:formula="of:=ORG.OPENOFFICE.ISLEAPYEAR([.D15])" office:value-type="float" office:value="0">
            <text:p>0</text:p>
          </table:table-cell>
          <table:table-cell table:style-name="ce16" table:formula="of:=WEEKDAY(DATE([.A15];1;1))" office:value-type="float" office:value="6">
            <text:p>6</text:p>
          </table:table-cell>
          <table:table-cell table:style-name="Default" table:number-columns-repeated="2"/>
          <table:table-cell table:style-name="ce18" table:formula="of:=[.R15]-[.F15]" office:value-type="float" office:value="216">
            <text:p>216</text:p>
          </table:table-cell>
          <table:table-cell table:style-name="ce19" table:formula="of:=DATE([.A15];12;25)" office:value-type="date" office:date-value="2021-12-25">
            <text:p>25 Dec</text:p>
          </table:table-cell>
          <table:table-cell/>
          <table:table-cell table:formula="of:=[.W15] &amp; &quot; (&quot; &amp; [.V15] &amp; &quot;)&quot;" office:value-type="string" office:string-value="XXII (C)">
            <text:p>XXII (C)</text:p>
          </table:table-cell>
          <table:table-cell office:value-type="string">
            <text:p>n</text:p>
          </table:table-cell>
          <table:table-cell office:value-type="string">
            <text:p>C</text:p>
          </table:table-cell>
          <table:table-cell office:value-type="string">
            <text:p>XXII</text:p>
          </table:table-cell>
          <table:table-cell table:formula="of:=[.X14]+1" office:value-type="float" office:value="14">
            <text:p>14</text:p>
          </table:table-cell>
          <table:table-cell table:number-columns-repeated="235"/>
        </table:table-row>
        <table:table-row table:style-name="ro2">
          <table:table-cell table:style-name="ce3" table:formula="of:=[Sheet2.A15]" office:value-type="float" office:value="2022">
            <text:p>2022</text:p>
          </table:table-cell>
          <table:table-cell table:style-name="ce8" table:formula="of:=[.D16]-63" office:value-type="date" office:date-value="2022-02-13">
            <text:p>13 Feb</text:p>
          </table:table-cell>
          <table:table-cell table:style-name="ce8" table:formula="of:=[.D16]-46" office:value-type="date" office:date-value="2022-03-02">
            <text:p>2 Mar</text:p>
          </table:table-cell>
          <table:table-cell table:style-name="ce8" table:formula="of:=[Sheet2.B15]" office:value-type="date" office:date-value="2022-04-17">
            <text:p>17 Apr</text:p>
          </table:table-cell>
          <table:table-cell table:style-name="ce8" table:formula="of:=[.D16]+39" office:value-type="date" office:date-value="2022-05-26">
            <text:p>26 May</text:p>
          </table:table-cell>
          <table:table-cell table:style-name="ce8" table:formula="of:=[.D16]+49" office:value-type="date" office:date-value="2022-06-05">
            <text:p>5 Jun</text:p>
          </table:table-cell>
          <table:table-cell table:style-name="ce13" table:formula="of:=INT(([.Q16]-1)/7)-4" office:value-type="float" office:value="24">
            <text:p>24</text:p>
          </table:table-cell>
          <table:table-cell table:style-name="ce8" table:formula="of:=[.F16]+[.G16]*7+7" office:value-type="date" office:date-value="2022-11-27">
            <text:p>27 Nov</text:p>
          </table:table-cell>
          <table:table-cell table:style-name="ce13" table:formula="of:=OFFSET([.$S$1];[.N16];0) &amp; IF([.M16];&quot; &quot; &amp; OFFSET([.$S$1];[.N16]+1;0);&quot;&quot;)" office:value-type="string" office:string-value="b">
            <text:p>b</text:p>
          </table:table-cell>
          <table:table-cell table:style-name="ce13" table:formula="of:=MOD([.A16];19)+1" office:value-type="float" office:value="9">
            <text:p>9</text:p>
          </table:table-cell>
          <table:table-cell table:style-name="ce13" table:formula="of:=OFFSET([.$T$1];[.J16];0)" office:value-type="string" office:string-value="XXVII (H)">
            <text:p>XXVII (H)</text:p>
          </table:table-cell>
          <table:table-cell/>
          <table:table-cell table:style-name="ce16" table:formula="of:=ORG.OPENOFFICE.ISLEAPYEAR([.D16])" office:value-type="float" office:value="0">
            <text:p>0</text:p>
          </table:table-cell>
          <table:table-cell table:style-name="ce16" table:formula="of:=WEEKDAY(DATE([.A16];1;1))" office:value-type="float" office:value="7">
            <text:p>7</text:p>
          </table:table-cell>
          <table:table-cell table:style-name="Default" table:number-columns-repeated="2"/>
          <table:table-cell table:style-name="ce18" table:formula="of:=[.R16]-[.F16]" office:value-type="float" office:value="203">
            <text:p>203</text:p>
          </table:table-cell>
          <table:table-cell table:style-name="ce19" table:formula="of:=DATE([.A16];12;25)" office:value-type="date" office:date-value="2022-12-25">
            <text:p>25 Dec</text:p>
          </table:table-cell>
          <table:table-cell/>
          <table:table-cell table:formula="of:=[.W16] &amp; &quot; (&quot; &amp; [.V16] &amp; &quot;)&quot;" office:value-type="string" office:string-value="III (c)">
            <text:p>III (c)</text:p>
          </table:table-cell>
          <table:table-cell office:value-type="string">
            <text:p>o</text:p>
          </table:table-cell>
          <table:table-cell office:value-type="string">
            <text:p>c</text:p>
          </table:table-cell>
          <table:table-cell office:value-type="string">
            <text:p>III</text:p>
          </table:table-cell>
          <table:table-cell table:formula="of:=[.X15]+1" office:value-type="float" office:value="15">
            <text:p>15</text:p>
          </table:table-cell>
          <table:table-cell table:number-columns-repeated="235"/>
        </table:table-row>
        <table:table-row table:style-name="ro2">
          <table:table-cell table:style-name="ce4" table:formula="of:=[Sheet2.A16]" office:value-type="float" office:value="2023">
            <text:p>2023</text:p>
          </table:table-cell>
          <table:table-cell table:style-name="ce9" table:formula="of:=[.D17]-63" office:value-type="date" office:date-value="2023-02-05">
            <text:p>5 Feb</text:p>
          </table:table-cell>
          <table:table-cell table:style-name="ce9" table:formula="of:=[.D17]-46" office:value-type="date" office:date-value="2023-02-22">
            <text:p>22 Feb</text:p>
          </table:table-cell>
          <table:table-cell table:style-name="ce9" table:formula="of:=[Sheet2.B16]" office:value-type="date" office:date-value="2023-04-09">
            <text:p>9 Apr</text:p>
          </table:table-cell>
          <table:table-cell table:style-name="ce9" table:formula="of:=[.D17]+39" office:value-type="date" office:date-value="2023-05-18">
            <text:p>18 May</text:p>
          </table:table-cell>
          <table:table-cell table:style-name="ce9" table:formula="of:=[.D17]+49" office:value-type="date" office:date-value="2023-05-28">
            <text:p>28 May</text:p>
          </table:table-cell>
          <table:table-cell table:style-name="ce14" table:formula="of:=INT(([.Q17]-1)/7)-4" office:value-type="float" office:value="26">
            <text:p>26</text:p>
          </table:table-cell>
          <table:table-cell table:style-name="ce9" table:formula="of:=[.F17]+[.G17]*7+7" office:value-type="date" office:date-value="2023-12-03">
            <text:p>3 Dec</text:p>
          </table:table-cell>
          <table:table-cell table:style-name="ce14" table:formula="of:=OFFSET([.$S$1];[.N17];0) &amp; IF([.M17];&quot; &quot; &amp; OFFSET([.$S$1];[.N17]+1;0);&quot;&quot;)" office:value-type="string" office:string-value="A">
            <text:p>A</text:p>
          </table:table-cell>
          <table:table-cell table:style-name="ce14" table:formula="of:=MOD([.A17];19)+1" office:value-type="float" office:value="10">
            <text:p>10</text:p>
          </table:table-cell>
          <table:table-cell table:style-name="ce14" table:formula="of:=OFFSET([.$T$1];[.J17];0)" office:value-type="string" office:string-value="VIII (h)">
            <text:p>VIII (h)</text:p>
          </table:table-cell>
          <table:table-cell/>
          <table:table-cell table:style-name="ce16" table:formula="of:=ORG.OPENOFFICE.ISLEAPYEAR([.D17])" office:value-type="float" office:value="0">
            <text:p>0</text:p>
          </table:table-cell>
          <table:table-cell table:style-name="ce16" table:formula="of:=WEEKDAY(DATE([.A17];1;1))" office:value-type="float" office:value="1">
            <text:p>1</text:p>
          </table:table-cell>
          <table:table-cell table:style-name="Default" table:number-columns-repeated="2"/>
          <table:table-cell table:style-name="ce18" table:formula="of:=[.R17]-[.F17]" office:value-type="float" office:value="211">
            <text:p>211</text:p>
          </table:table-cell>
          <table:table-cell table:style-name="ce19" table:formula="of:=DATE([.A17];12;25)" office:value-type="date" office:date-value="2023-12-25">
            <text:p>25 Dec</text:p>
          </table:table-cell>
          <table:table-cell/>
          <table:table-cell table:formula="of:=[.W17] &amp; &quot; (&quot; &amp; [.V17] &amp; &quot;)&quot;" office:value-type="string" office:string-value="XIV (p)">
            <text:p>XIV (p)</text:p>
          </table:table-cell>
          <table:table-cell table:number-columns-repeated="2" office:value-type="string">
            <text:p>p</text:p>
          </table:table-cell>
          <table:table-cell office:value-type="string">
            <text:p>XIV</text:p>
          </table:table-cell>
          <table:table-cell table:formula="of:=[.X16]+1" office:value-type="float" office:value="16">
            <text:p>16</text:p>
          </table:table-cell>
          <table:table-cell table:number-columns-repeated="235"/>
        </table:table-row>
        <table:table-row table:style-name="ro2">
          <table:table-cell table:style-name="ce2" table:formula="of:=[Sheet2.A17]" office:value-type="float" office:value="2024">
            <text:p>2024</text:p>
          </table:table-cell>
          <table:table-cell table:style-name="ce7" table:formula="of:=[.D18]-63" office:value-type="date" office:date-value="2024-01-28">
            <text:p>28 Jan</text:p>
          </table:table-cell>
          <table:table-cell table:style-name="ce7" table:formula="of:=[.D18]-46" office:value-type="date" office:date-value="2024-02-14">
            <text:p>14 Feb</text:p>
          </table:table-cell>
          <table:table-cell table:style-name="ce7" table:formula="of:=[Sheet2.B17]" office:value-type="date" office:date-value="2024-03-31">
            <text:p>31 Mar</text:p>
          </table:table-cell>
          <table:table-cell table:style-name="ce7" table:formula="of:=[.D18]+39" office:value-type="date" office:date-value="2024-05-09">
            <text:p>9 May</text:p>
          </table:table-cell>
          <table:table-cell table:style-name="ce7" table:formula="of:=[.D18]+49" office:value-type="date" office:date-value="2024-05-19">
            <text:p>19 May</text:p>
          </table:table-cell>
          <table:table-cell table:style-name="ce12" table:formula="of:=INT(([.Q18]-1)/7)-4" office:value-type="float" office:value="27">
            <text:p>27</text:p>
          </table:table-cell>
          <table:table-cell table:style-name="ce7" table:formula="of:=[.F18]+[.G18]*7+7" office:value-type="date" office:date-value="2024-12-01">
            <text:p>1 Dec</text:p>
          </table:table-cell>
          <table:table-cell table:style-name="ce13" table:formula="of:=OFFSET([.$S$1];[.N18];0) &amp; IF([.M18];&quot; &quot; &amp; OFFSET([.$S$1];[.N18]+1;0);&quot;&quot;)" office:value-type="string" office:string-value="g f">
            <text:p>g f</text:p>
          </table:table-cell>
          <table:table-cell table:style-name="ce12" table:formula="of:=MOD([.A18];19)+1" office:value-type="float" office:value="11">
            <text:p>11</text:p>
          </table:table-cell>
          <table:table-cell table:style-name="ce12" table:formula="of:=OFFSET([.$T$1];[.J18];0)" office:value-type="string" office:string-value="XIX (u)">
            <text:p>XIX (u)</text:p>
          </table:table-cell>
          <table:table-cell/>
          <table:table-cell table:style-name="ce16" table:formula="of:=ORG.OPENOFFICE.ISLEAPYEAR([.D18])" office:value-type="float" office:value="1">
            <text:p>1</text:p>
          </table:table-cell>
          <table:table-cell table:style-name="ce16" table:formula="of:=WEEKDAY(DATE([.A18];1;1))" office:value-type="float" office:value="2">
            <text:p>2</text:p>
          </table:table-cell>
          <table:table-cell table:style-name="Default" table:number-columns-repeated="2"/>
          <table:table-cell table:style-name="ce18" table:formula="of:=[.R18]-[.F18]" office:value-type="float" office:value="220">
            <text:p>220</text:p>
          </table:table-cell>
          <table:table-cell table:style-name="ce19" table:formula="of:=DATE([.A18];12;25)" office:value-type="date" office:date-value="2024-12-25">
            <text:p>25 Dec</text:p>
          </table:table-cell>
          <table:table-cell/>
          <table:table-cell table:formula="of:=[.W18] &amp; &quot; (&quot; &amp; [.V18] &amp; &quot;)&quot;" office:value-type="string" office:string-value="25 (F)">
            <text:p>25 (F)</text:p>
          </table:table-cell>
          <table:table-cell office:value-type="string">
            <text:p>q</text:p>
          </table:table-cell>
          <table:table-cell office:value-type="string">
            <text:p>F</text:p>
          </table:table-cell>
          <table:table-cell office:value-type="float" office:value="25">
            <text:p>25</text:p>
          </table:table-cell>
          <table:table-cell table:formula="of:=[.X17]+1" office:value-type="float" office:value="17">
            <text:p>17</text:p>
          </table:table-cell>
          <table:table-cell table:number-columns-repeated="235"/>
        </table:table-row>
        <table:table-row table:style-name="ro2">
          <table:table-cell table:style-name="ce3" table:formula="of:=[Sheet2.A18]" office:value-type="float" office:value="2025">
            <text:p>2025</text:p>
          </table:table-cell>
          <table:table-cell table:style-name="ce8" table:formula="of:=[.D19]-63" office:value-type="date" office:date-value="2025-02-16">
            <text:p>16 Feb</text:p>
          </table:table-cell>
          <table:table-cell table:style-name="ce8" table:formula="of:=[.D19]-46" office:value-type="date" office:date-value="2025-03-05">
            <text:p>5 Mar</text:p>
          </table:table-cell>
          <table:table-cell table:style-name="ce8" table:formula="of:=[Sheet2.B18]" office:value-type="date" office:date-value="2025-04-20">
            <text:p>20 Apr</text:p>
          </table:table-cell>
          <table:table-cell table:style-name="ce8" table:formula="of:=[.D19]+39" office:value-type="date" office:date-value="2025-05-29">
            <text:p>29 May</text:p>
          </table:table-cell>
          <table:table-cell table:style-name="ce8" table:formula="of:=[.D19]+49" office:value-type="date" office:date-value="2025-06-08">
            <text:p>8 Jun</text:p>
          </table:table-cell>
          <table:table-cell table:style-name="ce13" table:formula="of:=INT(([.Q19]-1)/7)-4" office:value-type="float" office:value="24">
            <text:p>24</text:p>
          </table:table-cell>
          <table:table-cell table:style-name="ce8" table:formula="of:=[.F19]+[.G19]*7+7" office:value-type="date" office:date-value="2025-11-30">
            <text:p>30 Nov</text:p>
          </table:table-cell>
          <table:table-cell table:style-name="ce13" table:formula="of:=OFFSET([.$S$1];[.N19];0) &amp; IF([.M19];&quot; &quot; &amp; OFFSET([.$S$1];[.N19]+1;0);&quot;&quot;)" office:value-type="string" office:string-value="e">
            <text:p>e</text:p>
          </table:table-cell>
          <table:table-cell table:style-name="ce13" table:formula="of:=MOD([.A19];19)+1" office:value-type="float" office:value="12">
            <text:p>12</text:p>
          </table:table-cell>
          <table:table-cell table:style-name="ce13" table:formula="of:=OFFSET([.$T$1];[.J19];0)" office:value-type="string" office:string-value="* (P)">
            <text:p>* (P)</text:p>
          </table:table-cell>
          <table:table-cell/>
          <table:table-cell table:style-name="ce16" table:formula="of:=ORG.OPENOFFICE.ISLEAPYEAR([.D19])" office:value-type="float" office:value="0">
            <text:p>0</text:p>
          </table:table-cell>
          <table:table-cell table:style-name="ce16" table:formula="of:=WEEKDAY(DATE([.A19];1;1))" office:value-type="float" office:value="4">
            <text:p>4</text:p>
          </table:table-cell>
          <table:table-cell table:style-name="Default" table:number-columns-repeated="2"/>
          <table:table-cell table:style-name="ce18" table:formula="of:=[.R19]-[.F19]" office:value-type="float" office:value="200">
            <text:p>200</text:p>
          </table:table-cell>
          <table:table-cell table:style-name="ce19" table:formula="of:=DATE([.A19];12;25)" office:value-type="date" office:date-value="2025-12-25">
            <text:p>25 Dec</text:p>
          </table:table-cell>
          <table:table-cell/>
          <table:table-cell table:formula="of:=[.W19] &amp; &quot; (&quot; &amp; [.V19] &amp; &quot;)&quot;" office:value-type="string" office:string-value="VI (f)">
            <text:p>VI (f)</text:p>
          </table:table-cell>
          <table:table-cell office:value-type="string">
            <text:p>r</text:p>
          </table:table-cell>
          <table:table-cell office:value-type="string">
            <text:p>f</text:p>
          </table:table-cell>
          <table:table-cell office:value-type="string">
            <text:p>VI</text:p>
          </table:table-cell>
          <table:table-cell table:formula="of:=[.X18]+1" office:value-type="float" office:value="18">
            <text:p>18</text:p>
          </table:table-cell>
          <table:table-cell table:number-columns-repeated="235"/>
        </table:table-row>
        <table:table-row table:style-name="ro2">
          <table:table-cell table:style-name="ce3" table:formula="of:=[Sheet2.A19]" office:value-type="float" office:value="2026">
            <text:p>2026</text:p>
          </table:table-cell>
          <table:table-cell table:style-name="ce8" table:formula="of:=[.D20]-63" office:value-type="date" office:date-value="2026-02-01">
            <text:p>1 Feb</text:p>
          </table:table-cell>
          <table:table-cell table:style-name="ce8" table:formula="of:=[.D20]-46" office:value-type="date" office:date-value="2026-02-18">
            <text:p>18 Feb</text:p>
          </table:table-cell>
          <table:table-cell table:style-name="ce8" table:formula="of:=[Sheet2.B19]" office:value-type="date" office:date-value="2026-04-05">
            <text:p>5 Apr</text:p>
          </table:table-cell>
          <table:table-cell table:style-name="ce8" table:formula="of:=[.D20]+39" office:value-type="date" office:date-value="2026-05-14">
            <text:p>14 May</text:p>
          </table:table-cell>
          <table:table-cell table:style-name="ce8" table:formula="of:=[.D20]+49" office:value-type="date" office:date-value="2026-05-24">
            <text:p>24 May</text:p>
          </table:table-cell>
          <table:table-cell table:style-name="ce13" table:formula="of:=INT(([.Q20]-1)/7)-4" office:value-type="float" office:value="26">
            <text:p>26</text:p>
          </table:table-cell>
          <table:table-cell table:style-name="ce8" table:formula="of:=[.F20]+[.G20]*7+7" office:value-type="date" office:date-value="2026-11-29">
            <text:p>29 Nov</text:p>
          </table:table-cell>
          <table:table-cell table:style-name="ce13" table:formula="of:=OFFSET([.$S$1];[.N20];0) &amp; IF([.M20];&quot; &quot; &amp; OFFSET([.$S$1];[.N20]+1;0);&quot;&quot;)" office:value-type="string" office:string-value="d">
            <text:p>d</text:p>
          </table:table-cell>
          <table:table-cell table:style-name="ce13" table:formula="of:=MOD([.A20];19)+1" office:value-type="float" office:value="13">
            <text:p>13</text:p>
          </table:table-cell>
          <table:table-cell table:style-name="ce13" table:formula="of:=OFFSET([.$T$1];[.J20];0)" office:value-type="string" office:string-value="XI (l)">
            <text:p>XI (l)</text:p>
          </table:table-cell>
          <table:table-cell/>
          <table:table-cell table:style-name="ce16" table:formula="of:=ORG.OPENOFFICE.ISLEAPYEAR([.D20])" office:value-type="float" office:value="0">
            <text:p>0</text:p>
          </table:table-cell>
          <table:table-cell table:style-name="ce16" table:formula="of:=WEEKDAY(DATE([.A20];1;1))" office:value-type="float" office:value="5">
            <text:p>5</text:p>
          </table:table-cell>
          <table:table-cell table:style-name="Default" table:number-columns-repeated="2"/>
          <table:table-cell table:style-name="ce18" table:formula="of:=[.R20]-[.F20]" office:value-type="float" office:value="215">
            <text:p>215</text:p>
          </table:table-cell>
          <table:table-cell table:style-name="ce19" table:formula="of:=DATE([.A20];12;25)" office:value-type="date" office:date-value="2026-12-25">
            <text:p>25 Dec</text:p>
          </table:table-cell>
          <table:table-cell/>
          <table:table-cell table:formula="of:=[.W20] &amp; &quot; (&quot; &amp; [.V20] &amp; &quot;)&quot;" office:value-type="string" office:string-value="XVII (s)">
            <text:p>XVII (s)</text:p>
          </table:table-cell>
          <table:table-cell table:number-columns-repeated="2" office:value-type="string">
            <text:p>s</text:p>
          </table:table-cell>
          <table:table-cell office:value-type="string">
            <text:p>XVII</text:p>
          </table:table-cell>
          <table:table-cell table:formula="of:=[.X19]+1" office:value-type="float" office:value="19">
            <text:p>19</text:p>
          </table:table-cell>
          <table:table-cell table:number-columns-repeated="235"/>
        </table:table-row>
        <table:table-row table:style-name="ro2">
          <table:table-cell table:style-name="ce4" table:formula="of:=[Sheet2.A20]" office:value-type="float" office:value="2027">
            <text:p>2027</text:p>
          </table:table-cell>
          <table:table-cell table:style-name="ce9" table:formula="of:=[.D21]-63" office:value-type="date" office:date-value="2027-01-24">
            <text:p>24 Jan</text:p>
          </table:table-cell>
          <table:table-cell table:style-name="ce9" table:formula="of:=[.D21]-46" office:value-type="date" office:date-value="2027-02-10">
            <text:p>10 Feb</text:p>
          </table:table-cell>
          <table:table-cell table:style-name="ce9" table:formula="of:=[Sheet2.B20]" office:value-type="date" office:date-value="2027-03-28">
            <text:p>28 Mar</text:p>
          </table:table-cell>
          <table:table-cell table:style-name="ce9" table:formula="of:=[.D21]+39" office:value-type="date" office:date-value="2027-05-06">
            <text:p>6 May</text:p>
          </table:table-cell>
          <table:table-cell table:style-name="ce9" table:formula="of:=[.D21]+49" office:value-type="date" office:date-value="2027-05-16">
            <text:p>16 May</text:p>
          </table:table-cell>
          <table:table-cell table:style-name="ce14" table:formula="of:=INT(([.Q21]-1)/7)-4" office:value-type="float" office:value="27">
            <text:p>27</text:p>
          </table:table-cell>
          <table:table-cell table:style-name="ce9" table:formula="of:=[.F21]+[.G21]*7+7" office:value-type="date" office:date-value="2027-11-28">
            <text:p>28 Nov</text:p>
          </table:table-cell>
          <table:table-cell table:style-name="ce14" table:formula="of:=OFFSET([.$S$1];[.N21];0) &amp; IF([.M21];&quot; &quot; &amp; OFFSET([.$S$1];[.N21]+1;0);&quot;&quot;)" office:value-type="string" office:string-value="c">
            <text:p>c</text:p>
          </table:table-cell>
          <table:table-cell table:style-name="ce14" table:formula="of:=MOD([.A21];19)+1" office:value-type="float" office:value="14">
            <text:p>14</text:p>
          </table:table-cell>
          <table:table-cell table:style-name="ce14" table:formula="of:=OFFSET([.$T$1];[.J21];0)" office:value-type="string" office:string-value="XXII (C)">
            <text:p>XXII (C)</text:p>
          </table:table-cell>
          <table:table-cell/>
          <table:table-cell table:style-name="ce16" table:formula="of:=ORG.OPENOFFICE.ISLEAPYEAR([.D21])" office:value-type="float" office:value="0">
            <text:p>0</text:p>
          </table:table-cell>
          <table:table-cell table:style-name="ce16" table:formula="of:=WEEKDAY(DATE([.A21];1;1))" office:value-type="float" office:value="6">
            <text:p>6</text:p>
          </table:table-cell>
          <table:table-cell table:style-name="Default" table:number-columns-repeated="2"/>
          <table:table-cell table:style-name="ce18" table:formula="of:=[.R21]-[.F21]" office:value-type="float" office:value="223">
            <text:p>223</text:p>
          </table:table-cell>
          <table:table-cell table:style-name="ce19" table:formula="of:=DATE([.A21];12;25)" office:value-type="date" office:date-value="2027-12-25">
            <text:p>25 Dec</text:p>
          </table:table-cell>
          <table:table-cell table:number-columns-repeated="2"/>
          <table:table-cell office:value-type="string">
            <text:p>t</text:p>
          </table:table-cell>
          <table:table-cell table:number-columns-repeated="238"/>
        </table:table-row>
        <table:table-row table:style-name="ro2">
          <table:table-cell table:style-name="ce2" table:formula="of:=[Sheet2.A21]" office:value-type="float" office:value="2028">
            <text:p>2028</text:p>
          </table:table-cell>
          <table:table-cell table:style-name="ce7" table:formula="of:=[.D22]-63" office:value-type="date" office:date-value="2028-02-13">
            <text:p>13 Feb</text:p>
          </table:table-cell>
          <table:table-cell table:style-name="ce7" table:formula="of:=[.D22]-46" office:value-type="date" office:date-value="2028-03-01">
            <text:p>1 Mar</text:p>
          </table:table-cell>
          <table:table-cell table:style-name="ce7" table:formula="of:=[Sheet2.B21]" office:value-type="date" office:date-value="2028-04-16">
            <text:p>16 Apr</text:p>
          </table:table-cell>
          <table:table-cell table:style-name="ce7" table:formula="of:=[.D22]+39" office:value-type="date" office:date-value="2028-05-25">
            <text:p>25 May</text:p>
          </table:table-cell>
          <table:table-cell table:style-name="ce7" table:formula="of:=[.D22]+49" office:value-type="date" office:date-value="2028-06-04">
            <text:p>4 Jun</text:p>
          </table:table-cell>
          <table:table-cell table:style-name="ce12" table:formula="of:=INT(([.Q22]-1)/7)-4" office:value-type="float" office:value="25">
            <text:p>25</text:p>
          </table:table-cell>
          <table:table-cell table:style-name="ce7" table:formula="of:=[.F22]+[.G22]*7+7" office:value-type="date" office:date-value="2028-12-03">
            <text:p>3 Dec</text:p>
          </table:table-cell>
          <table:table-cell table:style-name="ce13" table:formula="of:=OFFSET([.$S$1];[.N22];0) &amp; IF([.M22];&quot; &quot; &amp; OFFSET([.$S$1];[.N22]+1;0);&quot;&quot;)" office:value-type="string" office:string-value="b A">
            <text:p>b A</text:p>
          </table:table-cell>
          <table:table-cell table:style-name="ce12" table:formula="of:=MOD([.A22];19)+1" office:value-type="float" office:value="15">
            <text:p>15</text:p>
          </table:table-cell>
          <table:table-cell table:style-name="ce12" table:formula="of:=OFFSET([.$T$1];[.J22];0)" office:value-type="string" office:string-value="III (c)">
            <text:p>III (c)</text:p>
          </table:table-cell>
          <table:table-cell/>
          <table:table-cell table:style-name="ce16" table:formula="of:=ORG.OPENOFFICE.ISLEAPYEAR([.D22])" office:value-type="float" office:value="1">
            <text:p>1</text:p>
          </table:table-cell>
          <table:table-cell table:style-name="ce16" table:formula="of:=WEEKDAY(DATE([.A22];1;1))" office:value-type="float" office:value="7">
            <text:p>7</text:p>
          </table:table-cell>
          <table:table-cell table:style-name="Default" table:number-columns-repeated="2"/>
          <table:table-cell table:style-name="ce18" table:formula="of:=[.R22]-[.F22]" office:value-type="float" office:value="204">
            <text:p>204</text:p>
          </table:table-cell>
          <table:table-cell table:style-name="ce19" table:formula="of:=DATE([.A22];12;25)" office:value-type="date" office:date-value="2028-12-25">
            <text:p>25 Dec</text:p>
          </table:table-cell>
          <table:table-cell table:number-columns-repeated="2"/>
          <table:table-cell office:value-type="string">
            <text:p>u</text:p>
          </table:table-cell>
          <table:table-cell table:number-columns-repeated="238"/>
        </table:table-row>
        <table:table-row table:style-name="ro2">
          <table:table-cell table:style-name="ce3" table:formula="of:=[Sheet2.A22]" office:value-type="float" office:value="2029">
            <text:p>2029</text:p>
          </table:table-cell>
          <table:table-cell table:style-name="ce8" table:formula="of:=[.D23]-63" office:value-type="date" office:date-value="2029-01-28">
            <text:p>28 Jan</text:p>
          </table:table-cell>
          <table:table-cell table:style-name="ce8" table:formula="of:=[.D23]-46" office:value-type="date" office:date-value="2029-02-14">
            <text:p>14 Feb</text:p>
          </table:table-cell>
          <table:table-cell table:style-name="ce8" table:formula="of:=[Sheet2.B22]" office:value-type="date" office:date-value="2029-04-01">
            <text:p>1 Apr</text:p>
          </table:table-cell>
          <table:table-cell table:style-name="ce8" table:formula="of:=[.D23]+39" office:value-type="date" office:date-value="2029-05-10">
            <text:p>10 May</text:p>
          </table:table-cell>
          <table:table-cell table:style-name="ce8" table:formula="of:=[.D23]+49" office:value-type="date" office:date-value="2029-05-20">
            <text:p>20 May</text:p>
          </table:table-cell>
          <table:table-cell table:style-name="ce13" table:formula="of:=INT(([.Q23]-1)/7)-4" office:value-type="float" office:value="27">
            <text:p>27</text:p>
          </table:table-cell>
          <table:table-cell table:style-name="ce8" table:formula="of:=[.F23]+[.G23]*7+7" office:value-type="date" office:date-value="2029-12-02">
            <text:p>2 Dec</text:p>
          </table:table-cell>
          <table:table-cell table:style-name="ce13" table:formula="of:=OFFSET([.$S$1];[.N23];0) &amp; IF([.M23];&quot; &quot; &amp; OFFSET([.$S$1];[.N23]+1;0);&quot;&quot;)" office:value-type="string" office:string-value="g">
            <text:p>g</text:p>
          </table:table-cell>
          <table:table-cell table:style-name="ce13" table:formula="of:=MOD([.A23];19)+1" office:value-type="float" office:value="16">
            <text:p>16</text:p>
          </table:table-cell>
          <table:table-cell table:style-name="ce13" table:formula="of:=OFFSET([.$T$1];[.J23];0)" office:value-type="string" office:string-value="XIV (p)">
            <text:p>XIV (p)</text:p>
          </table:table-cell>
          <table:table-cell/>
          <table:table-cell table:style-name="ce16" table:formula="of:=ORG.OPENOFFICE.ISLEAPYEAR([.D23])" office:value-type="float" office:value="0">
            <text:p>0</text:p>
          </table:table-cell>
          <table:table-cell table:style-name="ce16" table:formula="of:=WEEKDAY(DATE([.A23];1;1))" office:value-type="float" office:value="2">
            <text:p>2</text:p>
          </table:table-cell>
          <table:table-cell table:style-name="Default" table:number-columns-repeated="2"/>
          <table:table-cell table:style-name="ce18" table:formula="of:=[.R23]-[.F23]" office:value-type="float" office:value="219">
            <text:p>219</text:p>
          </table:table-cell>
          <table:table-cell table:style-name="ce19" table:formula="of:=DATE([.A23];12;25)" office:value-type="date" office:date-value="2029-12-25">
            <text:p>25 Dec</text:p>
          </table:table-cell>
          <table:table-cell table:number-columns-repeated="2"/>
          <table:table-cell office:value-type="string">
            <text:p>v</text:p>
          </table:table-cell>
          <table:table-cell table:number-columns-repeated="238"/>
        </table:table-row>
        <table:table-row table:style-name="ro2">
          <table:table-cell table:style-name="ce3" table:formula="of:=[Sheet2.A23]" office:value-type="float" office:value="2030">
            <text:p>2030</text:p>
          </table:table-cell>
          <table:table-cell table:style-name="ce8" table:formula="of:=[.D24]-63" office:value-type="date" office:date-value="2030-02-17">
            <text:p>17 Feb</text:p>
          </table:table-cell>
          <table:table-cell table:style-name="ce8" table:formula="of:=[.D24]-46" office:value-type="date" office:date-value="2030-03-06">
            <text:p>6 Mar</text:p>
          </table:table-cell>
          <table:table-cell table:style-name="ce8" table:formula="of:=[Sheet2.B23]" office:value-type="date" office:date-value="2030-04-21">
            <text:p>21 Apr</text:p>
          </table:table-cell>
          <table:table-cell table:style-name="ce8" table:formula="of:=[.D24]+39" office:value-type="date" office:date-value="2030-05-30">
            <text:p>30 May</text:p>
          </table:table-cell>
          <table:table-cell table:style-name="ce8" table:formula="of:=[.D24]+49" office:value-type="date" office:date-value="2030-06-09">
            <text:p>9 Jun</text:p>
          </table:table-cell>
          <table:table-cell table:style-name="ce13" table:formula="of:=INT(([.Q24]-1)/7)-4" office:value-type="float" office:value="24">
            <text:p>24</text:p>
          </table:table-cell>
          <table:table-cell table:style-name="ce8" table:formula="of:=[.F24]+[.G24]*7+7" office:value-type="date" office:date-value="2030-12-01">
            <text:p>1 Dec</text:p>
          </table:table-cell>
          <table:table-cell table:style-name="ce13" table:formula="of:=OFFSET([.$S$1];[.N24];0) &amp; IF([.M24];&quot; &quot; &amp; OFFSET([.$S$1];[.N24]+1;0);&quot;&quot;)" office:value-type="string" office:string-value="f">
            <text:p>f</text:p>
          </table:table-cell>
          <table:table-cell table:style-name="ce13" table:formula="of:=MOD([.A24];19)+1" office:value-type="float" office:value="17">
            <text:p>17</text:p>
          </table:table-cell>
          <table:table-cell table:style-name="ce13" table:formula="of:=OFFSET([.$T$1];[.J24];0)" office:value-type="string" office:string-value="25 (F)">
            <text:p>25 (F)</text:p>
          </table:table-cell>
          <table:table-cell/>
          <table:table-cell table:style-name="ce16" table:formula="of:=ORG.OPENOFFICE.ISLEAPYEAR([.D24])" office:value-type="float" office:value="0">
            <text:p>0</text:p>
          </table:table-cell>
          <table:table-cell table:style-name="ce16" table:formula="of:=WEEKDAY(DATE([.A24];1;1))" office:value-type="float" office:value="3">
            <text:p>3</text:p>
          </table:table-cell>
          <table:table-cell table:style-name="Default" table:number-columns-repeated="2"/>
          <table:table-cell table:style-name="ce18" table:formula="of:=[.R24]-[.F24]" office:value-type="float" office:value="199">
            <text:p>199</text:p>
          </table:table-cell>
          <table:table-cell table:style-name="ce19" table:formula="of:=DATE([.A24];12;25)" office:value-type="date" office:date-value="2030-12-25">
            <text:p>25 Dec</text:p>
          </table:table-cell>
          <table:table-cell table:number-columns-repeated="2"/>
          <table:table-cell office:value-type="string">
            <text:p>A</text:p>
          </table:table-cell>
          <table:table-cell table:number-columns-repeated="238"/>
        </table:table-row>
        <table:table-row table:style-name="ro2">
          <table:table-cell table:style-name="ce4" table:formula="of:=[Sheet2.A24]" office:value-type="float" office:value="2031">
            <text:p>2031</text:p>
          </table:table-cell>
          <table:table-cell table:style-name="ce9" table:formula="of:=[.D25]-63" office:value-type="date" office:date-value="2031-02-09">
            <text:p>9 Feb</text:p>
          </table:table-cell>
          <table:table-cell table:style-name="ce9" table:formula="of:=[.D25]-46" office:value-type="date" office:date-value="2031-02-26">
            <text:p>26 Feb</text:p>
          </table:table-cell>
          <table:table-cell table:style-name="ce9" table:formula="of:=[Sheet2.B24]" office:value-type="date" office:date-value="2031-04-13">
            <text:p>13 Apr</text:p>
          </table:table-cell>
          <table:table-cell table:style-name="ce9" table:formula="of:=[.D25]+39" office:value-type="date" office:date-value="2031-05-22">
            <text:p>22 May</text:p>
          </table:table-cell>
          <table:table-cell table:style-name="ce9" table:formula="of:=[.D25]+49" office:value-type="date" office:date-value="2031-06-01">
            <text:p>1 Jun</text:p>
          </table:table-cell>
          <table:table-cell table:style-name="ce14" table:formula="of:=INT(([.Q25]-1)/7)-4" office:value-type="float" office:value="25">
            <text:p>25</text:p>
          </table:table-cell>
          <table:table-cell table:style-name="ce9" table:formula="of:=[.F25]+[.G25]*7+7" office:value-type="date" office:date-value="2031-11-30">
            <text:p>30 Nov</text:p>
          </table:table-cell>
          <table:table-cell table:style-name="ce14" table:formula="of:=OFFSET([.$S$1];[.N25];0) &amp; IF([.M25];&quot; &quot; &amp; OFFSET([.$S$1];[.N25]+1;0);&quot;&quot;)" office:value-type="string" office:string-value="e">
            <text:p>e</text:p>
          </table:table-cell>
          <table:table-cell table:style-name="ce14" table:formula="of:=MOD([.A25];19)+1" office:value-type="float" office:value="18">
            <text:p>18</text:p>
          </table:table-cell>
          <table:table-cell table:style-name="ce14" table:formula="of:=OFFSET([.$T$1];[.J25];0)" office:value-type="string" office:string-value="VI (f)">
            <text:p>VI (f)</text:p>
          </table:table-cell>
          <table:table-cell/>
          <table:table-cell table:style-name="ce16" table:formula="of:=ORG.OPENOFFICE.ISLEAPYEAR([.D25])" office:value-type="float" office:value="0">
            <text:p>0</text:p>
          </table:table-cell>
          <table:table-cell table:style-name="ce16" table:formula="of:=WEEKDAY(DATE([.A25];1;1))" office:value-type="float" office:value="4">
            <text:p>4</text:p>
          </table:table-cell>
          <table:table-cell table:style-name="Default" table:number-columns-repeated="2"/>
          <table:table-cell table:style-name="ce18" table:formula="of:=[.R25]-[.F25]" office:value-type="float" office:value="207">
            <text:p>207</text:p>
          </table:table-cell>
          <table:table-cell table:style-name="ce19" table:formula="of:=DATE([.A25];12;25)" office:value-type="date" office:date-value="2031-12-25">
            <text:p>25 Dec</text:p>
          </table:table-cell>
          <table:table-cell table:number-columns-repeated="2"/>
          <table:table-cell office:value-type="string">
            <text:p>B</text:p>
          </table:table-cell>
          <table:table-cell table:number-columns-repeated="238"/>
        </table:table-row>
        <table:table-row table:style-name="ro2">
          <table:table-cell table:style-name="ce2" table:formula="of:=[Sheet2.A25]" office:value-type="float" office:value="2032">
            <text:p>2032</text:p>
          </table:table-cell>
          <table:table-cell table:style-name="ce7" table:formula="of:=[.D26]-63" office:value-type="date" office:date-value="2032-01-25">
            <text:p>25 Jan</text:p>
          </table:table-cell>
          <table:table-cell table:style-name="ce7" table:formula="of:=[.D26]-46" office:value-type="date" office:date-value="2032-02-11">
            <text:p>11 Feb</text:p>
          </table:table-cell>
          <table:table-cell table:style-name="ce7" table:formula="of:=[Sheet2.B25]" office:value-type="date" office:date-value="2032-03-28">
            <text:p>28 Mar</text:p>
          </table:table-cell>
          <table:table-cell table:style-name="ce7" table:formula="of:=[.D26]+39" office:value-type="date" office:date-value="2032-05-06">
            <text:p>6 May</text:p>
          </table:table-cell>
          <table:table-cell table:style-name="ce7" table:formula="of:=[.D26]+49" office:value-type="date" office:date-value="2032-05-16">
            <text:p>16 May</text:p>
          </table:table-cell>
          <table:table-cell table:style-name="ce12" table:formula="of:=INT(([.Q26]-1)/7)-4" office:value-type="float" office:value="27">
            <text:p>27</text:p>
          </table:table-cell>
          <table:table-cell table:style-name="ce7" table:formula="of:=[.F26]+[.G26]*7+7" office:value-type="date" office:date-value="2032-11-28">
            <text:p>28 Nov</text:p>
          </table:table-cell>
          <table:table-cell table:style-name="ce13" table:formula="of:=OFFSET([.$S$1];[.N26];0) &amp; IF([.M26];&quot; &quot; &amp; OFFSET([.$S$1];[.N26]+1;0);&quot;&quot;)" office:value-type="string" office:string-value="d c">
            <text:p>d c</text:p>
          </table:table-cell>
          <table:table-cell table:style-name="ce13" table:formula="of:=MOD([.A26];19)+1" office:value-type="float" office:value="19">
            <text:p>19</text:p>
          </table:table-cell>
          <table:table-cell table:style-name="ce13" table:formula="of:=OFFSET([.$T$1];[.J26];0)" office:value-type="string" office:string-value="XVII (s)">
            <text:p>XVII (s)</text:p>
          </table:table-cell>
          <table:table-cell/>
          <table:table-cell table:style-name="ce16" table:formula="of:=ORG.OPENOFFICE.ISLEAPYEAR([.D26])" office:value-type="float" office:value="1">
            <text:p>1</text:p>
          </table:table-cell>
          <table:table-cell table:style-name="ce16" table:formula="of:=WEEKDAY(DATE([.A26];1;1))" office:value-type="float" office:value="5">
            <text:p>5</text:p>
          </table:table-cell>
          <table:table-cell table:style-name="Default" table:number-columns-repeated="2"/>
          <table:table-cell table:style-name="ce18" table:formula="of:=[.R26]-[.F26]" office:value-type="float" office:value="223">
            <text:p>223</text:p>
          </table:table-cell>
          <table:table-cell table:style-name="ce19" table:formula="of:=DATE([.A26];12;25)" office:value-type="date" office:date-value="2032-12-25">
            <text:p>25 Dec</text:p>
          </table:table-cell>
          <table:table-cell table:number-columns-repeated="2"/>
          <table:table-cell office:value-type="string">
            <text:p>C</text:p>
          </table:table-cell>
          <table:table-cell table:number-columns-repeated="238"/>
        </table:table-row>
        <table:table-row table:style-name="ro2">
          <table:table-cell table:style-name="ce3" table:formula="of:=[Sheet2.A26]" office:value-type="float" office:value="2033">
            <text:p>2033</text:p>
          </table:table-cell>
          <table:table-cell table:style-name="ce8" table:formula="of:=[.D27]-63" office:value-type="date" office:date-value="2033-02-13">
            <text:p>13 Feb</text:p>
          </table:table-cell>
          <table:table-cell table:style-name="ce8" table:formula="of:=[.D27]-46" office:value-type="date" office:date-value="2033-03-02">
            <text:p>2 Mar</text:p>
          </table:table-cell>
          <table:table-cell table:style-name="ce8" table:formula="of:=[Sheet2.B26]" office:value-type="date" office:date-value="2033-04-17">
            <text:p>17 Apr</text:p>
          </table:table-cell>
          <table:table-cell table:style-name="ce8" table:formula="of:=[.D27]+39" office:value-type="date" office:date-value="2033-05-26">
            <text:p>26 May</text:p>
          </table:table-cell>
          <table:table-cell table:style-name="ce8" table:formula="of:=[.D27]+49" office:value-type="date" office:date-value="2033-06-05">
            <text:p>5 Jun</text:p>
          </table:table-cell>
          <table:table-cell table:style-name="ce13" table:formula="of:=INT(([.Q27]-1)/7)-4" office:value-type="float" office:value="24">
            <text:p>24</text:p>
          </table:table-cell>
          <table:table-cell table:style-name="ce8" table:formula="of:=[.F27]+[.G27]*7+7" office:value-type="date" office:date-value="2033-11-27">
            <text:p>27 Nov</text:p>
          </table:table-cell>
          <table:table-cell table:style-name="ce13" table:formula="of:=OFFSET([.$S$1];[.N27];0) &amp; IF([.M27];&quot; &quot; &amp; OFFSET([.$S$1];[.N27]+1;0);&quot;&quot;)" office:value-type="string" office:string-value="b">
            <text:p>b</text:p>
          </table:table-cell>
          <table:table-cell table:style-name="ce13" table:formula="of:=MOD([.A27];19)+1" office:value-type="float" office:value="1">
            <text:p>1</text:p>
          </table:table-cell>
          <table:table-cell table:style-name="ce13" table:formula="of:=OFFSET([.$T$1];[.J27];0)" office:value-type="string" office:string-value="XXIX (N)">
            <text:p>XXIX (N)</text:p>
          </table:table-cell>
          <table:table-cell/>
          <table:table-cell table:style-name="ce16" table:formula="of:=ORG.OPENOFFICE.ISLEAPYEAR([.D27])" office:value-type="float" office:value="0">
            <text:p>0</text:p>
          </table:table-cell>
          <table:table-cell table:style-name="ce16" table:formula="of:=WEEKDAY(DATE([.A27];1;1))" office:value-type="float" office:value="7">
            <text:p>7</text:p>
          </table:table-cell>
          <table:table-cell table:style-name="Default" table:number-columns-repeated="2"/>
          <table:table-cell table:style-name="ce18" table:formula="of:=[.R27]-[.F27]" office:value-type="float" office:value="203">
            <text:p>203</text:p>
          </table:table-cell>
          <table:table-cell table:style-name="ce19" table:formula="of:=DATE([.A27];12;25)" office:value-type="date" office:date-value="2033-12-25">
            <text:p>25 Dec</text:p>
          </table:table-cell>
          <table:table-cell table:number-columns-repeated="2"/>
          <table:table-cell office:value-type="string">
            <text:p>D</text:p>
          </table:table-cell>
          <table:table-cell table:number-columns-repeated="238"/>
        </table:table-row>
        <table:table-row table:style-name="ro2">
          <table:table-cell table:style-name="ce3" table:formula="of:=[Sheet2.A27]" office:value-type="float" office:value="2034">
            <text:p>2034</text:p>
          </table:table-cell>
          <table:table-cell table:style-name="ce8" table:formula="of:=[.D28]-63" office:value-type="date" office:date-value="2034-02-05">
            <text:p>5 Feb</text:p>
          </table:table-cell>
          <table:table-cell table:style-name="ce8" table:formula="of:=[.D28]-46" office:value-type="date" office:date-value="2034-02-22">
            <text:p>22 Feb</text:p>
          </table:table-cell>
          <table:table-cell table:style-name="ce8" table:formula="of:=[Sheet2.B27]" office:value-type="date" office:date-value="2034-04-09">
            <text:p>9 Apr</text:p>
          </table:table-cell>
          <table:table-cell table:style-name="ce8" table:formula="of:=[.D28]+39" office:value-type="date" office:date-value="2034-05-18">
            <text:p>18 May</text:p>
          </table:table-cell>
          <table:table-cell table:style-name="ce8" table:formula="of:=[.D28]+49" office:value-type="date" office:date-value="2034-05-28">
            <text:p>28 May</text:p>
          </table:table-cell>
          <table:table-cell table:style-name="ce13" table:formula="of:=INT(([.Q28]-1)/7)-4" office:value-type="float" office:value="26">
            <text:p>26</text:p>
          </table:table-cell>
          <table:table-cell table:style-name="ce8" table:formula="of:=[.F28]+[.G28]*7+7" office:value-type="date" office:date-value="2034-12-03">
            <text:p>3 Dec</text:p>
          </table:table-cell>
          <table:table-cell table:style-name="ce13" table:formula="of:=OFFSET([.$S$1];[.N28];0) &amp; IF([.M28];&quot; &quot; &amp; OFFSET([.$S$1];[.N28]+1;0);&quot;&quot;)" office:value-type="string" office:string-value="A">
            <text:p>A</text:p>
          </table:table-cell>
          <table:table-cell table:style-name="ce13" table:formula="of:=MOD([.A28];19)+1" office:value-type="float" office:value="2">
            <text:p>2</text:p>
          </table:table-cell>
          <table:table-cell table:style-name="ce13" table:formula="of:=OFFSET([.$T$1];[.J28];0)" office:value-type="string" office:string-value="X (k)">
            <text:p>X (k)</text:p>
          </table:table-cell>
          <table:table-cell/>
          <table:table-cell table:style-name="ce16" table:formula="of:=ORG.OPENOFFICE.ISLEAPYEAR([.D28])" office:value-type="float" office:value="0">
            <text:p>0</text:p>
          </table:table-cell>
          <table:table-cell table:style-name="ce16" table:formula="of:=WEEKDAY(DATE([.A28];1;1))" office:value-type="float" office:value="1">
            <text:p>1</text:p>
          </table:table-cell>
          <table:table-cell table:style-name="Default" table:number-columns-repeated="2"/>
          <table:table-cell table:style-name="ce18" table:formula="of:=[.R28]-[.F28]" office:value-type="float" office:value="211">
            <text:p>211</text:p>
          </table:table-cell>
          <table:table-cell table:style-name="ce19" table:formula="of:=DATE([.A28];12;25)" office:value-type="date" office:date-value="2034-12-25">
            <text:p>25 Dec</text:p>
          </table:table-cell>
          <table:table-cell table:number-columns-repeated="2"/>
          <table:table-cell office:value-type="string">
            <text:p>E</text:p>
          </table:table-cell>
          <table:table-cell table:number-columns-repeated="238"/>
        </table:table-row>
        <table:table-row table:style-name="ro2">
          <table:table-cell table:style-name="ce4" table:formula="of:=[Sheet2.A28]" office:value-type="float" office:value="2035">
            <text:p>2035</text:p>
          </table:table-cell>
          <table:table-cell table:style-name="ce9" table:formula="of:=[.D29]-63" office:value-type="date" office:date-value="2035-01-21">
            <text:p>21 Jan</text:p>
          </table:table-cell>
          <table:table-cell table:style-name="ce9" table:formula="of:=[.D29]-46" office:value-type="date" office:date-value="2035-02-07">
            <text:p>7 Feb</text:p>
          </table:table-cell>
          <table:table-cell table:style-name="ce9" table:formula="of:=[Sheet2.B28]" office:value-type="date" office:date-value="2035-03-25">
            <text:p>25 Mar</text:p>
          </table:table-cell>
          <table:table-cell table:style-name="ce9" table:formula="of:=[.D29]+39" office:value-type="date" office:date-value="2035-05-03">
            <text:p>3 May</text:p>
          </table:table-cell>
          <table:table-cell table:style-name="ce9" table:formula="of:=[.D29]+49" office:value-type="date" office:date-value="2035-05-13">
            <text:p>13 May</text:p>
          </table:table-cell>
          <table:table-cell table:style-name="ce14" table:formula="of:=INT(([.Q29]-1)/7)-4" office:value-type="float" office:value="28">
            <text:p>28</text:p>
          </table:table-cell>
          <table:table-cell table:style-name="ce9" table:formula="of:=[.F29]+[.G29]*7+7" office:value-type="date" office:date-value="2035-12-02">
            <text:p>2 Dec</text:p>
          </table:table-cell>
          <table:table-cell table:style-name="ce14" table:formula="of:=OFFSET([.$S$1];[.N29];0) &amp; IF([.M29];&quot; &quot; &amp; OFFSET([.$S$1];[.N29]+1;0);&quot;&quot;)" office:value-type="string" office:string-value="g">
            <text:p>g</text:p>
          </table:table-cell>
          <table:table-cell table:style-name="ce14" table:formula="of:=MOD([.A29];19)+1" office:value-type="float" office:value="3">
            <text:p>3</text:p>
          </table:table-cell>
          <table:table-cell table:style-name="ce14" table:formula="of:=OFFSET([.$T$1];[.J29];0)" office:value-type="string" office:string-value="XXI (B)">
            <text:p>XXI (B)</text:p>
          </table:table-cell>
          <table:table-cell/>
          <table:table-cell table:style-name="ce16" table:formula="of:=ORG.OPENOFFICE.ISLEAPYEAR([.D29])" office:value-type="float" office:value="0">
            <text:p>0</text:p>
          </table:table-cell>
          <table:table-cell table:style-name="ce16" table:formula="of:=WEEKDAY(DATE([.A29];1;1))" office:value-type="float" office:value="2">
            <text:p>2</text:p>
          </table:table-cell>
          <table:table-cell table:style-name="Default" table:number-columns-repeated="2"/>
          <table:table-cell table:style-name="ce18" table:formula="of:=[.R29]-[.F29]" office:value-type="float" office:value="226">
            <text:p>226</text:p>
          </table:table-cell>
          <table:table-cell table:style-name="ce19" table:formula="of:=DATE([.A29];12;25)" office:value-type="date" office:date-value="2035-12-25">
            <text:p>25 Dec</text:p>
          </table:table-cell>
          <table:table-cell table:number-columns-repeated="2"/>
          <table:table-cell office:value-type="string">
            <text:p>F</text:p>
          </table:table-cell>
          <table:table-cell table:number-columns-repeated="238"/>
        </table:table-row>
        <table:table-row table:style-name="ro2">
          <table:table-cell table:style-name="ce2" table:formula="of:=[Sheet2.A29]" office:value-type="float" office:value="2036">
            <text:p>2036</text:p>
          </table:table-cell>
          <table:table-cell table:style-name="ce7" table:formula="of:=[.D30]-63" office:value-type="date" office:date-value="2036-02-10">
            <text:p>10 Feb</text:p>
          </table:table-cell>
          <table:table-cell table:style-name="ce7" table:formula="of:=[.D30]-46" office:value-type="date" office:date-value="2036-02-27">
            <text:p>27 Feb</text:p>
          </table:table-cell>
          <table:table-cell table:style-name="ce7" table:formula="of:=[Sheet2.B29]" office:value-type="date" office:date-value="2036-04-13">
            <text:p>13 Apr</text:p>
          </table:table-cell>
          <table:table-cell table:style-name="ce7" table:formula="of:=[.D30]+39" office:value-type="date" office:date-value="2036-05-22">
            <text:p>22 May</text:p>
          </table:table-cell>
          <table:table-cell table:style-name="ce7" table:formula="of:=[.D30]+49" office:value-type="date" office:date-value="2036-06-01">
            <text:p>1 Jun</text:p>
          </table:table-cell>
          <table:table-cell table:style-name="ce12" table:formula="of:=INT(([.Q30]-1)/7)-4" office:value-type="float" office:value="25">
            <text:p>25</text:p>
          </table:table-cell>
          <table:table-cell table:style-name="ce7" table:formula="of:=[.F30]+[.G30]*7+7" office:value-type="date" office:date-value="2036-11-30">
            <text:p>30 Nov</text:p>
          </table:table-cell>
          <table:table-cell table:style-name="ce13" table:formula="of:=OFFSET([.$S$1];[.N30];0) &amp; IF([.M30];&quot; &quot; &amp; OFFSET([.$S$1];[.N30]+1;0);&quot;&quot;)" office:value-type="string" office:string-value="f e">
            <text:p>f e</text:p>
          </table:table-cell>
          <table:table-cell table:style-name="ce13" table:formula="of:=MOD([.A30];19)+1" office:value-type="float" office:value="4">
            <text:p>4</text:p>
          </table:table-cell>
          <table:table-cell table:style-name="ce13" table:formula="of:=OFFSET([.$T$1];[.J30];0)" office:value-type="string" office:string-value="II (b)">
            <text:p>II (b)</text:p>
          </table:table-cell>
          <table:table-cell/>
          <table:table-cell table:style-name="ce16" table:formula="of:=ORG.OPENOFFICE.ISLEAPYEAR([.D30])" office:value-type="float" office:value="1">
            <text:p>1</text:p>
          </table:table-cell>
          <table:table-cell table:style-name="ce16" table:formula="of:=WEEKDAY(DATE([.A30];1;1))" office:value-type="float" office:value="3">
            <text:p>3</text:p>
          </table:table-cell>
          <table:table-cell table:style-name="Default" table:number-columns-repeated="2"/>
          <table:table-cell table:style-name="ce18" table:formula="of:=[.R30]-[.F30]" office:value-type="float" office:value="207">
            <text:p>207</text:p>
          </table:table-cell>
          <table:table-cell table:style-name="ce19" table:formula="of:=DATE([.A30];12;25)" office:value-type="date" office:date-value="2036-12-25">
            <text:p>25 Dec</text:p>
          </table:table-cell>
          <table:table-cell table:number-columns-repeated="2"/>
          <table:table-cell office:value-type="string">
            <text:p>F</text:p>
          </table:table-cell>
          <table:table-cell table:number-columns-repeated="238"/>
        </table:table-row>
        <table:table-row table:style-name="ro2">
          <table:table-cell table:style-name="ce3" table:formula="of:=[Sheet2.A30]" office:value-type="float" office:value="2037">
            <text:p>2037</text:p>
          </table:table-cell>
          <table:table-cell table:style-name="ce8" table:formula="of:=[.D31]-63" office:value-type="date" office:date-value="2037-02-01">
            <text:p>1 Feb</text:p>
          </table:table-cell>
          <table:table-cell table:style-name="ce8" table:formula="of:=[.D31]-46" office:value-type="date" office:date-value="2037-02-18">
            <text:p>18 Feb</text:p>
          </table:table-cell>
          <table:table-cell table:style-name="ce8" table:formula="of:=[Sheet2.B30]" office:value-type="date" office:date-value="2037-04-05">
            <text:p>5 Apr</text:p>
          </table:table-cell>
          <table:table-cell table:style-name="ce8" table:formula="of:=[.D31]+39" office:value-type="date" office:date-value="2037-05-14">
            <text:p>14 May</text:p>
          </table:table-cell>
          <table:table-cell table:style-name="ce8" table:formula="of:=[.D31]+49" office:value-type="date" office:date-value="2037-05-24">
            <text:p>24 May</text:p>
          </table:table-cell>
          <table:table-cell table:style-name="ce13" table:formula="of:=INT(([.Q31]-1)/7)-4" office:value-type="float" office:value="26">
            <text:p>26</text:p>
          </table:table-cell>
          <table:table-cell table:style-name="ce8" table:formula="of:=[.F31]+[.G31]*7+7" office:value-type="date" office:date-value="2037-11-29">
            <text:p>29 Nov</text:p>
          </table:table-cell>
          <table:table-cell table:style-name="ce13" table:formula="of:=OFFSET([.$S$1];[.N31];0) &amp; IF([.M31];&quot; &quot; &amp; OFFSET([.$S$1];[.N31]+1;0);&quot;&quot;)" office:value-type="string" office:string-value="d">
            <text:p>d</text:p>
          </table:table-cell>
          <table:table-cell table:style-name="ce13" table:formula="of:=MOD([.A31];19)+1" office:value-type="float" office:value="5">
            <text:p>5</text:p>
          </table:table-cell>
          <table:table-cell table:style-name="ce13" table:formula="of:=OFFSET([.$T$1];[.J31];0)" office:value-type="string" office:string-value="XIII (n)">
            <text:p>XIII (n)</text:p>
          </table:table-cell>
          <table:table-cell/>
          <table:table-cell table:style-name="ce16" table:formula="of:=ORG.OPENOFFICE.ISLEAPYEAR([.D31])" office:value-type="float" office:value="0">
            <text:p>0</text:p>
          </table:table-cell>
          <table:table-cell table:style-name="ce16" table:formula="of:=WEEKDAY(DATE([.A31];1;1))" office:value-type="float" office:value="5">
            <text:p>5</text:p>
          </table:table-cell>
          <table:table-cell table:style-name="Default" table:number-columns-repeated="2"/>
          <table:table-cell table:style-name="ce18" table:formula="of:=[.R31]-[.F31]" office:value-type="float" office:value="215">
            <text:p>215</text:p>
          </table:table-cell>
          <table:table-cell table:style-name="ce19" table:formula="of:=DATE([.A31];12;25)" office:value-type="date" office:date-value="2037-12-25">
            <text:p>25 Dec</text:p>
          </table:table-cell>
          <table:table-cell table:number-columns-repeated="2"/>
          <table:table-cell office:value-type="string">
            <text:p>G</text:p>
          </table:table-cell>
          <table:table-cell table:number-columns-repeated="238"/>
        </table:table-row>
        <table:table-row table:style-name="ro2">
          <table:table-cell table:style-name="ce3" table:formula="of:=[Sheet2.A31]" office:value-type="float" office:value="2038">
            <text:p>2038</text:p>
          </table:table-cell>
          <table:table-cell table:style-name="ce8" table:formula="of:=[.D32]-63" office:value-type="date" office:date-value="2038-02-21">
            <text:p>21 Feb</text:p>
          </table:table-cell>
          <table:table-cell table:style-name="ce8" table:formula="of:=[.D32]-46" office:value-type="date" office:date-value="2038-03-10">
            <text:p>10 Mar</text:p>
          </table:table-cell>
          <table:table-cell table:style-name="ce8" table:formula="of:=[Sheet2.B31]" office:value-type="date" office:date-value="2038-04-25">
            <text:p>25 Apr</text:p>
          </table:table-cell>
          <table:table-cell table:style-name="ce8" table:formula="of:=[.D32]+39" office:value-type="date" office:date-value="2038-06-03">
            <text:p>3 Jun</text:p>
          </table:table-cell>
          <table:table-cell table:style-name="ce8" table:formula="of:=[.D32]+49" office:value-type="date" office:date-value="2038-06-13">
            <text:p>13 Jun</text:p>
          </table:table-cell>
          <table:table-cell table:style-name="ce13" table:formula="of:=INT(([.Q32]-1)/7)-4" office:value-type="float" office:value="23">
            <text:p>23</text:p>
          </table:table-cell>
          <table:table-cell table:style-name="ce8" table:formula="of:=[.F32]+[.G32]*7+7" office:value-type="date" office:date-value="2038-11-28">
            <text:p>28 Nov</text:p>
          </table:table-cell>
          <table:table-cell table:style-name="ce13" table:formula="of:=OFFSET([.$S$1];[.N32];0) &amp; IF([.M32];&quot; &quot; &amp; OFFSET([.$S$1];[.N32]+1;0);&quot;&quot;)" office:value-type="string" office:string-value="c">
            <text:p>c</text:p>
          </table:table-cell>
          <table:table-cell table:style-name="ce13" table:formula="of:=MOD([.A32];19)+1" office:value-type="float" office:value="6">
            <text:p>6</text:p>
          </table:table-cell>
          <table:table-cell table:style-name="ce13" table:formula="of:=OFFSET([.$T$1];[.J32];0)" office:value-type="string" office:string-value="XXIV (E)">
            <text:p>XXIV (E)</text:p>
          </table:table-cell>
          <table:table-cell/>
          <table:table-cell table:style-name="ce16" table:formula="of:=ORG.OPENOFFICE.ISLEAPYEAR([.D32])" office:value-type="float" office:value="0">
            <text:p>0</text:p>
          </table:table-cell>
          <table:table-cell table:style-name="ce16" table:formula="of:=WEEKDAY(DATE([.A32];1;1))" office:value-type="float" office:value="6">
            <text:p>6</text:p>
          </table:table-cell>
          <table:table-cell table:style-name="Default" table:number-columns-repeated="2"/>
          <table:table-cell table:style-name="ce18" table:formula="of:=[.R32]-[.F32]" office:value-type="float" office:value="195">
            <text:p>195</text:p>
          </table:table-cell>
          <table:table-cell table:style-name="ce19" table:formula="of:=DATE([.A32];12;25)" office:value-type="date" office:date-value="2038-12-25">
            <text:p>25 Dec</text:p>
          </table:table-cell>
          <table:table-cell table:number-columns-repeated="2"/>
          <table:table-cell office:value-type="string">
            <text:p>H</text:p>
          </table:table-cell>
          <table:table-cell table:number-columns-repeated="238"/>
        </table:table-row>
        <table:table-row table:style-name="ro2">
          <table:table-cell table:style-name="ce4" table:formula="of:=[Sheet2.A32]" office:value-type="float" office:value="2039">
            <text:p>2039</text:p>
          </table:table-cell>
          <table:table-cell table:style-name="ce9" table:formula="of:=[.D33]-63" office:value-type="date" office:date-value="2039-02-06">
            <text:p>6 Feb</text:p>
          </table:table-cell>
          <table:table-cell table:style-name="ce9" table:formula="of:=[.D33]-46" office:value-type="date" office:date-value="2039-02-23">
            <text:p>23 Feb</text:p>
          </table:table-cell>
          <table:table-cell table:style-name="ce9" table:formula="of:=[Sheet2.B32]" office:value-type="date" office:date-value="2039-04-10">
            <text:p>10 Apr</text:p>
          </table:table-cell>
          <table:table-cell table:style-name="ce9" table:formula="of:=[.D33]+39" office:value-type="date" office:date-value="2039-05-19">
            <text:p>19 May</text:p>
          </table:table-cell>
          <table:table-cell table:style-name="ce9" table:formula="of:=[.D33]+49" office:value-type="date" office:date-value="2039-05-29">
            <text:p>29 May</text:p>
          </table:table-cell>
          <table:table-cell table:style-name="ce14" table:formula="of:=INT(([.Q33]-1)/7)-4" office:value-type="float" office:value="25">
            <text:p>25</text:p>
          </table:table-cell>
          <table:table-cell table:style-name="ce9" table:formula="of:=[.F33]+[.G33]*7+7" office:value-type="date" office:date-value="2039-11-27">
            <text:p>27 Nov</text:p>
          </table:table-cell>
          <table:table-cell table:style-name="ce14" table:formula="of:=OFFSET([.$S$1];[.N33];0) &amp; IF([.M33];&quot; &quot; &amp; OFFSET([.$S$1];[.N33]+1;0);&quot;&quot;)" office:value-type="string" office:string-value="b">
            <text:p>b</text:p>
          </table:table-cell>
          <table:table-cell table:style-name="ce14" table:formula="of:=MOD([.A33];19)+1" office:value-type="float" office:value="7">
            <text:p>7</text:p>
          </table:table-cell>
          <table:table-cell table:style-name="ce14" table:formula="of:=OFFSET([.$T$1];[.J33];0)" office:value-type="string" office:string-value="V (e)">
            <text:p>V (e)</text:p>
          </table:table-cell>
          <table:table-cell/>
          <table:table-cell table:style-name="ce16" table:formula="of:=ORG.OPENOFFICE.ISLEAPYEAR([.D33])" office:value-type="float" office:value="0">
            <text:p>0</text:p>
          </table:table-cell>
          <table:table-cell table:style-name="ce16" table:formula="of:=WEEKDAY(DATE([.A33];1;1))" office:value-type="float" office:value="7">
            <text:p>7</text:p>
          </table:table-cell>
          <table:table-cell table:style-name="Default" table:number-columns-repeated="2"/>
          <table:table-cell table:style-name="ce18" table:formula="of:=[.R33]-[.F33]" office:value-type="float" office:value="210">
            <text:p>210</text:p>
          </table:table-cell>
          <table:table-cell table:style-name="ce19" table:formula="of:=DATE([.A33];12;25)" office:value-type="date" office:date-value="2039-12-25">
            <text:p>25 Dec</text:p>
          </table:table-cell>
          <table:table-cell table:number-columns-repeated="2"/>
          <table:table-cell office:value-type="string">
            <text:p>M</text:p>
          </table:table-cell>
          <table:table-cell table:number-columns-repeated="238"/>
        </table:table-row>
        <table:table-row table:style-name="ro2">
          <table:table-cell table:style-name="ce2" table:formula="of:=[Sheet2.A33]" office:value-type="float" office:value="2040">
            <text:p>2040</text:p>
          </table:table-cell>
          <table:table-cell table:style-name="ce7" table:formula="of:=[.D34]-63" office:value-type="date" office:date-value="2040-01-29">
            <text:p>29 Jan</text:p>
          </table:table-cell>
          <table:table-cell table:style-name="ce7" table:formula="of:=[.D34]-46" office:value-type="date" office:date-value="2040-02-15">
            <text:p>15 Feb</text:p>
          </table:table-cell>
          <table:table-cell table:style-name="ce7" table:formula="of:=[Sheet2.B33]" office:value-type="date" office:date-value="2040-04-01">
            <text:p>1 Apr</text:p>
          </table:table-cell>
          <table:table-cell table:style-name="ce7" table:formula="of:=[.D34]+39" office:value-type="date" office:date-value="2040-05-10">
            <text:p>10 May</text:p>
          </table:table-cell>
          <table:table-cell table:style-name="ce7" table:formula="of:=[.D34]+49" office:value-type="date" office:date-value="2040-05-20">
            <text:p>20 May</text:p>
          </table:table-cell>
          <table:table-cell table:style-name="ce12" table:formula="of:=INT(([.Q34]-1)/7)-4" office:value-type="float" office:value="27">
            <text:p>27</text:p>
          </table:table-cell>
          <table:table-cell table:style-name="ce7" table:formula="of:=[.F34]+[.G34]*7+7" office:value-type="date" office:date-value="2040-12-02">
            <text:p>2 Dec</text:p>
          </table:table-cell>
          <table:table-cell table:style-name="ce13" table:formula="of:=OFFSET([.$S$1];[.N34];0) &amp; IF([.M34];&quot; &quot; &amp; OFFSET([.$S$1];[.N34]+1;0);&quot;&quot;)" office:value-type="string" office:string-value="A g">
            <text:p>A g</text:p>
          </table:table-cell>
          <table:table-cell table:style-name="ce13" table:formula="of:=MOD([.A34];19)+1" office:value-type="float" office:value="8">
            <text:p>8</text:p>
          </table:table-cell>
          <table:table-cell table:style-name="ce13" table:formula="of:=OFFSET([.$T$1];[.J34];0)" office:value-type="string" office:string-value="XVI (r)">
            <text:p>XVI (r)</text:p>
          </table:table-cell>
          <table:table-cell/>
          <table:table-cell table:style-name="ce16" table:formula="of:=ORG.OPENOFFICE.ISLEAPYEAR([.D34])" office:value-type="float" office:value="1">
            <text:p>1</text:p>
          </table:table-cell>
          <table:table-cell table:style-name="ce16" table:formula="of:=WEEKDAY(DATE([.A34];1;1))" office:value-type="float" office:value="1">
            <text:p>1</text:p>
          </table:table-cell>
          <table:table-cell table:style-name="Default" table:number-columns-repeated="2"/>
          <table:table-cell table:style-name="ce18" table:formula="of:=[.R34]-[.F34]" office:value-type="float" office:value="219">
            <text:p>219</text:p>
          </table:table-cell>
          <table:table-cell table:style-name="ce19" table:formula="of:=DATE([.A34];12;25)" office:value-type="date" office:date-value="2040-12-25">
            <text:p>25 Dec</text:p>
          </table:table-cell>
          <table:table-cell table:number-columns-repeated="2"/>
          <table:table-cell office:value-type="string">
            <text:p>N</text:p>
          </table:table-cell>
          <table:table-cell table:number-columns-repeated="238"/>
        </table:table-row>
        <table:table-row table:style-name="ro2">
          <table:table-cell table:style-name="ce3" table:formula="of:=[Sheet2.A34]" office:value-type="float" office:value="2041">
            <text:p>2041</text:p>
          </table:table-cell>
          <table:table-cell table:style-name="ce8" table:formula="of:=[.D35]-63" office:value-type="date" office:date-value="2041-02-17">
            <text:p>17 Feb</text:p>
          </table:table-cell>
          <table:table-cell table:style-name="ce8" table:formula="of:=[.D35]-46" office:value-type="date" office:date-value="2041-03-06">
            <text:p>6 Mar</text:p>
          </table:table-cell>
          <table:table-cell table:style-name="ce8" table:formula="of:=[Sheet2.B34]" office:value-type="date" office:date-value="2041-04-21">
            <text:p>21 Apr</text:p>
          </table:table-cell>
          <table:table-cell table:style-name="ce8" table:formula="of:=[.D35]+39" office:value-type="date" office:date-value="2041-05-30">
            <text:p>30 May</text:p>
          </table:table-cell>
          <table:table-cell table:style-name="ce8" table:formula="of:=[.D35]+49" office:value-type="date" office:date-value="2041-06-09">
            <text:p>9 Jun</text:p>
          </table:table-cell>
          <table:table-cell table:style-name="ce13" table:formula="of:=INT(([.Q35]-1)/7)-4" office:value-type="float" office:value="24">
            <text:p>24</text:p>
          </table:table-cell>
          <table:table-cell table:style-name="ce8" table:formula="of:=[.F35]+[.G35]*7+7" office:value-type="date" office:date-value="2041-12-01">
            <text:p>1 Dec</text:p>
          </table:table-cell>
          <table:table-cell table:style-name="ce13" table:formula="of:=OFFSET([.$S$1];[.N35];0) &amp; IF([.M35];&quot; &quot; &amp; OFFSET([.$S$1];[.N35]+1;0);&quot;&quot;)" office:value-type="string" office:string-value="f">
            <text:p>f</text:p>
          </table:table-cell>
          <table:table-cell table:style-name="ce13" table:formula="of:=MOD([.A35];19)+1" office:value-type="float" office:value="9">
            <text:p>9</text:p>
          </table:table-cell>
          <table:table-cell table:style-name="ce13" table:formula="of:=OFFSET([.$T$1];[.J35];0)" office:value-type="string" office:string-value="XXVII (H)">
            <text:p>XXVII (H)</text:p>
          </table:table-cell>
          <table:table-cell/>
          <table:table-cell table:style-name="ce16" table:formula="of:=ORG.OPENOFFICE.ISLEAPYEAR([.D35])" office:value-type="float" office:value="0">
            <text:p>0</text:p>
          </table:table-cell>
          <table:table-cell table:style-name="ce16" table:formula="of:=WEEKDAY(DATE([.A35];1;1))" office:value-type="float" office:value="3">
            <text:p>3</text:p>
          </table:table-cell>
          <table:table-cell table:style-name="Default" table:number-columns-repeated="2"/>
          <table:table-cell table:style-name="ce18" table:formula="of:=[.R35]-[.F35]" office:value-type="float" office:value="199">
            <text:p>199</text:p>
          </table:table-cell>
          <table:table-cell table:style-name="ce19" table:formula="of:=DATE([.A35];12;25)" office:value-type="date" office:date-value="2041-12-25">
            <text:p>25 Dec</text:p>
          </table:table-cell>
          <table:table-cell table:number-columns-repeated="2"/>
          <table:table-cell office:value-type="string">
            <text:p>P</text:p>
          </table:table-cell>
          <table:table-cell table:number-columns-repeated="238"/>
        </table:table-row>
        <table:table-row table:style-name="ro2">
          <table:table-cell table:style-name="ce3" table:formula="of:=[Sheet2.A35]" office:value-type="float" office:value="2042">
            <text:p>2042</text:p>
          </table:table-cell>
          <table:table-cell table:style-name="ce8" table:formula="of:=[.D36]-63" office:value-type="date" office:date-value="2042-02-02">
            <text:p>2 Feb</text:p>
          </table:table-cell>
          <table:table-cell table:style-name="ce8" table:formula="of:=[.D36]-46" office:value-type="date" office:date-value="2042-02-19">
            <text:p>19 Feb</text:p>
          </table:table-cell>
          <table:table-cell table:style-name="ce8" table:formula="of:=[Sheet2.B35]" office:value-type="date" office:date-value="2042-04-06">
            <text:p>6 Apr</text:p>
          </table:table-cell>
          <table:table-cell table:style-name="ce8" table:formula="of:=[.D36]+39" office:value-type="date" office:date-value="2042-05-15">
            <text:p>15 May</text:p>
          </table:table-cell>
          <table:table-cell table:style-name="ce8" table:formula="of:=[.D36]+49" office:value-type="date" office:date-value="2042-05-25">
            <text:p>25 May</text:p>
          </table:table-cell>
          <table:table-cell table:style-name="ce13" table:formula="of:=INT(([.Q36]-1)/7)-4" office:value-type="float" office:value="26">
            <text:p>26</text:p>
          </table:table-cell>
          <table:table-cell table:style-name="ce8" table:formula="of:=[.F36]+[.G36]*7+7" office:value-type="date" office:date-value="2042-11-30">
            <text:p>30 Nov</text:p>
          </table:table-cell>
          <table:table-cell table:style-name="ce13" table:formula="of:=OFFSET([.$S$1];[.N36];0) &amp; IF([.M36];&quot; &quot; &amp; OFFSET([.$S$1];[.N36]+1;0);&quot;&quot;)" office:value-type="string" office:string-value="e">
            <text:p>e</text:p>
          </table:table-cell>
          <table:table-cell table:style-name="ce13" table:formula="of:=MOD([.A36];19)+1" office:value-type="float" office:value="10">
            <text:p>10</text:p>
          </table:table-cell>
          <table:table-cell table:style-name="ce13" table:formula="of:=OFFSET([.$T$1];[.J36];0)" office:value-type="string" office:string-value="VIII (h)">
            <text:p>VIII (h)</text:p>
          </table:table-cell>
          <table:table-cell/>
          <table:table-cell table:style-name="ce16" table:formula="of:=ORG.OPENOFFICE.ISLEAPYEAR([.D36])" office:value-type="float" office:value="0">
            <text:p>0</text:p>
          </table:table-cell>
          <table:table-cell table:style-name="ce16" table:formula="of:=WEEKDAY(DATE([.A36];1;1))" office:value-type="float" office:value="4">
            <text:p>4</text:p>
          </table:table-cell>
          <table:table-cell table:style-name="Default" table:number-columns-repeated="2"/>
          <table:table-cell table:style-name="ce18" table:formula="of:=[.R36]-[.F36]" office:value-type="float" office:value="214">
            <text:p>214</text:p>
          </table:table-cell>
          <table:table-cell table:style-name="ce19" table:formula="of:=DATE([.A36];12;25)" office:value-type="date" office:date-value="2042-12-25">
            <text:p>25 Dec</text:p>
          </table:table-cell>
          <table:table-cell table:number-columns-repeated="241"/>
        </table:table-row>
        <table:table-row table:style-name="ro2">
          <table:table-cell table:style-name="ce4" table:formula="of:=[Sheet2.A36]" office:value-type="float" office:value="2043">
            <text:p>2043</text:p>
          </table:table-cell>
          <table:table-cell table:style-name="ce9" table:formula="of:=[.D37]-63" office:value-type="date" office:date-value="2043-01-25">
            <text:p>25 Jan</text:p>
          </table:table-cell>
          <table:table-cell table:style-name="ce9" table:formula="of:=[.D37]-46" office:value-type="date" office:date-value="2043-02-11">
            <text:p>11 Feb</text:p>
          </table:table-cell>
          <table:table-cell table:style-name="ce9" table:formula="of:=[Sheet2.B36]" office:value-type="date" office:date-value="2043-03-29">
            <text:p>29 Mar</text:p>
          </table:table-cell>
          <table:table-cell table:style-name="ce9" table:formula="of:=[.D37]+39" office:value-type="date" office:date-value="2043-05-07">
            <text:p>7 May</text:p>
          </table:table-cell>
          <table:table-cell table:style-name="ce9" table:formula="of:=[.D37]+49" office:value-type="date" office:date-value="2043-05-17">
            <text:p>17 May</text:p>
          </table:table-cell>
          <table:table-cell table:style-name="ce14" table:formula="of:=INT(([.Q37]-1)/7)-4" office:value-type="float" office:value="27">
            <text:p>27</text:p>
          </table:table-cell>
          <table:table-cell table:style-name="ce9" table:formula="of:=[.F37]+[.G37]*7+7" office:value-type="date" office:date-value="2043-11-29">
            <text:p>29 Nov</text:p>
          </table:table-cell>
          <table:table-cell table:style-name="ce14" table:formula="of:=OFFSET([.$S$1];[.N37];0) &amp; IF([.M37];&quot; &quot; &amp; OFFSET([.$S$1];[.N37]+1;0);&quot;&quot;)" office:value-type="string" office:string-value="d">
            <text:p>d</text:p>
          </table:table-cell>
          <table:table-cell table:style-name="ce14" table:formula="of:=MOD([.A37];19)+1" office:value-type="float" office:value="11">
            <text:p>11</text:p>
          </table:table-cell>
          <table:table-cell table:style-name="ce14" table:formula="of:=OFFSET([.$T$1];[.J37];0)" office:value-type="string" office:string-value="XIX (u)">
            <text:p>XIX (u)</text:p>
          </table:table-cell>
          <table:table-cell/>
          <table:table-cell table:style-name="ce16" table:formula="of:=ORG.OPENOFFICE.ISLEAPYEAR([.D37])" office:value-type="float" office:value="0">
            <text:p>0</text:p>
          </table:table-cell>
          <table:table-cell table:style-name="ce16" table:formula="of:=WEEKDAY(DATE([.A37];1;1))" office:value-type="float" office:value="5">
            <text:p>5</text:p>
          </table:table-cell>
          <table:table-cell table:style-name="Default" table:number-columns-repeated="2"/>
          <table:table-cell table:style-name="ce18" table:formula="of:=[.R37]-[.F37]" office:value-type="float" office:value="222">
            <text:p>222</text:p>
          </table:table-cell>
          <table:table-cell table:style-name="ce19" table:formula="of:=DATE([.A37];12;25)" office:value-type="date" office:date-value="2043-12-25">
            <text:p>25 Dec</text:p>
          </table:table-cell>
          <table:table-cell table:number-columns-repeated="241"/>
        </table:table-row>
        <table:table-row table:style-name="ro2">
          <table:table-cell table:style-name="ce2" table:formula="of:=[Sheet2.A37]" office:value-type="float" office:value="2044">
            <text:p>2044</text:p>
          </table:table-cell>
          <table:table-cell table:style-name="ce7" table:formula="of:=[.D38]-63" office:value-type="date" office:date-value="2044-02-14">
            <text:p>14 Feb</text:p>
          </table:table-cell>
          <table:table-cell table:style-name="ce7" table:formula="of:=[.D38]-46" office:value-type="date" office:date-value="2044-03-02">
            <text:p>2 Mar</text:p>
          </table:table-cell>
          <table:table-cell table:style-name="ce7" table:formula="of:=[Sheet2.B37]" office:value-type="date" office:date-value="2044-04-17">
            <text:p>17 Apr</text:p>
          </table:table-cell>
          <table:table-cell table:style-name="ce7" table:formula="of:=[.D38]+39" office:value-type="date" office:date-value="2044-05-26">
            <text:p>26 May</text:p>
          </table:table-cell>
          <table:table-cell table:style-name="ce7" table:formula="of:=[.D38]+49" office:value-type="date" office:date-value="2044-06-05">
            <text:p>5 Jun</text:p>
          </table:table-cell>
          <table:table-cell table:style-name="ce12" table:formula="of:=INT(([.Q38]-1)/7)-4" office:value-type="float" office:value="24">
            <text:p>24</text:p>
          </table:table-cell>
          <table:table-cell table:style-name="ce7" table:formula="of:=[.F38]+[.G38]*7+7" office:value-type="date" office:date-value="2044-11-27">
            <text:p>27 Nov</text:p>
          </table:table-cell>
          <table:table-cell table:style-name="ce13" table:formula="of:=OFFSET([.$S$1];[.N38];0) &amp; IF([.M38];&quot; &quot; &amp; OFFSET([.$S$1];[.N38]+1;0);&quot;&quot;)" office:value-type="string" office:string-value="c b">
            <text:p>c b</text:p>
          </table:table-cell>
          <table:table-cell table:style-name="ce13" table:formula="of:=MOD([.A38];19)+1" office:value-type="float" office:value="12">
            <text:p>12</text:p>
          </table:table-cell>
          <table:table-cell table:style-name="ce13" table:formula="of:=OFFSET([.$T$1];[.J38];0)" office:value-type="string" office:string-value="* (P)">
            <text:p>* (P)</text:p>
          </table:table-cell>
          <table:table-cell/>
          <table:table-cell table:style-name="ce16" table:formula="of:=ORG.OPENOFFICE.ISLEAPYEAR([.D38])" office:value-type="float" office:value="1">
            <text:p>1</text:p>
          </table:table-cell>
          <table:table-cell table:style-name="ce16" table:formula="of:=WEEKDAY(DATE([.A38];1;1))" office:value-type="float" office:value="6">
            <text:p>6</text:p>
          </table:table-cell>
          <table:table-cell table:style-name="Default" table:number-columns-repeated="2"/>
          <table:table-cell table:style-name="ce18" table:formula="of:=[.R38]-[.F38]" office:value-type="float" office:value="203">
            <text:p>203</text:p>
          </table:table-cell>
          <table:table-cell table:style-name="ce19" table:formula="of:=DATE([.A38];12;25)" office:value-type="date" office:date-value="2044-12-25">
            <text:p>25 Dec</text:p>
          </table:table-cell>
          <table:table-cell table:number-columns-repeated="241"/>
        </table:table-row>
        <table:table-row table:style-name="ro2">
          <table:table-cell table:style-name="ce3" table:formula="of:=[Sheet2.A38]" office:value-type="float" office:value="2045">
            <text:p>2045</text:p>
          </table:table-cell>
          <table:table-cell table:style-name="ce8" table:formula="of:=[.D39]-63" office:value-type="date" office:date-value="2045-02-05">
            <text:p>5 Feb</text:p>
          </table:table-cell>
          <table:table-cell table:style-name="ce8" table:formula="of:=[.D39]-46" office:value-type="date" office:date-value="2045-02-22">
            <text:p>22 Feb</text:p>
          </table:table-cell>
          <table:table-cell table:style-name="ce8" table:formula="of:=[Sheet2.B38]" office:value-type="date" office:date-value="2045-04-09">
            <text:p>9 Apr</text:p>
          </table:table-cell>
          <table:table-cell table:style-name="ce8" table:formula="of:=[.D39]+39" office:value-type="date" office:date-value="2045-05-18">
            <text:p>18 May</text:p>
          </table:table-cell>
          <table:table-cell table:style-name="ce8" table:formula="of:=[.D39]+49" office:value-type="date" office:date-value="2045-05-28">
            <text:p>28 May</text:p>
          </table:table-cell>
          <table:table-cell table:style-name="ce13" table:formula="of:=INT(([.Q39]-1)/7)-4" office:value-type="float" office:value="26">
            <text:p>26</text:p>
          </table:table-cell>
          <table:table-cell table:style-name="ce8" table:formula="of:=[.F39]+[.G39]*7+7" office:value-type="date" office:date-value="2045-12-03">
            <text:p>3 Dec</text:p>
          </table:table-cell>
          <table:table-cell table:style-name="ce13" table:formula="of:=OFFSET([.$S$1];[.N39];0) &amp; IF([.M39];&quot; &quot; &amp; OFFSET([.$S$1];[.N39]+1;0);&quot;&quot;)" office:value-type="string" office:string-value="A">
            <text:p>A</text:p>
          </table:table-cell>
          <table:table-cell table:style-name="ce13" table:formula="of:=MOD([.A39];19)+1" office:value-type="float" office:value="13">
            <text:p>13</text:p>
          </table:table-cell>
          <table:table-cell table:style-name="ce13" table:formula="of:=OFFSET([.$T$1];[.J39];0)" office:value-type="string" office:string-value="XI (l)">
            <text:p>XI (l)</text:p>
          </table:table-cell>
          <table:table-cell/>
          <table:table-cell table:style-name="ce16" table:formula="of:=ORG.OPENOFFICE.ISLEAPYEAR([.D39])" office:value-type="float" office:value="0">
            <text:p>0</text:p>
          </table:table-cell>
          <table:table-cell table:style-name="ce16" table:formula="of:=WEEKDAY(DATE([.A39];1;1))" office:value-type="float" office:value="1">
            <text:p>1</text:p>
          </table:table-cell>
          <table:table-cell table:style-name="Default" table:number-columns-repeated="2"/>
          <table:table-cell table:style-name="ce18" table:formula="of:=[.R39]-[.F39]" office:value-type="float" office:value="211">
            <text:p>211</text:p>
          </table:table-cell>
          <table:table-cell table:style-name="ce19" table:formula="of:=DATE([.A39];12;25)" office:value-type="date" office:date-value="2045-12-25">
            <text:p>25 Dec</text:p>
          </table:table-cell>
          <table:table-cell table:number-columns-repeated="241"/>
        </table:table-row>
        <table:table-row table:style-name="ro2">
          <table:table-cell table:style-name="ce3" table:formula="of:=[Sheet2.A39]" office:value-type="float" office:value="2046">
            <text:p>2046</text:p>
          </table:table-cell>
          <table:table-cell table:style-name="ce8" table:formula="of:=[.D40]-63" office:value-type="date" office:date-value="2046-01-21">
            <text:p>21 Jan</text:p>
          </table:table-cell>
          <table:table-cell table:style-name="ce8" table:formula="of:=[.D40]-46" office:value-type="date" office:date-value="2046-02-07">
            <text:p>7 Feb</text:p>
          </table:table-cell>
          <table:table-cell table:style-name="ce8" table:formula="of:=[Sheet2.B39]" office:value-type="date" office:date-value="2046-03-25">
            <text:p>25 Mar</text:p>
          </table:table-cell>
          <table:table-cell table:style-name="ce8" table:formula="of:=[.D40]+39" office:value-type="date" office:date-value="2046-05-03">
            <text:p>3 May</text:p>
          </table:table-cell>
          <table:table-cell table:style-name="ce8" table:formula="of:=[.D40]+49" office:value-type="date" office:date-value="2046-05-13">
            <text:p>13 May</text:p>
          </table:table-cell>
          <table:table-cell table:style-name="ce13" table:formula="of:=INT(([.Q40]-1)/7)-4" office:value-type="float" office:value="28">
            <text:p>28</text:p>
          </table:table-cell>
          <table:table-cell table:style-name="ce8" table:formula="of:=[.F40]+[.G40]*7+7" office:value-type="date" office:date-value="2046-12-02">
            <text:p>2 Dec</text:p>
          </table:table-cell>
          <table:table-cell table:style-name="ce13" table:formula="of:=OFFSET([.$S$1];[.N40];0) &amp; IF([.M40];&quot; &quot; &amp; OFFSET([.$S$1];[.N40]+1;0);&quot;&quot;)" office:value-type="string" office:string-value="g">
            <text:p>g</text:p>
          </table:table-cell>
          <table:table-cell table:style-name="ce13" table:formula="of:=MOD([.A40];19)+1" office:value-type="float" office:value="14">
            <text:p>14</text:p>
          </table:table-cell>
          <table:table-cell table:style-name="ce13" table:formula="of:=OFFSET([.$T$1];[.J40];0)" office:value-type="string" office:string-value="XXII (C)">
            <text:p>XXII (C)</text:p>
          </table:table-cell>
          <table:table-cell/>
          <table:table-cell table:style-name="ce16" table:formula="of:=ORG.OPENOFFICE.ISLEAPYEAR([.D40])" office:value-type="float" office:value="0">
            <text:p>0</text:p>
          </table:table-cell>
          <table:table-cell table:style-name="ce16" table:formula="of:=WEEKDAY(DATE([.A40];1;1))" office:value-type="float" office:value="2">
            <text:p>2</text:p>
          </table:table-cell>
          <table:table-cell table:style-name="Default" table:number-columns-repeated="2"/>
          <table:table-cell table:style-name="ce18" table:formula="of:=[.R40]-[.F40]" office:value-type="float" office:value="226">
            <text:p>226</text:p>
          </table:table-cell>
          <table:table-cell table:style-name="ce19" table:formula="of:=DATE([.A40];12;25)" office:value-type="date" office:date-value="2046-12-25">
            <text:p>25 Dec</text:p>
          </table:table-cell>
          <table:table-cell table:number-columns-repeated="241"/>
        </table:table-row>
        <table:table-row table:style-name="ro2">
          <table:table-cell table:style-name="ce4" table:formula="of:=[Sheet2.A40]" office:value-type="float" office:value="2047">
            <text:p>2047</text:p>
          </table:table-cell>
          <table:table-cell table:style-name="ce9" table:formula="of:=[.D41]-63" office:value-type="date" office:date-value="2047-02-10">
            <text:p>10 Feb</text:p>
          </table:table-cell>
          <table:table-cell table:style-name="ce9" table:formula="of:=[.D41]-46" office:value-type="date" office:date-value="2047-02-27">
            <text:p>27 Feb</text:p>
          </table:table-cell>
          <table:table-cell table:style-name="ce9" table:formula="of:=[Sheet2.B40]" office:value-type="date" office:date-value="2047-04-14">
            <text:p>14 Apr</text:p>
          </table:table-cell>
          <table:table-cell table:style-name="ce9" table:formula="of:=[.D41]+39" office:value-type="date" office:date-value="2047-05-23">
            <text:p>23 May</text:p>
          </table:table-cell>
          <table:table-cell table:style-name="ce9" table:formula="of:=[.D41]+49" office:value-type="date" office:date-value="2047-06-02">
            <text:p>2 Jun</text:p>
          </table:table-cell>
          <table:table-cell table:style-name="ce14" table:formula="of:=INT(([.Q41]-1)/7)-4" office:value-type="float" office:value="25">
            <text:p>25</text:p>
          </table:table-cell>
          <table:table-cell table:style-name="ce9" table:formula="of:=[.F41]+[.G41]*7+7" office:value-type="date" office:date-value="2047-12-01">
            <text:p>1 Dec</text:p>
          </table:table-cell>
          <table:table-cell table:style-name="ce14" table:formula="of:=OFFSET([.$S$1];[.N41];0) &amp; IF([.M41];&quot; &quot; &amp; OFFSET([.$S$1];[.N41]+1;0);&quot;&quot;)" office:value-type="string" office:string-value="f">
            <text:p>f</text:p>
          </table:table-cell>
          <table:table-cell table:style-name="ce14" table:formula="of:=MOD([.A41];19)+1" office:value-type="float" office:value="15">
            <text:p>15</text:p>
          </table:table-cell>
          <table:table-cell table:style-name="ce14" table:formula="of:=OFFSET([.$T$1];[.J41];0)" office:value-type="string" office:string-value="III (c)">
            <text:p>III (c)</text:p>
          </table:table-cell>
          <table:table-cell/>
          <table:table-cell table:style-name="ce16" table:formula="of:=ORG.OPENOFFICE.ISLEAPYEAR([.D41])" office:value-type="float" office:value="0">
            <text:p>0</text:p>
          </table:table-cell>
          <table:table-cell table:style-name="ce16" table:formula="of:=WEEKDAY(DATE([.A41];1;1))" office:value-type="float" office:value="3">
            <text:p>3</text:p>
          </table:table-cell>
          <table:table-cell table:style-name="Default" table:number-columns-repeated="2"/>
          <table:table-cell table:style-name="ce18" table:formula="of:=[.R41]-[.F41]" office:value-type="float" office:value="206">
            <text:p>206</text:p>
          </table:table-cell>
          <table:table-cell table:style-name="ce19" table:formula="of:=DATE([.A41];12;25)" office:value-type="date" office:date-value="2047-12-25">
            <text:p>25 Dec</text:p>
          </table:table-cell>
          <table:table-cell table:number-columns-repeated="241"/>
        </table:table-row>
        <table:table-row table:style-name="ro2" table:number-rows-repeated="65494">
          <table:table-cell table:number-columns-repeated="259"/>
        </table:table-row>
        <table:table-row table:style-name="ro2">
          <table:table-cell table:number-columns-repeated="259"/>
        </table:table-row>
      </table:table>
      <table:table table:name="Sheet2" table:style-name="ta1" table:print="false">
        <table:table-column table:style-name="co8" table:default-cell-style-name="Default"/>
        <table:table-column table:style-name="co8" table:default-cell-style-name="ce20"/>
        <table:table-column table:style-name="co8" table:number-columns-repeated="8" table:default-cell-style-name="ce21"/>
        <table:table-column table:style-name="co8" table:default-cell-style-name="ce20"/>
        <table:table-row table:style-name="ro2">
          <table:table-cell office:value-type="float" office:value="2012">
            <text:p>2012</text:p>
          </table:table-cell>
          <table:table-cell table:formula="of:=[.K1]" office:value-type="date" office:date-value="2008-03-23">
            <text:p>3/23/2008</text:p>
          </table:table-cell>
          <table:table-cell table:formula="of:=MOD([.A1];19)" office:value-type="float" office:value="13">
            <text:p>13</text:p>
          </table:table-cell>
          <table:table-cell table:formula="of:=MOD([.A1];4)" office:value-type="float" office:value="0">
            <text:p>0</text:p>
          </table:table-cell>
          <table:table-cell table:formula="of:=MOD([.A1];7)" office:value-type="float" office:value="6">
            <text:p>6</text:p>
          </table:table-cell>
          <table:table-cell table:formula="of:=MOD((19*[.C1]+[.H1]);30)" office:value-type="float" office:value="1">
            <text:p>1</text:p>
          </table:table-cell>
          <table:table-cell table:formula="of:=MOD((2*[.D1]+4*[.E1]+6*[.F1]+[.I1]);7)" office:value-type="float" office:value="0">
            <text:p>0</text:p>
          </table:table-cell>
          <table:table-cell table:formula="of:=IF([.A1]&lt;1700;22;IF([.A1]&lt;1900;23;IF([.A1]&lt;2200;24;25)))" office:value-type="float" office:value="24">
            <text:p>24</text:p>
          </table:table-cell>
          <table:table-cell table:formula="of:=IF([.A1]&lt;1700;2;IF([.A1]&lt;1800;3;IF([.A1]&lt;1900;4;IF([.A1]&lt;2100;5;IF([.A1]&lt;2200;6;0)))))" office:value-type="float" office:value="5">
            <text:p>5</text:p>
          </table:table-cell>
          <table:table-cell table:formula="of:=IF([.F1]+[.G1]=35;28;IF(AND([.F1]=28;[.G1]=6;[.C1]&gt;10);27;[.F1]+[.G1]))" office:value-type="float" office:value="1">
            <text:p>1</text:p>
          </table:table-cell>
          <table:table-cell table:formula="of:=DATE([.A1];3;22)+[.J1]" office:value-type="date" office:date-value="2008-03-23">
            <text:p>3/23/2008</text:p>
          </table:table-cell>
        </table:table-row>
        <table:table-row table:style-name="ro2">
          <table:table-cell table:formula="of:=[.A1]+1" office:value-type="float" office:value="2009">
            <text:p>2009</text:p>
          </table:table-cell>
          <table:table-cell table:formula="of:=[.K2]" office:value-type="date" office:date-value="2009-04-12">
            <text:p>4/12/2009</text:p>
          </table:table-cell>
          <table:table-cell table:formula="of:=MOD([.A2];19)" office:value-type="float" office:value="14">
            <text:p>14</text:p>
          </table:table-cell>
          <table:table-cell table:formula="of:=MOD([.A2];4)" office:value-type="float" office:value="1">
            <text:p>1</text:p>
          </table:table-cell>
          <table:table-cell table:formula="of:=MOD([.A2];7)" office:value-type="float" office:value="0">
            <text:p>0</text:p>
          </table:table-cell>
          <table:table-cell table:formula="of:=MOD((19*[.C2]+[.H2]);30)" office:value-type="float" office:value="20">
            <text:p>20</text:p>
          </table:table-cell>
          <table:table-cell table:formula="of:=MOD((2*[.D2]+4*[.E2]+6*[.F2]+[.I2]);7)" office:value-type="float" office:value="1">
            <text:p>1</text:p>
          </table:table-cell>
          <table:table-cell table:formula="of:=IF([.A2]&lt;1700;22;IF([.A2]&lt;1900;23;IF([.A2]&lt;2200;24;25)))" office:value-type="float" office:value="24">
            <text:p>24</text:p>
          </table:table-cell>
          <table:table-cell table:formula="of:=IF([.A2]&lt;1700;2;IF([.A2]&lt;1800;3;IF([.A2]&lt;1900;4;IF([.A2]&lt;2100;5;IF([.A2]&lt;2200;6;0)))))" office:value-type="float" office:value="5">
            <text:p>5</text:p>
          </table:table-cell>
          <table:table-cell table:formula="of:=IF([.F2]+[.G2]=35;28;IF(AND([.F2]=28;[.G2]=6;[.C2]&gt;10);27;[.F2]+[.G2]))" office:value-type="float" office:value="21">
            <text:p>21</text:p>
          </table:table-cell>
          <table:table-cell table:formula="of:=DATE([.A2];3;22)+[.J2]" office:value-type="date" office:date-value="2009-04-12">
            <text:p>4/12/2009</text:p>
          </table:table-cell>
        </table:table-row>
        <table:table-row table:style-name="ro2">
          <table:table-cell table:formula="of:=[.A2]+1" office:value-type="float" office:value="2010">
            <text:p>2010</text:p>
          </table:table-cell>
          <table:table-cell table:formula="of:=[.K3]" office:value-type="date" office:date-value="2010-04-04">
            <text:p>4/4/2010</text:p>
          </table:table-cell>
          <table:table-cell table:formula="of:=MOD([.A3];19)" office:value-type="float" office:value="15">
            <text:p>15</text:p>
          </table:table-cell>
          <table:table-cell table:formula="of:=MOD([.A3];4)" office:value-type="float" office:value="2">
            <text:p>2</text:p>
          </table:table-cell>
          <table:table-cell table:formula="of:=MOD([.A3];7)" office:value-type="float" office:value="1">
            <text:p>1</text:p>
          </table:table-cell>
          <table:table-cell table:formula="of:=MOD((19*[.C3]+[.H3]);30)" office:value-type="float" office:value="9">
            <text:p>9</text:p>
          </table:table-cell>
          <table:table-cell table:formula="of:=MOD((2*[.D3]+4*[.E3]+6*[.F3]+[.I3]);7)" office:value-type="float" office:value="4">
            <text:p>4</text:p>
          </table:table-cell>
          <table:table-cell table:formula="of:=IF([.A3]&lt;1700;22;IF([.A3]&lt;1900;23;IF([.A3]&lt;2200;24;25)))" office:value-type="float" office:value="24">
            <text:p>24</text:p>
          </table:table-cell>
          <table:table-cell table:formula="of:=IF([.A3]&lt;1700;2;IF([.A3]&lt;1800;3;IF([.A3]&lt;1900;4;IF([.A3]&lt;2100;5;IF([.A3]&lt;2200;6;0)))))" office:value-type="float" office:value="5">
            <text:p>5</text:p>
          </table:table-cell>
          <table:table-cell table:formula="of:=IF([.F3]+[.G3]=35;28;IF(AND([.F3]=28;[.G3]=6;[.C3]&gt;10);27;[.F3]+[.G3]))" office:value-type="float" office:value="13">
            <text:p>13</text:p>
          </table:table-cell>
          <table:table-cell table:formula="of:=DATE([.A3];3;22)+[.J3]" office:value-type="date" office:date-value="2010-04-04">
            <text:p>4/4/2010</text:p>
          </table:table-cell>
        </table:table-row>
        <table:table-row table:style-name="ro2">
          <table:table-cell table:formula="of:=[.A3]+1" office:value-type="float" office:value="2011">
            <text:p>2011</text:p>
          </table:table-cell>
          <table:table-cell table:formula="of:=[.K4]" office:value-type="date" office:date-value="2011-04-24">
            <text:p>4/24/2011</text:p>
          </table:table-cell>
          <table:table-cell table:formula="of:=MOD([.A4];19)" office:value-type="float" office:value="16">
            <text:p>16</text:p>
          </table:table-cell>
          <table:table-cell table:formula="of:=MOD([.A4];4)" office:value-type="float" office:value="3">
            <text:p>3</text:p>
          </table:table-cell>
          <table:table-cell table:formula="of:=MOD([.A4];7)" office:value-type="float" office:value="2">
            <text:p>2</text:p>
          </table:table-cell>
          <table:table-cell table:formula="of:=MOD((19*[.C4]+[.H4]);30)" office:value-type="float" office:value="28">
            <text:p>28</text:p>
          </table:table-cell>
          <table:table-cell table:formula="of:=MOD((2*[.D4]+4*[.E4]+6*[.F4]+[.I4]);7)" office:value-type="float" office:value="5">
            <text:p>5</text:p>
          </table:table-cell>
          <table:table-cell table:formula="of:=IF([.A4]&lt;1700;22;IF([.A4]&lt;1900;23;IF([.A4]&lt;2200;24;25)))" office:value-type="float" office:value="24">
            <text:p>24</text:p>
          </table:table-cell>
          <table:table-cell table:formula="of:=IF([.A4]&lt;1700;2;IF([.A4]&lt;1800;3;IF([.A4]&lt;1900;4;IF([.A4]&lt;2100;5;IF([.A4]&lt;2200;6;0)))))" office:value-type="float" office:value="5">
            <text:p>5</text:p>
          </table:table-cell>
          <table:table-cell table:formula="of:=IF([.F4]+[.G4]=35;28;IF(AND([.F4]=28;[.G4]=6;[.C4]&gt;10);27;[.F4]+[.G4]))" office:value-type="float" office:value="33">
            <text:p>33</text:p>
          </table:table-cell>
          <table:table-cell table:formula="of:=DATE([.A4];3;22)+[.J4]" office:value-type="date" office:date-value="2011-04-24">
            <text:p>4/24/2011</text:p>
          </table:table-cell>
        </table:table-row>
        <table:table-row table:style-name="ro2">
          <table:table-cell table:formula="of:=[.A4]+1" office:value-type="float" office:value="2012">
            <text:p>2012</text:p>
          </table:table-cell>
          <table:table-cell table:formula="of:=[.K5]" office:value-type="date" office:date-value="2012-04-08">
            <text:p>4/8/2012</text:p>
          </table:table-cell>
          <table:table-cell table:formula="of:=MOD([.A5];19)" office:value-type="float" office:value="17">
            <text:p>17</text:p>
          </table:table-cell>
          <table:table-cell table:formula="of:=MOD([.A5];4)" office:value-type="float" office:value="0">
            <text:p>0</text:p>
          </table:table-cell>
          <table:table-cell table:formula="of:=MOD([.A5];7)" office:value-type="float" office:value="3">
            <text:p>3</text:p>
          </table:table-cell>
          <table:table-cell table:formula="of:=MOD((19*[.C5]+[.H5]);30)" office:value-type="float" office:value="17">
            <text:p>17</text:p>
          </table:table-cell>
          <table:table-cell table:formula="of:=MOD((2*[.D5]+4*[.E5]+6*[.F5]+[.I5]);7)" office:value-type="float" office:value="0">
            <text:p>0</text:p>
          </table:table-cell>
          <table:table-cell table:formula="of:=IF([.A5]&lt;1700;22;IF([.A5]&lt;1900;23;IF([.A5]&lt;2200;24;25)))" office:value-type="float" office:value="24">
            <text:p>24</text:p>
          </table:table-cell>
          <table:table-cell table:formula="of:=IF([.A5]&lt;1700;2;IF([.A5]&lt;1800;3;IF([.A5]&lt;1900;4;IF([.A5]&lt;2100;5;IF([.A5]&lt;2200;6;0)))))" office:value-type="float" office:value="5">
            <text:p>5</text:p>
          </table:table-cell>
          <table:table-cell table:formula="of:=IF([.F5]+[.G5]=35;28;IF(AND([.F5]=28;[.G5]=6;[.C5]&gt;10);27;[.F5]+[.G5]))" office:value-type="float" office:value="17">
            <text:p>17</text:p>
          </table:table-cell>
          <table:table-cell table:formula="of:=DATE([.A5];3;22)+[.J5]" office:value-type="date" office:date-value="2012-04-08">
            <text:p>4/8/2012</text:p>
          </table:table-cell>
        </table:table-row>
        <table:table-row table:style-name="ro2">
          <table:table-cell table:formula="of:=[.A5]+1" office:value-type="float" office:value="2013">
            <text:p>2013</text:p>
          </table:table-cell>
          <table:table-cell table:formula="of:=[.K6]" office:value-type="date" office:date-value="2013-03-31">
            <text:p>3/31/2013</text:p>
          </table:table-cell>
          <table:table-cell table:formula="of:=MOD([.A6];19)" office:value-type="float" office:value="18">
            <text:p>18</text:p>
          </table:table-cell>
          <table:table-cell table:formula="of:=MOD([.A6];4)" office:value-type="float" office:value="1">
            <text:p>1</text:p>
          </table:table-cell>
          <table:table-cell table:formula="of:=MOD([.A6];7)" office:value-type="float" office:value="4">
            <text:p>4</text:p>
          </table:table-cell>
          <table:table-cell table:formula="of:=MOD((19*[.C6]+[.H6]);30)" office:value-type="float" office:value="6">
            <text:p>6</text:p>
          </table:table-cell>
          <table:table-cell table:formula="of:=MOD((2*[.D6]+4*[.E6]+6*[.F6]+[.I6]);7)" office:value-type="float" office:value="3">
            <text:p>3</text:p>
          </table:table-cell>
          <table:table-cell table:formula="of:=IF([.A6]&lt;1700;22;IF([.A6]&lt;1900;23;IF([.A6]&lt;2200;24;25)))" office:value-type="float" office:value="24">
            <text:p>24</text:p>
          </table:table-cell>
          <table:table-cell table:formula="of:=IF([.A6]&lt;1700;2;IF([.A6]&lt;1800;3;IF([.A6]&lt;1900;4;IF([.A6]&lt;2100;5;IF([.A6]&lt;2200;6;0)))))" office:value-type="float" office:value="5">
            <text:p>5</text:p>
          </table:table-cell>
          <table:table-cell table:formula="of:=IF([.F6]+[.G6]=35;28;IF(AND([.F6]=28;[.G6]=6;[.C6]&gt;10);27;[.F6]+[.G6]))" office:value-type="float" office:value="9">
            <text:p>9</text:p>
          </table:table-cell>
          <table:table-cell table:formula="of:=DATE([.A6];3;22)+[.J6]" office:value-type="date" office:date-value="2013-03-31">
            <text:p>3/31/2013</text:p>
          </table:table-cell>
        </table:table-row>
        <table:table-row table:style-name="ro2">
          <table:table-cell table:formula="of:=[.A6]+1" office:value-type="float" office:value="2014">
            <text:p>2014</text:p>
          </table:table-cell>
          <table:table-cell table:formula="of:=[.K7]" office:value-type="date" office:date-value="2014-04-20">
            <text:p>4/20/2014</text:p>
          </table:table-cell>
          <table:table-cell table:formula="of:=MOD([.A7];19)" office:value-type="float" office:value="0">
            <text:p>0</text:p>
          </table:table-cell>
          <table:table-cell table:formula="of:=MOD([.A7];4)" office:value-type="float" office:value="2">
            <text:p>2</text:p>
          </table:table-cell>
          <table:table-cell table:formula="of:=MOD([.A7];7)" office:value-type="float" office:value="5">
            <text:p>5</text:p>
          </table:table-cell>
          <table:table-cell table:formula="of:=MOD((19*[.C7]+[.H7]);30)" office:value-type="float" office:value="24">
            <text:p>24</text:p>
          </table:table-cell>
          <table:table-cell table:formula="of:=MOD((2*[.D7]+4*[.E7]+6*[.F7]+[.I7]);7)" office:value-type="float" office:value="5">
            <text:p>5</text:p>
          </table:table-cell>
          <table:table-cell table:formula="of:=IF([.A7]&lt;1700;22;IF([.A7]&lt;1900;23;IF([.A7]&lt;2200;24;25)))" office:value-type="float" office:value="24">
            <text:p>24</text:p>
          </table:table-cell>
          <table:table-cell table:formula="of:=IF([.A7]&lt;1700;2;IF([.A7]&lt;1800;3;IF([.A7]&lt;1900;4;IF([.A7]&lt;2100;5;IF([.A7]&lt;2200;6;0)))))" office:value-type="float" office:value="5">
            <text:p>5</text:p>
          </table:table-cell>
          <table:table-cell table:formula="of:=IF([.F7]+[.G7]=35;28;IF(AND([.F7]=28;[.G7]=6;[.C7]&gt;10);27;[.F7]+[.G7]))" office:value-type="float" office:value="29">
            <text:p>29</text:p>
          </table:table-cell>
          <table:table-cell table:formula="of:=DATE([.A7];3;22)+[.J7]" office:value-type="date" office:date-value="2014-04-20">
            <text:p>4/20/2014</text:p>
          </table:table-cell>
        </table:table-row>
        <table:table-row table:style-name="ro2">
          <table:table-cell table:formula="of:=[.A7]+1" office:value-type="float" office:value="2015">
            <text:p>2015</text:p>
          </table:table-cell>
          <table:table-cell table:formula="of:=[.K8]" office:value-type="date" office:date-value="2015-04-05">
            <text:p>4/5/2015</text:p>
          </table:table-cell>
          <table:table-cell table:formula="of:=MOD([.A8];19)" office:value-type="float" office:value="1">
            <text:p>1</text:p>
          </table:table-cell>
          <table:table-cell table:formula="of:=MOD([.A8];4)" office:value-type="float" office:value="3">
            <text:p>3</text:p>
          </table:table-cell>
          <table:table-cell table:formula="of:=MOD([.A8];7)" office:value-type="float" office:value="6">
            <text:p>6</text:p>
          </table:table-cell>
          <table:table-cell table:formula="of:=MOD((19*[.C8]+[.H8]);30)" office:value-type="float" office:value="13">
            <text:p>13</text:p>
          </table:table-cell>
          <table:table-cell table:formula="of:=MOD((2*[.D8]+4*[.E8]+6*[.F8]+[.I8]);7)" office:value-type="float" office:value="1">
            <text:p>1</text:p>
          </table:table-cell>
          <table:table-cell table:formula="of:=IF([.A8]&lt;1700;22;IF([.A8]&lt;1900;23;IF([.A8]&lt;2200;24;25)))" office:value-type="float" office:value="24">
            <text:p>24</text:p>
          </table:table-cell>
          <table:table-cell table:formula="of:=IF([.A8]&lt;1700;2;IF([.A8]&lt;1800;3;IF([.A8]&lt;1900;4;IF([.A8]&lt;2100;5;IF([.A8]&lt;2200;6;0)))))" office:value-type="float" office:value="5">
            <text:p>5</text:p>
          </table:table-cell>
          <table:table-cell table:formula="of:=IF([.F8]+[.G8]=35;28;IF(AND([.F8]=28;[.G8]=6;[.C8]&gt;10);27;[.F8]+[.G8]))" office:value-type="float" office:value="14">
            <text:p>14</text:p>
          </table:table-cell>
          <table:table-cell table:formula="of:=DATE([.A8];3;22)+[.J8]" office:value-type="date" office:date-value="2015-04-05">
            <text:p>4/5/2015</text:p>
          </table:table-cell>
        </table:table-row>
        <table:table-row table:style-name="ro2">
          <table:table-cell table:formula="of:=[.A8]+1" office:value-type="float" office:value="2016">
            <text:p>2016</text:p>
          </table:table-cell>
          <table:table-cell table:formula="of:=[.K9]" office:value-type="date" office:date-value="2016-03-27">
            <text:p>3/27/2016</text:p>
          </table:table-cell>
          <table:table-cell table:formula="of:=MOD([.A9];19)" office:value-type="float" office:value="2">
            <text:p>2</text:p>
          </table:table-cell>
          <table:table-cell table:formula="of:=MOD([.A9];4)" office:value-type="float" office:value="0">
            <text:p>0</text:p>
          </table:table-cell>
          <table:table-cell table:formula="of:=MOD([.A9];7)" office:value-type="float" office:value="0">
            <text:p>0</text:p>
          </table:table-cell>
          <table:table-cell table:formula="of:=MOD((19*[.C9]+[.H9]);30)" office:value-type="float" office:value="2">
            <text:p>2</text:p>
          </table:table-cell>
          <table:table-cell table:formula="of:=MOD((2*[.D9]+4*[.E9]+6*[.F9]+[.I9]);7)" office:value-type="float" office:value="3">
            <text:p>3</text:p>
          </table:table-cell>
          <table:table-cell table:formula="of:=IF([.A9]&lt;1700;22;IF([.A9]&lt;1900;23;IF([.A9]&lt;2200;24;25)))" office:value-type="float" office:value="24">
            <text:p>24</text:p>
          </table:table-cell>
          <table:table-cell table:formula="of:=IF([.A9]&lt;1700;2;IF([.A9]&lt;1800;3;IF([.A9]&lt;1900;4;IF([.A9]&lt;2100;5;IF([.A9]&lt;2200;6;0)))))" office:value-type="float" office:value="5">
            <text:p>5</text:p>
          </table:table-cell>
          <table:table-cell table:formula="of:=IF([.F9]+[.G9]=35;28;IF(AND([.F9]=28;[.G9]=6;[.C9]&gt;10);27;[.F9]+[.G9]))" office:value-type="float" office:value="5">
            <text:p>5</text:p>
          </table:table-cell>
          <table:table-cell table:formula="of:=DATE([.A9];3;22)+[.J9]" office:value-type="date" office:date-value="2016-03-27">
            <text:p>3/27/2016</text:p>
          </table:table-cell>
        </table:table-row>
        <table:table-row table:style-name="ro2">
          <table:table-cell table:formula="of:=[.A9]+1" office:value-type="float" office:value="2017">
            <text:p>2017</text:p>
          </table:table-cell>
          <table:table-cell table:formula="of:=[.K10]" office:value-type="date" office:date-value="2017-04-16">
            <text:p>4/16/2017</text:p>
          </table:table-cell>
          <table:table-cell table:formula="of:=MOD([.A10];19)" office:value-type="float" office:value="3">
            <text:p>3</text:p>
          </table:table-cell>
          <table:table-cell table:formula="of:=MOD([.A10];4)" office:value-type="float" office:value="1">
            <text:p>1</text:p>
          </table:table-cell>
          <table:table-cell table:formula="of:=MOD([.A10];7)" office:value-type="float" office:value="1">
            <text:p>1</text:p>
          </table:table-cell>
          <table:table-cell table:formula="of:=MOD((19*[.C10]+[.H10]);30)" office:value-type="float" office:value="21">
            <text:p>21</text:p>
          </table:table-cell>
          <table:table-cell table:formula="of:=MOD((2*[.D10]+4*[.E10]+6*[.F10]+[.I10]);7)" office:value-type="float" office:value="4">
            <text:p>4</text:p>
          </table:table-cell>
          <table:table-cell table:formula="of:=IF([.A10]&lt;1700;22;IF([.A10]&lt;1900;23;IF([.A10]&lt;2200;24;25)))" office:value-type="float" office:value="24">
            <text:p>24</text:p>
          </table:table-cell>
          <table:table-cell table:formula="of:=IF([.A10]&lt;1700;2;IF([.A10]&lt;1800;3;IF([.A10]&lt;1900;4;IF([.A10]&lt;2100;5;IF([.A10]&lt;2200;6;0)))))" office:value-type="float" office:value="5">
            <text:p>5</text:p>
          </table:table-cell>
          <table:table-cell table:formula="of:=IF([.F10]+[.G10]=35;28;IF(AND([.F10]=28;[.G10]=6;[.C10]&gt;10);27;[.F10]+[.G10]))" office:value-type="float" office:value="25">
            <text:p>25</text:p>
          </table:table-cell>
          <table:table-cell table:formula="of:=DATE([.A10];3;22)+[.J10]" office:value-type="date" office:date-value="2017-04-16">
            <text:p>4/16/2017</text:p>
          </table:table-cell>
        </table:table-row>
        <table:table-row table:style-name="ro2">
          <table:table-cell table:formula="of:=[.A10]+1" office:value-type="float" office:value="2018">
            <text:p>2018</text:p>
          </table:table-cell>
          <table:table-cell table:formula="of:=[.K11]" office:value-type="date" office:date-value="2018-04-01">
            <text:p>4/1/2018</text:p>
          </table:table-cell>
          <table:table-cell table:formula="of:=MOD([.A11];19)" office:value-type="float" office:value="4">
            <text:p>4</text:p>
          </table:table-cell>
          <table:table-cell table:formula="of:=MOD([.A11];4)" office:value-type="float" office:value="2">
            <text:p>2</text:p>
          </table:table-cell>
          <table:table-cell table:formula="of:=MOD([.A11];7)" office:value-type="float" office:value="2">
            <text:p>2</text:p>
          </table:table-cell>
          <table:table-cell table:formula="of:=MOD((19*[.C11]+[.H11]);30)" office:value-type="float" office:value="10">
            <text:p>10</text:p>
          </table:table-cell>
          <table:table-cell table:formula="of:=MOD((2*[.D11]+4*[.E11]+6*[.F11]+[.I11]);7)" office:value-type="float" office:value="0">
            <text:p>0</text:p>
          </table:table-cell>
          <table:table-cell table:formula="of:=IF([.A11]&lt;1700;22;IF([.A11]&lt;1900;23;IF([.A11]&lt;2200;24;25)))" office:value-type="float" office:value="24">
            <text:p>24</text:p>
          </table:table-cell>
          <table:table-cell table:formula="of:=IF([.A11]&lt;1700;2;IF([.A11]&lt;1800;3;IF([.A11]&lt;1900;4;IF([.A11]&lt;2100;5;IF([.A11]&lt;2200;6;0)))))" office:value-type="float" office:value="5">
            <text:p>5</text:p>
          </table:table-cell>
          <table:table-cell table:formula="of:=IF([.F11]+[.G11]=35;28;IF(AND([.F11]=28;[.G11]=6;[.C11]&gt;10);27;[.F11]+[.G11]))" office:value-type="float" office:value="10">
            <text:p>10</text:p>
          </table:table-cell>
          <table:table-cell table:formula="of:=DATE([.A11];3;22)+[.J11]" office:value-type="date" office:date-value="2018-04-01">
            <text:p>4/1/2018</text:p>
          </table:table-cell>
        </table:table-row>
        <table:table-row table:style-name="ro2">
          <table:table-cell table:formula="of:=[.A11]+1" office:value-type="float" office:value="2019">
            <text:p>2019</text:p>
          </table:table-cell>
          <table:table-cell table:formula="of:=[.K12]" office:value-type="date" office:date-value="2019-04-21">
            <text:p>4/21/2019</text:p>
          </table:table-cell>
          <table:table-cell table:formula="of:=MOD([.A12];19)" office:value-type="float" office:value="5">
            <text:p>5</text:p>
          </table:table-cell>
          <table:table-cell table:formula="of:=MOD([.A12];4)" office:value-type="float" office:value="3">
            <text:p>3</text:p>
          </table:table-cell>
          <table:table-cell table:formula="of:=MOD([.A12];7)" office:value-type="float" office:value="3">
            <text:p>3</text:p>
          </table:table-cell>
          <table:table-cell table:formula="of:=MOD((19*[.C12]+[.H12]);30)" office:value-type="float" office:value="29">
            <text:p>29</text:p>
          </table:table-cell>
          <table:table-cell table:formula="of:=MOD((2*[.D12]+4*[.E12]+6*[.F12]+[.I12]);7)" office:value-type="float" office:value="1">
            <text:p>1</text:p>
          </table:table-cell>
          <table:table-cell table:formula="of:=IF([.A12]&lt;1700;22;IF([.A12]&lt;1900;23;IF([.A12]&lt;2200;24;25)))" office:value-type="float" office:value="24">
            <text:p>24</text:p>
          </table:table-cell>
          <table:table-cell table:formula="of:=IF([.A12]&lt;1700;2;IF([.A12]&lt;1800;3;IF([.A12]&lt;1900;4;IF([.A12]&lt;2100;5;IF([.A12]&lt;2200;6;0)))))" office:value-type="float" office:value="5">
            <text:p>5</text:p>
          </table:table-cell>
          <table:table-cell table:formula="of:=IF([.F12]+[.G12]=35;28;IF(AND([.F12]=28;[.G12]=6;[.C12]&gt;10);27;[.F12]+[.G12]))" office:value-type="float" office:value="30">
            <text:p>30</text:p>
          </table:table-cell>
          <table:table-cell table:formula="of:=DATE([.A12];3;22)+[.J12]" office:value-type="date" office:date-value="2019-04-21">
            <text:p>4/21/2019</text:p>
          </table:table-cell>
        </table:table-row>
        <table:table-row table:style-name="ro2">
          <table:table-cell table:formula="of:=[.A12]+1" office:value-type="float" office:value="2020">
            <text:p>2020</text:p>
          </table:table-cell>
          <table:table-cell table:formula="of:=[.K13]" office:value-type="date" office:date-value="2020-04-12">
            <text:p>4/12/2020</text:p>
          </table:table-cell>
          <table:table-cell table:formula="of:=MOD([.A13];19)" office:value-type="float" office:value="6">
            <text:p>6</text:p>
          </table:table-cell>
          <table:table-cell table:formula="of:=MOD([.A13];4)" office:value-type="float" office:value="0">
            <text:p>0</text:p>
          </table:table-cell>
          <table:table-cell table:formula="of:=MOD([.A13];7)" office:value-type="float" office:value="4">
            <text:p>4</text:p>
          </table:table-cell>
          <table:table-cell table:formula="of:=MOD((19*[.C13]+[.H13]);30)" office:value-type="float" office:value="18">
            <text:p>18</text:p>
          </table:table-cell>
          <table:table-cell table:formula="of:=MOD((2*[.D13]+4*[.E13]+6*[.F13]+[.I13]);7)" office:value-type="float" office:value="3">
            <text:p>3</text:p>
          </table:table-cell>
          <table:table-cell table:formula="of:=IF([.A13]&lt;1700;22;IF([.A13]&lt;1900;23;IF([.A13]&lt;2200;24;25)))" office:value-type="float" office:value="24">
            <text:p>24</text:p>
          </table:table-cell>
          <table:table-cell table:formula="of:=IF([.A13]&lt;1700;2;IF([.A13]&lt;1800;3;IF([.A13]&lt;1900;4;IF([.A13]&lt;2100;5;IF([.A13]&lt;2200;6;0)))))" office:value-type="float" office:value="5">
            <text:p>5</text:p>
          </table:table-cell>
          <table:table-cell table:formula="of:=IF([.F13]+[.G13]=35;28;IF(AND([.F13]=28;[.G13]=6;[.C13]&gt;10);27;[.F13]+[.G13]))" office:value-type="float" office:value="21">
            <text:p>21</text:p>
          </table:table-cell>
          <table:table-cell table:formula="of:=DATE([.A13];3;22)+[.J13]" office:value-type="date" office:date-value="2020-04-12">
            <text:p>4/12/2020</text:p>
          </table:table-cell>
        </table:table-row>
        <table:table-row table:style-name="ro2">
          <table:table-cell table:formula="of:=[.A13]+1" office:value-type="float" office:value="2021">
            <text:p>2021</text:p>
          </table:table-cell>
          <table:table-cell table:formula="of:=[.K14]" office:value-type="date" office:date-value="2021-04-04">
            <text:p>4/4/2021</text:p>
          </table:table-cell>
          <table:table-cell table:formula="of:=MOD([.A14];19)" office:value-type="float" office:value="7">
            <text:p>7</text:p>
          </table:table-cell>
          <table:table-cell table:formula="of:=MOD([.A14];4)" office:value-type="float" office:value="1">
            <text:p>1</text:p>
          </table:table-cell>
          <table:table-cell table:formula="of:=MOD([.A14];7)" office:value-type="float" office:value="5">
            <text:p>5</text:p>
          </table:table-cell>
          <table:table-cell table:formula="of:=MOD((19*[.C14]+[.H14]);30)" office:value-type="float" office:value="7">
            <text:p>7</text:p>
          </table:table-cell>
          <table:table-cell table:formula="of:=MOD((2*[.D14]+4*[.E14]+6*[.F14]+[.I14]);7)" office:value-type="float" office:value="6">
            <text:p>6</text:p>
          </table:table-cell>
          <table:table-cell table:formula="of:=IF([.A14]&lt;1700;22;IF([.A14]&lt;1900;23;IF([.A14]&lt;2200;24;25)))" office:value-type="float" office:value="24">
            <text:p>24</text:p>
          </table:table-cell>
          <table:table-cell table:formula="of:=IF([.A14]&lt;1700;2;IF([.A14]&lt;1800;3;IF([.A14]&lt;1900;4;IF([.A14]&lt;2100;5;IF([.A14]&lt;2200;6;0)))))" office:value-type="float" office:value="5">
            <text:p>5</text:p>
          </table:table-cell>
          <table:table-cell table:formula="of:=IF([.F14]+[.G14]=35;28;IF(AND([.F14]=28;[.G14]=6;[.C14]&gt;10);27;[.F14]+[.G14]))" office:value-type="float" office:value="13">
            <text:p>13</text:p>
          </table:table-cell>
          <table:table-cell table:formula="of:=DATE([.A14];3;22)+[.J14]" office:value-type="date" office:date-value="2021-04-04">
            <text:p>4/4/2021</text:p>
          </table:table-cell>
        </table:table-row>
        <table:table-row table:style-name="ro2">
          <table:table-cell table:formula="of:=[.A14]+1" office:value-type="float" office:value="2022">
            <text:p>2022</text:p>
          </table:table-cell>
          <table:table-cell table:formula="of:=[.K15]" office:value-type="date" office:date-value="2022-04-17">
            <text:p>4/17/2022</text:p>
          </table:table-cell>
          <table:table-cell table:formula="of:=MOD([.A15];19)" office:value-type="float" office:value="8">
            <text:p>8</text:p>
          </table:table-cell>
          <table:table-cell table:formula="of:=MOD([.A15];4)" office:value-type="float" office:value="2">
            <text:p>2</text:p>
          </table:table-cell>
          <table:table-cell table:formula="of:=MOD([.A15];7)" office:value-type="float" office:value="6">
            <text:p>6</text:p>
          </table:table-cell>
          <table:table-cell table:formula="of:=MOD((19*[.C15]+[.H15]);30)" office:value-type="float" office:value="26">
            <text:p>26</text:p>
          </table:table-cell>
          <table:table-cell table:formula="of:=MOD((2*[.D15]+4*[.E15]+6*[.F15]+[.I15]);7)" office:value-type="float" office:value="0">
            <text:p>0</text:p>
          </table:table-cell>
          <table:table-cell table:formula="of:=IF([.A15]&lt;1700;22;IF([.A15]&lt;1900;23;IF([.A15]&lt;2200;24;25)))" office:value-type="float" office:value="24">
            <text:p>24</text:p>
          </table:table-cell>
          <table:table-cell table:formula="of:=IF([.A15]&lt;1700;2;IF([.A15]&lt;1800;3;IF([.A15]&lt;1900;4;IF([.A15]&lt;2100;5;IF([.A15]&lt;2200;6;0)))))" office:value-type="float" office:value="5">
            <text:p>5</text:p>
          </table:table-cell>
          <table:table-cell table:formula="of:=IF([.F15]+[.G15]=35;28;IF(AND([.F15]=28;[.G15]=6;[.C15]&gt;10);27;[.F15]+[.G15]))" office:value-type="float" office:value="26">
            <text:p>26</text:p>
          </table:table-cell>
          <table:table-cell table:formula="of:=DATE([.A15];3;22)+[.J15]" office:value-type="date" office:date-value="2022-04-17">
            <text:p>4/17/2022</text:p>
          </table:table-cell>
        </table:table-row>
        <table:table-row table:style-name="ro2">
          <table:table-cell table:formula="of:=[.A15]+1" office:value-type="float" office:value="2023">
            <text:p>2023</text:p>
          </table:table-cell>
          <table:table-cell table:formula="of:=[.K16]" office:value-type="date" office:date-value="2023-04-09">
            <text:p>4/9/2023</text:p>
          </table:table-cell>
          <table:table-cell table:formula="of:=MOD([.A16];19)" office:value-type="float" office:value="9">
            <text:p>9</text:p>
          </table:table-cell>
          <table:table-cell table:formula="of:=MOD([.A16];4)" office:value-type="float" office:value="3">
            <text:p>3</text:p>
          </table:table-cell>
          <table:table-cell table:formula="of:=MOD([.A16];7)" office:value-type="float" office:value="0">
            <text:p>0</text:p>
          </table:table-cell>
          <table:table-cell table:formula="of:=MOD((19*[.C16]+[.H16]);30)" office:value-type="float" office:value="15">
            <text:p>15</text:p>
          </table:table-cell>
          <table:table-cell table:formula="of:=MOD((2*[.D16]+4*[.E16]+6*[.F16]+[.I16]);7)" office:value-type="float" office:value="3">
            <text:p>3</text:p>
          </table:table-cell>
          <table:table-cell table:formula="of:=IF([.A16]&lt;1700;22;IF([.A16]&lt;1900;23;IF([.A16]&lt;2200;24;25)))" office:value-type="float" office:value="24">
            <text:p>24</text:p>
          </table:table-cell>
          <table:table-cell table:formula="of:=IF([.A16]&lt;1700;2;IF([.A16]&lt;1800;3;IF([.A16]&lt;1900;4;IF([.A16]&lt;2100;5;IF([.A16]&lt;2200;6;0)))))" office:value-type="float" office:value="5">
            <text:p>5</text:p>
          </table:table-cell>
          <table:table-cell table:formula="of:=IF([.F16]+[.G16]=35;28;IF(AND([.F16]=28;[.G16]=6;[.C16]&gt;10);27;[.F16]+[.G16]))" office:value-type="float" office:value="18">
            <text:p>18</text:p>
          </table:table-cell>
          <table:table-cell table:formula="of:=DATE([.A16];3;22)+[.J16]" office:value-type="date" office:date-value="2023-04-09">
            <text:p>4/9/2023</text:p>
          </table:table-cell>
        </table:table-row>
        <table:table-row table:style-name="ro2">
          <table:table-cell table:formula="of:=[.A16]+1" office:value-type="float" office:value="2024">
            <text:p>2024</text:p>
          </table:table-cell>
          <table:table-cell table:formula="of:=[.K17]" office:value-type="date" office:date-value="2024-03-31">
            <text:p>3/31/2024</text:p>
          </table:table-cell>
          <table:table-cell table:formula="of:=MOD([.A17];19)" office:value-type="float" office:value="10">
            <text:p>10</text:p>
          </table:table-cell>
          <table:table-cell table:formula="of:=MOD([.A17];4)" office:value-type="float" office:value="0">
            <text:p>0</text:p>
          </table:table-cell>
          <table:table-cell table:formula="of:=MOD([.A17];7)" office:value-type="float" office:value="1">
            <text:p>1</text:p>
          </table:table-cell>
          <table:table-cell table:formula="of:=MOD((19*[.C17]+[.H17]);30)" office:value-type="float" office:value="4">
            <text:p>4</text:p>
          </table:table-cell>
          <table:table-cell table:formula="of:=MOD((2*[.D17]+4*[.E17]+6*[.F17]+[.I17]);7)" office:value-type="float" office:value="5">
            <text:p>5</text:p>
          </table:table-cell>
          <table:table-cell table:formula="of:=IF([.A17]&lt;1700;22;IF([.A17]&lt;1900;23;IF([.A17]&lt;2200;24;25)))" office:value-type="float" office:value="24">
            <text:p>24</text:p>
          </table:table-cell>
          <table:table-cell table:formula="of:=IF([.A17]&lt;1700;2;IF([.A17]&lt;1800;3;IF([.A17]&lt;1900;4;IF([.A17]&lt;2100;5;IF([.A17]&lt;2200;6;0)))))" office:value-type="float" office:value="5">
            <text:p>5</text:p>
          </table:table-cell>
          <table:table-cell table:formula="of:=IF([.F17]+[.G17]=35;28;IF(AND([.F17]=28;[.G17]=6;[.C17]&gt;10);27;[.F17]+[.G17]))" office:value-type="float" office:value="9">
            <text:p>9</text:p>
          </table:table-cell>
          <table:table-cell table:formula="of:=DATE([.A17];3;22)+[.J17]" office:value-type="date" office:date-value="2024-03-31">
            <text:p>3/31/2024</text:p>
          </table:table-cell>
        </table:table-row>
        <table:table-row table:style-name="ro2">
          <table:table-cell table:formula="of:=[.A17]+1" office:value-type="float" office:value="2025">
            <text:p>2025</text:p>
          </table:table-cell>
          <table:table-cell table:formula="of:=[.K18]" office:value-type="date" office:date-value="2025-04-20">
            <text:p>4/20/2025</text:p>
          </table:table-cell>
          <table:table-cell table:formula="of:=MOD([.A18];19)" office:value-type="float" office:value="11">
            <text:p>11</text:p>
          </table:table-cell>
          <table:table-cell table:formula="of:=MOD([.A18];4)" office:value-type="float" office:value="1">
            <text:p>1</text:p>
          </table:table-cell>
          <table:table-cell table:formula="of:=MOD([.A18];7)" office:value-type="float" office:value="2">
            <text:p>2</text:p>
          </table:table-cell>
          <table:table-cell table:formula="of:=MOD((19*[.C18]+[.H18]);30)" office:value-type="float" office:value="23">
            <text:p>23</text:p>
          </table:table-cell>
          <table:table-cell table:formula="of:=MOD((2*[.D18]+4*[.E18]+6*[.F18]+[.I18]);7)" office:value-type="float" office:value="6">
            <text:p>6</text:p>
          </table:table-cell>
          <table:table-cell table:formula="of:=IF([.A18]&lt;1700;22;IF([.A18]&lt;1900;23;IF([.A18]&lt;2200;24;25)))" office:value-type="float" office:value="24">
            <text:p>24</text:p>
          </table:table-cell>
          <table:table-cell table:formula="of:=IF([.A18]&lt;1700;2;IF([.A18]&lt;1800;3;IF([.A18]&lt;1900;4;IF([.A18]&lt;2100;5;IF([.A18]&lt;2200;6;0)))))" office:value-type="float" office:value="5">
            <text:p>5</text:p>
          </table:table-cell>
          <table:table-cell table:formula="of:=IF([.F18]+[.G18]=35;28;IF(AND([.F18]=28;[.G18]=6;[.C18]&gt;10);27;[.F18]+[.G18]))" office:value-type="float" office:value="29">
            <text:p>29</text:p>
          </table:table-cell>
          <table:table-cell table:formula="of:=DATE([.A18];3;22)+[.J18]" office:value-type="date" office:date-value="2025-04-20">
            <text:p>4/20/2025</text:p>
          </table:table-cell>
        </table:table-row>
        <table:table-row table:style-name="ro2">
          <table:table-cell table:formula="of:=[.A18]+1" office:value-type="float" office:value="2026">
            <text:p>2026</text:p>
          </table:table-cell>
          <table:table-cell table:formula="of:=[.K19]" office:value-type="date" office:date-value="2026-04-05">
            <text:p>4/5/2026</text:p>
          </table:table-cell>
          <table:table-cell table:formula="of:=MOD([.A19];19)" office:value-type="float" office:value="12">
            <text:p>12</text:p>
          </table:table-cell>
          <table:table-cell table:formula="of:=MOD([.A19];4)" office:value-type="float" office:value="2">
            <text:p>2</text:p>
          </table:table-cell>
          <table:table-cell table:formula="of:=MOD([.A19];7)" office:value-type="float" office:value="3">
            <text:p>3</text:p>
          </table:table-cell>
          <table:table-cell table:formula="of:=MOD((19*[.C19]+[.H19]);30)" office:value-type="float" office:value="12">
            <text:p>12</text:p>
          </table:table-cell>
          <table:table-cell table:formula="of:=MOD((2*[.D19]+4*[.E19]+6*[.F19]+[.I19]);7)" office:value-type="float" office:value="2">
            <text:p>2</text:p>
          </table:table-cell>
          <table:table-cell table:formula="of:=IF([.A19]&lt;1700;22;IF([.A19]&lt;1900;23;IF([.A19]&lt;2200;24;25)))" office:value-type="float" office:value="24">
            <text:p>24</text:p>
          </table:table-cell>
          <table:table-cell table:formula="of:=IF([.A19]&lt;1700;2;IF([.A19]&lt;1800;3;IF([.A19]&lt;1900;4;IF([.A19]&lt;2100;5;IF([.A19]&lt;2200;6;0)))))" office:value-type="float" office:value="5">
            <text:p>5</text:p>
          </table:table-cell>
          <table:table-cell table:formula="of:=IF([.F19]+[.G19]=35;28;IF(AND([.F19]=28;[.G19]=6;[.C19]&gt;10);27;[.F19]+[.G19]))" office:value-type="float" office:value="14">
            <text:p>14</text:p>
          </table:table-cell>
          <table:table-cell table:formula="of:=DATE([.A19];3;22)+[.J19]" office:value-type="date" office:date-value="2026-04-05">
            <text:p>4/5/2026</text:p>
          </table:table-cell>
        </table:table-row>
        <table:table-row table:style-name="ro2">
          <table:table-cell table:formula="of:=[.A19]+1" office:value-type="float" office:value="2027">
            <text:p>2027</text:p>
          </table:table-cell>
          <table:table-cell table:formula="of:=[.K20]" office:value-type="date" office:date-value="2027-03-28">
            <text:p>3/28/2027</text:p>
          </table:table-cell>
          <table:table-cell table:formula="of:=MOD([.A20];19)" office:value-type="float" office:value="13">
            <text:p>13</text:p>
          </table:table-cell>
          <table:table-cell table:formula="of:=MOD([.A20];4)" office:value-type="float" office:value="3">
            <text:p>3</text:p>
          </table:table-cell>
          <table:table-cell table:formula="of:=MOD([.A20];7)" office:value-type="float" office:value="4">
            <text:p>4</text:p>
          </table:table-cell>
          <table:table-cell table:formula="of:=MOD((19*[.C20]+[.H20]);30)" office:value-type="float" office:value="1">
            <text:p>1</text:p>
          </table:table-cell>
          <table:table-cell table:formula="of:=MOD((2*[.D20]+4*[.E20]+6*[.F20]+[.I20]);7)" office:value-type="float" office:value="5">
            <text:p>5</text:p>
          </table:table-cell>
          <table:table-cell table:formula="of:=IF([.A20]&lt;1700;22;IF([.A20]&lt;1900;23;IF([.A20]&lt;2200;24;25)))" office:value-type="float" office:value="24">
            <text:p>24</text:p>
          </table:table-cell>
          <table:table-cell table:formula="of:=IF([.A20]&lt;1700;2;IF([.A20]&lt;1800;3;IF([.A20]&lt;1900;4;IF([.A20]&lt;2100;5;IF([.A20]&lt;2200;6;0)))))" office:value-type="float" office:value="5">
            <text:p>5</text:p>
          </table:table-cell>
          <table:table-cell table:formula="of:=IF([.F20]+[.G20]=35;28;IF(AND([.F20]=28;[.G20]=6;[.C20]&gt;10);27;[.F20]+[.G20]))" office:value-type="float" office:value="6">
            <text:p>6</text:p>
          </table:table-cell>
          <table:table-cell table:formula="of:=DATE([.A20];3;22)+[.J20]" office:value-type="date" office:date-value="2027-03-28">
            <text:p>3/28/2027</text:p>
          </table:table-cell>
        </table:table-row>
        <table:table-row table:style-name="ro2">
          <table:table-cell table:formula="of:=[.A20]+1" office:value-type="float" office:value="2028">
            <text:p>2028</text:p>
          </table:table-cell>
          <table:table-cell table:formula="of:=[.K21]" office:value-type="date" office:date-value="2028-04-16">
            <text:p>4/16/2028</text:p>
          </table:table-cell>
          <table:table-cell table:formula="of:=MOD([.A21];19)" office:value-type="float" office:value="14">
            <text:p>14</text:p>
          </table:table-cell>
          <table:table-cell table:formula="of:=MOD([.A21];4)" office:value-type="float" office:value="0">
            <text:p>0</text:p>
          </table:table-cell>
          <table:table-cell table:formula="of:=MOD([.A21];7)" office:value-type="float" office:value="5">
            <text:p>5</text:p>
          </table:table-cell>
          <table:table-cell table:formula="of:=MOD((19*[.C21]+[.H21]);30)" office:value-type="float" office:value="20">
            <text:p>20</text:p>
          </table:table-cell>
          <table:table-cell table:formula="of:=MOD((2*[.D21]+4*[.E21]+6*[.F21]+[.I21]);7)" office:value-type="float" office:value="5">
            <text:p>5</text:p>
          </table:table-cell>
          <table:table-cell table:formula="of:=IF([.A21]&lt;1700;22;IF([.A21]&lt;1900;23;IF([.A21]&lt;2200;24;25)))" office:value-type="float" office:value="24">
            <text:p>24</text:p>
          </table:table-cell>
          <table:table-cell table:formula="of:=IF([.A21]&lt;1700;2;IF([.A21]&lt;1800;3;IF([.A21]&lt;1900;4;IF([.A21]&lt;2100;5;IF([.A21]&lt;2200;6;0)))))" office:value-type="float" office:value="5">
            <text:p>5</text:p>
          </table:table-cell>
          <table:table-cell table:formula="of:=IF([.F21]+[.G21]=35;28;IF(AND([.F21]=28;[.G21]=6;[.C21]&gt;10);27;[.F21]+[.G21]))" office:value-type="float" office:value="25">
            <text:p>25</text:p>
          </table:table-cell>
          <table:table-cell table:formula="of:=DATE([.A21];3;22)+[.J21]" office:value-type="date" office:date-value="2028-04-16">
            <text:p>4/16/2028</text:p>
          </table:table-cell>
        </table:table-row>
        <table:table-row table:style-name="ro2">
          <table:table-cell table:formula="of:=[.A21]+1" office:value-type="float" office:value="2029">
            <text:p>2029</text:p>
          </table:table-cell>
          <table:table-cell table:formula="of:=[.K22]" office:value-type="date" office:date-value="2029-04-01">
            <text:p>4/1/2029</text:p>
          </table:table-cell>
          <table:table-cell table:formula="of:=MOD([.A22];19)" office:value-type="float" office:value="15">
            <text:p>15</text:p>
          </table:table-cell>
          <table:table-cell table:formula="of:=MOD([.A22];4)" office:value-type="float" office:value="1">
            <text:p>1</text:p>
          </table:table-cell>
          <table:table-cell table:formula="of:=MOD([.A22];7)" office:value-type="float" office:value="6">
            <text:p>6</text:p>
          </table:table-cell>
          <table:table-cell table:formula="of:=MOD((19*[.C22]+[.H22]);30)" office:value-type="float" office:value="9">
            <text:p>9</text:p>
          </table:table-cell>
          <table:table-cell table:formula="of:=MOD((2*[.D22]+4*[.E22]+6*[.F22]+[.I22]);7)" office:value-type="float" office:value="1">
            <text:p>1</text:p>
          </table:table-cell>
          <table:table-cell table:formula="of:=IF([.A22]&lt;1700;22;IF([.A22]&lt;1900;23;IF([.A22]&lt;2200;24;25)))" office:value-type="float" office:value="24">
            <text:p>24</text:p>
          </table:table-cell>
          <table:table-cell table:formula="of:=IF([.A22]&lt;1700;2;IF([.A22]&lt;1800;3;IF([.A22]&lt;1900;4;IF([.A22]&lt;2100;5;IF([.A22]&lt;2200;6;0)))))" office:value-type="float" office:value="5">
            <text:p>5</text:p>
          </table:table-cell>
          <table:table-cell table:formula="of:=IF([.F22]+[.G22]=35;28;IF(AND([.F22]=28;[.G22]=6;[.C22]&gt;10);27;[.F22]+[.G22]))" office:value-type="float" office:value="10">
            <text:p>10</text:p>
          </table:table-cell>
          <table:table-cell table:formula="of:=DATE([.A22];3;22)+[.J22]" office:value-type="date" office:date-value="2029-04-01">
            <text:p>4/1/2029</text:p>
          </table:table-cell>
        </table:table-row>
        <table:table-row table:style-name="ro2">
          <table:table-cell table:formula="of:=[.A22]+1" office:value-type="float" office:value="2030">
            <text:p>2030</text:p>
          </table:table-cell>
          <table:table-cell table:formula="of:=[.K23]" office:value-type="date" office:date-value="2030-04-21">
            <text:p>4/21/2030</text:p>
          </table:table-cell>
          <table:table-cell table:formula="of:=MOD([.A23];19)" office:value-type="float" office:value="16">
            <text:p>16</text:p>
          </table:table-cell>
          <table:table-cell table:formula="of:=MOD([.A23];4)" office:value-type="float" office:value="2">
            <text:p>2</text:p>
          </table:table-cell>
          <table:table-cell table:formula="of:=MOD([.A23];7)" office:value-type="float" office:value="0">
            <text:p>0</text:p>
          </table:table-cell>
          <table:table-cell table:formula="of:=MOD((19*[.C23]+[.H23]);30)" office:value-type="float" office:value="28">
            <text:p>28</text:p>
          </table:table-cell>
          <table:table-cell table:formula="of:=MOD((2*[.D23]+4*[.E23]+6*[.F23]+[.I23]);7)" office:value-type="float" office:value="2">
            <text:p>2</text:p>
          </table:table-cell>
          <table:table-cell table:formula="of:=IF([.A23]&lt;1700;22;IF([.A23]&lt;1900;23;IF([.A23]&lt;2200;24;25)))" office:value-type="float" office:value="24">
            <text:p>24</text:p>
          </table:table-cell>
          <table:table-cell table:formula="of:=IF([.A23]&lt;1700;2;IF([.A23]&lt;1800;3;IF([.A23]&lt;1900;4;IF([.A23]&lt;2100;5;IF([.A23]&lt;2200;6;0)))))" office:value-type="float" office:value="5">
            <text:p>5</text:p>
          </table:table-cell>
          <table:table-cell table:formula="of:=IF([.F23]+[.G23]=35;28;IF(AND([.F23]=28;[.G23]=6;[.C23]&gt;10);27;[.F23]+[.G23]))" office:value-type="float" office:value="30">
            <text:p>30</text:p>
          </table:table-cell>
          <table:table-cell table:formula="of:=DATE([.A23];3;22)+[.J23]" office:value-type="date" office:date-value="2030-04-21">
            <text:p>4/21/2030</text:p>
          </table:table-cell>
        </table:table-row>
        <table:table-row table:style-name="ro2">
          <table:table-cell table:formula="of:=[.A23]+1" office:value-type="float" office:value="2031">
            <text:p>2031</text:p>
          </table:table-cell>
          <table:table-cell table:formula="of:=[.K24]" office:value-type="date" office:date-value="2031-04-13">
            <text:p>4/13/2031</text:p>
          </table:table-cell>
          <table:table-cell table:formula="of:=MOD([.A24];19)" office:value-type="float" office:value="17">
            <text:p>17</text:p>
          </table:table-cell>
          <table:table-cell table:formula="of:=MOD([.A24];4)" office:value-type="float" office:value="3">
            <text:p>3</text:p>
          </table:table-cell>
          <table:table-cell table:formula="of:=MOD([.A24];7)" office:value-type="float" office:value="1">
            <text:p>1</text:p>
          </table:table-cell>
          <table:table-cell table:formula="of:=MOD((19*[.C24]+[.H24]);30)" office:value-type="float" office:value="17">
            <text:p>17</text:p>
          </table:table-cell>
          <table:table-cell table:formula="of:=MOD((2*[.D24]+4*[.E24]+6*[.F24]+[.I24]);7)" office:value-type="float" office:value="5">
            <text:p>5</text:p>
          </table:table-cell>
          <table:table-cell table:formula="of:=IF([.A24]&lt;1700;22;IF([.A24]&lt;1900;23;IF([.A24]&lt;2200;24;25)))" office:value-type="float" office:value="24">
            <text:p>24</text:p>
          </table:table-cell>
          <table:table-cell table:formula="of:=IF([.A24]&lt;1700;2;IF([.A24]&lt;1800;3;IF([.A24]&lt;1900;4;IF([.A24]&lt;2100;5;IF([.A24]&lt;2200;6;0)))))" office:value-type="float" office:value="5">
            <text:p>5</text:p>
          </table:table-cell>
          <table:table-cell table:formula="of:=IF([.F24]+[.G24]=35;28;IF(AND([.F24]=28;[.G24]=6;[.C24]&gt;10);27;[.F24]+[.G24]))" office:value-type="float" office:value="22">
            <text:p>22</text:p>
          </table:table-cell>
          <table:table-cell table:formula="of:=DATE([.A24];3;22)+[.J24]" office:value-type="date" office:date-value="2031-04-13">
            <text:p>4/13/2031</text:p>
          </table:table-cell>
        </table:table-row>
        <table:table-row table:style-name="ro2">
          <table:table-cell table:formula="of:=[.A24]+1" office:value-type="float" office:value="2032">
            <text:p>2032</text:p>
          </table:table-cell>
          <table:table-cell table:formula="of:=[.K25]" office:value-type="date" office:date-value="2032-03-28">
            <text:p>3/28/2032</text:p>
          </table:table-cell>
          <table:table-cell table:formula="of:=MOD([.A25];19)" office:value-type="float" office:value="18">
            <text:p>18</text:p>
          </table:table-cell>
          <table:table-cell table:formula="of:=MOD([.A25];4)" office:value-type="float" office:value="0">
            <text:p>0</text:p>
          </table:table-cell>
          <table:table-cell table:formula="of:=MOD([.A25];7)" office:value-type="float" office:value="2">
            <text:p>2</text:p>
          </table:table-cell>
          <table:table-cell table:formula="of:=MOD((19*[.C25]+[.H25]);30)" office:value-type="float" office:value="6">
            <text:p>6</text:p>
          </table:table-cell>
          <table:table-cell table:formula="of:=MOD((2*[.D25]+4*[.E25]+6*[.F25]+[.I25]);7)" office:value-type="float" office:value="0">
            <text:p>0</text:p>
          </table:table-cell>
          <table:table-cell table:formula="of:=IF([.A25]&lt;1700;22;IF([.A25]&lt;1900;23;IF([.A25]&lt;2200;24;25)))" office:value-type="float" office:value="24">
            <text:p>24</text:p>
          </table:table-cell>
          <table:table-cell table:formula="of:=IF([.A25]&lt;1700;2;IF([.A25]&lt;1800;3;IF([.A25]&lt;1900;4;IF([.A25]&lt;2100;5;IF([.A25]&lt;2200;6;0)))))" office:value-type="float" office:value="5">
            <text:p>5</text:p>
          </table:table-cell>
          <table:table-cell table:formula="of:=IF([.F25]+[.G25]=35;28;IF(AND([.F25]=28;[.G25]=6;[.C25]&gt;10);27;[.F25]+[.G25]))" office:value-type="float" office:value="6">
            <text:p>6</text:p>
          </table:table-cell>
          <table:table-cell table:formula="of:=DATE([.A25];3;22)+[.J25]" office:value-type="date" office:date-value="2032-03-28">
            <text:p>3/28/2032</text:p>
          </table:table-cell>
        </table:table-row>
        <table:table-row table:style-name="ro2">
          <table:table-cell table:formula="of:=[.A25]+1" office:value-type="float" office:value="2033">
            <text:p>2033</text:p>
          </table:table-cell>
          <table:table-cell table:formula="of:=[.K26]" office:value-type="date" office:date-value="2033-04-17">
            <text:p>4/17/2033</text:p>
          </table:table-cell>
          <table:table-cell table:formula="of:=MOD([.A26];19)" office:value-type="float" office:value="0">
            <text:p>0</text:p>
          </table:table-cell>
          <table:table-cell table:formula="of:=MOD([.A26];4)" office:value-type="float" office:value="1">
            <text:p>1</text:p>
          </table:table-cell>
          <table:table-cell table:formula="of:=MOD([.A26];7)" office:value-type="float" office:value="3">
            <text:p>3</text:p>
          </table:table-cell>
          <table:table-cell table:formula="of:=MOD((19*[.C26]+[.H26]);30)" office:value-type="float" office:value="24">
            <text:p>24</text:p>
          </table:table-cell>
          <table:table-cell table:formula="of:=MOD((2*[.D26]+4*[.E26]+6*[.F26]+[.I26]);7)" office:value-type="float" office:value="2">
            <text:p>2</text:p>
          </table:table-cell>
          <table:table-cell table:formula="of:=IF([.A26]&lt;1700;22;IF([.A26]&lt;1900;23;IF([.A26]&lt;2200;24;25)))" office:value-type="float" office:value="24">
            <text:p>24</text:p>
          </table:table-cell>
          <table:table-cell table:formula="of:=IF([.A26]&lt;1700;2;IF([.A26]&lt;1800;3;IF([.A26]&lt;1900;4;IF([.A26]&lt;2100;5;IF([.A26]&lt;2200;6;0)))))" office:value-type="float" office:value="5">
            <text:p>5</text:p>
          </table:table-cell>
          <table:table-cell table:formula="of:=IF([.F26]+[.G26]=35;28;IF(AND([.F26]=28;[.G26]=6;[.C26]&gt;10);27;[.F26]+[.G26]))" office:value-type="float" office:value="26">
            <text:p>26</text:p>
          </table:table-cell>
          <table:table-cell table:formula="of:=DATE([.A26];3;22)+[.J26]" office:value-type="date" office:date-value="2033-04-17">
            <text:p>4/17/2033</text:p>
          </table:table-cell>
        </table:table-row>
        <table:table-row table:style-name="ro2">
          <table:table-cell table:formula="of:=[.A26]+1" office:value-type="float" office:value="2034">
            <text:p>2034</text:p>
          </table:table-cell>
          <table:table-cell table:formula="of:=[.K27]" office:value-type="date" office:date-value="2034-04-09">
            <text:p>4/9/2034</text:p>
          </table:table-cell>
          <table:table-cell table:formula="of:=MOD([.A27];19)" office:value-type="float" office:value="1">
            <text:p>1</text:p>
          </table:table-cell>
          <table:table-cell table:formula="of:=MOD([.A27];4)" office:value-type="float" office:value="2">
            <text:p>2</text:p>
          </table:table-cell>
          <table:table-cell table:formula="of:=MOD([.A27];7)" office:value-type="float" office:value="4">
            <text:p>4</text:p>
          </table:table-cell>
          <table:table-cell table:formula="of:=MOD((19*[.C27]+[.H27]);30)" office:value-type="float" office:value="13">
            <text:p>13</text:p>
          </table:table-cell>
          <table:table-cell table:formula="of:=MOD((2*[.D27]+4*[.E27]+6*[.F27]+[.I27]);7)" office:value-type="float" office:value="5">
            <text:p>5</text:p>
          </table:table-cell>
          <table:table-cell table:formula="of:=IF([.A27]&lt;1700;22;IF([.A27]&lt;1900;23;IF([.A27]&lt;2200;24;25)))" office:value-type="float" office:value="24">
            <text:p>24</text:p>
          </table:table-cell>
          <table:table-cell table:formula="of:=IF([.A27]&lt;1700;2;IF([.A27]&lt;1800;3;IF([.A27]&lt;1900;4;IF([.A27]&lt;2100;5;IF([.A27]&lt;2200;6;0)))))" office:value-type="float" office:value="5">
            <text:p>5</text:p>
          </table:table-cell>
          <table:table-cell table:formula="of:=IF([.F27]+[.G27]=35;28;IF(AND([.F27]=28;[.G27]=6;[.C27]&gt;10);27;[.F27]+[.G27]))" office:value-type="float" office:value="18">
            <text:p>18</text:p>
          </table:table-cell>
          <table:table-cell table:formula="of:=DATE([.A27];3;22)+[.J27]" office:value-type="date" office:date-value="2034-04-09">
            <text:p>4/9/2034</text:p>
          </table:table-cell>
        </table:table-row>
        <table:table-row table:style-name="ro2">
          <table:table-cell table:formula="of:=[.A27]+1" office:value-type="float" office:value="2035">
            <text:p>2035</text:p>
          </table:table-cell>
          <table:table-cell table:formula="of:=[.K28]" office:value-type="date" office:date-value="2035-03-25">
            <text:p>3/25/2035</text:p>
          </table:table-cell>
          <table:table-cell table:formula="of:=MOD([.A28];19)" office:value-type="float" office:value="2">
            <text:p>2</text:p>
          </table:table-cell>
          <table:table-cell table:formula="of:=MOD([.A28];4)" office:value-type="float" office:value="3">
            <text:p>3</text:p>
          </table:table-cell>
          <table:table-cell table:formula="of:=MOD([.A28];7)" office:value-type="float" office:value="5">
            <text:p>5</text:p>
          </table:table-cell>
          <table:table-cell table:formula="of:=MOD((19*[.C28]+[.H28]);30)" office:value-type="float" office:value="2">
            <text:p>2</text:p>
          </table:table-cell>
          <table:table-cell table:formula="of:=MOD((2*[.D28]+4*[.E28]+6*[.F28]+[.I28]);7)" office:value-type="float" office:value="1">
            <text:p>1</text:p>
          </table:table-cell>
          <table:table-cell table:formula="of:=IF([.A28]&lt;1700;22;IF([.A28]&lt;1900;23;IF([.A28]&lt;2200;24;25)))" office:value-type="float" office:value="24">
            <text:p>24</text:p>
          </table:table-cell>
          <table:table-cell table:formula="of:=IF([.A28]&lt;1700;2;IF([.A28]&lt;1800;3;IF([.A28]&lt;1900;4;IF([.A28]&lt;2100;5;IF([.A28]&lt;2200;6;0)))))" office:value-type="float" office:value="5">
            <text:p>5</text:p>
          </table:table-cell>
          <table:table-cell table:formula="of:=IF([.F28]+[.G28]=35;28;IF(AND([.F28]=28;[.G28]=6;[.C28]&gt;10);27;[.F28]+[.G28]))" office:value-type="float" office:value="3">
            <text:p>3</text:p>
          </table:table-cell>
          <table:table-cell table:formula="of:=DATE([.A28];3;22)+[.J28]" office:value-type="date" office:date-value="2035-03-25">
            <text:p>3/25/2035</text:p>
          </table:table-cell>
        </table:table-row>
        <table:table-row table:style-name="ro2">
          <table:table-cell table:formula="of:=[.A28]+1" office:value-type="float" office:value="2036">
            <text:p>2036</text:p>
          </table:table-cell>
          <table:table-cell table:formula="of:=[.K29]" office:value-type="date" office:date-value="2036-04-13">
            <text:p>4/13/2036</text:p>
          </table:table-cell>
          <table:table-cell table:formula="of:=MOD([.A29];19)" office:value-type="float" office:value="3">
            <text:p>3</text:p>
          </table:table-cell>
          <table:table-cell table:formula="of:=MOD([.A29];4)" office:value-type="float" office:value="0">
            <text:p>0</text:p>
          </table:table-cell>
          <table:table-cell table:formula="of:=MOD([.A29];7)" office:value-type="float" office:value="6">
            <text:p>6</text:p>
          </table:table-cell>
          <table:table-cell table:formula="of:=MOD((19*[.C29]+[.H29]);30)" office:value-type="float" office:value="21">
            <text:p>21</text:p>
          </table:table-cell>
          <table:table-cell table:formula="of:=MOD((2*[.D29]+4*[.E29]+6*[.F29]+[.I29]);7)" office:value-type="float" office:value="1">
            <text:p>1</text:p>
          </table:table-cell>
          <table:table-cell table:formula="of:=IF([.A29]&lt;1700;22;IF([.A29]&lt;1900;23;IF([.A29]&lt;2200;24;25)))" office:value-type="float" office:value="24">
            <text:p>24</text:p>
          </table:table-cell>
          <table:table-cell table:formula="of:=IF([.A29]&lt;1700;2;IF([.A29]&lt;1800;3;IF([.A29]&lt;1900;4;IF([.A29]&lt;2100;5;IF([.A29]&lt;2200;6;0)))))" office:value-type="float" office:value="5">
            <text:p>5</text:p>
          </table:table-cell>
          <table:table-cell table:formula="of:=IF([.F29]+[.G29]=35;28;IF(AND([.F29]=28;[.G29]=6;[.C29]&gt;10);27;[.F29]+[.G29]))" office:value-type="float" office:value="22">
            <text:p>22</text:p>
          </table:table-cell>
          <table:table-cell table:formula="of:=DATE([.A29];3;22)+[.J29]" office:value-type="date" office:date-value="2036-04-13">
            <text:p>4/13/2036</text:p>
          </table:table-cell>
        </table:table-row>
        <table:table-row table:style-name="ro2">
          <table:table-cell table:formula="of:=[.A29]+1" office:value-type="float" office:value="2037">
            <text:p>2037</text:p>
          </table:table-cell>
          <table:table-cell table:formula="of:=[.K30]" office:value-type="date" office:date-value="2037-04-05">
            <text:p>4/5/2037</text:p>
          </table:table-cell>
          <table:table-cell table:formula="of:=MOD([.A30];19)" office:value-type="float" office:value="4">
            <text:p>4</text:p>
          </table:table-cell>
          <table:table-cell table:formula="of:=MOD([.A30];4)" office:value-type="float" office:value="1">
            <text:p>1</text:p>
          </table:table-cell>
          <table:table-cell table:formula="of:=MOD([.A30];7)" office:value-type="float" office:value="0">
            <text:p>0</text:p>
          </table:table-cell>
          <table:table-cell table:formula="of:=MOD((19*[.C30]+[.H30]);30)" office:value-type="float" office:value="10">
            <text:p>10</text:p>
          </table:table-cell>
          <table:table-cell table:formula="of:=MOD((2*[.D30]+4*[.E30]+6*[.F30]+[.I30]);7)" office:value-type="float" office:value="4">
            <text:p>4</text:p>
          </table:table-cell>
          <table:table-cell table:formula="of:=IF([.A30]&lt;1700;22;IF([.A30]&lt;1900;23;IF([.A30]&lt;2200;24;25)))" office:value-type="float" office:value="24">
            <text:p>24</text:p>
          </table:table-cell>
          <table:table-cell table:formula="of:=IF([.A30]&lt;1700;2;IF([.A30]&lt;1800;3;IF([.A30]&lt;1900;4;IF([.A30]&lt;2100;5;IF([.A30]&lt;2200;6;0)))))" office:value-type="float" office:value="5">
            <text:p>5</text:p>
          </table:table-cell>
          <table:table-cell table:formula="of:=IF([.F30]+[.G30]=35;28;IF(AND([.F30]=28;[.G30]=6;[.C30]&gt;10);27;[.F30]+[.G30]))" office:value-type="float" office:value="14">
            <text:p>14</text:p>
          </table:table-cell>
          <table:table-cell table:formula="of:=DATE([.A30];3;22)+[.J30]" office:value-type="date" office:date-value="2037-04-05">
            <text:p>4/5/2037</text:p>
          </table:table-cell>
        </table:table-row>
        <table:table-row table:style-name="ro2">
          <table:table-cell table:formula="of:=[.A30]+1" office:value-type="float" office:value="2038">
            <text:p>2038</text:p>
          </table:table-cell>
          <table:table-cell table:formula="of:=[.K31]" office:value-type="date" office:date-value="2038-04-25">
            <text:p>4/25/2038</text:p>
          </table:table-cell>
          <table:table-cell table:formula="of:=MOD([.A31];19)" office:value-type="float" office:value="5">
            <text:p>5</text:p>
          </table:table-cell>
          <table:table-cell table:formula="of:=MOD([.A31];4)" office:value-type="float" office:value="2">
            <text:p>2</text:p>
          </table:table-cell>
          <table:table-cell table:formula="of:=MOD([.A31];7)" office:value-type="float" office:value="1">
            <text:p>1</text:p>
          </table:table-cell>
          <table:table-cell table:formula="of:=MOD((19*[.C31]+[.H31]);30)" office:value-type="float" office:value="29">
            <text:p>29</text:p>
          </table:table-cell>
          <table:table-cell table:formula="of:=MOD((2*[.D31]+4*[.E31]+6*[.F31]+[.I31]);7)" office:value-type="float" office:value="5">
            <text:p>5</text:p>
          </table:table-cell>
          <table:table-cell table:formula="of:=IF([.A31]&lt;1700;22;IF([.A31]&lt;1900;23;IF([.A31]&lt;2200;24;25)))" office:value-type="float" office:value="24">
            <text:p>24</text:p>
          </table:table-cell>
          <table:table-cell table:formula="of:=IF([.A31]&lt;1700;2;IF([.A31]&lt;1800;3;IF([.A31]&lt;1900;4;IF([.A31]&lt;2100;5;IF([.A31]&lt;2200;6;0)))))" office:value-type="float" office:value="5">
            <text:p>5</text:p>
          </table:table-cell>
          <table:table-cell table:formula="of:=IF([.F31]+[.G31]=35;28;IF(AND([.F31]=28;[.G31]=6;[.C31]&gt;10);27;[.F31]+[.G31]))" office:value-type="float" office:value="34">
            <text:p>34</text:p>
          </table:table-cell>
          <table:table-cell table:formula="of:=DATE([.A31];3;22)+[.J31]" office:value-type="date" office:date-value="2038-04-25">
            <text:p>4/25/2038</text:p>
          </table:table-cell>
        </table:table-row>
        <table:table-row table:style-name="ro2">
          <table:table-cell table:formula="of:=[.A31]+1" office:value-type="float" office:value="2039">
            <text:p>2039</text:p>
          </table:table-cell>
          <table:table-cell table:formula="of:=[.K32]" office:value-type="date" office:date-value="2039-04-10">
            <text:p>4/10/2039</text:p>
          </table:table-cell>
          <table:table-cell table:formula="of:=MOD([.A32];19)" office:value-type="float" office:value="6">
            <text:p>6</text:p>
          </table:table-cell>
          <table:table-cell table:formula="of:=MOD([.A32];4)" office:value-type="float" office:value="3">
            <text:p>3</text:p>
          </table:table-cell>
          <table:table-cell table:formula="of:=MOD([.A32];7)" office:value-type="float" office:value="2">
            <text:p>2</text:p>
          </table:table-cell>
          <table:table-cell table:formula="of:=MOD((19*[.C32]+[.H32]);30)" office:value-type="float" office:value="18">
            <text:p>18</text:p>
          </table:table-cell>
          <table:table-cell table:formula="of:=MOD((2*[.D32]+4*[.E32]+6*[.F32]+[.I32]);7)" office:value-type="float" office:value="1">
            <text:p>1</text:p>
          </table:table-cell>
          <table:table-cell table:formula="of:=IF([.A32]&lt;1700;22;IF([.A32]&lt;1900;23;IF([.A32]&lt;2200;24;25)))" office:value-type="float" office:value="24">
            <text:p>24</text:p>
          </table:table-cell>
          <table:table-cell table:formula="of:=IF([.A32]&lt;1700;2;IF([.A32]&lt;1800;3;IF([.A32]&lt;1900;4;IF([.A32]&lt;2100;5;IF([.A32]&lt;2200;6;0)))))" office:value-type="float" office:value="5">
            <text:p>5</text:p>
          </table:table-cell>
          <table:table-cell table:formula="of:=IF([.F32]+[.G32]=35;28;IF(AND([.F32]=28;[.G32]=6;[.C32]&gt;10);27;[.F32]+[.G32]))" office:value-type="float" office:value="19">
            <text:p>19</text:p>
          </table:table-cell>
          <table:table-cell table:formula="of:=DATE([.A32];3;22)+[.J32]" office:value-type="date" office:date-value="2039-04-10">
            <text:p>4/10/2039</text:p>
          </table:table-cell>
        </table:table-row>
        <table:table-row table:style-name="ro2">
          <table:table-cell table:formula="of:=[.A32]+1" office:value-type="float" office:value="2040">
            <text:p>2040</text:p>
          </table:table-cell>
          <table:table-cell table:formula="of:=[.K33]" office:value-type="date" office:date-value="2040-04-01">
            <text:p>4/1/2040</text:p>
          </table:table-cell>
          <table:table-cell table:formula="of:=MOD([.A33];19)" office:value-type="float" office:value="7">
            <text:p>7</text:p>
          </table:table-cell>
          <table:table-cell table:formula="of:=MOD([.A33];4)" office:value-type="float" office:value="0">
            <text:p>0</text:p>
          </table:table-cell>
          <table:table-cell table:formula="of:=MOD([.A33];7)" office:value-type="float" office:value="3">
            <text:p>3</text:p>
          </table:table-cell>
          <table:table-cell table:formula="of:=MOD((19*[.C33]+[.H33]);30)" office:value-type="float" office:value="7">
            <text:p>7</text:p>
          </table:table-cell>
          <table:table-cell table:formula="of:=MOD((2*[.D33]+4*[.E33]+6*[.F33]+[.I33]);7)" office:value-type="float" office:value="3">
            <text:p>3</text:p>
          </table:table-cell>
          <table:table-cell table:formula="of:=IF([.A33]&lt;1700;22;IF([.A33]&lt;1900;23;IF([.A33]&lt;2200;24;25)))" office:value-type="float" office:value="24">
            <text:p>24</text:p>
          </table:table-cell>
          <table:table-cell table:formula="of:=IF([.A33]&lt;1700;2;IF([.A33]&lt;1800;3;IF([.A33]&lt;1900;4;IF([.A33]&lt;2100;5;IF([.A33]&lt;2200;6;0)))))" office:value-type="float" office:value="5">
            <text:p>5</text:p>
          </table:table-cell>
          <table:table-cell table:formula="of:=IF([.F33]+[.G33]=35;28;IF(AND([.F33]=28;[.G33]=6;[.C33]&gt;10);27;[.F33]+[.G33]))" office:value-type="float" office:value="10">
            <text:p>10</text:p>
          </table:table-cell>
          <table:table-cell table:formula="of:=DATE([.A33];3;22)+[.J33]" office:value-type="date" office:date-value="2040-04-01">
            <text:p>4/1/2040</text:p>
          </table:table-cell>
        </table:table-row>
        <table:table-row table:style-name="ro2">
          <table:table-cell table:formula="of:=[.A33]+1" office:value-type="float" office:value="2041">
            <text:p>2041</text:p>
          </table:table-cell>
          <table:table-cell table:formula="of:=[.K34]" office:value-type="date" office:date-value="2041-04-21">
            <text:p>4/21/2041</text:p>
          </table:table-cell>
          <table:table-cell table:formula="of:=MOD([.A34];19)" office:value-type="float" office:value="8">
            <text:p>8</text:p>
          </table:table-cell>
          <table:table-cell table:formula="of:=MOD([.A34];4)" office:value-type="float" office:value="1">
            <text:p>1</text:p>
          </table:table-cell>
          <table:table-cell table:formula="of:=MOD([.A34];7)" office:value-type="float" office:value="4">
            <text:p>4</text:p>
          </table:table-cell>
          <table:table-cell table:formula="of:=MOD((19*[.C34]+[.H34]);30)" office:value-type="float" office:value="26">
            <text:p>26</text:p>
          </table:table-cell>
          <table:table-cell table:formula="of:=MOD((2*[.D34]+4*[.E34]+6*[.F34]+[.I34]);7)" office:value-type="float" office:value="4">
            <text:p>4</text:p>
          </table:table-cell>
          <table:table-cell table:formula="of:=IF([.A34]&lt;1700;22;IF([.A34]&lt;1900;23;IF([.A34]&lt;2200;24;25)))" office:value-type="float" office:value="24">
            <text:p>24</text:p>
          </table:table-cell>
          <table:table-cell table:formula="of:=IF([.A34]&lt;1700;2;IF([.A34]&lt;1800;3;IF([.A34]&lt;1900;4;IF([.A34]&lt;2100;5;IF([.A34]&lt;2200;6;0)))))" office:value-type="float" office:value="5">
            <text:p>5</text:p>
          </table:table-cell>
          <table:table-cell table:formula="of:=IF([.F34]+[.G34]=35;28;IF(AND([.F34]=28;[.G34]=6;[.C34]&gt;10);27;[.F34]+[.G34]))" office:value-type="float" office:value="30">
            <text:p>30</text:p>
          </table:table-cell>
          <table:table-cell table:formula="of:=DATE([.A34];3;22)+[.J34]" office:value-type="date" office:date-value="2041-04-21">
            <text:p>4/21/2041</text:p>
          </table:table-cell>
        </table:table-row>
        <table:table-row table:style-name="ro2">
          <table:table-cell table:formula="of:=[.A34]+1" office:value-type="float" office:value="2042">
            <text:p>2042</text:p>
          </table:table-cell>
          <table:table-cell table:formula="of:=[.K35]" office:value-type="date" office:date-value="2042-04-06">
            <text:p>4/6/2042</text:p>
          </table:table-cell>
          <table:table-cell table:formula="of:=MOD([.A35];19)" office:value-type="float" office:value="9">
            <text:p>9</text:p>
          </table:table-cell>
          <table:table-cell table:formula="of:=MOD([.A35];4)" office:value-type="float" office:value="2">
            <text:p>2</text:p>
          </table:table-cell>
          <table:table-cell table:formula="of:=MOD([.A35];7)" office:value-type="float" office:value="5">
            <text:p>5</text:p>
          </table:table-cell>
          <table:table-cell table:formula="of:=MOD((19*[.C35]+[.H35]);30)" office:value-type="float" office:value="15">
            <text:p>15</text:p>
          </table:table-cell>
          <table:table-cell table:formula="of:=MOD((2*[.D35]+4*[.E35]+6*[.F35]+[.I35]);7)" office:value-type="float" office:value="0">
            <text:p>0</text:p>
          </table:table-cell>
          <table:table-cell table:formula="of:=IF([.A35]&lt;1700;22;IF([.A35]&lt;1900;23;IF([.A35]&lt;2200;24;25)))" office:value-type="float" office:value="24">
            <text:p>24</text:p>
          </table:table-cell>
          <table:table-cell table:formula="of:=IF([.A35]&lt;1700;2;IF([.A35]&lt;1800;3;IF([.A35]&lt;1900;4;IF([.A35]&lt;2100;5;IF([.A35]&lt;2200;6;0)))))" office:value-type="float" office:value="5">
            <text:p>5</text:p>
          </table:table-cell>
          <table:table-cell table:formula="of:=IF([.F35]+[.G35]=35;28;IF(AND([.F35]=28;[.G35]=6;[.C35]&gt;10);27;[.F35]+[.G35]))" office:value-type="float" office:value="15">
            <text:p>15</text:p>
          </table:table-cell>
          <table:table-cell table:formula="of:=DATE([.A35];3;22)+[.J35]" office:value-type="date" office:date-value="2042-04-06">
            <text:p>4/6/2042</text:p>
          </table:table-cell>
        </table:table-row>
        <table:table-row table:style-name="ro2">
          <table:table-cell table:formula="of:=[.A35]+1" office:value-type="float" office:value="2043">
            <text:p>2043</text:p>
          </table:table-cell>
          <table:table-cell table:formula="of:=[.K36]" office:value-type="date" office:date-value="2043-03-29">
            <text:p>3/29/2043</text:p>
          </table:table-cell>
          <table:table-cell table:formula="of:=MOD([.A36];19)" office:value-type="float" office:value="10">
            <text:p>10</text:p>
          </table:table-cell>
          <table:table-cell table:formula="of:=MOD([.A36];4)" office:value-type="float" office:value="3">
            <text:p>3</text:p>
          </table:table-cell>
          <table:table-cell table:formula="of:=MOD([.A36];7)" office:value-type="float" office:value="6">
            <text:p>6</text:p>
          </table:table-cell>
          <table:table-cell table:formula="of:=MOD((19*[.C36]+[.H36]);30)" office:value-type="float" office:value="4">
            <text:p>4</text:p>
          </table:table-cell>
          <table:table-cell table:formula="of:=MOD((2*[.D36]+4*[.E36]+6*[.F36]+[.I36]);7)" office:value-type="float" office:value="3">
            <text:p>3</text:p>
          </table:table-cell>
          <table:table-cell table:formula="of:=IF([.A36]&lt;1700;22;IF([.A36]&lt;1900;23;IF([.A36]&lt;2200;24;25)))" office:value-type="float" office:value="24">
            <text:p>24</text:p>
          </table:table-cell>
          <table:table-cell table:formula="of:=IF([.A36]&lt;1700;2;IF([.A36]&lt;1800;3;IF([.A36]&lt;1900;4;IF([.A36]&lt;2100;5;IF([.A36]&lt;2200;6;0)))))" office:value-type="float" office:value="5">
            <text:p>5</text:p>
          </table:table-cell>
          <table:table-cell table:formula="of:=IF([.F36]+[.G36]=35;28;IF(AND([.F36]=28;[.G36]=6;[.C36]&gt;10);27;[.F36]+[.G36]))" office:value-type="float" office:value="7">
            <text:p>7</text:p>
          </table:table-cell>
          <table:table-cell table:formula="of:=DATE([.A36];3;22)+[.J36]" office:value-type="date" office:date-value="2043-03-29">
            <text:p>3/29/2043</text:p>
          </table:table-cell>
        </table:table-row>
        <table:table-row table:style-name="ro2">
          <table:table-cell table:formula="of:=[.A36]+1" office:value-type="float" office:value="2044">
            <text:p>2044</text:p>
          </table:table-cell>
          <table:table-cell table:formula="of:=[.K37]" office:value-type="date" office:date-value="2044-04-17">
            <text:p>4/17/2044</text:p>
          </table:table-cell>
          <table:table-cell table:formula="of:=MOD([.A37];19)" office:value-type="float" office:value="11">
            <text:p>11</text:p>
          </table:table-cell>
          <table:table-cell table:formula="of:=MOD([.A37];4)" office:value-type="float" office:value="0">
            <text:p>0</text:p>
          </table:table-cell>
          <table:table-cell table:formula="of:=MOD([.A37];7)" office:value-type="float" office:value="0">
            <text:p>0</text:p>
          </table:table-cell>
          <table:table-cell table:formula="of:=MOD((19*[.C37]+[.H37]);30)" office:value-type="float" office:value="23">
            <text:p>23</text:p>
          </table:table-cell>
          <table:table-cell table:formula="of:=MOD((2*[.D37]+4*[.E37]+6*[.F37]+[.I37]);7)" office:value-type="float" office:value="3">
            <text:p>3</text:p>
          </table:table-cell>
          <table:table-cell table:formula="of:=IF([.A37]&lt;1700;22;IF([.A37]&lt;1900;23;IF([.A37]&lt;2200;24;25)))" office:value-type="float" office:value="24">
            <text:p>24</text:p>
          </table:table-cell>
          <table:table-cell table:formula="of:=IF([.A37]&lt;1700;2;IF([.A37]&lt;1800;3;IF([.A37]&lt;1900;4;IF([.A37]&lt;2100;5;IF([.A37]&lt;2200;6;0)))))" office:value-type="float" office:value="5">
            <text:p>5</text:p>
          </table:table-cell>
          <table:table-cell table:formula="of:=IF([.F37]+[.G37]=35;28;IF(AND([.F37]=28;[.G37]=6;[.C37]&gt;10);27;[.F37]+[.G37]))" office:value-type="float" office:value="26">
            <text:p>26</text:p>
          </table:table-cell>
          <table:table-cell table:formula="of:=DATE([.A37];3;22)+[.J37]" office:value-type="date" office:date-value="2044-04-17">
            <text:p>4/17/2044</text:p>
          </table:table-cell>
        </table:table-row>
        <table:table-row table:style-name="ro2">
          <table:table-cell table:formula="of:=[.A37]+1" office:value-type="float" office:value="2045">
            <text:p>2045</text:p>
          </table:table-cell>
          <table:table-cell table:formula="of:=[.K38]" office:value-type="date" office:date-value="2045-04-09">
            <text:p>4/9/2045</text:p>
          </table:table-cell>
          <table:table-cell table:formula="of:=MOD([.A38];19)" office:value-type="float" office:value="12">
            <text:p>12</text:p>
          </table:table-cell>
          <table:table-cell table:formula="of:=MOD([.A38];4)" office:value-type="float" office:value="1">
            <text:p>1</text:p>
          </table:table-cell>
          <table:table-cell table:formula="of:=MOD([.A38];7)" office:value-type="float" office:value="1">
            <text:p>1</text:p>
          </table:table-cell>
          <table:table-cell table:formula="of:=MOD((19*[.C38]+[.H38]);30)" office:value-type="float" office:value="12">
            <text:p>12</text:p>
          </table:table-cell>
          <table:table-cell table:formula="of:=MOD((2*[.D38]+4*[.E38]+6*[.F38]+[.I38]);7)" office:value-type="float" office:value="6">
            <text:p>6</text:p>
          </table:table-cell>
          <table:table-cell table:formula="of:=IF([.A38]&lt;1700;22;IF([.A38]&lt;1900;23;IF([.A38]&lt;2200;24;25)))" office:value-type="float" office:value="24">
            <text:p>24</text:p>
          </table:table-cell>
          <table:table-cell table:formula="of:=IF([.A38]&lt;1700;2;IF([.A38]&lt;1800;3;IF([.A38]&lt;1900;4;IF([.A38]&lt;2100;5;IF([.A38]&lt;2200;6;0)))))" office:value-type="float" office:value="5">
            <text:p>5</text:p>
          </table:table-cell>
          <table:table-cell table:formula="of:=IF([.F38]+[.G38]=35;28;IF(AND([.F38]=28;[.G38]=6;[.C38]&gt;10);27;[.F38]+[.G38]))" office:value-type="float" office:value="18">
            <text:p>18</text:p>
          </table:table-cell>
          <table:table-cell table:formula="of:=DATE([.A38];3;22)+[.J38]" office:value-type="date" office:date-value="2045-04-09">
            <text:p>4/9/2045</text:p>
          </table:table-cell>
        </table:table-row>
        <table:table-row table:style-name="ro2">
          <table:table-cell table:formula="of:=[.A38]+1" office:value-type="float" office:value="2046">
            <text:p>2046</text:p>
          </table:table-cell>
          <table:table-cell table:formula="of:=[.K39]" office:value-type="date" office:date-value="2046-03-25">
            <text:p>3/25/2046</text:p>
          </table:table-cell>
          <table:table-cell table:formula="of:=MOD([.A39];19)" office:value-type="float" office:value="13">
            <text:p>13</text:p>
          </table:table-cell>
          <table:table-cell table:formula="of:=MOD([.A39];4)" office:value-type="float" office:value="2">
            <text:p>2</text:p>
          </table:table-cell>
          <table:table-cell table:formula="of:=MOD([.A39];7)" office:value-type="float" office:value="2">
            <text:p>2</text:p>
          </table:table-cell>
          <table:table-cell table:formula="of:=MOD((19*[.C39]+[.H39]);30)" office:value-type="float" office:value="1">
            <text:p>1</text:p>
          </table:table-cell>
          <table:table-cell table:formula="of:=MOD((2*[.D39]+4*[.E39]+6*[.F39]+[.I39]);7)" office:value-type="float" office:value="2">
            <text:p>2</text:p>
          </table:table-cell>
          <table:table-cell table:formula="of:=IF([.A39]&lt;1700;22;IF([.A39]&lt;1900;23;IF([.A39]&lt;2200;24;25)))" office:value-type="float" office:value="24">
            <text:p>24</text:p>
          </table:table-cell>
          <table:table-cell table:formula="of:=IF([.A39]&lt;1700;2;IF([.A39]&lt;1800;3;IF([.A39]&lt;1900;4;IF([.A39]&lt;2100;5;IF([.A39]&lt;2200;6;0)))))" office:value-type="float" office:value="5">
            <text:p>5</text:p>
          </table:table-cell>
          <table:table-cell table:formula="of:=IF([.F39]+[.G39]=35;28;IF(AND([.F39]=28;[.G39]=6;[.C39]&gt;10);27;[.F39]+[.G39]))" office:value-type="float" office:value="3">
            <text:p>3</text:p>
          </table:table-cell>
          <table:table-cell table:formula="of:=DATE([.A39];3;22)+[.J39]" office:value-type="date" office:date-value="2046-03-25">
            <text:p>3/25/2046</text:p>
          </table:table-cell>
        </table:table-row>
        <table:table-row table:style-name="ro2">
          <table:table-cell table:formula="of:=[.A39]+1" office:value-type="float" office:value="2047">
            <text:p>2047</text:p>
          </table:table-cell>
          <table:table-cell table:formula="of:=[.K40]" office:value-type="date" office:date-value="2047-04-14">
            <text:p>4/14/2047</text:p>
          </table:table-cell>
          <table:table-cell table:formula="of:=MOD([.A40];19)" office:value-type="float" office:value="14">
            <text:p>14</text:p>
          </table:table-cell>
          <table:table-cell table:formula="of:=MOD([.A40];4)" office:value-type="float" office:value="3">
            <text:p>3</text:p>
          </table:table-cell>
          <table:table-cell table:formula="of:=MOD([.A40];7)" office:value-type="float" office:value="3">
            <text:p>3</text:p>
          </table:table-cell>
          <table:table-cell table:formula="of:=MOD((19*[.C40]+[.H40]);30)" office:value-type="float" office:value="20">
            <text:p>20</text:p>
          </table:table-cell>
          <table:table-cell table:formula="of:=MOD((2*[.D40]+4*[.E40]+6*[.F40]+[.I40]);7)" office:value-type="float" office:value="3">
            <text:p>3</text:p>
          </table:table-cell>
          <table:table-cell table:formula="of:=IF([.A40]&lt;1700;22;IF([.A40]&lt;1900;23;IF([.A40]&lt;2200;24;25)))" office:value-type="float" office:value="24">
            <text:p>24</text:p>
          </table:table-cell>
          <table:table-cell table:formula="of:=IF([.A40]&lt;1700;2;IF([.A40]&lt;1800;3;IF([.A40]&lt;1900;4;IF([.A40]&lt;2100;5;IF([.A40]&lt;2200;6;0)))))" office:value-type="float" office:value="5">
            <text:p>5</text:p>
          </table:table-cell>
          <table:table-cell table:formula="of:=IF([.F40]+[.G40]=35;28;IF(AND([.F40]=28;[.G40]=6;[.C40]&gt;10);27;[.F40]+[.G40]))" office:value-type="float" office:value="23">
            <text:p>23</text:p>
          </table:table-cell>
          <table:table-cell table:formula="of:=DATE([.A40];3;22)+[.J40]" office:value-type="date" office:date-value="2047-04-14">
            <text:p>4/14/2047</text:p>
          </table:table-cell>
        </table:table-row>
        <table:table-row table:style-name="ro2">
          <table:table-cell table:formula="of:=[.A40]+1" office:value-type="float" office:value="2048">
            <text:p>2048</text:p>
          </table:table-cell>
          <table:table-cell table:formula="of:=[.K41]" office:value-type="date" office:date-value="2048-04-05">
            <text:p>4/5/2048</text:p>
          </table:table-cell>
          <table:table-cell table:formula="of:=MOD([.A41];19)" office:value-type="float" office:value="15">
            <text:p>15</text:p>
          </table:table-cell>
          <table:table-cell table:formula="of:=MOD([.A41];4)" office:value-type="float" office:value="0">
            <text:p>0</text:p>
          </table:table-cell>
          <table:table-cell table:formula="of:=MOD([.A41];7)" office:value-type="float" office:value="4">
            <text:p>4</text:p>
          </table:table-cell>
          <table:table-cell table:formula="of:=MOD((19*[.C41]+[.H41]);30)" office:value-type="float" office:value="9">
            <text:p>9</text:p>
          </table:table-cell>
          <table:table-cell table:formula="of:=MOD((2*[.D41]+4*[.E41]+6*[.F41]+[.I41]);7)" office:value-type="float" office:value="5">
            <text:p>5</text:p>
          </table:table-cell>
          <table:table-cell table:formula="of:=IF([.A41]&lt;1700;22;IF([.A41]&lt;1900;23;IF([.A41]&lt;2200;24;25)))" office:value-type="float" office:value="24">
            <text:p>24</text:p>
          </table:table-cell>
          <table:table-cell table:formula="of:=IF([.A41]&lt;1700;2;IF([.A41]&lt;1800;3;IF([.A41]&lt;1900;4;IF([.A41]&lt;2100;5;IF([.A41]&lt;2200;6;0)))))" office:value-type="float" office:value="5">
            <text:p>5</text:p>
          </table:table-cell>
          <table:table-cell table:formula="of:=IF([.F41]+[.G41]=35;28;IF(AND([.F41]=28;[.G41]=6;[.C41]&gt;10);27;[.F41]+[.G41]))" office:value-type="float" office:value="14">
            <text:p>14</text:p>
          </table:table-cell>
          <table:table-cell table:formula="of:=DATE([.A41];3;22)+[.J41]" office:value-type="date" office:date-value="2048-04-05">
            <text:p>4/5/2048</text:p>
          </table:table-cell>
        </table:table-row>
      </table:table>
      <table:table table:name="Sheet3" table:style-name="ta1" table:print="false">
        <table:table-column table:style-name="co8" table:default-cell-style-name="Default"/>
        <table:table-row table:style-name="ro2">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month/>
      <number:text>/</number:text>
      <number:day/>
      <number:text>/</number:text>
      <number:year number:style="long"/>
    </number:date-style>
    <number:date-style style:name="N122">
      <number:day number:style="long"/>
      <number:text> </number:text>
      <number:month number:textual="true"/>
    </number:date-style>
    <number:date-style style:name="N123">
      <number:day-of-week number:style="long"/>
    </number:date-style>
    <number:date-style style:name="N124">
      <number:day/>
      <number:text> </number:text>
      <number:month number:textual="true"/>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0 200" svg:d="m100 0c0 55-45 100-100 100s-100-45-100-100 45-100 100-100 100 45 100 100z"/>
    <draw:marker draw:name="Arrowheads_20_2" draw:display-name="Arrowheads 2" svg:viewBox="0 0 20 30" svg:d="m10 0-10 30h20z"/>
  </office:styles>
  <office:automatic-styles>
    <style:page-layout style:name="Mpm1">
      <style:page-layout-properties fo:page-width="4.25in" fo:page-height="7in" fo:margin-top="0.25in" fo:margin-bottom="0.25in" fo:margin-left="0.25in" fo:margin-right="0.25in" style:shadow="none" style:scale-to-X="1" style:scale-to-Y="1"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1-25">01/25/2009</text:date>, <text:time>20:04:33</text:time></text:p>
        </style:region-right>
      </style:header>
      <style:header-left style:display="false"/>
      <style:footer>
        <text:p>Page <text:page-number>1</text:page-number> / <text:page-count>99</text:page-count></text:p>
      </style:footer>
      <style:footer-left style:display="false"/>
    </style:master-page>
  </office:master-styles>
</office:document-styles>
</file>